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style:line-height-at-least="0.503cm"/>
      <style:text-properties fo:color="#d4d4d4" loext:opacity="100%" style:font-name="Consolas" fo:font-size="10.5pt" fo:font-weight="normal" fo:background-color="#1e1e1e"/>
    </style:style>
    <style:style style:name="P2" style:family="paragraph" style:parent-style-name="Standard">
      <style:paragraph-properties fo:text-align="justify" style:justify-single-word="false"/>
      <style:text-properties fo:color="#d4d4d4" loext:opacity="100%" style:font-name="Consolas" fo:font-size="10.5pt" fo:font-weight="normal" officeooo:rsid="001abfea" officeooo:paragraph-rsid="001abfea" fo:background-color="#1e1e1e"/>
    </style:style>
    <style:style style:name="P3" style:family="paragraph" style:parent-style-name="Standard">
      <style:paragraph-properties fo:text-align="justify" style:justify-single-word="false"/>
      <style:text-properties fo:color="#d4d4d4" loext:opacity="100%" style:font-name="Consolas" fo:font-size="10.5pt" fo:font-weight="normal" officeooo:paragraph-rsid="001abfea" fo:background-color="#1e1e1e"/>
    </style:style>
    <style:style style:name="P4" style:family="paragraph" style:parent-style-name="Standard">
      <style:paragraph-properties fo:text-align="justify" style:justify-single-word="false"/>
      <style:text-properties fo:color="#d4d4d4" loext:opacity="100%" style:font-name="Consolas" fo:font-size="10.5pt" fo:font-weight="normal" officeooo:paragraph-rsid="002e0706" fo:background-color="#1e1e1e"/>
    </style:style>
    <style:style style:name="P5" style:family="paragraph" style:parent-style-name="Standard">
      <style:paragraph-properties fo:text-align="justify" style:justify-single-word="false"/>
      <style:text-properties fo:color="#d4d4d4" loext:opacity="100%" style:font-name="Consolas" fo:font-size="10.5pt" fo:font-weight="normal" officeooo:rsid="00253979" officeooo:paragraph-rsid="00253979" fo:background-color="#1e1e1e"/>
    </style:style>
    <style:style style:name="P6" style:family="paragraph" style:parent-style-name="Standard">
      <style:paragraph-properties fo:text-align="justify" style:justify-single-word="false"/>
      <style:text-properties fo:color="#d4d4d4" loext:opacity="100%" style:font-name="Consolas" fo:font-size="10.5pt" fo:font-weight="normal" officeooo:rsid="00262152" officeooo:paragraph-rsid="00262152" fo:background-color="#1e1e1e"/>
    </style:style>
    <style:style style:name="P7" style:family="paragraph" style:parent-style-name="Standard">
      <style:paragraph-properties fo:text-align="justify" style:justify-single-word="false"/>
      <style:text-properties fo:color="#d4d4d4" loext:opacity="100%" style:font-name="Consolas" fo:font-size="10.5pt" fo:font-weight="normal" officeooo:rsid="002e7533" officeooo:paragraph-rsid="002e7533" fo:background-color="#1e1e1e"/>
    </style:style>
    <style:style style:name="P8" style:family="paragraph" style:parent-style-name="Standard">
      <style:paragraph-properties fo:text-align="justify" style:justify-single-word="false"/>
      <style:text-properties fo:color="#d4d4d4" loext:opacity="100%" style:font-name="Consolas" fo:font-size="10.5pt" fo:font-weight="normal" officeooo:rsid="001ced39" officeooo:paragraph-rsid="001ced39" fo:background-color="#1e1e1e"/>
    </style:style>
    <style:style style:name="P9" style:family="paragraph" style:parent-style-name="Standard">
      <style:text-properties fo:color="#d4d4d4" loext:opacity="100%" style:font-name="Consolas" fo:font-size="10.5pt" fo:font-weight="normal" officeooo:rsid="004055af" officeooo:paragraph-rsid="004055af" fo:background-color="#1e1e1e"/>
    </style:style>
    <style:style style:name="P10" style:family="paragraph" style:parent-style-name="Standard">
      <style:text-properties fo:color="#d4d4d4" loext:opacity="100%" style:font-name="Consolas" fo:font-size="10.5pt" fo:font-weight="normal" officeooo:rsid="00418d1a" officeooo:paragraph-rsid="00418d1a" fo:background-color="#1e1e1e"/>
    </style:style>
    <style:style style:name="P11" style:family="paragraph" style:parent-style-name="Standard">
      <style:text-properties fo:color="#d4d4d4" loext:opacity="100%" style:font-name="Consolas" fo:font-size="10.5pt" fo:font-weight="normal" officeooo:rsid="00420a1f" officeooo:paragraph-rsid="00420a1f" fo:background-color="#1e1e1e"/>
    </style:style>
    <style:style style:name="P12" style:family="paragraph" style:parent-style-name="Standard">
      <style:text-properties fo:color="#d4d4d4" loext:opacity="100%" style:font-name="Consolas" fo:font-size="10.5pt" fo:font-weight="normal" officeooo:rsid="004248d7" officeooo:paragraph-rsid="004248d7" fo:background-color="#1e1e1e"/>
    </style:style>
    <style:style style:name="P13" style:family="paragraph" style:parent-style-name="Standard">
      <style:text-properties fo:color="#d4d4d4" loext:opacity="100%" style:font-name="Consolas" fo:font-size="10.5pt" fo:font-weight="normal" officeooo:rsid="0045b8e8" officeooo:paragraph-rsid="0045b8e8" fo:background-color="#1e1e1e"/>
    </style:style>
    <style:style style:name="P14" style:family="paragraph" style:parent-style-name="Standard">
      <style:paragraph-properties fo:text-align="justify" style:justify-single-word="false"/>
      <style:text-properties fo:color="#d4d4d4" loext:opacity="100%" style:font-name="Consolas" fo:font-size="10.5pt" fo:font-weight="normal" officeooo:rsid="0045b8e8" officeooo:paragraph-rsid="0045b8e8" fo:background-color="#1e1e1e"/>
    </style:style>
    <style:style style:name="P15" style:family="paragraph" style:parent-style-name="Standard">
      <style:text-properties fo:color="#d4d4d4" loext:opacity="100%" style:font-name="Consolas" fo:font-size="10.5pt" fo:font-weight="normal" officeooo:rsid="0046e4cd" officeooo:paragraph-rsid="0046e4cd" fo:background-color="#1e1e1e"/>
    </style:style>
    <style:style style:name="P16" style:family="paragraph" style:parent-style-name="Standard">
      <style:text-properties fo:color="#d4d4d4" loext:opacity="100%" style:font-name="Consolas" fo:font-size="10.5pt" fo:font-weight="normal" officeooo:rsid="0048c7f7" officeooo:paragraph-rsid="0048c7f7" fo:background-color="#1e1e1e"/>
    </style:style>
    <style:style style:name="P17" style:family="paragraph" style:parent-style-name="Standard">
      <style:text-properties fo:color="#d4d4d4" loext:opacity="100%" style:font-name="Consolas" fo:font-size="10.5pt" fo:font-weight="normal" officeooo:rsid="0048e889" officeooo:paragraph-rsid="0048e889" fo:background-color="#1e1e1e"/>
    </style:style>
    <style:style style:name="P18" style:family="paragraph" style:parent-style-name="Standard">
      <style:text-properties fo:color="#d4d4d4" loext:opacity="100%" style:font-name="Consolas" fo:font-size="10.5pt" fo:font-weight="normal" officeooo:rsid="0036af5f" officeooo:paragraph-rsid="0036af5f" fo:background-color="#1e1e1e"/>
    </style:style>
    <style:style style:name="P19" style:family="paragraph" style:parent-style-name="Standard">
      <style:text-properties fo:color="#d4d4d4" loext:opacity="100%" style:font-name="Consolas" fo:font-size="10.5pt" fo:font-weight="normal" officeooo:rsid="0049ddd9" officeooo:paragraph-rsid="0049ddd9" fo:background-color="#1e1e1e"/>
    </style:style>
    <style:style style:name="P20" style:family="paragraph" style:parent-style-name="Standard">
      <style:text-properties fo:color="#d4d4d4" loext:opacity="100%" style:font-name="Consolas" fo:font-size="10.5pt" fo:font-weight="normal" officeooo:rsid="004aadb5" officeooo:paragraph-rsid="004aadb5" fo:background-color="#1e1e1e"/>
    </style:style>
    <style:style style:name="P21" style:family="paragraph" style:parent-style-name="Standard">
      <style:text-properties fo:color="#d4d4d4" loext:opacity="100%" style:font-name="Consolas" fo:font-size="10.5pt" fo:font-weight="normal" officeooo:rsid="004c6478" officeooo:paragraph-rsid="004c6478" fo:background-color="#1e1e1e"/>
    </style:style>
    <style:style style:name="P22" style:family="paragraph" style:parent-style-name="Standard">
      <style:text-properties fo:color="#d4d4d4" loext:opacity="100%" style:font-name="Consolas" fo:font-size="10.5pt" fo:font-weight="normal" officeooo:rsid="004dfda8" officeooo:paragraph-rsid="004dfda8" fo:background-color="#1e1e1e"/>
    </style:style>
    <style:style style:name="P23" style:family="paragraph" style:parent-style-name="Standard">
      <style:text-properties fo:color="#d4d4d4" loext:opacity="100%" style:font-name="Consolas" fo:font-size="10.5pt" fo:font-weight="normal" officeooo:rsid="004dfda8" officeooo:paragraph-rsid="0050c293" fo:background-color="#1e1e1e"/>
    </style:style>
    <style:style style:name="P24" style:family="paragraph" style:parent-style-name="Standard">
      <style:text-properties fo:color="#d4d4d4" loext:opacity="100%" style:font-name="Consolas" fo:font-size="10.5pt" fo:font-weight="normal" officeooo:paragraph-rsid="004dfda8" fo:background-color="#1e1e1e"/>
    </style:style>
    <style:style style:name="P25" style:family="paragraph" style:parent-style-name="Standard">
      <style:text-properties fo:color="#d4d4d4" loext:opacity="100%" style:font-name="Consolas" fo:font-size="10.5pt" fo:font-weight="normal" officeooo:rsid="004ea200" officeooo:paragraph-rsid="004ea200" fo:background-color="#1e1e1e"/>
    </style:style>
    <style:style style:name="P26" style:family="paragraph" style:parent-style-name="Standard">
      <style:text-properties fo:color="#d4d4d4" loext:opacity="100%" style:font-name="Consolas" fo:font-size="10.5pt" fo:font-weight="normal" officeooo:rsid="004ff638" officeooo:paragraph-rsid="004ff638" fo:background-color="#1e1e1e"/>
    </style:style>
    <style:style style:name="P27" style:family="paragraph" style:parent-style-name="Standard">
      <style:text-properties fo:color="#d4d4d4" loext:opacity="100%" style:font-name="Consolas" fo:font-size="10.5pt" fo:font-weight="normal" officeooo:rsid="0050c293" officeooo:paragraph-rsid="0050c293" fo:background-color="#1e1e1e"/>
    </style:style>
    <style:style style:name="P28" style:family="paragraph" style:parent-style-name="Standard">
      <style:text-properties fo:color="#d4d4d4" loext:opacity="100%" style:font-name="Consolas" fo:font-size="10.5pt" fo:font-weight="normal" officeooo:rsid="00521b4e" officeooo:paragraph-rsid="00521b4e" fo:background-color="#1e1e1e"/>
    </style:style>
    <style:style style:name="P29" style:family="paragraph" style:parent-style-name="Standard">
      <style:text-properties fo:color="#d4d4d4" loext:opacity="100%" style:font-name="Consolas" fo:font-size="10.5pt" fo:font-weight="normal" officeooo:rsid="005573f4" officeooo:paragraph-rsid="005573f4" fo:background-color="#1e1e1e"/>
    </style:style>
    <style:style style:name="P30" style:family="paragraph" style:parent-style-name="Standard">
      <style:text-properties fo:color="#d4d4d4" loext:opacity="100%" style:font-name="Consolas" fo:font-size="10.5pt" fo:font-weight="normal" officeooo:rsid="00572eb8" officeooo:paragraph-rsid="00572eb8" fo:background-color="#1e1e1e"/>
    </style:style>
    <style:style style:name="P31" style:family="paragraph" style:parent-style-name="Standard">
      <style:text-properties fo:color="#d4d4d4" loext:opacity="100%" style:font-name="Consolas" fo:font-size="10.5pt" fo:font-weight="normal" officeooo:paragraph-rsid="0049ddd9" fo:background-color="#1e1e1e"/>
    </style:style>
    <style:style style:name="P32" style:family="paragraph" style:parent-style-name="Standard">
      <style:text-properties fo:color="#d4d4d4" loext:opacity="100%" style:font-name="Consolas" fo:font-size="10.5pt" fo:font-weight="normal" officeooo:paragraph-rsid="00420a1f" fo:background-color="#1e1e1e"/>
    </style:style>
    <style:style style:name="P33" style:family="paragraph" style:parent-style-name="Standard">
      <style:text-properties fo:color="#d4d4d4" loext:opacity="100%" style:font-name="Consolas" fo:font-size="10.5pt" fo:font-weight="normal" officeooo:paragraph-rsid="0015225d" fo:background-color="#1e1e1e"/>
    </style:style>
    <style:style style:name="P34" style:family="paragraph" style:parent-style-name="Standard">
      <style:paragraph-properties style:line-height-at-least="0.503cm"/>
      <style:text-properties fo:color="#d4d4d4" loext:opacity="100%" fo:background-color="#1e1e1e"/>
    </style:style>
    <style:style style:name="P35" style:family="paragraph" style:parent-style-name="Standard">
      <style:paragraph-properties style:line-height-at-least="0.503cm"/>
      <style:text-properties fo:color="#d4d4d4" loext:opacity="100%" officeooo:paragraph-rsid="007c4028" fo:background-color="#1e1e1e"/>
    </style:style>
    <style:style style:name="P36" style:family="paragraph" style:parent-style-name="Standard">
      <style:paragraph-properties style:line-height-at-least="0.503cm"/>
      <style:text-properties fo:color="#d4d4d4" loext:opacity="100%" officeooo:paragraph-rsid="008ea145" fo:background-color="#1e1e1e"/>
    </style:style>
    <style:style style:name="P37" style:family="paragraph" style:parent-style-name="Standard">
      <style:text-properties fo:color="#d4d4d4" loext:opacity="100%" officeooo:paragraph-rsid="0049ddd9" fo:background-color="#1e1e1e"/>
    </style:style>
    <style:style style:name="P38" style:family="paragraph" style:parent-style-name="Standard">
      <style:paragraph-properties style:line-height-at-least="0.503cm"/>
    </style:style>
    <style:style style:name="P39" style:family="paragraph" style:parent-style-name="Standard">
      <style:paragraph-properties fo:margin-top="0cm" fo:margin-bottom="0.499cm" style:contextual-spacing="false" style:line-height-at-least="0.503cm"/>
    </style:style>
    <style:style style:name="P40" style:family="paragraph" style:parent-style-name="Standard">
      <style:text-properties officeooo:rsid="0015225d" officeooo:paragraph-rsid="0015225d"/>
    </style:style>
    <style:style style:name="P4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5225d" officeooo:paragraph-rsid="0015225d"/>
    </style:style>
    <style:style style:name="P42"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5225d" officeooo:paragraph-rsid="0015225d"/>
    </style:style>
    <style:style style:name="P4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5225d" officeooo:paragraph-rsid="00747d4b"/>
    </style:style>
    <style:style style:name="P44" style:family="paragraph" style:parent-style-name="Standard">
      <style:text-properties officeooo:rsid="001730aa" officeooo:paragraph-rsid="001730aa"/>
    </style:style>
    <style:style style:name="P4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730aa" officeooo:paragraph-rsid="001730aa"/>
    </style:style>
    <style:style style:name="P46" style:family="paragraph" style:parent-style-name="Standard">
      <style:text-properties officeooo:rsid="001868eb" officeooo:paragraph-rsid="001868eb"/>
    </style:style>
    <style:style style:name="P4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868eb" officeooo:paragraph-rsid="001868eb"/>
    </style:style>
    <style:style style:name="P48" style:family="paragraph" style:parent-style-name="Standard">
      <style:paragraph-properties fo:text-align="center" style:justify-single-word="false"/>
      <style:text-properties officeooo:rsid="001868eb" officeooo:paragraph-rsid="001868eb"/>
    </style:style>
    <style:style style:name="P49" style:family="paragraph" style:parent-style-name="Standard">
      <style:text-properties officeooo:rsid="0019fd50" officeooo:paragraph-rsid="0019fd50"/>
    </style:style>
    <style:style style:name="P50" style:family="paragraph" style:parent-style-name="Standard">
      <style:paragraph-properties fo:text-align="center" style:justify-single-word="false"/>
      <style:text-properties officeooo:rsid="0019fd50" officeooo:paragraph-rsid="0019fd50"/>
    </style:style>
    <style:style style:name="P51"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9fd50" officeooo:paragraph-rsid="0019fd50"/>
    </style:style>
    <style:style style:name="P5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9fd50" officeooo:paragraph-rsid="0019fd50"/>
    </style:style>
    <style:style style:name="P53" style:family="paragraph" style:parent-style-name="Standard">
      <style:paragraph-properties fo:text-align="center" style:justify-single-word="false"/>
      <style:text-properties officeooo:rsid="001abfea" officeooo:paragraph-rsid="001abfea"/>
    </style:style>
    <style:style style:name="P54" style:family="paragraph" style:parent-style-name="Standard">
      <style:paragraph-properties fo:text-align="justify" style:justify-single-word="false"/>
      <style:text-properties officeooo:rsid="001abfea" officeooo:paragraph-rsid="001abfea"/>
    </style:style>
    <style:style style:name="P55"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abfea" officeooo:paragraph-rsid="001abfea"/>
    </style:style>
    <style:style style:name="P5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abfea" officeooo:paragraph-rsid="001abfea"/>
    </style:style>
    <style:style style:name="P57" style:family="paragraph" style:parent-style-name="Standard">
      <style:paragraph-properties fo:text-align="justify" style:justify-single-word="false"/>
      <style:text-properties officeooo:rsid="001b9a45" officeooo:paragraph-rsid="001b9a45"/>
    </style:style>
    <style:style style:name="P58"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b9a45" officeooo:paragraph-rsid="001b9a45"/>
    </style:style>
    <style:style style:name="P5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b9a45" officeooo:paragraph-rsid="001b9a45"/>
    </style:style>
    <style:style style:name="P60" style:family="paragraph" style:parent-style-name="Standard">
      <style:paragraph-properties fo:text-align="justify" style:justify-single-word="false"/>
      <style:text-properties officeooo:rsid="001ced39" officeooo:paragraph-rsid="001ced39"/>
    </style:style>
    <style:style style:name="P6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ced39" officeooo:paragraph-rsid="001ced39"/>
    </style:style>
    <style:style style:name="P62"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ced39" officeooo:paragraph-rsid="001ced39"/>
    </style:style>
    <style:style style:name="P6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ced39" officeooo:paragraph-rsid="001e7bba"/>
    </style:style>
    <style:style style:name="P64" style:family="paragraph" style:parent-style-name="Standard">
      <style:paragraph-properties fo:text-align="justify" style:justify-single-word="false"/>
      <style:text-properties officeooo:rsid="001e7bba" officeooo:paragraph-rsid="001e7bba"/>
    </style:style>
    <style:style style:name="P6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e7bba" officeooo:paragraph-rsid="001e7bba"/>
    </style:style>
    <style:style style:name="P66" style:family="paragraph" style:parent-style-name="Standard">
      <style:paragraph-properties fo:text-align="justify" style:justify-single-word="false"/>
      <style:text-properties officeooo:rsid="00253979" officeooo:paragraph-rsid="00253979"/>
    </style:style>
    <style:style style:name="P6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53979" officeooo:paragraph-rsid="00253979"/>
    </style:style>
    <style:style style:name="P68"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253979" officeooo:paragraph-rsid="00253979"/>
    </style:style>
    <style:style style:name="P69" style:family="paragraph" style:parent-style-name="Standard">
      <style:paragraph-properties fo:text-align="justify" style:justify-single-word="false"/>
      <style:text-properties officeooo:rsid="00262152" officeooo:paragraph-rsid="00262152"/>
    </style:style>
    <style:style style:name="P7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62152" officeooo:paragraph-rsid="00262152"/>
    </style:style>
    <style:style style:name="P71" style:family="paragraph" style:parent-style-name="Standard">
      <style:paragraph-properties style:line-height-at-least="0.503cm"/>
      <style:text-properties fo:color="#9cdcfe" loext:opacity="100%" style:font-name="Consolas" fo:font-size="10.5pt" fo:font-weight="normal" fo:background-color="#1e1e1e"/>
    </style:style>
    <style:style style:name="P72" style:family="paragraph" style:parent-style-name="Standard">
      <style:paragraph-properties fo:text-align="justify" style:justify-single-word="false"/>
      <style:text-properties officeooo:rsid="002cbbb7" officeooo:paragraph-rsid="002cbbb7"/>
    </style:style>
    <style:style style:name="P7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cbbb7" officeooo:paragraph-rsid="002cbbb7"/>
    </style:style>
    <style:style style:name="P74" style:family="paragraph" style:parent-style-name="Standard">
      <style:paragraph-properties fo:text-align="justify" style:justify-single-word="false"/>
      <style:text-properties officeooo:rsid="002d57bb" officeooo:paragraph-rsid="002d57bb"/>
    </style:style>
    <style:style style:name="P75" style:family="paragraph" style:parent-style-name="Standard">
      <style:paragraph-properties fo:text-align="justify" style:justify-single-word="false"/>
      <style:text-properties officeooo:rsid="002db602" officeooo:paragraph-rsid="002db602"/>
    </style:style>
    <style:style style:name="P76" style:family="paragraph" style:parent-style-name="Standard">
      <style:paragraph-properties fo:text-align="justify" style:justify-single-word="false"/>
      <style:text-properties officeooo:rsid="002e0706" officeooo:paragraph-rsid="002e0706"/>
    </style:style>
    <style:style style:name="P77" style:family="paragraph" style:parent-style-name="Standard">
      <style:paragraph-properties fo:text-align="justify" style:justify-single-word="false"/>
      <style:text-properties officeooo:rsid="002e0706" officeooo:paragraph-rsid="0030cbe7"/>
    </style:style>
    <style:style style:name="P78" style:family="paragraph" style:parent-style-name="Standard">
      <style:paragraph-properties fo:text-align="justify" style:justify-single-word="false"/>
      <style:text-properties officeooo:rsid="002e0706" officeooo:paragraph-rsid="003279ba"/>
    </style:style>
    <style:style style:name="P79" style:family="paragraph" style:parent-style-name="Standard">
      <style:paragraph-properties fo:text-align="justify" style:justify-single-word="false"/>
      <style:text-properties officeooo:rsid="002e0706" officeooo:paragraph-rsid="008a5acc"/>
    </style:style>
    <style:style style:name="P80" style:family="paragraph" style:parent-style-name="Standard">
      <style:paragraph-properties fo:text-align="center" style:justify-single-word="false"/>
      <style:text-properties officeooo:rsid="002e0706" officeooo:paragraph-rsid="002e0706"/>
    </style:style>
    <style:style style:name="P81" style:family="paragraph" style:parent-style-name="Standard">
      <style:paragraph-properties fo:text-align="center" style:justify-single-word="false"/>
      <style:text-properties officeooo:rsid="002e0706" officeooo:paragraph-rsid="0030cbe7"/>
    </style:style>
    <style:style style:name="P82" style:family="paragraph" style:parent-style-name="Standard">
      <style:paragraph-properties fo:text-align="center" style:justify-single-word="false"/>
      <style:text-properties officeooo:rsid="002e0706" officeooo:paragraph-rsid="003279ba"/>
    </style:style>
    <style:style style:name="P83" style:family="paragraph" style:parent-style-name="Standard">
      <style:paragraph-properties fo:text-align="justify" style:justify-single-word="false"/>
      <style:text-properties officeooo:rsid="002e7533" officeooo:paragraph-rsid="002e7533"/>
    </style:style>
    <style:style style:name="P84" style:family="paragraph" style:parent-style-name="Standard">
      <style:paragraph-properties fo:text-align="justify" style:justify-single-word="false"/>
      <style:text-properties officeooo:rsid="002f6edd" officeooo:paragraph-rsid="002f6edd"/>
    </style:style>
    <style:style style:name="P85" style:family="paragraph" style:parent-style-name="Standard">
      <style:paragraph-properties fo:text-align="justify" style:justify-single-word="false"/>
      <style:text-properties officeooo:rsid="002f6edd" officeooo:paragraph-rsid="006e60ad"/>
    </style:style>
    <style:style style:name="P86" style:family="paragraph" style:parent-style-name="Standard">
      <style:paragraph-properties fo:text-align="justify" style:justify-single-word="false"/>
      <style:text-properties officeooo:rsid="0030cbe7" officeooo:paragraph-rsid="0030cbe7"/>
    </style:style>
    <style:style style:name="P87" style:family="paragraph" style:parent-style-name="Standard">
      <style:paragraph-properties fo:text-align="justify" style:justify-single-word="false"/>
      <style:text-properties officeooo:rsid="003279ba" officeooo:paragraph-rsid="003279ba"/>
    </style:style>
    <style:style style:name="P88" style:family="paragraph" style:parent-style-name="Standard">
      <style:text-properties officeooo:rsid="003279ba" officeooo:paragraph-rsid="003279ba"/>
    </style:style>
    <style:style style:name="P89" style:family="paragraph" style:parent-style-name="Standard">
      <style:paragraph-properties fo:text-align="justify" style:justify-single-word="false"/>
      <style:text-properties officeooo:rsid="003427a6" officeooo:paragraph-rsid="003427a6"/>
    </style:style>
    <style:style style:name="P90" style:family="paragraph" style:parent-style-name="Standard">
      <style:text-properties officeooo:rsid="003427a6" officeooo:paragraph-rsid="003427a6"/>
    </style:style>
    <style:style style:name="P91" style:family="paragraph" style:parent-style-name="Standard">
      <style:text-properties officeooo:rsid="0036af5f" officeooo:paragraph-rsid="0036af5f"/>
    </style:style>
    <style:style style:name="P92" style:family="paragraph" style:parent-style-name="Standard">
      <style:text-properties officeooo:rsid="00399a99" officeooo:paragraph-rsid="0036af5f"/>
    </style:style>
    <style:style style:name="P93" style:family="paragraph" style:parent-style-name="Standard">
      <style:text-properties officeooo:rsid="00399a99" officeooo:paragraph-rsid="00399a99"/>
    </style:style>
    <style:style style:name="P94" style:family="paragraph" style:parent-style-name="Standard">
      <style:text-properties officeooo:rsid="003aeba0" officeooo:paragraph-rsid="003aeba0"/>
    </style:style>
    <style:style style:name="P95" style:family="paragraph" style:parent-style-name="Standard">
      <style:text-properties officeooo:rsid="003c343e" officeooo:paragraph-rsid="003c343e"/>
    </style:style>
    <style:style style:name="P96" style:family="paragraph" style:parent-style-name="Standard">
      <style:text-properties officeooo:rsid="003c343e" officeooo:paragraph-rsid="003e758c"/>
    </style:style>
    <style:style style:name="P97" style:family="paragraph" style:parent-style-name="Standard">
      <style:paragraph-properties fo:text-align="justify" style:justify-single-word="false"/>
      <style:text-properties officeooo:rsid="003c343e" officeooo:paragraph-rsid="003c343e"/>
    </style:style>
    <style:style style:name="P98" style:family="paragraph" style:parent-style-name="Standard">
      <style:paragraph-properties fo:text-align="justify" style:justify-single-word="false"/>
      <style:text-properties officeooo:rsid="003c343e" officeooo:paragraph-rsid="003e758c"/>
    </style:style>
    <style:style style:name="P99" style:family="paragraph" style:parent-style-name="Standard">
      <style:paragraph-properties fo:text-align="justify" style:justify-single-word="false"/>
      <style:text-properties officeooo:rsid="003c343e" officeooo:paragraph-rsid="004055af"/>
    </style:style>
    <style:style style:name="P100" style:family="paragraph" style:parent-style-name="Standard">
      <style:text-properties officeooo:rsid="003cc2ef" officeooo:paragraph-rsid="003cc2ef"/>
    </style:style>
    <style:style style:name="P101" style:family="paragraph" style:parent-style-name="Standard">
      <style:paragraph-properties fo:text-align="justify" style:justify-single-word="false"/>
      <style:text-properties officeooo:rsid="003cc2ef" officeooo:paragraph-rsid="003cc2ef"/>
    </style:style>
    <style:style style:name="P102" style:family="paragraph" style:parent-style-name="Standard">
      <style:text-properties officeooo:rsid="003e758c" officeooo:paragraph-rsid="003e758c"/>
    </style:style>
    <style:style style:name="P103" style:family="paragraph" style:parent-style-name="Standard">
      <style:paragraph-properties fo:text-align="justify" style:justify-single-word="false"/>
      <style:text-properties officeooo:rsid="003e758c" officeooo:paragraph-rsid="004055af"/>
    </style:style>
    <style:style style:name="P104" style:family="paragraph" style:parent-style-name="Standard">
      <style:text-properties fo:color="#2a6099" loext:opacity="100%" officeooo:rsid="003cc2ef" officeooo:paragraph-rsid="003cc2ef"/>
    </style:style>
    <style:style style:name="P105" style:family="paragraph" style:parent-style-name="Standard">
      <style:text-properties officeooo:rsid="004055af" officeooo:paragraph-rsid="004055af"/>
    </style:style>
    <style:style style:name="P106" style:family="paragraph" style:parent-style-name="Standard">
      <style:paragraph-properties fo:text-align="justify" style:justify-single-word="false"/>
      <style:text-properties officeooo:rsid="004055af" officeooo:paragraph-rsid="004055af"/>
    </style:style>
    <style:style style:name="P107" style:family="paragraph" style:parent-style-name="Standard">
      <style:text-properties officeooo:rsid="00418d1a" officeooo:paragraph-rsid="00418d1a"/>
    </style:style>
    <style:style style:name="P108" style:family="paragraph" style:parent-style-name="Standard">
      <style:paragraph-properties fo:text-align="justify" style:justify-single-word="false"/>
      <style:text-properties officeooo:rsid="00418d1a" officeooo:paragraph-rsid="00418d1a"/>
    </style:style>
    <style:style style:name="P109" style:family="paragraph" style:parent-style-name="Standard">
      <style:text-properties officeooo:rsid="00420a1f" officeooo:paragraph-rsid="00420a1f"/>
    </style:style>
    <style:style style:name="P110" style:family="paragraph" style:parent-style-name="Standard">
      <style:paragraph-properties fo:text-align="justify" style:justify-single-word="false"/>
      <style:text-properties officeooo:rsid="00420a1f" officeooo:paragraph-rsid="00420a1f"/>
    </style:style>
    <style:style style:name="P111" style:family="paragraph" style:parent-style-name="Standard">
      <style:text-properties officeooo:rsid="004248d7" officeooo:paragraph-rsid="00420a1f"/>
    </style:style>
    <style:style style:name="P112" style:family="paragraph" style:parent-style-name="Standard">
      <style:text-properties officeooo:rsid="004248d7" officeooo:paragraph-rsid="004248d7"/>
    </style:style>
    <style:style style:name="P113" style:family="paragraph" style:parent-style-name="Standard">
      <style:text-properties officeooo:rsid="00442901" officeooo:paragraph-rsid="00442901"/>
    </style:style>
    <style:style style:name="P114" style:family="paragraph" style:parent-style-name="Standard">
      <style:text-properties officeooo:rsid="0045b8e8" officeooo:paragraph-rsid="0045b8e8"/>
    </style:style>
    <style:style style:name="P115" style:family="paragraph" style:parent-style-name="Standard">
      <style:paragraph-properties fo:text-align="justify" style:justify-single-word="false"/>
      <style:text-properties officeooo:rsid="0045b8e8" officeooo:paragraph-rsid="0045b8e8"/>
    </style:style>
    <style:style style:name="P116"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45b8e8" officeooo:paragraph-rsid="0045b8e8"/>
    </style:style>
    <style:style style:name="P11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5b8e8" officeooo:paragraph-rsid="0045b8e8"/>
    </style:style>
    <style:style style:name="P118" style:family="paragraph" style:parent-style-name="Standard">
      <style:text-properties officeooo:rsid="0046e4cd" officeooo:paragraph-rsid="0046e4cd"/>
    </style:style>
    <style:style style:name="P11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6e4cd" officeooo:paragraph-rsid="0046e4cd"/>
    </style:style>
    <style:style style:name="P120" style:family="paragraph" style:parent-style-name="Standard">
      <style:text-properties officeooo:rsid="0048c7f7" officeooo:paragraph-rsid="0048c7f7"/>
    </style:style>
    <style:style style:name="P121" style:family="paragraph" style:parent-style-name="Standard">
      <style:text-properties officeooo:rsid="0048e889" officeooo:paragraph-rsid="0048e889"/>
    </style:style>
    <style:style style:name="P122" style:family="paragraph" style:parent-style-name="Standard">
      <style:text-properties officeooo:rsid="0049ddd9" officeooo:paragraph-rsid="0049ddd9"/>
    </style:style>
    <style:style style:name="P123" style:family="paragraph" style:parent-style-name="Standard">
      <style:text-properties officeooo:rsid="004aadb5" officeooo:paragraph-rsid="004aadb5"/>
    </style:style>
    <style:style style:name="P124" style:family="paragraph" style:parent-style-name="Standard">
      <style:text-properties officeooo:rsid="004c6478" officeooo:paragraph-rsid="004c6478"/>
    </style:style>
    <style:style style:name="P125" style:family="paragraph" style:parent-style-name="Standard">
      <style:text-properties officeooo:rsid="004dfda8" officeooo:paragraph-rsid="004dfda8"/>
    </style:style>
    <style:style style:name="P126" style:family="paragraph" style:parent-style-name="Standard">
      <style:text-properties officeooo:rsid="004ea200" officeooo:paragraph-rsid="004ea200"/>
    </style:style>
    <style:style style:name="P127" style:family="paragraph" style:parent-style-name="Standard">
      <style:text-properties officeooo:rsid="004ff638" officeooo:paragraph-rsid="004ff638"/>
    </style:style>
    <style:style style:name="P128" style:family="paragraph" style:parent-style-name="Standard">
      <style:text-properties officeooo:rsid="0050c293" officeooo:paragraph-rsid="0050c293"/>
    </style:style>
    <style:style style:name="P129" style:family="paragraph" style:parent-style-name="Standard">
      <style:text-properties officeooo:rsid="00521b4e" officeooo:paragraph-rsid="0050c293"/>
    </style:style>
    <style:style style:name="P130" style:family="paragraph" style:parent-style-name="Standard">
      <style:text-properties officeooo:rsid="00521b4e" officeooo:paragraph-rsid="00521b4e"/>
    </style:style>
    <style:style style:name="P131" style:family="paragraph" style:parent-style-name="Standard">
      <style:text-properties officeooo:rsid="0053ade5" officeooo:paragraph-rsid="0053ade5"/>
    </style:style>
    <style:style style:name="P132" style:family="paragraph" style:parent-style-name="Standard">
      <style:text-properties officeooo:rsid="005573f4" officeooo:paragraph-rsid="005573f4"/>
    </style:style>
    <style:style style:name="P133" style:family="paragraph" style:parent-style-name="Standard">
      <style:text-properties officeooo:rsid="00572eb8" officeooo:paragraph-rsid="00572eb8"/>
    </style:style>
    <style:style style:name="P134" style:family="paragraph" style:parent-style-name="Standard">
      <style:text-properties fo:color="#6a9955" loext:opacity="100%" style:font-name="Consolas" fo:font-size="10.5pt" fo:font-weight="normal" officeooo:rsid="00572eb8" officeooo:paragraph-rsid="00572eb8" fo:background-color="#1e1e1e"/>
    </style:style>
    <style:style style:name="P135" style:family="paragraph" style:parent-style-name="Standard">
      <style:paragraph-properties fo:text-align="justify" style:justify-single-word="false"/>
      <style:text-properties officeooo:rsid="0058a7db" officeooo:paragraph-rsid="0058a7db"/>
    </style:style>
    <style:style style:name="P136" style:family="paragraph" style:parent-style-name="Standard">
      <style:text-properties officeooo:rsid="005bed3e" officeooo:paragraph-rsid="005bed3e"/>
    </style:style>
    <style:style style:name="P137" style:family="paragraph" style:parent-style-name="Standard">
      <style:paragraph-properties fo:text-align="justify" style:justify-single-word="false"/>
      <style:text-properties officeooo:rsid="005cd5c5" officeooo:paragraph-rsid="005cd5c5"/>
    </style:style>
    <style:style style:name="P13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5cd5c5" officeooo:paragraph-rsid="005cd5c5"/>
    </style:style>
    <style:style style:name="P13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60a4cf" officeooo:paragraph-rsid="0060a4cf"/>
    </style:style>
    <style:style style:name="P14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60a4cf" officeooo:paragraph-rsid="0060a4cf"/>
    </style:style>
    <style:style style:name="P141" style:family="paragraph" style:parent-style-name="Standard">
      <style:text-properties officeooo:rsid="0061cd39" officeooo:paragraph-rsid="0061cd39"/>
    </style:style>
    <style:style style:name="P142" style:family="paragraph" style:parent-style-name="Standard" style:master-page-name="">
      <loext:graphic-properties draw:fill="none"/>
      <style:paragraph-properties fo:margin-left="0cm" fo:margin-right="0cm" fo:text-align="justify" style:justify-single-word="false" fo:text-indent="1.101cm" style:auto-text-indent="false" style:page-number="auto" fo:background-color="transparent"/>
      <style:text-properties officeooo:rsid="0061cd39" officeooo:paragraph-rsid="0061cd39"/>
    </style:style>
    <style:style style:name="P143" style:family="paragraph" style:parent-style-name="Standard">
      <loext:graphic-properties draw:fill="none"/>
      <style:paragraph-properties fo:margin-left="0cm" fo:margin-right="0cm" fo:text-align="justify" style:justify-single-word="false" fo:text-indent="1.101cm" style:auto-text-indent="false" fo:background-color="transparent"/>
      <style:text-properties officeooo:rsid="0061cd39" officeooo:paragraph-rsid="0061cd39"/>
    </style:style>
    <style:style style:name="P144" style:family="paragraph" style:parent-style-name="Standard">
      <style:text-properties officeooo:rsid="00631ea9" officeooo:paragraph-rsid="00631ea9"/>
    </style:style>
    <style:style style:name="P145" style:family="paragraph" style:parent-style-name="Standard">
      <style:paragraph-properties fo:text-align="center" style:justify-single-word="false"/>
      <style:text-properties officeooo:rsid="00631ea9" officeooo:paragraph-rsid="00631ea9"/>
    </style:style>
    <style:style style:name="P146" style:family="paragraph" style:parent-style-name="Standard">
      <loext:graphic-properties draw:fill="none"/>
      <style:paragraph-properties fo:margin-left="0cm" fo:margin-right="0cm" fo:text-align="justify" style:justify-single-word="false" fo:text-indent="1.101cm" style:auto-text-indent="false" fo:background-color="transparent"/>
      <style:text-properties officeooo:rsid="00631ea9" officeooo:paragraph-rsid="00631ea9"/>
    </style:style>
    <style:style style:name="P14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55fe0" officeooo:paragraph-rsid="00155fe0"/>
    </style:style>
    <style:style style:name="P14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55fe0" officeooo:paragraph-rsid="0073306b"/>
    </style:style>
    <style:style style:name="P14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55fe0" officeooo:paragraph-rsid="00747d4b"/>
    </style:style>
    <style:style style:name="P15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5d444" officeooo:paragraph-rsid="0015d444"/>
    </style:style>
    <style:style style:name="P15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5d444" officeooo:paragraph-rsid="00760b6c"/>
    </style:style>
    <style:style style:name="P15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6b7e7" officeooo:paragraph-rsid="0016b7e7"/>
    </style:style>
    <style:style style:name="P15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paragraph-rsid="001730aa"/>
    </style:style>
    <style:style style:name="P154" style:family="paragraph" style:parent-style-name="Standard">
      <style:paragraph-properties fo:text-align="justify" style:justify-single-word="false"/>
      <style:text-properties officeooo:paragraph-rsid="008ea145"/>
    </style:style>
    <style:style style:name="P155" style:family="paragraph" style:parent-style-name="Standard">
      <style:paragraph-properties fo:text-align="justify" style:justify-single-word="false"/>
      <style:text-properties officeooo:rsid="006e60ad" officeooo:paragraph-rsid="006e60ad"/>
    </style:style>
    <style:style style:name="P156" style:family="paragraph" style:parent-style-name="Standard">
      <style:paragraph-properties fo:text-align="justify" style:justify-single-word="false"/>
      <style:text-properties fo:color="#55308d" loext:opacity="100%" officeooo:rsid="0030cbe7" officeooo:paragraph-rsid="0030cbe7"/>
    </style:style>
    <style:style style:name="P15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73306b" officeooo:paragraph-rsid="0073306b"/>
    </style:style>
    <style:style style:name="P15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73306b" officeooo:paragraph-rsid="0015225d"/>
    </style:style>
    <style:style style:name="P15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73936d" officeooo:paragraph-rsid="0073936d"/>
    </style:style>
    <style:style style:name="P16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747d4b" officeooo:paragraph-rsid="00747d4b"/>
    </style:style>
    <style:style style:name="P161" style:family="paragraph" style:parent-style-name="Standard">
      <style:paragraph-properties fo:text-align="center" style:justify-single-word="false"/>
      <style:text-properties officeooo:rsid="00773b27" officeooo:paragraph-rsid="00773b27"/>
    </style:style>
    <style:style style:name="P16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00c68" officeooo:paragraph-rsid="00200c68"/>
    </style:style>
    <style:style style:name="P16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11943" officeooo:paragraph-rsid="00211943"/>
    </style:style>
    <style:style style:name="P16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21da1" officeooo:paragraph-rsid="00221da1"/>
    </style:style>
    <style:style style:name="P16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36016" officeooo:paragraph-rsid="00236016"/>
    </style:style>
    <style:style style:name="P16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5eb1c3" officeooo:paragraph-rsid="005eb1c3"/>
    </style:style>
    <style:style style:name="P16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7a70bf" officeooo:paragraph-rsid="007a70bf"/>
    </style:style>
    <style:style style:name="P168"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2763a7" officeooo:paragraph-rsid="002763a7"/>
    </style:style>
    <style:style style:name="P16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763a7" officeooo:paragraph-rsid="002763a7"/>
    </style:style>
    <style:style style:name="P170" style:family="paragraph" style:parent-style-name="Standard">
      <loext:graphic-properties draw:fill="none"/>
      <style:paragraph-properties fo:margin-left="0cm" fo:margin-right="0cm" fo:text-align="justify" style:justify-single-word="false" fo:text-indent="1.101cm" style:auto-text-indent="false" fo:background-color="transparent"/>
      <style:text-properties officeooo:rsid="00806f93" officeooo:paragraph-rsid="00806f93"/>
    </style:style>
    <style:style style:name="P171" style:family="paragraph" style:parent-style-name="Standard">
      <loext:graphic-properties draw:fill="none"/>
      <style:paragraph-properties fo:margin-left="0cm" fo:margin-right="0cm" fo:text-align="justify" style:justify-single-word="false" fo:text-indent="1.101cm" style:auto-text-indent="false" fo:background-color="transparent"/>
      <style:text-properties officeooo:rsid="00818392" officeooo:paragraph-rsid="00818392"/>
    </style:style>
    <style:style style:name="P172" style:family="paragraph" style:parent-style-name="Standard">
      <style:paragraph-properties fo:text-align="justify" style:justify-single-word="false"/>
      <style:text-properties officeooo:rsid="0085dab3" officeooo:paragraph-rsid="0085dab3"/>
    </style:style>
    <style:style style:name="P17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88371a" officeooo:paragraph-rsid="0088371a"/>
    </style:style>
    <style:style style:name="P174" style:family="paragraph" style:parent-style-name="Standard">
      <style:paragraph-properties fo:text-align="center" style:justify-single-word="false"/>
      <style:text-properties officeooo:rsid="008be6fd" officeooo:paragraph-rsid="008be6fd"/>
    </style:style>
    <style:style style:name="P175" style:family="paragraph" style:parent-style-name="Standard">
      <style:paragraph-properties fo:text-align="justify" style:justify-single-word="false"/>
      <style:text-properties officeooo:rsid="008be6fd" officeooo:paragraph-rsid="008be6fd"/>
    </style:style>
    <style:style style:name="P176" style:family="paragraph" style:parent-style-name="Standard">
      <style:paragraph-properties fo:text-align="justify" style:justify-single-word="false"/>
      <style:text-properties officeooo:rsid="008be6fd" officeooo:paragraph-rsid="008cd122"/>
    </style:style>
    <style:style style:name="P177" style:family="paragraph" style:parent-style-name="Standard">
      <style:paragraph-properties fo:text-align="justify" style:justify-single-word="false"/>
      <style:text-properties officeooo:rsid="008cd122" officeooo:paragraph-rsid="008cd122"/>
    </style:style>
    <style:style style:name="P178" style:family="paragraph" style:parent-style-name="Standard">
      <style:paragraph-properties fo:text-align="justify" style:justify-single-word="false"/>
      <style:text-properties officeooo:rsid="008cd122" officeooo:paragraph-rsid="008ea145"/>
    </style:style>
    <style:style style:name="P179" style:family="paragraph" style:parent-style-name="Standard">
      <style:paragraph-properties fo:text-align="justify" style:justify-single-word="false"/>
      <style:text-properties officeooo:rsid="008ea145" officeooo:paragraph-rsid="008ea145"/>
    </style:style>
    <style:style style:name="P180" style:family="paragraph" style:parent-style-name="Standard">
      <style:paragraph-properties fo:text-align="start" style:justify-single-word="false"/>
      <style:text-properties fo:color="#d4d4d4" loext:opacity="100%" style:font-name="Consolas" fo:font-size="10.5pt" fo:font-weight="normal" officeooo:rsid="008be6fd" officeooo:paragraph-rsid="008cd122" fo:background-color="#1e1e1e"/>
    </style:style>
    <style:style style:name="P181" style:family="paragraph" style:parent-style-name="Standard">
      <style:paragraph-properties fo:text-align="center" style:justify-single-word="false"/>
      <style:text-properties officeooo:rsid="008cd122" officeooo:paragraph-rsid="008cd122"/>
    </style:style>
    <style:style style:name="P182" style:family="paragraph" style:parent-style-name="Standard">
      <style:paragraph-properties fo:text-align="start" style:justify-single-word="false"/>
      <style:text-properties officeooo:rsid="008cd122" officeooo:paragraph-rsid="008cd122"/>
    </style:style>
    <style:style style:name="P183" style:family="paragraph" style:parent-style-name="Standard">
      <style:paragraph-properties fo:text-align="start" style:justify-single-word="false"/>
      <style:text-properties officeooo:rsid="008cd122" officeooo:paragraph-rsid="0094e2ac"/>
    </style:style>
    <style:style style:name="P184" style:family="paragraph" style:parent-style-name="Standard">
      <style:paragraph-properties fo:text-align="start" style:justify-single-word="false"/>
      <style:text-properties officeooo:rsid="008cd122" officeooo:paragraph-rsid="00960f5c"/>
    </style:style>
    <style:style style:name="P185" style:family="paragraph" style:parent-style-name="Standard">
      <style:paragraph-properties fo:text-align="start" style:justify-single-word="false"/>
      <style:text-properties officeooo:rsid="008be6fd" officeooo:paragraph-rsid="008be6fd"/>
    </style:style>
    <style:style style:name="P186" style:family="paragraph" style:parent-style-name="Standard">
      <style:paragraph-properties fo:text-align="justify" style:justify-single-word="false"/>
      <style:text-properties officeooo:rsid="008be6fd" officeooo:paragraph-rsid="008cd122"/>
    </style:style>
    <style:style style:name="P187" style:family="paragraph" style:parent-style-name="Standard">
      <style:paragraph-properties fo:text-align="start" style:justify-single-word="false"/>
      <style:text-properties fo:font-size="11pt" officeooo:rsid="008cd122" officeooo:paragraph-rsid="008cd122" style:font-size-asian="11pt" style:font-size-complex="11pt"/>
    </style:style>
    <style:style style:name="T1" style:family="text">
      <style:text-properties fo:color="#9cdcfe" loext:opacity="100%"/>
    </style:style>
    <style:style style:name="T2" style:family="text">
      <style:text-properties fo:color="#9cdcfe" loext:opacity="100%" style:font-name="Consolas" fo:font-size="10.5pt" fo:font-weight="normal"/>
    </style:style>
    <style:style style:name="T3" style:family="text">
      <style:text-properties fo:color="#9cdcfe" loext:opacity="100%" style:font-name="Consolas" fo:font-size="10.5pt" fo:font-weight="normal" officeooo:rsid="0049ddd9"/>
    </style:style>
    <style:style style:name="T4" style:family="text">
      <style:text-properties fo:color="#9cdcfe" loext:opacity="100%" style:font-name="Consolas" fo:font-size="10.5pt" fo:font-weight="normal" fo:background-color="#1e1e1e" loext:char-shading-value="0"/>
    </style:style>
    <style:style style:name="T5" style:family="text">
      <style:text-properties fo:color="#9cdcfe" loext:opacity="100%" style:font-name="Consolas" fo:font-size="10.5pt" fo:font-weight="normal" officeooo:rsid="008cd122" fo:background-color="#1e1e1e" loext:char-shading-value="0"/>
    </style:style>
    <style:style style:name="T6" style:family="text">
      <style:text-properties fo:color="#9cdcfe" loext:opacity="100%" style:font-name="Consolas" fo:font-size="10.5pt" fo:font-weight="normal" officeooo:rsid="008be6fd" fo:background-color="#1e1e1e" loext:char-shading-value="0"/>
    </style:style>
    <style:style style:name="T7" style:family="text">
      <style:text-properties fo:color="#9cdcfe" loext:opacity="100%" style:font-name="Consolas" fo:font-size="10.5pt" fo:font-weight="normal" officeooo:rsid="008ea145" fo:background-color="#1e1e1e" loext:char-shading-value="0"/>
    </style:style>
    <style:style style:name="T8" style:family="text">
      <style:text-properties fo:color="#9cdcfe" loext:opacity="100%" officeooo:rsid="0048e889"/>
    </style:style>
    <style:style style:name="T9" style:family="text">
      <style:text-properties fo:color="#dcdcaa" loext:opacity="100%"/>
    </style:style>
    <style:style style:name="T10" style:family="text">
      <style:text-properties fo:color="#dcdcaa" loext:opacity="100%" style:font-name="Consolas" fo:font-size="10.5pt" fo:font-weight="normal"/>
    </style:style>
    <style:style style:name="T11" style:family="text">
      <style:text-properties fo:color="#dcdcaa" loext:opacity="100%" style:font-name="Consolas" fo:font-size="10.5pt" fo:font-weight="normal" fo:background-color="#1e1e1e" loext:char-shading-value="0"/>
    </style:style>
    <style:style style:name="T12" style:family="text">
      <style:text-properties fo:color="#dcdcaa" loext:opacity="100%" style:font-name="Consolas" fo:font-size="10.5pt" fo:font-weight="normal" officeooo:rsid="008cd122" fo:background-color="#1e1e1e" loext:char-shading-value="0"/>
    </style:style>
    <style:style style:name="T13" style:family="text">
      <style:text-properties fo:color="#dcdcaa" loext:opacity="100%" style:font-name="Consolas" fo:font-size="10.5pt" fo:font-weight="normal" officeooo:rsid="008be6fd" fo:background-color="#1e1e1e" loext:char-shading-value="0"/>
    </style:style>
    <style:style style:name="T14" style:family="text">
      <style:text-properties fo:color="#dcdcaa" loext:opacity="100%" style:font-name="Consolas" fo:font-size="10.5pt" fo:font-weight="normal" officeooo:rsid="008ea145" fo:background-color="#1e1e1e" loext:char-shading-value="0"/>
    </style:style>
    <style:style style:name="T15" style:family="text">
      <style:text-properties fo:color="#dcdcaa" loext:opacity="100%" style:font-name="Consolas" fo:font-size="10.5pt" fo:font-weight="normal" officeooo:rsid="0049ddd9"/>
    </style:style>
    <style:style style:name="T16" style:family="text">
      <style:text-properties fo:color="#ce9178" loext:opacity="100%"/>
    </style:style>
    <style:style style:name="T17" style:family="text">
      <style:text-properties fo:color="#ce9178" loext:opacity="100%" style:font-name="Consolas" fo:font-size="10.5pt" fo:font-weight="normal"/>
    </style:style>
    <style:style style:name="T18" style:family="text">
      <style:text-properties fo:color="#ce9178" loext:opacity="100%" style:font-name="Consolas" fo:font-size="10.5pt" fo:font-weight="normal" fo:background-color="#1e1e1e" loext:char-shading-value="0"/>
    </style:style>
    <style:style style:name="T19" style:family="text">
      <style:text-properties style:font-name="Consolas" fo:font-size="10.5pt" fo:font-weight="normal"/>
    </style:style>
    <style:style style:name="T20" style:family="text">
      <style:text-properties style:font-name="Consolas" fo:font-size="10.5pt" fo:font-weight="normal" officeooo:rsid="0049ddd9"/>
    </style:style>
    <style:style style:name="T21" style:family="text">
      <style:text-properties style:font-name="Consolas" fo:font-size="10.5pt" fo:font-weight="normal" officeooo:rsid="007c4028"/>
    </style:style>
    <style:style style:name="T22" style:family="text">
      <style:text-properties officeooo:rsid="0015225d"/>
    </style:style>
    <style:style style:name="T23" style:family="text">
      <style:text-properties officeooo:rsid="00155fe0"/>
    </style:style>
    <style:style style:name="T24" style:family="text">
      <style:text-properties officeooo:rsid="0016b7e7"/>
    </style:style>
    <style:style style:name="T25" style:family="text">
      <style:text-properties fo:color="#569cd6" loext:opacity="100%"/>
    </style:style>
    <style:style style:name="T26" style:family="text">
      <style:text-properties fo:color="#569cd6" loext:opacity="100%" style:font-name="Consolas" fo:font-size="10.5pt" fo:font-weight="normal"/>
    </style:style>
    <style:style style:name="T27" style:family="text">
      <style:text-properties fo:color="#569cd6" loext:opacity="100%" style:font-name="Consolas" fo:font-size="10.5pt" fo:font-weight="normal" fo:background-color="#1e1e1e" loext:char-shading-value="0"/>
    </style:style>
    <style:style style:name="T28" style:family="text">
      <style:text-properties fo:color="#569cd6" loext:opacity="100%" style:font-name="Consolas" fo:font-size="10.5pt" fo:font-weight="normal" officeooo:rsid="008cd122" fo:background-color="#1e1e1e" loext:char-shading-value="0"/>
    </style:style>
    <style:style style:name="T29" style:family="text">
      <style:text-properties fo:color="#569cd6" loext:opacity="100%" style:font-name="Consolas" fo:font-size="10.5pt" fo:font-weight="normal" officeooo:rsid="008be6fd" fo:background-color="#1e1e1e" loext:char-shading-value="0"/>
    </style:style>
    <style:style style:name="T30" style:family="text">
      <style:text-properties fo:color="#569cd6" loext:opacity="100%" style:font-name="Consolas" fo:font-size="10.5pt" fo:font-weight="normal" officeooo:rsid="008ea145" fo:background-color="#1e1e1e" loext:char-shading-value="0"/>
    </style:style>
    <style:style style:name="T31" style:family="text">
      <style:text-properties fo:color="#569cd6" loext:opacity="100%" style:font-name="Consolas" fo:font-size="10.5pt" fo:font-weight="normal" officeooo:rsid="0049ddd9"/>
    </style:style>
    <style:style style:name="T32" style:family="text">
      <style:text-properties officeooo:rsid="001730aa"/>
    </style:style>
    <style:style style:name="T33" style:family="text">
      <style:text-properties officeooo:rsid="001868eb"/>
    </style:style>
    <style:style style:name="T34" style:family="text">
      <style:text-properties officeooo:rsid="001abfea"/>
    </style:style>
    <style:style style:name="T35" style:family="text">
      <style:text-properties fo:color="#4ec9b0" loext:opacity="100%"/>
    </style:style>
    <style:style style:name="T36" style:family="text">
      <style:text-properties fo:color="#4ec9b0" loext:opacity="100%" style:font-name="Consolas" fo:font-size="10.5pt" fo:font-weight="normal"/>
    </style:style>
    <style:style style:name="T37" style:family="text">
      <style:text-properties officeooo:rsid="001b9a45"/>
    </style:style>
    <style:style style:name="T38" style:family="text">
      <style:text-properties fo:color="#4fc1ff" loext:opacity="100%"/>
    </style:style>
    <style:style style:name="T39" style:family="text">
      <style:text-properties fo:color="#4fc1ff" loext:opacity="100%" style:font-name="Consolas" fo:font-size="10.5pt" fo:font-weight="normal"/>
    </style:style>
    <style:style style:name="T40" style:family="text">
      <style:text-properties fo:color="#c586c0" loext:opacity="100%"/>
    </style:style>
    <style:style style:name="T41" style:family="text">
      <style:text-properties fo:color="#c586c0" loext:opacity="100%" style:font-name="Consolas" fo:font-size="10.5pt" fo:font-weight="normal"/>
    </style:style>
    <style:style style:name="T42" style:family="text">
      <style:text-properties fo:color="#c586c0" loext:opacity="100%" style:font-name="Consolas" fo:font-size="10.5pt" fo:font-weight="normal" fo:background-color="#1e1e1e" loext:char-shading-value="0"/>
    </style:style>
    <style:style style:name="T43" style:family="text">
      <style:text-properties fo:color="#c586c0" loext:opacity="100%" style:font-name="Consolas" fo:font-size="10.5pt" fo:font-weight="normal" officeooo:rsid="008cd122" fo:background-color="#1e1e1e" loext:char-shading-value="0"/>
    </style:style>
    <style:style style:name="T44" style:family="text">
      <style:text-properties fo:color="#b5cea8" loext:opacity="100%"/>
    </style:style>
    <style:style style:name="T45" style:family="text">
      <style:text-properties fo:color="#b5cea8" loext:opacity="100%" style:font-name="Consolas" fo:font-size="10.5pt" fo:font-weight="normal"/>
    </style:style>
    <style:style style:name="T46" style:family="text">
      <style:text-properties fo:color="#d16969" loext:opacity="100%" style:font-name="Consolas" fo:font-size="10.5pt" fo:font-weight="normal"/>
    </style:style>
    <style:style style:name="T47" style:family="text">
      <style:text-properties fo:color="#d7ba7d" loext:opacity="100%" style:font-name="Consolas" fo:font-size="10.5pt" fo:font-weight="normal"/>
    </style:style>
    <style:style style:name="T48" style:family="text">
      <style:text-properties officeooo:rsid="001ced39"/>
    </style:style>
    <style:style style:name="T49" style:family="text">
      <style:text-properties officeooo:rsid="00200c68"/>
    </style:style>
    <style:style style:name="T50" style:family="text">
      <style:text-properties officeooo:rsid="00262152"/>
    </style:style>
    <style:style style:name="T51" style:family="text">
      <style:text-properties officeooo:rsid="002763a7"/>
    </style:style>
    <style:style style:name="T52" style:family="text">
      <style:text-properties officeooo:rsid="002cbbb7"/>
    </style:style>
    <style:style style:name="T53" style:family="text">
      <style:text-properties officeooo:rsid="002d57bb"/>
    </style:style>
    <style:style style:name="T54" style:family="text">
      <style:text-properties officeooo:rsid="002e7533"/>
    </style:style>
    <style:style style:name="T55" style:family="text">
      <style:text-properties officeooo:rsid="0030cbe7"/>
    </style:style>
    <style:style style:name="T56" style:family="text">
      <style:text-properties officeooo:rsid="003279ba"/>
    </style:style>
    <style:style style:name="T57" style:family="text">
      <style:text-properties officeooo:rsid="003427a6"/>
    </style:style>
    <style:style style:name="T58" style:family="text">
      <style:text-properties fo:color="#d4d4d4" loext:opacity="100%" style:font-name="Consolas" fo:font-size="10.5pt" fo:font-weight="normal" fo:background-color="#1e1e1e" loext:char-shading-value="0"/>
    </style:style>
    <style:style style:name="T59" style:family="text">
      <style:text-properties fo:color="#d4d4d4" loext:opacity="100%" style:font-name="Consolas" fo:font-size="10.5pt" fo:font-weight="normal" officeooo:rsid="008cd122" fo:background-color="#1e1e1e" loext:char-shading-value="0"/>
    </style:style>
    <style:style style:name="T60" style:family="text">
      <style:text-properties fo:color="#d4d4d4" loext:opacity="100%" style:font-name="Consolas" fo:font-size="10.5pt" fo:font-weight="normal" officeooo:rsid="008be6fd" fo:background-color="#1e1e1e" loext:char-shading-value="0"/>
    </style:style>
    <style:style style:name="T61" style:family="text">
      <style:text-properties fo:color="#d4d4d4" loext:opacity="100%" style:font-name="Consolas" fo:font-size="10.5pt" fo:font-weight="normal" officeooo:rsid="008ea145" fo:background-color="#1e1e1e" loext:char-shading-value="0"/>
    </style:style>
    <style:style style:name="T62" style:family="text">
      <style:text-properties fo:color="#d4d4d4" loext:opacity="100%" fo:background-color="#1e1e1e" loext:char-shading-value="0"/>
    </style:style>
    <style:style style:name="T63" style:family="text">
      <style:text-properties officeooo:rsid="003cc2ef"/>
    </style:style>
    <style:style style:name="T64" style:family="text">
      <style:text-properties officeooo:rsid="003e758c"/>
    </style:style>
    <style:style style:name="T65" style:family="text">
      <style:text-properties officeooo:rsid="00418d1a"/>
    </style:style>
    <style:style style:name="T66" style:family="text">
      <style:text-properties officeooo:rsid="00442901"/>
    </style:style>
    <style:style style:name="T67" style:family="text">
      <style:text-properties officeooo:rsid="0048c7f7"/>
    </style:style>
    <style:style style:name="T68" style:family="text">
      <style:text-properties officeooo:rsid="004ea200"/>
    </style:style>
    <style:style style:name="T69" style:family="text">
      <style:text-properties officeooo:rsid="0058a7db"/>
    </style:style>
    <style:style style:name="T70" style:family="text">
      <style:text-properties fo:font-weight="bold" officeooo:rsid="0060a4cf" style:font-weight-asian="bold" style:font-weight-complex="bold"/>
    </style:style>
    <style:style style:name="T71" style:family="text">
      <style:text-properties style:text-underline-style="solid" style:text-underline-width="auto" style:text-underline-color="font-color" fo:font-weight="bold" style:font-weight-asian="bold" style:font-weight-complex="bold"/>
    </style:style>
    <style:style style:name="T72" style:family="text">
      <style:text-properties officeooo:rsid="005eb1c3"/>
    </style:style>
    <style:style style:name="T73" style:family="text">
      <style:text-properties officeooo:rsid="0060a4cf"/>
    </style:style>
    <style:style style:name="T74" style:family="text">
      <style:text-properties fo:color="#2a6099" loext:opacity="100%"/>
    </style:style>
    <style:style style:name="T75" style:family="text">
      <style:text-properties fo:color="#2a6099" loext:opacity="100%" officeooo:rsid="001e7bba"/>
    </style:style>
    <style:style style:name="T76" style:family="text">
      <style:text-properties fo:color="#2a6099" loext:opacity="100%" officeooo:rsid="008a5acc"/>
    </style:style>
    <style:style style:name="T77" style:family="text">
      <style:text-properties fo:color="#2a6099" loext:opacity="100%" officeooo:rsid="00960f5c"/>
    </style:style>
    <style:style style:name="T78" style:family="text">
      <style:text-properties officeooo:rsid="00675202"/>
    </style:style>
    <style:style style:name="T79" style:family="text">
      <style:text-properties officeooo:rsid="006a8044"/>
    </style:style>
    <style:style style:name="T80" style:family="text">
      <style:text-properties fo:color="#00a933" loext:opacity="100%"/>
    </style:style>
    <style:style style:name="T81" style:family="text">
      <style:text-properties fo:color="#00a933" loext:opacity="100%" officeooo:rsid="006e60ad"/>
    </style:style>
    <style:style style:name="T82" style:family="text">
      <style:text-properties fo:color="#00a933" loext:opacity="100%" officeooo:rsid="006fd96c"/>
    </style:style>
    <style:style style:name="T83" style:family="text">
      <style:text-properties fo:color="#00a933" loext:opacity="100%" officeooo:rsid="00701655"/>
    </style:style>
    <style:style style:name="T84" style:family="text">
      <style:text-properties fo:color="#00a933" loext:opacity="100%" officeooo:rsid="007a70bf"/>
    </style:style>
    <style:style style:name="T85" style:family="text">
      <style:text-properties fo:color="#000000" loext:opacity="100%"/>
    </style:style>
    <style:style style:name="T86" style:family="text">
      <style:text-properties fo:color="#000000" loext:opacity="100%" officeooo:rsid="006c750c"/>
    </style:style>
    <style:style style:name="T87" style:family="text">
      <style:text-properties officeooo:rsid="006c750c"/>
    </style:style>
    <style:style style:name="T88" style:family="text">
      <style:text-properties officeooo:rsid="006e60ad"/>
    </style:style>
    <style:style style:name="T89" style:family="text">
      <style:text-properties officeooo:rsid="002f6edd"/>
    </style:style>
    <style:style style:name="T90" style:family="text">
      <style:text-properties officeooo:rsid="006fd96c"/>
    </style:style>
    <style:style style:name="T91" style:family="text">
      <style:text-properties officeooo:rsid="00701655"/>
    </style:style>
    <style:style style:name="T92" style:family="text">
      <style:text-properties officeooo:rsid="0070804f"/>
    </style:style>
    <style:style style:name="T93" style:family="text">
      <style:text-properties officeooo:rsid="007236d8"/>
    </style:style>
    <style:style style:name="T94" style:family="text">
      <style:text-properties officeooo:rsid="0073306b"/>
    </style:style>
    <style:style style:name="T95" style:family="text">
      <style:text-properties officeooo:rsid="0073936d"/>
    </style:style>
    <style:style style:name="T96" style:family="text">
      <style:text-properties officeooo:rsid="00747d4b"/>
    </style:style>
    <style:style style:name="T97" style:family="text">
      <style:text-properties officeooo:rsid="00760b6c"/>
    </style:style>
    <style:style style:name="T98" style:family="text">
      <style:text-properties officeooo:rsid="00773b27"/>
    </style:style>
    <style:style style:name="T99" style:family="text">
      <style:text-properties officeooo:rsid="0078074e"/>
    </style:style>
    <style:style style:name="T100" style:family="text">
      <style:text-properties officeooo:rsid="007945c1"/>
    </style:style>
    <style:style style:name="T101" style:family="text">
      <style:text-properties officeooo:rsid="007a70bf"/>
    </style:style>
    <style:style style:name="T102" style:family="text">
      <style:text-properties officeooo:rsid="007c4028"/>
    </style:style>
    <style:style style:name="T103" style:family="text">
      <style:text-properties officeooo:rsid="007d0620"/>
    </style:style>
    <style:style style:name="T104" style:family="text">
      <style:text-properties officeooo:rsid="007e9794"/>
    </style:style>
    <style:style style:name="T105" style:family="text">
      <style:text-properties officeooo:rsid="0082a7ad"/>
    </style:style>
    <style:style style:name="T106" style:family="text">
      <style:text-properties officeooo:rsid="00847afd"/>
    </style:style>
    <style:style style:name="T107" style:family="text">
      <style:text-properties officeooo:rsid="00873c15"/>
    </style:style>
    <style:style style:name="T108" style:family="text">
      <style:text-properties officeooo:rsid="008a5acc"/>
    </style:style>
    <style:style style:name="T109" style:family="text">
      <style:text-properties officeooo:rsid="008cd122"/>
    </style:style>
    <style:style style:name="T110" style:family="text">
      <style:text-properties officeooo:rsid="008ea145"/>
    </style:style>
    <style:style style:name="T111" style:family="text">
      <style:text-properties style:text-underline-style="solid" style:text-underline-type="double" style:text-underline-width="auto" style:text-underline-color="font-color" officeooo:rsid="008ea145"/>
    </style:style>
    <style:style style:name="T112" style:family="text">
      <style:text-properties officeooo:rsid="0094e2ac"/>
    </style:style>
    <style:style style:name="T113" style:family="text">
      <style:text-properties fo:font-size="11pt" style:font-size-asian="11pt" style:font-size-complex="11pt"/>
    </style:style>
    <style:style style:name="T114" style:family="text">
      <style:text-properties fo:font-size="11pt" officeooo:rsid="0094e2ac" style:font-size-asian="11pt" style:font-size-complex="11pt"/>
    </style:style>
    <style:style style:name="T115" style:family="text">
      <style:text-properties officeooo:rsid="0095ba9e"/>
    </style:style>
    <style:style style:name="T116" style:family="text">
      <style:text-properties officeooo:rsid="00960f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Kalida é um framework javascript pensado para a criação de views de forma rápida e intuitiva.</text:p>
      <text:p text:style-name="P41"/>
      <text:p text:style-name="P148">Em kalida, <text:span text:style-name="T92">uma view </text:span><text:span text:style-name="T93">é </text:span><text:span text:style-name="T94">a</text:span><text:span text:style-name="T93"> instância de uma classe que herde de JView e que possua </text:span><text:span text:style-name="T92">um elemento html atribuído à variável $view. </text:span><text:span text:style-name="T93">Essa abordagem nos permite indicar a view na instrução de apensação </text:span><text:span text:style-name="T94">pois quem</text:span><text:span text:style-name="T93"> será apensado </text:span><text:span text:style-name="T94">é </text:span><text:span text:style-name="T93">o elemento indicado na variável $view.</text:span></text:p>
      <text:p text:style-name="P148"/>
      <text:p text:style-name="P157">Assim, cabe ter em mente a diferença entre uma instância do tipo view e a variável $view.</text:p>
      <text:p text:style-name="P173">Por padrão, quando a primeira variável for declarada no modo A, ela cria uma variável $view, mesmo que você não as especifique, por exemplo nas instruções A.div(), A.p(‘view’), A.form(‘varName’), todas elas criarão a variável $view desde que seja a primeira instrução de crição de elemento no modo A ou <text:s/>A_SAVED, observando que o mesmo não se aplica se a primeira instrução não for para a criação de um elemento html, mas sim de uma JView e isto provocará um erro, ou seja, o A.jView não pode ser a primeira instrução na criação de uma view, pois ela não cria a variável $view.</text:p>
      <text:p text:style-name="P148"/>
      <text:p text:style-name="P41">O Kalida inclui um conjunto de regras de utilização, por isso sua aplicabilidade está além da mera codificação, cujo core é a biblioteca TAG.</text:p>
      <text:p text:style-name="P41"/>
      <text:p text:style-name="P41">O Kalida foi construído com base no conceito de tripla atribuição, identificação por inspeção, manuseabilidade por controllers e actions <text:span text:style-name="T94">e diluição da resposta http na composição de uma view.</text:span></text:p>
      <text:p text:style-name="P158"/>
      <text:p text:style-name="P157">O que seria a tripla atribuição?</text:p>
      <text:p text:style-name="P157">A tripla atribuição consiste em três ações executadas em uma instrução, <text:span text:style-name="T95">que seriam:</text:span></text:p>
      <text:p text:style-name="P159">a) criação do elemento html;</text:p>
      <text:p text:style-name="P159">b) atribuição do elemento html criado a uma variável; e </text:p>
      <text:p text:style-name="P159">c) com base no nome da variável, adição de um estilo css ao elemento html criado.</text:p>
      <text:p text:style-name="P159">Veja que uma instrução tem três atribuições no sentido de realizar <text:span text:style-name="T96">as três ações mencionadas acima. Entretanto, é correto observar que o Kalida fica responsável pelas demais instruções que geram o efeito desejado.</text:span></text:p>
      <text:p text:style-name="P147"/>
      <text:p text:style-name="P147">Como funciona?</text:p>
      <text:p text:style-name="P43">A biblioteca TAG conta com <text:span text:style-name="T23">duas constantes para a criação de elementos HTML:</text:span></text:p>
      <text:p text:style-name="P149">1 – a constante E (<text:span text:style-name="T92">E</text:span>lement); e</text:p>
      <text:p text:style-name="P149">2 – a constante A (<text:span text:style-name="T92">A</text:span>dvanced);</text:p>
      <text:p text:style-name="P149"/>
      <text:p text:style-name="P149">A constante E cria elementos HTML <text:span text:style-name="T96">mas a</text:span> constante A é um “upgrade” da constante E, e trabalha com o conceito de tripla atribuição.</text:p>
      <text:p text:style-name="P149"/>
      <text:p text:style-name="P147">A constante A deve ser invocada, preferencialmente, dentro do método _init, em classes que herdem de JView, ou seja, uma classe que represente uma view.</text:p>
      <text:p text:style-name="P147"/>
      <text:p text:style-name="P150">Assim, quando você declara A.div(“<text:span text:style-name="T96">varName</text:span>”) são realizadas três ações:</text:p>
      <text:p text:style-name="P150">1<text:span text:style-name="T96">)</text:span> Criamos um elemento html do tipo div;</text:p>
      <text:p text:style-name="P150">2<text:span text:style-name="T96">) </text:span>Criamos uma variável com o nome $<text:span text:style-name="T96">varName</text:span> que referencia da div criada; e</text:p>
      <text:p text:style-name="P150"><text:span text:style-name="T96">3) A</text:span>dicionamos uma classe CSS <text:span text:style-name="T96">ao elemento div por meio da variável</text:span> $<text:span text:style-name="T96">varName</text:span> no formato nomeDaClasse_<text:span text:style-name="T96">varName</text:span>, sendo que está última permite a identificação da variável por inspeção no navegador.</text:p>
      <text:p text:style-name="P160">Perceba que foi fornecida uma única instrução A.div(“varName”) mas foram realizadas três ações.</text:p>
      <text:p text:style-name="P151"/>
      <text:p text:style-name="P150">Por ser uma “extensão” da constante E, a constante A conta atualmente com 9<text:span text:style-name="T107">3</text:span> declarações de criação de elementos html, como a, p, span, div, textarea, etc.</text:p>
      <text:p text:style-name="P150"/>
      <text:p text:style-name="P150"><text:soft-page-break/>Por questões de padronização, alguns elementos HTML são declarados como input, por exemplo: inputSubmit, <text:span text:style-name="T24">inputNumber, inputEmail, etc.</text:span></text:p>
      <text:p text:style-name="P160"><text:span text:style-name="T97">Ainda por</text:span> questões de padronização os elementos html que servem como input são declarados como inputVarName ou inputUpdateVarName pois isto faz difer<text:span text:style-name="T97">e</text:span>nça na recuperação de valores de variáveis das views.</text:p>
      <text:p text:style-name="P152">Caso você não encontre o elemento HTML desejado, você poderia adicionar a referência desejada na constante E, que automaticamente ela será herdada pela constante A.</text:p>
      <text:p text:style-name="P152"/>
      <text:p text:style-name="P152">Problemas básicos.</text:p>
      <text:p text:style-name="P152">A constante A representa um direito de escrita, por isso ela deve ser invocada preferencialmente no método _init se você invocar o método mount_().</text:p>
      <text:p text:style-name="P152">Por representar um direito de escrita, se você estiver montando uma view no método _init e invocar a criação de outra view, o direito de escrita passa para a segunda view e a tripla atribuição ocorre na segunda view, ou seja, se a tripla <text:span text:style-name="T98">atribuição deveria ocorrer na primeira view em construção e ela começa a ocorrer na segunda view em construção isso vai gerar uma série de problemas.</text:span></text:p>
      <text:p text:style-name="P152">Para contornar o problema do direito de escrita há <text:span text:style-name="T32">três</text:span> opções:</text:p>
      <text:p text:style-name="P152">a) criar a view com a instrução A.jView(outraView, this, <text:span text:style-name="T103">varName</text:span>), pois isto retornará o direito de escrita para a primeira view em construção, <text:span text:style-name="T104">observando que se o varName for omitido, o nome da variável assumirá o nome da classe da view</text:span>;</text:p>
      <text:p text:style-name="P153"><text:span text:style-name="T24">b) utilizar o </text:span><text:span text:style-name="T32">let</text:span><text:span text:style-name="T24"> </text:span><text:span text:style-name="T32">aSaved = A_SAVED(this), ele trabalha da mesma forma que a constante A, entretanto mantém o direito de escrita, e quando você declarar outra view dentro da view em construção o direito de escrita não será modificado na variável aSaved.</text:span></text:p>
      <text:p text:style-name="P45">c) dentro da view em construção, após invocar outra view para construção, invocar o this.aMode_(), que o direito de escrita é retornado para a classe que invocou tal instrução.</text:p>
      <text:p text:style-name="P45">A recomendação é utilizar o A.jView(outraView, this) pois trabalha com a <text:span text:style-name="T98">recuperação do direito de escrita</text:span>.</text:p>
      <text:p text:style-name="P139">Obs.: o A.jView não realiza a adição de CSS a view a ser apensada.</text:p>
      <text:p text:style-name="P45"/>
      <text:p text:style-name="P45">Se você construiu views e não sabe qual delas tem o direito de escrita, basta invocar o this.aMode_(), que a tripla atribuição será direcionada à classe que invocou o método aMode_().</text:p>
      <text:p text:style-name="P45">Então, para trabalhar com a constante A é necessário ter o conhecimento do direito de escrita.</text:p>
      <text:p text:style-name="P45">Já com o A_SAVED o direito de escrita é fixo.</text:p>
      <text:p text:style-name="P45"/>
      <text:p text:style-name="P47">O forte dessa aproximação é a <text:span text:style-name="T22">tripla atribuição e identificação por inspeção </text:span>no navegador.</text:p>
      <text:p text:style-name="P47">Isso também facilita a identificação do CSS para a aplicação de estilos.</text:p>
      <text:p text:style-name="P46"/>
      <text:p text:style-name="P48">DA ESTRUTURA BÁSICA DE UM PROJETO KALIDA</text:p>
      <text:p text:style-name="P46"/>
      <text:p text:style-name="P46">-js</text:p>
      <text:p text:style-name="P46"><text:s text:c="4"/>- actions</text:p>
      <text:p text:style-name="P46"><text:tab/>ActionsSet.js</text:p>
      <text:p text:style-name="P46"><text:tab/>ActionsLogin.js</text:p>
      <text:p text:style-name="P46"><text:tab/>ActionsMenu.js</text:p>
      <text:p text:style-name="P46"><text:tab/>ActionsNavigation.js</text:p>
      <text:p text:style-name="P46"><text:tab/>ActionsSearch.js</text:p>
      <text:p text:style-name="P46"><text:s text:c="4"/>-api</text:p>
      <text:p text:style-name="P46"><text:tab/>APIS.js</text:p>
      <text:p text:style-name="P46"><text:s text:c="4"/>-aspect</text:p>
      <text:p text:style-name="P46"><text:tab/>Aspect.js</text:p>
      <text:p text:style-name="P46"><text:s text:c="4"/>-controller</text:p>
      <text:p text:style-name="P46"><text:s text:c="4"/>-lang</text:p>
      <text:p text:style-name="P46"><text:tab/>Language.js</text:p>
      <text:p text:style-name="P46"><text:soft-page-break/><text:s text:c="4"/>-tag</text:p>
      <text:p text:style-name="P46"><text:tab/>TAG.js</text:p>
      <text:p text:style-name="P46"><text:tab/>TAGTools.js</text:p>
      <text:p text:style-name="P46"><text:s text:c="4"/>-view</text:p>
      <text:p text:style-name="P46"/>
      <text:p text:style-name="P51">ActionSet.js unifica as demais actions: <text:span text:style-name="T33">ActionsLogin.js, ActionsMenu.js, ActionsNavigation.js, ActionsSearch.js</text:span></text:p>
      <text:p text:style-name="P52"/>
      <text:p text:style-name="P52">APIS.js responsável pela comunicação com apis distintas, cada uma com tokens próprios</text:p>
      <text:p text:style-name="P52"/>
      <text:p text:style-name="P52">Aspect.js para o tratamento de erros básicos</text:p>
      <text:p text:style-name="P52"/>
      <text:p text:style-name="P52">Language.js para a linguagem da aplicação</text:p>
      <text:p text:style-name="P52"/>
      <text:p text:style-name="P52">TAG.js é o core do Kalida.</text:p>
      <text:p text:style-name="P52"/>
      <text:p text:style-name="P52">TAGTools contém algumas ferramentas adicionais.</text:p>
      <text:p text:style-name="P49"/>
      <text:p text:style-name="P161">REGRAS BÁSICA</text:p>
      <text:p text:style-name="P49"/>
      <text:p text:style-name="P51"><text:span text:style-name="T98">1</text:span> – As views não devem ter eventos ou codificações comportamentais (métodos) com grande complexidade, em teoria, elas são apenas para a criação e adição de elementos html, ou seja, tem pouqu<text:span text:style-name="T34">í</text:span>ssimos métodos, <text:span text:style-name="T98">no geral somente o método _init.</text:span></text:p>
      <text:p text:style-name="P51"><text:span text:style-name="T98">1</text:span> – Os comportamentos das views são realizados nos controllers e quando se trata de um comportamento compartilhado entre muitas janelas, os comportamentos das views são realizados por actions.</text:p>
      <text:p text:style-name="P49"/>
      <text:p text:style-name="P50"/>
      <text:p text:style-name="P53">SOBRE A LIB TAG.js</text:p>
      <text:p text:style-name="P53"/>
      <text:p text:style-name="P53"/>
      <text:p text:style-name="P55">Como mencionado <text:span text:style-name="T69">a biblioteca TAG.js</text:span> é o core do Kalida.</text:p>
      <text:p text:style-name="P54"/>
      <text:p text:style-name="P135">=======================================================================</text:p>
      <text:p text:style-name="P135">= <text:s text:c="55"/>CLASSE DE JMount <text:s text:c="64"/>=</text:p>
      <text:p text:style-name="P135">=======================================================================</text:p>
      <text:p text:style-name="P54"/>
      <text:p text:style-name="P54"/>
      <text:p text:style-name="P2"><text:span text:style-name="T25">class</text:span> <text:span text:style-name="T35">JMount</text:span>{</text:p>
      <text:p text:style-name="P34">    <text:span text:style-name="T26">constructor</text:span><text:span text:style-name="T19">(</text:span><text:span text:style-name="T2">data</text:span><text:span text:style-name="T19"> = {}){</text:span></text:p>
      <text:p text:style-name="P34">        <text:span text:style-name="T10">overJson</text:span><text:span text:style-name="T19">(</text:span><text:span text:style-name="T2">data</text:span><text:span text:style-name="T19">, </text:span><text:span text:style-name="T26">this</text:span><text:span text:style-name="T19">)</text:span></text:p>
      <text:p text:style-name="P34">    <text:span text:style-name="T19">}</text:span></text:p>
      <text:p text:style-name="P34">    </text:p>
      <text:p text:style-name="P34">    <text:span text:style-name="T10">mount_</text:span><text:span text:style-name="T19">(){</text:span></text:p>
      <text:p text:style-name="P34">        <text:span text:style-name="T19">[</text:span></text:p>
      <text:p text:style-name="P34">            <text:span text:style-name="T17">'_init'</text:span><text:span text:style-name="T19">,</text:span></text:p>
      <text:p text:style-name="P34">            <text:span text:style-name="T17">'_appends'</text:span><text:span text:style-name="T19">,</text:span></text:p>
      <text:p text:style-name="P34">            <text:span text:style-name="T17">'_events'</text:span><text:span text:style-name="T19">,</text:span></text:p>
      <text:p text:style-name="P34">            <text:span text:style-name="T17">'_limits'</text:span><text:span text:style-name="T19">,</text:span></text:p>
      <text:p text:style-name="P34">            <text:span text:style-name="T17">'_requests'</text:span></text:p>
      <text:p text:style-name="P34">        <text:span text:style-name="T19">].</text:span><text:span text:style-name="T10">forEach</text:span><text:span text:style-name="T19">(</text:span><text:span text:style-name="T2">mountMethod</text:span><text:span text:style-name="T19"> </text:span><text:span text:style-name="T26">=&gt;</text:span><text:span text:style-name="T19"> </text:span><text:span text:style-name="T26">this</text:span><text:span text:style-name="T19">[</text:span><text:span text:style-name="T2">mountMethod</text:span><text:span text:style-name="T19">]?.())</text:span></text:p>
      <text:p text:style-name="P34">    <text:span text:style-name="T19">}</text:span></text:p>
      <text:p text:style-name="P1"><text:soft-page-break/>}</text:p>
      <text:p text:style-name="P54"/>
      <text:p text:style-name="P55">JMount é a classe base para JView e os Controllers que venham a ser criados.</text:p>
      <text:p text:style-name="P56">Quando você <text:span text:style-name="T69">extrai os dados essenciais de uma response para um json e passa este json no construtor de um objeto que herda de JMount, o json é “diluído” e os pares de chave:valor são “assimilados” pela instância da classe em uma variável de nome = chave e valor = valor da chave</text:span>.</text:p>
      <text:p text:style-name="P56"/>
      <text:p text:style-name="P56">Por exemplo, <text:span text:style-name="T37">ao</text:span> passamos o <text:span text:style-name="T69">json</text:span><text:span text:style-name="T37"> {nome:”Kalida”, tipo:”Framework”} o método overJson vai “</text:span><text:span text:style-name="T69">diluir” o objeto e a instância da classe</text:span><text:span text:style-name="T37"> passará a contar com as variáveis nome=”Kalida”, tipo=”Framework”.</text:span></text:p>
      <text:p text:style-name="P56"/>
      <text:p text:style-name="P139">Há um problema relacionado à diluição de chaves e valores, pois caso seja recebida uma resposta na qual uma ou mais chaves existam em uma JView, as chaves do JView serão sobrescritas, gerando um problema de inconsistência por colisão de nomes de chaves.</text:p>
      <text:p text:style-name="P139"/>
      <text:p text:style-name="P139">Dessa forma, a response não deve conter chaves que entrem em colisão com as chaves do JView.</text:p>
      <text:p text:style-name="P56"/>
      <text:p text:style-name="P56">O método mount_() verifica se a classe que <text:span text:style-name="T99">herda de</text:span> JMount contém alguns dos métodos declarados no array, e se tiver o <text:span text:style-name="T71">executa</text:span> na ordem do array:</text:p>
      <text:p text:style-name="P56">a) primeiro _init;</text:p>
      <text:p text:style-name="P56">b) segundo _appends; e</text:p>
      <text:p text:style-name="P56">c) assim por diante até o _requests;</text:p>
      <text:p text:style-name="P138">O método mount_() pode ser chamado no construtor da classe filha, não necessariamente no início do construtor, pois vai depender da forma como as instruções serão invocadas.</text:p>
      <text:p text:style-name="P137"/>
      <text:p text:style-name="P135">======================================================================== <text:s text:c="57"/>CLASSE JView <text:s text:c="70"/>=</text:p>
      <text:p text:style-name="P135">=======================================================================</text:p>
      <text:p text:style-name="P54"/>
      <text:p text:style-name="P3"><text:span text:style-name="T25">class</text:span> <text:span text:style-name="T35">JView</text:span> <text:span text:style-name="T25">extends</text:span> <text:span text:style-name="T35">JMount</text:span>{</text:p>
      <text:p text:style-name="P38"/>
      <text:p text:style-name="P34">    <text:span text:style-name="T26">constructor</text:span><text:span text:style-name="T19">(</text:span><text:span text:style-name="T2">jsonEntity</text:span><text:span text:style-name="T19">, </text:span><text:span text:style-name="T2">includeThisKeys</text:span><text:span text:style-name="T19">, ... </text:span><text:span text:style-name="T2">sourceIds</text:span><text:span text:style-name="T19">) {</text:span></text:p>
      <text:p text:style-name="P34">        <text:span text:style-name="T26">super</text:span><text:span text:style-name="T19">()</text:span></text:p>
      <text:p text:style-name="P34">        <text:span text:style-name="T2">jsonEntity</text:span><text:span text:style-name="T19"> = </text:span><text:span text:style-name="T2">jsonEntity</text:span><text:span text:style-name="T19"> || {}</text:span></text:p>
      <text:p text:style-name="P34">        <text:span text:style-name="T26">this</text:span><text:span text:style-name="T19">.</text:span><text:span text:style-name="T2">_sourceKeys</text:span><text:span text:style-name="T19"> = </text:span><text:span text:style-name="T10">keysOf</text:span><text:span text:style-name="T19">(</text:span><text:span text:style-name="T2">jsonEntity</text:span><text:span text:style-name="T19">)</text:span></text:p>
      <text:p text:style-name="P34">        <text:span text:style-name="T26">this</text:span><text:span text:style-name="T19">.</text:span><text:span text:style-name="T2">_prefix</text:span><text:span text:style-name="T19"> = </text:span><text:span text:style-name="T26">this</text:span><text:span text:style-name="T19">.</text:span><text:span text:style-name="T2">constructor</text:span><text:span text:style-name="T19">.</text:span><text:span text:style-name="T39">name</text:span><text:span text:style-name="T19"> + </text:span><text:span text:style-name="T17">'_'</text:span></text:p>
      <text:p text:style-name="P34">        <text:span text:style-name="T26">this</text:span><text:span text:style-name="T19">.</text:span><text:span text:style-name="T2">_isTagMount</text:span><text:span text:style-name="T19"> = </text:span><text:span text:style-name="T26">true</text:span></text:p>
      <text:p text:style-name="P34">        <text:span text:style-name="T26">this</text:span><text:span text:style-name="T19">.</text:span><text:span text:style-name="T2">_updated</text:span><text:span text:style-name="T19"> = </text:span><text:span text:style-name="T26">true</text:span></text:p>
      <text:p text:style-name="P34">        <text:span text:style-name="T26">this</text:span><text:span text:style-name="T19">.</text:span><text:span text:style-name="T2">_sourceIds</text:span><text:span text:style-name="T19"> = </text:span><text:span text:style-name="T10">arrayInSpread</text:span><text:span text:style-name="T19">(</text:span><text:span text:style-name="T2">sourceIds</text:span><text:span text:style-name="T19">)</text:span></text:p>
      <text:p text:style-name="P34">        <text:span text:style-name="T41">if</text:span><text:span text:style-name="T19">(</text:span><text:span text:style-name="T2">includeThisKeys</text:span><text:span text:style-name="T19"> == </text:span><text:span text:style-name="T45">0</text:span><text:span text:style-name="T19"> || </text:span><text:span text:style-name="T2">includeThisKeys</text:span><text:span text:style-name="T19">) </text:span><text:span text:style-name="T26">this</text:span><text:span text:style-name="T19">.</text:span><text:span text:style-name="T10">addSourceKeys_</text:span><text:span text:style-name="T19">(</text:span><text:span text:style-name="T2">includeThisKeys</text:span><text:span text:style-name="T19">)</text:span></text:p>
      <text:p text:style-name="P34">        <text:span text:style-name="T26">this</text:span><text:span text:style-name="T19">.</text:span><text:span text:style-name="T10">keyChain_</text:span><text:span text:style-name="T19">(</text:span><text:span text:style-name="T2">jsonEntity</text:span><text:span text:style-name="T19">)</text:span></text:p>
      <text:p text:style-name="P34">        <text:span text:style-name="T26">this</text:span><text:span text:style-name="T19">.</text:span><text:span text:style-name="T10">aMode_</text:span><text:span text:style-name="T19">()</text:span></text:p>
      <text:p text:style-name="P34">    <text:span text:style-name="T19">}</text:span></text:p>
      <text:p text:style-name="P38"/>
      <text:p text:style-name="P34">    <text:span text:style-name="T10">aMode_</text:span><text:span text:style-name="T19"> = () </text:span><text:span text:style-name="T26">=&gt;</text:span><text:span text:style-name="T19"> </text:span><text:span text:style-name="T2">A_MODE_SOURCE</text:span><text:span text:style-name="T19"> = </text:span><text:span text:style-name="T26">this</text:span></text:p>
      <text:p text:style-name="P34"/>
      <text:p text:style-name="P34">    <text:span text:style-name="T10">addSourceKeys_</text:span><text:span text:style-name="T19"> = (... </text:span><text:span text:style-name="T2">keys</text:span><text:span text:style-name="T19">) </text:span><text:span text:style-name="T26">=&gt;</text:span><text:span text:style-name="T19"> {</text:span></text:p>
      <text:p text:style-name="P34">        <text:span text:style-name="T26">this</text:span><text:span text:style-name="T19">.</text:span><text:span text:style-name="T2">_sourceKeys</text:span><text:span text:style-name="T19"> = </text:span><text:span text:style-name="T26">this</text:span><text:span text:style-name="T19">.</text:span><text:span text:style-name="T2">_sourceKeys</text:span><text:span text:style-name="T19">.</text:span><text:span text:style-name="T10">concat</text:span><text:span text:style-name="T19">(</text:span><text:span text:style-name="T10">arrayInSpread</text:span><text:span text:style-name="T19">(</text:span><text:span text:style-name="T2">keys</text:span><text:span text:style-name="T19">))</text:span></text:p>
      <text:p text:style-name="P34">        <text:span text:style-name="T41">return</text:span><text:span text:style-name="T19"> </text:span><text:span text:style-name="T26">this</text:span><text:span text:style-name="T19">.</text:span><text:span text:style-name="T10">osk_</text:span><text:span text:style-name="T19">()</text:span></text:p>
      <text:p text:style-name="P34">    <text:span text:style-name="T19">}</text:span></text:p>
      <text:p text:style-name="P34"/>
      <text:p text:style-name="P34">    <text:span text:style-name="T10">ask_</text:span><text:span text:style-name="T19"> = </text:span><text:span text:style-name="T26">this</text:span><text:span text:style-name="T19">.</text:span><text:span text:style-name="T10">addSourceKeys_</text:span></text:p>
      <text:p text:style-name="P38"><text:soft-page-break/></text:p>
      <text:p text:style-name="P34">    <text:span text:style-name="T10">overSourceKeys_</text:span><text:span text:style-name="T19"> = (... </text:span><text:span text:style-name="T2">keys</text:span><text:span text:style-name="T19">) </text:span><text:span text:style-name="T26">=&gt;</text:span><text:span text:style-name="T19"> {</text:span></text:p>
      <text:p text:style-name="P34">        <text:span text:style-name="T2">keys</text:span><text:span text:style-name="T19"> = </text:span><text:span text:style-name="T10">arrayInSpread</text:span><text:span text:style-name="T19">(</text:span><text:span text:style-name="T2">keys</text:span><text:span text:style-name="T19">)</text:span></text:p>
      <text:p text:style-name="P34">        <text:span text:style-name="T41">return</text:span><text:span text:style-name="T19"> </text:span><text:span text:style-name="T10">overJson</text:span><text:span text:style-name="T19">(</text:span><text:span text:style-name="T26">this</text:span><text:span text:style-name="T19">, {}, </text:span><text:span text:style-name="T2">keys</text:span><text:span text:style-name="T19">.</text:span><text:span text:style-name="T2">length</text:span><text:span text:style-name="T19">? </text:span><text:span text:style-name="T2">keys</text:span><text:span text:style-name="T19"> : </text:span><text:span text:style-name="T26">this</text:span><text:span text:style-name="T19">.</text:span><text:span text:style-name="T2">_sourceKeys</text:span><text:span text:style-name="T19">)</text:span></text:p>
      <text:p text:style-name="P34">    <text:span text:style-name="T19">}</text:span></text:p>
      <text:p text:style-name="P38"/>
      <text:p text:style-name="P34">    <text:span text:style-name="T10">osk_</text:span><text:span text:style-name="T19"> = </text:span><text:span text:style-name="T26">this</text:span><text:span text:style-name="T19">.</text:span><text:span text:style-name="T10">overSourceKeys_</text:span></text:p>
      <text:p text:style-name="P38"/>
      <text:p text:style-name="P34">    <text:span text:style-name="T10">overSourceKeysPlus_</text:span><text:span text:style-name="T19"> = (... </text:span><text:span text:style-name="T2">keys</text:span><text:span text:style-name="T19">) </text:span><text:span text:style-name="T26">=&gt;</text:span><text:span text:style-name="T19"> {</text:span></text:p>
      <text:p text:style-name="P34">        <text:span text:style-name="T2">keys</text:span><text:span text:style-name="T19"> = </text:span><text:span text:style-name="T26">this</text:span><text:span text:style-name="T19">.</text:span><text:span text:style-name="T2">_sourceKeys</text:span><text:span text:style-name="T19">.</text:span><text:span text:style-name="T10">concat</text:span><text:span text:style-name="T19">(</text:span><text:span text:style-name="T10">arrayInSpread</text:span><text:span text:style-name="T19">(</text:span><text:span text:style-name="T2">keys</text:span><text:span text:style-name="T19">))</text:span></text:p>
      <text:p text:style-name="P34">        <text:span text:style-name="T41">return</text:span><text:span text:style-name="T19"> </text:span><text:span text:style-name="T26">this</text:span><text:span text:style-name="T19">.</text:span><text:span text:style-name="T10">osk_</text:span><text:span text:style-name="T19">(</text:span><text:span text:style-name="T2">keys</text:span><text:span text:style-name="T19">)</text:span></text:p>
      <text:p text:style-name="P34">    <text:span text:style-name="T19">}</text:span></text:p>
      <text:p text:style-name="P34"/>
      <text:p text:style-name="P34">    <text:span text:style-name="T10">psk_</text:span><text:span text:style-name="T19"> = </text:span><text:span text:style-name="T26">this</text:span><text:span text:style-name="T19">.</text:span><text:span text:style-name="T10">overSourceKeysPlus_</text:span></text:p>
      <text:p text:style-name="P38"/>
      <text:p text:style-name="P34">    <text:span text:style-name="T10">innerAnchor_</text:span><text:span text:style-name="T19"> = (</text:span><text:span text:style-name="T2">elementAnchor</text:span><text:span text:style-name="T19">, </text:span><text:span text:style-name="T2">elementName</text:span><text:span text:style-name="T19">) </text:span><text:span text:style-name="T26">=&gt;</text:span><text:span text:style-name="T19"> {</text:span></text:p>
      <text:p text:style-name="P34">        <text:span text:style-name="T26">this</text:span><text:span text:style-name="T19">[</text:span><text:span text:style-name="T2">elementName</text:span><text:span text:style-name="T19">].</text:span><text:span text:style-name="T2">id</text:span><text:span text:style-name="T19"> = </text:span><text:span text:style-name="T26">this</text:span><text:span text:style-name="T19">.</text:span><text:span text:style-name="T2">_prefix</text:span><text:span text:style-name="T19"> + </text:span><text:span text:style-name="T2">elementName</text:span><text:span text:style-name="T19"> + </text:span><text:span text:style-name="T39">ID_MAKER</text:span><text:span text:style-name="T19">.</text:span><text:span text:style-name="T10">next</text:span><text:span text:style-name="T19">().</text:span><text:span text:style-name="T2">value</text:span></text:p>
      <text:p text:style-name="P34">        <text:span text:style-name="T2">elementAnchor</text:span><text:span text:style-name="T19">.</text:span><text:span text:style-name="T2">href</text:span><text:span text:style-name="T19"> = </text:span><text:span text:style-name="T17">'#'</text:span><text:span text:style-name="T19"> + </text:span><text:span text:style-name="T26">this</text:span><text:span text:style-name="T19">[</text:span><text:span text:style-name="T2">elementName</text:span><text:span text:style-name="T19">].</text:span><text:span text:style-name="T2">id</text:span></text:p>
      <text:p text:style-name="P34">    <text:span text:style-name="T19">};</text:span></text:p>
      <text:p text:style-name="P34"/>
      <text:p text:style-name="P34">    <text:span text:style-name="T10">defClasses_</text:span><text:span text:style-name="T19"> = (... </text:span><text:span text:style-name="T2">classes</text:span><text:span text:style-name="T19">) </text:span><text:span text:style-name="T26">=&gt;</text:span><text:span text:style-name="T19"> </text:span><text:span text:style-name="T10">arrayInSpread</text:span><text:span text:style-name="T19">(</text:span><text:span text:style-name="T2">classes</text:span><text:span text:style-name="T19">)</text:span></text:p>
      <text:p text:style-name="P34">        <text:span text:style-name="T19">.</text:span><text:span text:style-name="T10">reduce</text:span><text:span text:style-name="T19">((</text:span><text:span text:style-name="T2">list</text:span><text:span text:style-name="T19">, </text:span><text:span text:style-name="T2">cls</text:span><text:span text:style-name="T19">) </text:span><text:span text:style-name="T26">=&gt;</text:span><text:span text:style-name="T19"> </text:span><text:span text:style-name="T2">list</text:span><text:span text:style-name="T19">.</text:span><text:span text:style-name="T10">concat</text:span><text:span text:style-name="T19">(</text:span><text:span text:style-name="T26">this</text:span><text:span text:style-name="T19">.</text:span><text:span text:style-name="T2">_prefix</text:span><text:span text:style-name="T19"> + (</text:span><text:span text:style-name="T46">/</text:span><text:span text:style-name="T10">^</text:span><text:span text:style-name="T47">\$</text:span><text:span text:style-name="T46">/</text:span><text:span text:style-name="T19">.</text:span><text:span text:style-name="T10">test</text:span><text:span text:style-name="T19">(</text:span><text:span text:style-name="T2">cls</text:span><text:span text:style-name="T19">) ? </text:span><text:span text:style-name="T2">cls</text:span><text:span text:style-name="T19">.</text:span><text:span text:style-name="T10">substring</text:span><text:span text:style-name="T19">(</text:span><text:span text:style-name="T45">1</text:span><text:span text:style-name="T19">) : </text:span><text:span text:style-name="T2">cls</text:span><text:span text:style-name="T19">)), [])</text:span></text:p>
      <text:p text:style-name="P34"/>
      <text:p text:style-name="P34">    <text:span text:style-name="T10">insertClasses_</text:span><text:span text:style-name="T19"> = (</text:span><text:span text:style-name="T2">element</text:span><text:span text:style-name="T19">, ... </text:span><text:span text:style-name="T2">classes</text:span><text:span text:style-name="T19">) </text:span><text:span text:style-name="T26">=&gt;</text:span><text:span text:style-name="T19"> </text:span><text:span text:style-name="T10">addClasses</text:span><text:span text:style-name="T19">(</text:span><text:span text:style-name="T2">element</text:span><text:span text:style-name="T19">, </text:span><text:span text:style-name="T26">this</text:span><text:span text:style-name="T19">.</text:span><text:span text:style-name="T10">defClasses_</text:span><text:span text:style-name="T19">(</text:span><text:span text:style-name="T2">classes</text:span><text:span text:style-name="T19">))</text:span></text:p>
      <text:p text:style-name="P34"/>
      <text:p text:style-name="P34">    <text:span text:style-name="T10">removeClasses_</text:span><text:span text:style-name="T19"> = (</text:span><text:span text:style-name="T2">element</text:span><text:span text:style-name="T19">, ... </text:span><text:span text:style-name="T2">classes</text:span><text:span text:style-name="T19">) </text:span><text:span text:style-name="T26">=&gt;</text:span><text:span text:style-name="T19"> </text:span><text:span text:style-name="T10">removeClasses</text:span><text:span text:style-name="T19">(</text:span><text:span text:style-name="T2">element</text:span><text:span text:style-name="T19">, </text:span><text:span text:style-name="T26">this</text:span><text:span text:style-name="T19">.</text:span><text:span text:style-name="T10">defClasses_</text:span><text:span text:style-name="T19">(</text:span><text:span text:style-name="T2">classes</text:span><text:span text:style-name="T19">))</text:span></text:p>
      <text:p text:style-name="P34"/>
      <text:p text:style-name="P34">    <text:span text:style-name="T10">viewValues_</text:span><text:span text:style-name="T19"> = (</text:span><text:span text:style-name="T2">fromUpdate</text:span><text:span text:style-name="T19">, ... </text:span><text:span text:style-name="T2">addVarKeys</text:span><text:span text:style-name="T19">) </text:span><text:span text:style-name="T26">=&gt;</text:span><text:span text:style-name="T19"> {</text:span></text:p>
      <text:p text:style-name="P34">        <text:span text:style-name="T26">let</text:span><text:span text:style-name="T19"> </text:span><text:span text:style-name="T2">regInput</text:span><text:span text:style-name="T19"> =</text:span><text:span text:style-name="T46"> /</text:span><text:span text:style-name="T10">^</text:span><text:span text:style-name="T47">\$</text:span><text:span text:style-name="T46">input</text:span><text:span text:style-name="T17">(</text:span><text:span text:style-name="T46">.</text:span><text:span text:style-name="T17">)(</text:span><text:span text:style-name="T46">.</text:span><text:span text:style-name="T47">*</text:span><text:span text:style-name="T17">)</text:span><text:span text:style-name="T46">/</text:span><text:span text:style-name="T19">,</text:span></text:p>
      <text:p text:style-name="P34">            <text:span text:style-name="T2">regUpdate</text:span><text:span text:style-name="T19"> =</text:span><text:span text:style-name="T46"> /</text:span><text:span text:style-name="T10">^</text:span><text:span text:style-name="T47">\$</text:span><text:span text:style-name="T46">inputUpdate</text:span><text:span text:style-name="T17">(</text:span><text:span text:style-name="T46">.</text:span><text:span text:style-name="T17">)(</text:span><text:span text:style-name="T46">.</text:span><text:span text:style-name="T47">*</text:span><text:span text:style-name="T17">)</text:span><text:span text:style-name="T46">/</text:span><text:span text:style-name="T19">,</text:span></text:p>
      <text:p text:style-name="P34">            <text:span text:style-name="T2">index</text:span><text:span text:style-name="T19"> = </text:span><text:span text:style-name="T2">fromUpdate</text:span><text:span text:style-name="T19">? </text:span><text:span text:style-name="T45">12</text:span><text:span text:style-name="T19"> : </text:span><text:span text:style-name="T45">6</text:span><text:span text:style-name="T19">,</text:span></text:p>
      <text:p text:style-name="P34">            <text:span text:style-name="T2">strike</text:span><text:span text:style-name="T19"> = </text:span><text:span text:style-name="T10">arrayInSpread</text:span><text:span text:style-name="T19">(</text:span><text:span text:style-name="T2">addVarKeys</text:span><text:span text:style-name="T19">).</text:span><text:span text:style-name="T10">reduce</text:span><text:span text:style-name="T19">((</text:span><text:span text:style-name="T2">json</text:span><text:span text:style-name="T19">, </text:span><text:span text:style-name="T2">key</text:span><text:span text:style-name="T19">) </text:span><text:span text:style-name="T26">=&gt;</text:span><text:span text:style-name="T19"> {</text:span><text:span text:style-name="T2">json</text:span><text:span text:style-name="T19">[</text:span><text:span text:style-name="T2">key</text:span><text:span text:style-name="T19">] = </text:span><text:span text:style-name="T26">this</text:span><text:span text:style-name="T19">[</text:span><text:span text:style-name="T2">key</text:span><text:span text:style-name="T19">]; </text:span><text:span text:style-name="T41">return</text:span><text:span text:style-name="T19"> </text:span><text:span text:style-name="T2">json</text:span><text:span text:style-name="T19">}, {}),</text:span></text:p>
      <text:p text:style-name="P34">            <text:span text:style-name="T2">source</text:span><text:span text:style-name="T19"> = </text:span><text:span text:style-name="T10">keysOf</text:span><text:span text:style-name="T19">(</text:span><text:span text:style-name="T26">this</text:span><text:span text:style-name="T19">).</text:span><text:span text:style-name="T10">reduce</text:span><text:span text:style-name="T19">((</text:span><text:span text:style-name="T2">json</text:span><text:span text:style-name="T19">, </text:span><text:span text:style-name="T2">key</text:span><text:span text:style-name="T19">) </text:span><text:span text:style-name="T26">=&gt;</text:span><text:span text:style-name="T19"> {   </text:span></text:p>
      <text:p text:style-name="P34">                <text:span text:style-name="T41">if</text:span><text:span text:style-name="T19">(</text:span><text:span text:style-name="T2">fromUpdate</text:span><text:span text:style-name="T19">? </text:span><text:span text:style-name="T2">regUpdate</text:span><text:span text:style-name="T19">.</text:span><text:span text:style-name="T10">test</text:span><text:span text:style-name="T19">(</text:span><text:span text:style-name="T2">key</text:span><text:span text:style-name="T19">) : </text:span><text:span text:style-name="T2">regInput</text:span><text:span text:style-name="T19">.</text:span><text:span text:style-name="T10">test</text:span><text:span text:style-name="T19">(</text:span><text:span text:style-name="T2">key</text:span><text:span text:style-name="T19">) &amp;&amp; !</text:span><text:span text:style-name="T2">regUpdate</text:span><text:span text:style-name="T19">.</text:span><text:span text:style-name="T10">test</text:span><text:span text:style-name="T19">(</text:span><text:span text:style-name="T2">key</text:span><text:span text:style-name="T19">)){</text:span></text:p>
      <text:p text:style-name="P34">                    <text:span text:style-name="T26">let</text:span><text:span text:style-name="T19"> </text:span><text:span text:style-name="T2">value</text:span><text:span text:style-name="T19"> = </text:span><text:span text:style-name="T26">this</text:span><text:span text:style-name="T19">[</text:span><text:span text:style-name="T2">key</text:span><text:span text:style-name="T19">].</text:span><text:span text:style-name="T2">value</text:span><text:span text:style-name="T19">,</text:span></text:p>
      <text:p text:style-name="P34">                        <text:span text:style-name="T2">varKey</text:span><text:span text:style-name="T19"> = </text:span><text:span text:style-name="T2">key</text:span><text:span text:style-name="T19">[</text:span><text:span text:style-name="T2">index</text:span><text:span text:style-name="T19">].</text:span><text:span text:style-name="T10">toLowerCase</text:span><text:span text:style-name="T19">() + </text:span><text:span text:style-name="T2">key</text:span><text:span text:style-name="T19">.</text:span><text:span text:style-name="T10">substring</text:span><text:span text:style-name="T19">(</text:span><text:span text:style-name="T2">index</text:span><text:span text:style-name="T19">+</text:span><text:span text:style-name="T45">1</text:span><text:span text:style-name="T19">),</text:span></text:p>
      <text:p text:style-name="P34">                        <text:span text:style-name="T2">inType</text:span><text:span text:style-name="T19"> = </text:span><text:span text:style-name="T26">this</text:span><text:span text:style-name="T19">[</text:span><text:span text:style-name="T2">key</text:span><text:span text:style-name="T19">].</text:span><text:span text:style-name="T2">type</text:span><text:span text:style-name="T19">;</text:span></text:p>
      <text:p text:style-name="P38"/>
      <text:p text:style-name="P34">                    <text:span text:style-name="T26">let</text:span><text:span text:style-name="T19"> </text:span><text:span text:style-name="T2">inValues</text:span><text:span text:style-name="T19"> = {</text:span></text:p>
      <text:p text:style-name="P34">                        <text:span text:style-name="T17">'number'</text:span><text:span text:style-name="T2">:</text:span><text:span text:style-name="T19"> +</text:span><text:span text:style-name="T2">value</text:span><text:span text:style-name="T19">,</text:span></text:p>
      <text:p text:style-name="P34">                        <text:span text:style-name="T17">'checkbox'</text:span><text:span text:style-name="T2">:</text:span><text:span text:style-name="T19"> </text:span><text:span text:style-name="T26">this</text:span><text:span text:style-name="T19">[</text:span><text:span text:style-name="T2">key</text:span><text:span text:style-name="T19">].</text:span><text:span text:style-name="T2">checked</text:span></text:p>
      <text:p text:style-name="P34">                    <text:span text:style-name="T19">};</text:span></text:p>
      <text:p text:style-name="P34">                    <text:span text:style-name="T2">json</text:span><text:span text:style-name="T19">[</text:span><text:span text:style-name="T2">varKey</text:span><text:span text:style-name="T19">] = </text:span><text:span text:style-name="T2">inType</text:span><text:span text:style-name="T19"> </text:span><text:span text:style-name="T26">in</text:span><text:span text:style-name="T19"> </text:span><text:span text:style-name="T2">inValues</text:span><text:span text:style-name="T19">? </text:span><text:span text:style-name="T2">inValues</text:span><text:span text:style-name="T19">[</text:span><text:span text:style-name="T2">inType</text:span><text:span text:style-name="T19">] : </text:span><text:span text:style-name="T2">value</text:span></text:p>
      <text:p text:style-name="P34">                    <text:span text:style-name="T41">if</text:span><text:span text:style-name="T19">(</text:span><text:span text:style-name="T2">json</text:span><text:span text:style-name="T19">[</text:span><text:span text:style-name="T2">varKey</text:span><text:span text:style-name="T19">] !== </text:span><text:span text:style-name="T26">this</text:span><text:span text:style-name="T19">[</text:span><text:span text:style-name="T2">varKey</text:span><text:span text:style-name="T19">]) </text:span><text:span text:style-name="T26">this</text:span><text:span text:style-name="T19">.</text:span><text:span text:style-name="T2">_updated</text:span><text:span text:style-name="T19"> = </text:span><text:span text:style-name="T26">false</text:span></text:p>
      <text:p text:style-name="P34">                <text:span text:style-name="T19">}</text:span></text:p>
      <text:p text:style-name="P34">                <text:span text:style-name="T41">return</text:span><text:span text:style-name="T19"> </text:span><text:span text:style-name="T2">json</text:span></text:p>
      <text:p text:style-name="P34"><text:soft-page-break/>            <text:span text:style-name="T19">}, {});</text:span></text:p>
      <text:p text:style-name="P34">    </text:p>
      <text:p text:style-name="P34">        <text:span text:style-name="T26">this</text:span><text:span text:style-name="T19">.</text:span><text:span text:style-name="T2">_sourceKeys</text:span><text:span text:style-name="T19">.</text:span><text:span text:style-name="T10">filter</text:span><text:span text:style-name="T19">(</text:span><text:span text:style-name="T2">key</text:span><text:span text:style-name="T19"> </text:span><text:span text:style-name="T26">=&gt;</text:span><text:span text:style-name="T46"> /</text:span><text:span text:style-name="T10">^</text:span><text:span text:style-name="T46">id/</text:span><text:span text:style-name="T19">.</text:span><text:span text:style-name="T10">test</text:span><text:span text:style-name="T19">(</text:span><text:span text:style-name="T2">key</text:span><text:span text:style-name="T19">) &amp;&amp; </text:span><text:span text:style-name="T26">new</text:span><text:span text:style-name="T19"> </text:span><text:span text:style-name="T36">RegExp</text:span><text:span text:style-name="T19">(</text:span><text:span text:style-name="T2">key</text:span><text:span text:style-name="T19">.</text:span><text:span text:style-name="T10">replace</text:span><text:span text:style-name="T19">(</text:span><text:span text:style-name="T17">'id'</text:span><text:span text:style-name="T19">,</text:span><text:span text:style-name="T17">''</text:span><text:span text:style-name="T19">), </text:span><text:span text:style-name="T17">'i'</text:span><text:span text:style-name="T19">).</text:span><text:span text:style-name="T10">test</text:span><text:span text:style-name="T19">(</text:span><text:span text:style-name="T26">this</text:span><text:span text:style-name="T19">.</text:span><text:span text:style-name="T2">_prefix</text:span><text:span text:style-name="T19">))</text:span></text:p>
      <text:p text:style-name="P34">            <text:span text:style-name="T19">.</text:span><text:span text:style-name="T10">forEach</text:span><text:span text:style-name="T19">(</text:span><text:span text:style-name="T2">relativeId</text:span><text:span text:style-name="T19"> </text:span><text:span text:style-name="T26">=&gt;</text:span><text:span text:style-name="T19"> </text:span><text:span text:style-name="T2">source</text:span><text:span text:style-name="T19">[</text:span><text:span text:style-name="T2">relativeId</text:span><text:span text:style-name="T19">] = </text:span><text:span text:style-name="T26">this</text:span><text:span text:style-name="T19">[</text:span><text:span text:style-name="T2">relativeId</text:span><text:span text:style-name="T19">])</text:span></text:p>
      <text:p text:style-name="P34">        <text:span text:style-name="T26">this</text:span><text:span text:style-name="T19">.</text:span><text:span text:style-name="T2">_sourceIds</text:span><text:span text:style-name="T19">.</text:span><text:span text:style-name="T10">forEach</text:span><text:span text:style-name="T19">(</text:span><text:span text:style-name="T2">id</text:span><text:span text:style-name="T19"> </text:span><text:span text:style-name="T26">=&gt;</text:span><text:span text:style-name="T19"> </text:span><text:span text:style-name="T2">source</text:span><text:span text:style-name="T19">[</text:span><text:span text:style-name="T2">id</text:span><text:span text:style-name="T19">] = </text:span><text:span text:style-name="T26">this</text:span><text:span text:style-name="T19">[</text:span><text:span text:style-name="T2">id</text:span><text:span text:style-name="T19">])</text:span></text:p>
      <text:p text:style-name="P34">        <text:span text:style-name="T41">return</text:span><text:span text:style-name="T19"> {...</text:span><text:span text:style-name="T2">strike</text:span><text:span text:style-name="T19">, ...</text:span><text:span text:style-name="T2">source</text:span><text:span text:style-name="T19">}</text:span></text:p>
      <text:p text:style-name="P34">    <text:span text:style-name="T19">}</text:span></text:p>
      <text:p text:style-name="P34"/>
      <text:p text:style-name="P34">    <text:span text:style-name="T10">isUpdated_</text:span><text:span text:style-name="T19"> = () </text:span><text:span text:style-name="T26">=&gt;</text:span><text:span text:style-name="T19"> </text:span><text:span text:style-name="T26">this</text:span><text:span text:style-name="T19">.</text:span><text:span text:style-name="T2">_updated</text:span></text:p>
      <text:p text:style-name="P71"/>
      <text:p text:style-name="P34">    <text:span text:style-name="T10">updateView_</text:span><text:span text:style-name="T19"> = (</text:span><text:span text:style-name="T2">updatedSource</text:span><text:span text:style-name="T19">, </text:span><text:span text:style-name="T2">isUpdated</text:span><text:span text:style-name="T19"> = </text:span><text:span text:style-name="T26">true</text:span><text:span text:style-name="T19">) </text:span><text:span text:style-name="T26">=&gt;</text:span><text:span text:style-name="T19"> {</text:span></text:p>
      <text:p text:style-name="P34">        <text:span text:style-name="T10">keysOf</text:span><text:span text:style-name="T19">(</text:span><text:span text:style-name="T2">updatedSource</text:span><text:span text:style-name="T19"> || </text:span><text:span text:style-name="T26">this</text:span><text:span text:style-name="T19">.</text:span><text:span text:style-name="T10">viewValues_</text:span><text:span text:style-name="T19">(</text:span><text:span text:style-name="T26">true</text:span><text:span text:style-name="T19">)).</text:span><text:span text:style-name="T10">forEach</text:span><text:span text:style-name="T19">(</text:span><text:span text:style-name="T2">varName</text:span><text:span text:style-name="T19"> </text:span><text:span text:style-name="T26">=&gt;</text:span><text:span text:style-name="T19"> </text:span><text:span text:style-name="T26">this</text:span><text:span text:style-name="T19">[</text:span><text:span text:style-name="T2">varName</text:span><text:span text:style-name="T19">] = </text:span><text:span text:style-name="T2">updatedSource</text:span><text:span text:style-name="T19">[</text:span><text:span text:style-name="T2">varName</text:span><text:span text:style-name="T19">])</text:span></text:p>
      <text:p text:style-name="P34">        <text:span text:style-name="T26">this</text:span><text:span text:style-name="T19">.</text:span><text:span text:style-name="T2">_updated</text:span><text:span text:style-name="T19"> = </text:span><text:span text:style-name="T2">isUpdated</text:span></text:p>
      <text:p text:style-name="P34">    <text:span text:style-name="T19">}</text:span></text:p>
      <text:p text:style-name="P38"/>
      <text:p text:style-name="P34">    <text:span text:style-name="T10">keyChain_</text:span><text:span text:style-name="T19">(</text:span><text:span text:style-name="T2">jsonEntity</text:span><text:span text:style-name="T19">){</text:span></text:p>
      <text:p text:style-name="P34">        <text:span text:style-name="T41">if</text:span><text:span text:style-name="T19"> (</text:span><text:span text:style-name="T2">jsonEntity</text:span><text:span text:style-name="T19">) {</text:span></text:p>
      <text:p text:style-name="P34">            <text:span text:style-name="T26">let</text:span><text:span text:style-name="T19"> </text:span><text:span text:style-name="T2">entityKeys</text:span><text:span text:style-name="T19"> = </text:span><text:span text:style-name="T10">keysOf</text:span><text:span text:style-name="T19">(</text:span><text:span text:style-name="T2">jsonEntity</text:span><text:span text:style-name="T19">);</text:span></text:p>
      <text:p text:style-name="P34">            <text:span text:style-name="T41">if</text:span><text:span text:style-name="T19">(</text:span><text:span text:style-name="T2">jsonEntity</text:span><text:span text:style-name="T19">.</text:span><text:span text:style-name="T2">_isTagMount</text:span><text:span text:style-name="T19">){</text:span></text:p>
      <text:p text:style-name="P34">                <text:span text:style-name="T39">DEVELOPMENT_MODE</text:span><text:span text:style-name="T19">.</text:span><text:span text:style-name="T10">log</text:span><text:span text:style-name="T19">(</text:span><text:span text:style-name="T26">true</text:span><text:span text:style-name="T19">, </text:span><text:span text:style-name="T17">`Received tagMount in jsonEntity, it probably will provoke inconsistences for override attributes of </text:span><text:span text:style-name="T26">${this</text:span><text:span text:style-name="T19">.</text:span><text:span text:style-name="T2">constructor</text:span><text:span text:style-name="T19">.</text:span><text:span text:style-name="T39">name</text:span><text:span text:style-name="T26">}</text:span><text:span text:style-name="T17">. You can call osk_() instead pass the view`</text:span><text:span text:style-name="T19">)</text:span></text:p>
      <text:p text:style-name="P34">                <text:span text:style-name="T26">let</text:span><text:span text:style-name="T19"> </text:span><text:span text:style-name="T2">thisKeys</text:span><text:span text:style-name="T19"> = </text:span><text:span text:style-name="T10">keysOf</text:span><text:span text:style-name="T19">(</text:span><text:span text:style-name="T26">this</text:span><text:span text:style-name="T19">);</text:span></text:p>
      <text:p text:style-name="P34">                <text:span text:style-name="T2">entityKeys</text:span><text:span text:style-name="T19">.</text:span><text:span text:style-name="T10">filter</text:span><text:span text:style-name="T19">(</text:span><text:span text:style-name="T2">key</text:span><text:span text:style-name="T19"> </text:span><text:span text:style-name="T26">=&gt;</text:span><text:span text:style-name="T19"> !</text:span><text:span text:style-name="T2">thisKeys</text:span><text:span text:style-name="T19">.</text:span><text:span text:style-name="T10">includes</text:span><text:span text:style-name="T19">(</text:span><text:span text:style-name="T2">key</text:span><text:span text:style-name="T19">)).</text:span><text:span text:style-name="T10">forEach</text:span><text:span text:style-name="T19">(</text:span><text:span text:style-name="T2">key</text:span><text:span text:style-name="T19"> </text:span><text:span text:style-name="T26">=&gt;</text:span><text:span text:style-name="T19"> {</text:span></text:p>
      <text:p text:style-name="P34">                    <text:span text:style-name="T26">let</text:span><text:span text:style-name="T19"> </text:span><text:span text:style-name="T2">val</text:span><text:span text:style-name="T19"> = </text:span><text:span text:style-name="T2">jsonEntity</text:span><text:span text:style-name="T19">[</text:span><text:span text:style-name="T2">key</text:span><text:span text:style-name="T19">],</text:span></text:p>
      <text:p text:style-name="P34">                        <text:span text:style-name="T2">add</text:span><text:span text:style-name="T19"> = !</text:span><text:span text:style-name="T2">val</text:span><text:span text:style-name="T19">?.</text:span><text:span text:style-name="T2">isTagChild</text:span><text:span text:style-name="T19">;  </text:span></text:p>
      <text:p text:style-name="P34">                    <text:span text:style-name="T41">if</text:span><text:span text:style-name="T19">(</text:span><text:span text:style-name="T2">add</text:span><text:span text:style-name="T19">) </text:span><text:span text:style-name="T26">this</text:span><text:span text:style-name="T19">[</text:span><text:span text:style-name="T2">key</text:span><text:span text:style-name="T19">] = </text:span><text:span text:style-name="T2">val</text:span></text:p>
      <text:p text:style-name="P34">                <text:span text:style-name="T19">})</text:span></text:p>
      <text:p text:style-name="P34">            <text:span text:style-name="T19">}</text:span><text:span text:style-name="T41">else</text:span><text:span text:style-name="T19">{</text:span></text:p>
      <text:p text:style-name="P34">                <text:span text:style-name="T10">overJson</text:span><text:span text:style-name="T19">(</text:span><text:span text:style-name="T2">jsonEntity</text:span><text:span text:style-name="T19">, </text:span><text:span text:style-name="T26">this</text:span><text:span text:style-name="T19">)</text:span></text:p>
      <text:p text:style-name="P34">            <text:span text:style-name="T19">}</text:span></text:p>
      <text:p text:style-name="P34">            <text:span text:style-name="T26">this</text:span><text:span text:style-name="T19">.</text:span><text:span text:style-name="T2">_sourceKeys</text:span><text:span text:style-name="T19"> = </text:span><text:span text:style-name="T26">this</text:span><text:span text:style-name="T19">.</text:span><text:span text:style-name="T2">_sourceKeys</text:span><text:span text:style-name="T19">.</text:span><text:span text:style-name="T10">concat</text:span><text:span text:style-name="T19">(</text:span><text:span text:style-name="T2">entityKeys</text:span><text:span text:style-name="T19">)</text:span></text:p>
      <text:p text:style-name="P34">        <text:span text:style-name="T19">}</text:span></text:p>
      <text:p text:style-name="P34">    <text:span text:style-name="T19">}</text:span></text:p>
      <text:p text:style-name="P38"/>
      <text:p text:style-name="P34">    <text:span text:style-name="T10">append_</text:span><text:span text:style-name="T19">(</text:span><text:span text:style-name="T2">element</text:span><text:span text:style-name="T19">){</text:span></text:p>
      <text:p text:style-name="P34">        <text:span text:style-name="T2">A_MODE_SOURCE</text:span><text:span text:style-name="T19"> = </text:span><text:span text:style-name="T26">this</text:span></text:p>
      <text:p text:style-name="P34">        <text:span text:style-name="T41">if</text:span><text:span text:style-name="T19">(!</text:span><text:span text:style-name="T26">this</text:span><text:span text:style-name="T19">.</text:span><text:span text:style-name="T2">$view</text:span><text:span text:style-name="T19">) </text:span><text:span text:style-name="T39">A</text:span><text:span text:style-name="T19">.</text:span><text:span text:style-name="T10">div</text:span><text:span text:style-name="T19">(</text:span><text:span text:style-name="T17">'view'</text:span><text:span text:style-name="T19">);</text:span></text:p>
      <text:p text:style-name="P34">        <text:span text:style-name="T26">this</text:span><text:span text:style-name="T19">.</text:span><text:span text:style-name="T2">$view</text:span><text:span text:style-name="T19">.</text:span><text:span text:style-name="T10">a</text:span><text:span text:style-name="T19">(</text:span><text:span text:style-name="T2">element</text:span><text:span text:style-name="T19">)</text:span></text:p>
      <text:p text:style-name="P34">        <text:span text:style-name="T41">return</text:span><text:span text:style-name="T19"> </text:span><text:span text:style-name="T26">this</text:span></text:p>
      <text:p text:style-name="P34">    <text:span text:style-name="T19">} </text:span></text:p>
      <text:p text:style-name="P38"/>
      <text:p text:style-name="P34">    <text:span text:style-name="T10">disapend_</text:span><text:span text:style-name="T19">(... </text:span><text:span text:style-name="T2">elements</text:span><text:span text:style-name="T19">){</text:span></text:p>
      <text:p text:style-name="P34">        <text:span text:style-name="T2">elements</text:span><text:span text:style-name="T19">.</text:span><text:span text:style-name="T2">length</text:span><text:span text:style-name="T19">? </text:span><text:span text:style-name="T10">removeElements</text:span><text:span text:style-name="T19">(</text:span><text:span text:style-name="T26">this</text:span><text:span text:style-name="T19">, </text:span><text:span text:style-name="T2">elements</text:span><text:span text:style-name="T19">) : </text:span><text:span text:style-name="T10">disapend</text:span><text:span text:style-name="T19">(</text:span><text:span text:style-name="T26">this</text:span><text:span text:style-name="T19">)</text:span></text:p>
      <text:p text:style-name="P34">        <text:span text:style-name="T41">return</text:span><text:span text:style-name="T19"> </text:span><text:span text:style-name="T26">this</text:span></text:p>
      <text:p text:style-name="P34">    <text:span text:style-name="T19">}</text:span></text:p>
      <text:p text:style-name="P38"/>
      <text:p text:style-name="P1">}</text:p>
      <text:p text:style-name="P3"/>
      <text:p text:style-name="P54"><text:soft-page-break/></text:p>
      <text:p text:style-name="P58">A classe JView <text:span text:style-name="T73">herda de JMount e</text:span> é a base para a criação de views.</text:p>
      <text:p text:style-name="P61">Explicando o construtor.</text:p>
      <text:p text:style-name="P59">Se um json for passado no construtor ele será diluído e o par chave:valor será assimilado pela classe que <text:span text:style-name="T100">herda de</text:span> JView no formato <text:span text:style-name="T100">nomeDaVariável = </text:span>chave <text:span text:style-name="T100">e valorDaVariável = valor.</text:span></text:p>
      <text:p text:style-name="P140">Como se trata de “diluição” de <text:span text:style-name="T100">json</text:span>, deve ser evitado passar uma view diretamente no construtor de outra view, pois haverá colisão de nomes de variáveis.</text:p>
      <text:p text:style-name="P139">Caso seja necessário passar a view em um json, por exemplo {minhaView: view}, isso fará que a “diluição” crie uma variável chamada minhaView com o valor <text:span text:style-name="T100">= </text:span>view e não diluirá os pares de chave:valor da view em si.</text:p>
      <text:p text:style-name="P59"/>
      <text:p text:style-name="P59">Às vezes é necessário incluir uma chave:valor relacionada a chaves não presentes em um momento inicial e podemos fazer isso com o includeThisKeys.</text:p>
      <text:p text:style-name="P59"/>
      <text:p text:style-name="P59">Às vezes é necessário incluir uma chave:valor relacionada a <text:span text:style-name="T48">ids</text:span> não presentes em um momento inicial e podemos fazer isso com o <text:span text:style-name="T48">sourceIds</text:span>.</text:p>
      <text:p text:style-name="P57"/>
      <text:p text:style-name="P62">Explicando os métodos.</text:p>
      <text:p text:style-name="P60"/>
      <text:p text:style-name="P62"><text:span text:style-name="T74">aMode_</text:span>() </text:p>
      <text:p text:style-name="P61">Requisição de direito de escrita para fins de tripla atribuição.</text:p>
      <text:p text:style-name="P61"/>
      <text:p text:style-name="P61"><text:span text:style-name="T74">addSourceKeys_</text:span>(...keys)</text:p>
      <text:p text:style-name="P61">Gera um json baseado no json que foi passado no construtor mais as chaves informadas no parâmetro keys.</text:p>
      <text:p text:style-name="P65">Em uma próxima requisição as chaves não precisam ser informadas.</text:p>
      <text:p text:style-name="P61">Essas chaves correspondem a variáveis com o mesmo nome existente na classe, cuja origem se deu na diluição do json original passado no construtor.</text:p>
      <text:p text:style-name="P61">Caso a variável não seja encontrada a chave receberá o valor undefined.</text:p>
      <text:p text:style-name="P61"/>
      <text:p text:style-name="P61"><text:span text:style-name="T74">ask_</text:span> = addSourceKeys_</text:p>
      <text:p text:style-name="P61"/>
      <text:p text:style-name="P61"><text:span text:style-name="T74">overSourceKeys_</text:span>(...keys)</text:p>
      <text:p text:style-name="P61">Gera um json baseado no json que foi passado no construtor ou no parâmetro keys.</text:p>
      <text:p text:style-name="P61">Essas chaves correspondem a variáveis com o mesmo nome existentes na classe cuja origem se deu na diluição do JSON original passado no construtor.</text:p>
      <text:p text:style-name="P61">Caso a variável não seja encontrada a chave receberá o valor undefined.</text:p>
      <text:p text:style-name="P61"/>
      <text:p text:style-name="P61"><text:span text:style-name="T75">o</text:span><text:span text:style-name="T74">sk_</text:span> = overSourceKeys_</text:p>
      <text:p text:style-name="P61"/>
      <text:p text:style-name="P65"><text:span text:style-name="T74">overSourceKeysPlus_</text:span>(...keys)</text:p>
      <text:p text:style-name="P63">Gera um json baseado no json que foi passado no construtor mais as chaves informadas no parâmetro keys.</text:p>
      <text:p text:style-name="P65">Em uma próxima requisição as chaves precisam ser informadas;</text:p>
      <text:p text:style-name="P63">Essas chaves correspondem a variáveis com o mesmo nome existente na classe, cuja origem se deu na diluição do json original passado no construtor.</text:p>
      <text:p text:style-name="P63">Caso a variável não seja encontrada a chave receberá o valor undefined.</text:p>
      <text:p text:style-name="P63"/>
      <text:p text:style-name="P65"><text:span text:style-name="T74">psk_</text:span> = overSourceKeysPlus</text:p>
      <text:p text:style-name="P65"/>
      <text:p text:style-name="P65"><text:span text:style-name="T74">innerAnchor_</text:span>(elementAnchor, elementName)</text:p>
      <text:p text:style-name="P65">Atribui um id ao elementAnchor(element <text:span text:style-name="T100">html</text:span>) levando em consideração o elementName (String)</text:p>
      <text:p text:style-name="P65"><text:soft-page-break/></text:p>
      <text:p text:style-name="P65"><text:span text:style-name="T74">defClasses_</text:span>(…classes)</text:p>
      <text:p text:style-name="P65"><text:span text:style-name="T49">Define</text:span> classes “inspecionáveis”.</text:p>
      <text:p text:style-name="P65"/>
      <text:p text:style-name="P162"><text:span text:style-name="T74">insertClasses_</text:span>(element, classes)</text:p>
      <text:p text:style-name="P162">Adiciona classes “inspecionáveis” ao element html.</text:p>
      <text:p text:style-name="P162"/>
      <text:p text:style-name="P162"><text:span text:style-name="T74">removeClasses_</text:span>(element, classes)</text:p>
      <text:p text:style-name="P162">Remove classes “inspecionáveis” do element html.</text:p>
      <text:p text:style-name="P162"/>
      <text:p text:style-name="P162"><text:span text:style-name="T74">viewValues_</text:span>(fromUpdate, … addVarKeys)</text:p>
      <text:p text:style-name="P162">Gera um json <text:span text:style-name="T101">com base no json passado no construtor e inclui as chaves</text:span> passadas em addVarKeys.</text:p>
      <text:p text:style-name="P162">Se fromUpdate = true o json <text:span text:style-name="T101">inclui os valores dos inputs do tipo update (inputUpdateVarname)</text:span>.</text:p>
      <text:p text:style-name="P162">Se fromUpdate = false o json <text:span text:style-name="T101">o json inclui os valores dos inputs existentes na view que não sejam do tipo update</text:span>.</text:p>
      <text:p text:style-name="P163">Em ambos os casos tenta verificar se os campos da view já estão atualizados.</text:p>
      <text:p text:style-name="P163"/>
      <text:p text:style-name="P163"><text:span text:style-name="T74">isUpdated_</text:span>()</text:p>
      <text:p text:style-name="P163">deve ser executado após o viewValues <text:span text:style-name="T101">ser invocado</text:span>, ele verifica se os campos da view já estão atualizados, podendo evitar uma requisição desnecessária ao servidor</text:p>
      <text:p text:style-name="P163"/>
      <text:p text:style-name="P163"><text:span text:style-name="T74">updateView</text:span>(updateSource, isUpdated=true)</text:p>
      <text:p text:style-name="P163">Povoa a view com base no json updateSource, normalmente recebido como resposta de uma requisição.</text:p>
      <text:p text:style-name="P167"><text:span text:style-name="T80">updateSource</text:span>: json recebido na resposta da requisição.</text:p>
      <text:p text:style-name="P163"><text:span text:style-name="T84">i</text:span><text:span text:style-name="T80">sUpdated</text:span>: <text:span text:style-name="T101">o padrão é true, se false for informado a view continua com o status de não atualizada.</text:span></text:p>
      <text:p text:style-name="P164"/>
      <text:p text:style-name="P165"><text:span text:style-name="T74">keyChain_</text:span>(jsonEntity)</text:p>
      <text:p text:style-name="P165">Faz verificações de integridade, pois passar uma view diretamente no construtor de outra view provoca inconsistências.</text:p>
      <text:p text:style-name="P165">Caso seja necessário passar a view em um json, por exemplo: {viewName: desiredView}. Isso fará com que somente a chave viewName seja diluída.</text:p>
      <text:p text:style-name="P165">Se você passar a desiredView diretamente no construtor, haverá sobrescrita de atributos, isso provocará inconsistências na aplicação.</text:p>
      <text:p text:style-name="P165"/>
      <text:p text:style-name="P67"><text:span text:style-name="T74">append_</text:span>(element)</text:p>
      <text:p text:style-name="P67">Adiciona um element html à view.</text:p>
      <text:p text:style-name="P67"/>
      <text:p text:style-name="P67"><text:span text:style-name="T74">disapend_</text:span>(...elements)</text:p>
      <text:p text:style-name="P67">Se elements for infomado eles serão desapensados da view.</text:p>
      <text:p text:style-name="P67">Se nenhum elements é informado, a própria view é desapensada.</text:p>
      <text:p text:style-name="P166">Se informar um elemento que não pertença a view vai dar erro.</text:p>
      <text:p text:style-name="P66"/>
      <text:p text:style-name="P66"/>
      <text:p text:style-name="P5"><text:span text:style-name="T25">class</text:span> <text:span text:style-name="T35">ViewInitialize</text:span> <text:span text:style-name="T25">extends</text:span> <text:span text:style-name="T35">JView</text:span>{</text:p>
      <text:p text:style-name="P34">    </text:p>
      <text:p text:style-name="P34">    <text:span text:style-name="T26">static</text:span><text:span text:style-name="T19"> </text:span><text:span text:style-name="T2">MENU</text:span><text:span text:style-name="T19"> = </text:span><text:span text:style-name="T17">'menu'</text:span></text:p>
      <text:p text:style-name="P34">    <text:span text:style-name="T26">static</text:span><text:span text:style-name="T19"> </text:span><text:span text:style-name="T2">NAVIGATION</text:span><text:span text:style-name="T19"> = </text:span><text:span text:style-name="T17">'navigation'</text:span></text:p>
      <text:p text:style-name="P34">    <text:span text:style-name="T26">static</text:span><text:span text:style-name="T19"> </text:span><text:span text:style-name="T2">CONTENT</text:span><text:span text:style-name="T19"> = </text:span><text:span text:style-name="T17">'content'</text:span></text:p>
      <text:p text:style-name="P34">    <text:span text:style-name="T26">static</text:span><text:span text:style-name="T19"> </text:span><text:span text:style-name="T2">FOOTER</text:span><text:span text:style-name="T19"> = </text:span><text:span text:style-name="T17">'footer'</text:span></text:p>
      <text:p text:style-name="P38"/>
      <text:p text:style-name="P34">    <text:span text:style-name="T26">constructor</text:span><text:span text:style-name="T19">(... </text:span><text:span text:style-name="T2">notIncludeDivs</text:span><text:span text:style-name="T19">){</text:span></text:p>
      <text:p text:style-name="P34"><text:soft-page-break/>        <text:span text:style-name="T26">super</text:span><text:span text:style-name="T19">({</text:span><text:span text:style-name="T2">notIncludeDivs:</text:span><text:span text:style-name="T19"> </text:span><text:span text:style-name="T10">arrayInSpread</text:span><text:span text:style-name="T19">(</text:span><text:span text:style-name="T2">notIncludeDivs</text:span><text:span text:style-name="T19">)}).</text:span><text:span text:style-name="T10">mount_</text:span><text:span text:style-name="T19">()</text:span></text:p>
      <text:p text:style-name="P34">    <text:span text:style-name="T19">}</text:span></text:p>
      <text:p text:style-name="P38"/>
      <text:p text:style-name="P34">    <text:span text:style-name="T10">_init</text:span><text:span text:style-name="T19">(){</text:span></text:p>
      <text:p text:style-name="P34">        <text:span text:style-name="T26">let</text:span><text:span text:style-name="T19"> </text:span><text:span text:style-name="T2">elementOptions</text:span><text:span text:style-name="T19"> = [</text:span><text:span text:style-name="T17">'menu'</text:span><text:span text:style-name="T19">, </text:span><text:span text:style-name="T17">'navigation'</text:span><text:span text:style-name="T19">, </text:span><text:span text:style-name="T17">'content'</text:span><text:span text:style-name="T19">, </text:span><text:span text:style-name="T17">'footer'</text:span><text:span text:style-name="T19">];</text:span></text:p>
      <text:p text:style-name="P34">        <text:span text:style-name="T2">elementOptions</text:span><text:span text:style-name="T19">.</text:span><text:span text:style-name="T10">filter</text:span><text:span text:style-name="T19">(</text:span><text:span text:style-name="T2">eOption</text:span><text:span text:style-name="T19"> </text:span><text:span text:style-name="T26">=&gt;</text:span><text:span text:style-name="T19"> !(</text:span><text:span text:style-name="T26">this</text:span><text:span text:style-name="T19">.</text:span><text:span text:style-name="T2">notIncludeDivs</text:span><text:span text:style-name="T19">.</text:span><text:span text:style-name="T10">includes</text:span><text:span text:style-name="T19">(</text:span><text:span text:style-name="T2">eOption</text:span><text:span text:style-name="T19">)))</text:span></text:p>
      <text:p text:style-name="P34">            <text:span text:style-name="T19">.</text:span><text:span text:style-name="T10">map</text:span><text:span text:style-name="T19">(</text:span><text:span text:style-name="T2">eOption</text:span><text:span text:style-name="T19"> </text:span><text:span text:style-name="T26">=&gt;</text:span><text:span text:style-name="T19"> </text:span><text:span text:style-name="T39">A</text:span><text:span text:style-name="T19">.</text:span><text:span text:style-name="T10">div</text:span><text:span text:style-name="T19">(</text:span><text:span text:style-name="T2">eOption</text:span><text:span text:style-name="T19">))</text:span></text:p>
      <text:p text:style-name="P34">            <text:span text:style-name="T19">.</text:span><text:span text:style-name="T10">forEach</text:span><text:span text:style-name="T19">(</text:span><text:span text:style-name="T2">aElement</text:span><text:span text:style-name="T19"> </text:span><text:span text:style-name="T26">=&gt;</text:span><text:span text:style-name="T19"> </text:span><text:span text:style-name="T2">document</text:span><text:span text:style-name="T19">.</text:span><text:span text:style-name="T2">body</text:span><text:span text:style-name="T19">.</text:span><text:span text:style-name="T10">a</text:span><text:span text:style-name="T19">(</text:span><text:span text:style-name="T2">aElement</text:span><text:span text:style-name="T19">))</text:span></text:p>
      <text:p text:style-name="P34">    <text:span text:style-name="T19">}</text:span></text:p>
      <text:p text:style-name="P38"/>
      <text:p text:style-name="P34">    <text:span text:style-name="T10">setViewMenu</text:span><text:span text:style-name="T19">(</text:span><text:span text:style-name="T2">viewMenu</text:span><text:span text:style-name="T19">){</text:span></text:p>
      <text:p text:style-name="P34">        <text:span text:style-name="T26">this</text:span><text:span text:style-name="T19">.</text:span><text:span text:style-name="T10">_setObjectView</text:span><text:span text:style-name="T19">(</text:span><text:span text:style-name="T2">viewMenu</text:span><text:span text:style-name="T19">, </text:span><text:span text:style-name="T36">ViewInitialize</text:span><text:span text:style-name="T19">.</text:span><text:span text:style-name="T2">MENU</text:span><text:span text:style-name="T19">)</text:span></text:p>
      <text:p text:style-name="P34">    <text:span text:style-name="T19">}</text:span></text:p>
      <text:p text:style-name="P38"/>
      <text:p text:style-name="P34">    <text:span text:style-name="T10">setViewNavigation</text:span><text:span text:style-name="T19">(</text:span><text:span text:style-name="T2">viewNavigation</text:span><text:span text:style-name="T19">){</text:span></text:p>
      <text:p text:style-name="P34">        <text:span text:style-name="T26">this</text:span><text:span text:style-name="T19">.</text:span><text:span text:style-name="T10">_setObjectView</text:span><text:span text:style-name="T19">(</text:span><text:span text:style-name="T2">viewNavigation</text:span><text:span text:style-name="T19">, </text:span><text:span text:style-name="T36">ViewInitialize</text:span><text:span text:style-name="T19">.</text:span><text:span text:style-name="T2">NAVIGATION</text:span><text:span text:style-name="T19">)</text:span></text:p>
      <text:p text:style-name="P34">    <text:span text:style-name="T19">}</text:span></text:p>
      <text:p text:style-name="P38"/>
      <text:p text:style-name="P34">    <text:span text:style-name="T10">setViewContent</text:span><text:span text:style-name="T19">(</text:span><text:span text:style-name="T2">viewContent</text:span><text:span text:style-name="T19">){</text:span></text:p>
      <text:p text:style-name="P34">        <text:span text:style-name="T26">this</text:span><text:span text:style-name="T19">.</text:span><text:span text:style-name="T10">_setObjectView</text:span><text:span text:style-name="T19">(</text:span><text:span text:style-name="T2">viewContent</text:span><text:span text:style-name="T19">, </text:span><text:span text:style-name="T36">ViewInitialize</text:span><text:span text:style-name="T19">.</text:span><text:span text:style-name="T2">CONTENT</text:span><text:span text:style-name="T19">)</text:span></text:p>
      <text:p text:style-name="P34">    <text:span text:style-name="T19">}</text:span></text:p>
      <text:p text:style-name="P38"/>
      <text:p text:style-name="P34">    <text:span text:style-name="T10">setViewFooter</text:span><text:span text:style-name="T19">(</text:span><text:span text:style-name="T2">viewFooter</text:span><text:span text:style-name="T19">){</text:span></text:p>
      <text:p text:style-name="P34">        <text:span text:style-name="T26">this</text:span><text:span text:style-name="T19">.</text:span><text:span text:style-name="T10">_setObjectView</text:span><text:span text:style-name="T19">(</text:span><text:span text:style-name="T2">viewFooter</text:span><text:span text:style-name="T19">, </text:span><text:span text:style-name="T36">ViewInitialize</text:span><text:span text:style-name="T19">.</text:span><text:span text:style-name="T2">FOOTER</text:span><text:span text:style-name="T19">)</text:span></text:p>
      <text:p text:style-name="P34">    <text:span text:style-name="T19">}</text:span></text:p>
      <text:p text:style-name="P38"/>
      <text:p text:style-name="P34">    <text:span text:style-name="T10">getViewMenu</text:span><text:span text:style-name="T19">(){</text:span><text:span text:style-name="T41">return</text:span><text:span text:style-name="T19"> </text:span><text:span text:style-name="T26">this</text:span><text:span text:style-name="T19">.</text:span><text:span text:style-name="T2">viewMenu</text:span><text:span text:style-name="T19">}</text:span></text:p>
      <text:p text:style-name="P38"/>
      <text:p text:style-name="P34">    <text:span text:style-name="T10">getViewNavigation</text:span><text:span text:style-name="T19">(){ </text:span><text:span text:style-name="T41">return</text:span><text:span text:style-name="T19"> </text:span><text:span text:style-name="T26">this</text:span><text:span text:style-name="T19">.</text:span><text:span text:style-name="T2">viewNavigation</text:span><text:span text:style-name="T19">}</text:span></text:p>
      <text:p text:style-name="P38"/>
      <text:p text:style-name="P34">    <text:span text:style-name="T10">getViewContent</text:span><text:span text:style-name="T19">(){ </text:span><text:span text:style-name="T41">return</text:span><text:span text:style-name="T19"> </text:span><text:span text:style-name="T26">this</text:span><text:span text:style-name="T19">.</text:span><text:span text:style-name="T2">viewContent</text:span><text:span text:style-name="T19">}</text:span></text:p>
      <text:p text:style-name="P38"/>
      <text:p text:style-name="P34">    <text:span text:style-name="T10">getViewFooter</text:span><text:span text:style-name="T19">(){</text:span><text:span text:style-name="T41">return</text:span><text:span text:style-name="T19"> </text:span><text:span text:style-name="T26">this</text:span><text:span text:style-name="T19">.</text:span><text:span text:style-name="T2">viewFooter</text:span><text:span text:style-name="T19">}</text:span></text:p>
      <text:p text:style-name="P38"/>
      <text:p text:style-name="P34">    <text:span text:style-name="T10">clearDivMenu</text:span><text:span text:style-name="T19">(){ </text:span><text:span text:style-name="T10">removeChildren</text:span><text:span text:style-name="T19">(</text:span><text:span text:style-name="T26">this</text:span><text:span text:style-name="T19">.</text:span><text:span text:style-name="T2">$menu</text:span><text:span text:style-name="T19">)}</text:span></text:p>
      <text:p text:style-name="P38"/>
      <text:p text:style-name="P34">    <text:span text:style-name="T10">clearDivNavigation</text:span><text:span text:style-name="T19">(){ </text:span><text:span text:style-name="T10">removeChildren</text:span><text:span text:style-name="T19">(</text:span><text:span text:style-name="T26">this</text:span><text:span text:style-name="T19">.</text:span><text:span text:style-name="T2">$navigation</text:span><text:span text:style-name="T19">)}</text:span></text:p>
      <text:p text:style-name="P38"/>
      <text:p text:style-name="P34">    <text:span text:style-name="T10">clearDivContent</text:span><text:span text:style-name="T19">(){ </text:span><text:span text:style-name="T10">removeChildren</text:span><text:span text:style-name="T19">(</text:span><text:span text:style-name="T26">this</text:span><text:span text:style-name="T19">.</text:span><text:span text:style-name="T2">$content</text:span><text:span text:style-name="T19">)}</text:span></text:p>
      <text:p text:style-name="P38"/>
      <text:p text:style-name="P34">    <text:span text:style-name="T10">clearDivFooter</text:span><text:span text:style-name="T19">() {</text:span><text:span text:style-name="T10">removeChildren</text:span><text:span text:style-name="T19">(</text:span><text:span text:style-name="T26">this</text:span><text:span text:style-name="T19">.</text:span><text:span text:style-name="T2">$footer</text:span><text:span text:style-name="T19">)}</text:span></text:p>
      <text:p text:style-name="P38"/>
      <text:p text:style-name="P34">    <text:span text:style-name="T10">disapendDivMenu</text:span><text:span text:style-name="T19">(){</text:span><text:span text:style-name="T10">disapend</text:span><text:span text:style-name="T19">(</text:span><text:span text:style-name="T26">this</text:span><text:span text:style-name="T19">.</text:span><text:span text:style-name="T2">$menu</text:span><text:span text:style-name="T19">)}</text:span></text:p>
      <text:p text:style-name="P38"/>
      <text:p text:style-name="P34">    <text:span text:style-name="T10">disapendDivNavigation</text:span><text:span text:style-name="T19">(){</text:span><text:span text:style-name="T10">disapend</text:span><text:span text:style-name="T19">(</text:span><text:span text:style-name="T26">this</text:span><text:span text:style-name="T19">.</text:span><text:span text:style-name="T2">$navigation</text:span><text:span text:style-name="T19">)}</text:span></text:p>
      <text:p text:style-name="P38"/>
      <text:p text:style-name="P34">    <text:span text:style-name="T10">disapendDivContent</text:span><text:span text:style-name="T19">(){</text:span><text:span text:style-name="T10">disapend</text:span><text:span text:style-name="T19">(</text:span><text:span text:style-name="T26">this</text:span><text:span text:style-name="T19">.</text:span><text:span text:style-name="T2">$content</text:span><text:span text:style-name="T19">)}</text:span></text:p>
      <text:p text:style-name="P38"/>
      <text:p text:style-name="P34">    <text:span text:style-name="T10">disapendDivFooter</text:span><text:span text:style-name="T19">(){</text:span><text:span text:style-name="T10">disapend</text:span><text:span text:style-name="T19">(</text:span><text:span text:style-name="T26">this</text:span><text:span text:style-name="T19">.</text:span><text:span text:style-name="T2">$footer</text:span><text:span text:style-name="T19">)}</text:span></text:p>
      <text:p text:style-name="P39"/>
      <text:p text:style-name="P34"><text:soft-page-break/>    <text:span text:style-name="T10">_setObjectView</text:span><text:span text:style-name="T19">(</text:span><text:span text:style-name="T2">view</text:span><text:span text:style-name="T19">, </text:span><text:span text:style-name="T2">elementName</text:span><text:span text:style-name="T19">){</text:span></text:p>
      <text:p text:style-name="P34">        <text:span text:style-name="T26">let</text:span><text:span text:style-name="T19"> </text:span><text:span text:style-name="T2">element</text:span><text:span text:style-name="T19"> = </text:span><text:span text:style-name="T26">this</text:span><text:span text:style-name="T19">[</text:span><text:span text:style-name="T17">'$'</text:span><text:span text:style-name="T19">+</text:span><text:span text:style-name="T2">elementName</text:span><text:span text:style-name="T19">];</text:span></text:p>
      <text:p text:style-name="P34">        <text:span text:style-name="T10">removeChildren</text:span><text:span text:style-name="T19">(</text:span><text:span text:style-name="T2">element</text:span><text:span text:style-name="T19">)</text:span></text:p>
      <text:p text:style-name="P34">        <text:span text:style-name="T2">element</text:span><text:span text:style-name="T19">.</text:span><text:span text:style-name="T10">a</text:span><text:span text:style-name="T19">(</text:span><text:span text:style-name="T2">view</text:span><text:span text:style-name="T19">)</text:span></text:p>
      <text:p text:style-name="P34">        <text:span text:style-name="T26">this</text:span><text:span text:style-name="T19">[</text:span><text:span text:style-name="T17">'view'</text:span><text:span text:style-name="T19">+</text:span><text:span text:style-name="T2">elementName</text:span><text:span text:style-name="T19">[</text:span><text:span text:style-name="T45">0</text:span><text:span text:style-name="T19">].</text:span><text:span text:style-name="T10">toUpperCase</text:span><text:span text:style-name="T19">()+</text:span><text:span text:style-name="T2">elementName</text:span><text:span text:style-name="T19">.</text:span><text:span text:style-name="T10">substring</text:span><text:span text:style-name="T19">(</text:span><text:span text:style-name="T45">1</text:span><text:span text:style-name="T19">)] = </text:span><text:span text:style-name="T2">view</text:span></text:p>
      <text:p text:style-name="P34">    <text:span text:style-name="T19">}</text:span></text:p>
      <text:p text:style-name="P1">}</text:p>
      <text:p text:style-name="P66"/>
      <text:p text:style-name="P64"/>
      <text:p text:style-name="P68">Explicando o construtor</text:p>
      <text:p text:style-name="P67">constructor(...notIncludeDivs)</text:p>
      <text:p text:style-name="P67"><text:span text:style-name="T80">notIncludeDivs</text:span><text:span text:style-name="T85">:</text:span> recebe as strings menu, navigation, content e footer.</text:p>
      <text:p text:style-name="P67">Se uma dessas strings for informada a div correspondente não é criada, lembrando que as que forem <text:s/>criadas, são criadas com tripla atribuição.</text:p>
      <text:p text:style-name="P67"/>
      <text:p text:style-name="P67">Explicando os métodos.</text:p>
      <text:p text:style-name="P67"/>
      <text:p text:style-name="P67"><text:span text:style-name="T74">setViewMenu</text:span>(viewMenu)</text:p>
      <text:p text:style-name="P67"><text:span text:style-name="T86">Insere</text:span> uma view na div $menu.</text:p>
      <text:p text:style-name="P67"/>
      <text:p text:style-name="P70"><text:span text:style-name="T74">setViewNavigation</text:span>(viewNavigation)</text:p>
      <text:p text:style-name="P70"><text:span text:style-name="T87">Insere</text:span> uma view na div $navigation.</text:p>
      <text:p text:style-name="P70"/>
      <text:p text:style-name="P70"><text:span text:style-name="T74">setViewContent</text:span>(viewContent)</text:p>
      <text:p text:style-name="P70"><text:span text:style-name="T87">Insere</text:span> uma view na div $content.</text:p>
      <text:p text:style-name="P70"/>
      <text:p text:style-name="P70"><text:span text:style-name="T74">setViewFooter</text:span>(viewFooter)</text:p>
      <text:p text:style-name="P63"><text:span text:style-name="T87">Insere</text:span><text:span text:style-name="T50"> uma view na div $footer.</text:span></text:p>
      <text:p text:style-name="P63"/>
      <text:p text:style-name="P70">Os demais métodos são <text:span text:style-name="T51">de</text:span> nome<text:span text:style-name="T51">s</text:span> expressivos, ou seja, fazem o aquilo em que é nomeado ou são privados.</text:p>
      <text:p text:style-name="P69"/>
      <text:p text:style-name="P69"/>
      <text:p text:style-name="P6"><text:span text:style-name="T25">class</text:span> <text:span text:style-name="T35">Enderessable</text:span>{</text:p>
      <text:p text:style-name="P34">    <text:span text:style-name="T26">constructor</text:span><text:span text:style-name="T19">(</text:span><text:span text:style-name="T2">enderesableSource</text:span><text:span text:style-name="T19">){</text:span></text:p>
      <text:p text:style-name="P34">        <text:span text:style-name="T26">this</text:span><text:span text:style-name="T19">.</text:span><text:span text:style-name="T2">apiBase</text:span><text:span text:style-name="T19"> = </text:span><text:span text:style-name="T2">enderesableSource</text:span><text:span text:style-name="T19">.</text:span><text:span text:style-name="T2">apiBase</text:span></text:p>
      <text:p text:style-name="P34">        <text:span text:style-name="T26">this</text:span><text:span text:style-name="T19">.</text:span><text:span text:style-name="T2">urlDest</text:span><text:span text:style-name="T19"> = </text:span><text:span text:style-name="T10">encodeURI</text:span><text:span text:style-name="T19">(</text:span><text:span text:style-name="T2">enderesableSource</text:span><text:span text:style-name="T19">.</text:span><text:span text:style-name="T2">urlDest</text:span><text:span text:style-name="T19"> || </text:span><text:span text:style-name="T2">enderesableSource</text:span><text:span text:style-name="T19">)</text:span></text:p>
      <text:p text:style-name="P34">        <text:span text:style-name="T26">this</text:span><text:span text:style-name="T19">.</text:span><text:span text:style-name="T2">onconnectionerror</text:span><text:span text:style-name="T19"> = </text:span><text:span text:style-name="T26">this</text:span><text:span text:style-name="T19">.</text:span><text:span text:style-name="T2">apiBase</text:span><text:span text:style-name="T19">?.</text:span><text:span text:style-name="T2">onconnectionerror</text:span></text:p>
      <text:p text:style-name="P34">    <text:span text:style-name="T19">}</text:span></text:p>
      <text:p text:style-name="P38"/>
      <text:p text:style-name="P34">    <text:span text:style-name="T10">isAPIBase</text:span><text:span text:style-name="T19">(){</text:span></text:p>
      <text:p text:style-name="P34">        <text:span text:style-name="T41">return</text:span><text:span text:style-name="T19"> !!</text:span><text:span text:style-name="T26">this</text:span><text:span text:style-name="T19">.</text:span><text:span text:style-name="T2">apiBase</text:span></text:p>
      <text:p text:style-name="P34">    <text:span text:style-name="T19">}</text:span></text:p>
      <text:p text:style-name="P1">}</text:p>
      <text:p text:style-name="P69"/>
      <text:p text:style-name="P168">Explicando o construtor</text:p>
      <text:p text:style-name="P169">constructor(enderessableSource)</text:p>
      <text:p text:style-name="P169"><text:span text:style-name="T80">enderessableSource</text:span>: pode ser uma url no formato de string <text:span text:style-name="T52">ou um objeto que extenda APIBase.</text:span></text:p>
      <text:p text:style-name="P73"/>
      <text:p text:style-name="P73">O método isAPIBase é nome expressivo, ou seja, faz aquilo em que foi nomeado.</text:p>
      <text:p text:style-name="P72"/>
      <text:p text:style-name="P72"/>
      <text:p text:style-name="P6"><text:soft-page-break/><text:span text:style-name="T25">class</text:span> <text:span text:style-name="T35">APIBase</text:span>{</text:p>
      <text:p text:style-name="P34">    <text:span text:style-name="T26">static</text:span><text:span text:style-name="T19"> </text:span><text:span text:style-name="T2">AUTH_PREFIX</text:span><text:span text:style-name="T19"> = </text:span><text:span text:style-name="T17">'Bearer '</text:span></text:p>
      <text:p text:style-name="P34">    <text:span text:style-name="T26">static</text:span><text:span text:style-name="T19"> </text:span><text:span text:style-name="T2">AUTH_TOKEN_PATH</text:span><text:span text:style-name="T19"> = [</text:span><text:span text:style-name="T17">'token'</text:span><text:span text:style-name="T19">]</text:span></text:p>
      <text:p text:style-name="P38"/>
      <text:p text:style-name="P34">    <text:span text:style-name="T26">constructor</text:span><text:span text:style-name="T19">(</text:span><text:span text:style-name="T2">urlBase</text:span><text:span text:style-name="T19">){</text:span></text:p>
      <text:p text:style-name="P34">        <text:span text:style-name="T26">this</text:span><text:span text:style-name="T19">.</text:span><text:span text:style-name="T2">urlBase</text:span><text:span text:style-name="T19"> = </text:span><text:span text:style-name="T2">urlBase</text:span><text:span text:style-name="T19">.</text:span><text:span text:style-name="T10">replace</text:span><text:span text:style-name="T19">(</text:span><text:span text:style-name="T46">/</text:span><text:span text:style-name="T17">([^</text:span><text:span text:style-name="T47">\/</text:span><text:span text:style-name="T17">])</text:span><text:span text:style-name="T47">\/+</text:span><text:span text:style-name="T10">$</text:span><text:span text:style-name="T46">/</text:span><text:span text:style-name="T19">, </text:span><text:span text:style-name="T17">'$1'</text:span><text:span text:style-name="T19">)</text:span></text:p>
      <text:p text:style-name="P34">    <text:span text:style-name="T19">}</text:span></text:p>
      <text:p text:style-name="P38"/>
      <text:p text:style-name="P34">    <text:span text:style-name="T10">onconnectionerror</text:span><text:span text:style-name="T19">(){</text:span><text:span text:style-name="T10">alert</text:span><text:span text:style-name="T19">(</text:span><text:span text:style-name="T17">'Connection error...'</text:span><text:span text:style-name="T19">)}</text:span></text:p>
      <text:p text:style-name="P38"/>
      <text:p text:style-name="P34">    <text:span text:style-name="T10">getToken</text:span><text:span text:style-name="T19"> = </text:span><text:span text:style-name="T2">_</text:span><text:span text:style-name="T19"> </text:span><text:span text:style-name="T26">=&gt;</text:span><text:span text:style-name="T19"> </text:span><text:span text:style-name="T26">this</text:span><text:span text:style-name="T19">.</text:span><text:span text:style-name="T10">getInfo</text:span><text:span text:style-name="T19">(</text:span><text:span text:style-name="T17">'token'</text:span><text:span text:style-name="T19">)</text:span></text:p>
      <text:p text:style-name="P34">    <text:span text:style-name="T10">setToken</text:span><text:span text:style-name="T19"> = </text:span><text:span text:style-name="T2">token</text:span><text:span text:style-name="T19"> </text:span><text:span text:style-name="T26">=&gt;</text:span><text:span text:style-name="T19"> </text:span><text:span text:style-name="T26">this</text:span><text:span text:style-name="T19">.</text:span><text:span text:style-name="T10">setInfo</text:span><text:span text:style-name="T19">(</text:span><text:span text:style-name="T17">'token'</text:span><text:span text:style-name="T19">, </text:span><text:span text:style-name="T2">token</text:span><text:span text:style-name="T19">)</text:span></text:p>
      <text:p text:style-name="P34">    <text:span text:style-name="T10">removeToken</text:span><text:span text:style-name="T19"> = </text:span><text:span text:style-name="T2">_</text:span><text:span text:style-name="T19"> </text:span><text:span text:style-name="T26">=&gt;</text:span><text:span text:style-name="T19"> </text:span><text:span text:style-name="T26">this</text:span><text:span text:style-name="T19">.</text:span><text:span text:style-name="T10">removeInfo</text:span><text:span text:style-name="T19">(</text:span><text:span text:style-name="T17">'token'</text:span><text:span text:style-name="T19">)</text:span></text:p>
      <text:p text:style-name="P1"/>
      <text:p text:style-name="P38"/>
      <text:p text:style-name="P34">    <text:span text:style-name="T10">getUser</text:span><text:span text:style-name="T19"> = </text:span><text:span text:style-name="T2">_</text:span><text:span text:style-name="T19"> </text:span><text:span text:style-name="T26">=&gt;</text:span><text:span text:style-name="T19"> </text:span><text:span text:style-name="T2">JSON</text:span><text:span text:style-name="T19">.</text:span><text:span text:style-name="T10">parse</text:span><text:span text:style-name="T19">(</text:span><text:span text:style-name="T26">this</text:span><text:span text:style-name="T19">.</text:span><text:span text:style-name="T10">getInfo</text:span><text:span text:style-name="T19">(</text:span><text:span text:style-name="T17">'user'</text:span><text:span text:style-name="T19">))</text:span></text:p>
      <text:p text:style-name="P34">    <text:span text:style-name="T10">setUser</text:span><text:span text:style-name="T19"> = </text:span><text:span text:style-name="T2">user</text:span><text:span text:style-name="T19"> </text:span><text:span text:style-name="T26">=&gt;</text:span><text:span text:style-name="T19"> </text:span><text:span text:style-name="T26">this</text:span><text:span text:style-name="T19">.</text:span><text:span text:style-name="T10">setInfo</text:span><text:span text:style-name="T19">(</text:span><text:span text:style-name="T17">'user'</text:span><text:span text:style-name="T19">, </text:span><text:span text:style-name="T2">JSON</text:span><text:span text:style-name="T19">.</text:span><text:span text:style-name="T10">stringify</text:span><text:span text:style-name="T19">(</text:span><text:span text:style-name="T2">user</text:span><text:span text:style-name="T19">))</text:span></text:p>
      <text:p text:style-name="P34">    <text:span text:style-name="T10">removeUser</text:span><text:span text:style-name="T19"> = </text:span><text:span text:style-name="T2">_</text:span><text:span text:style-name="T19"> </text:span><text:span text:style-name="T26">=&gt;</text:span><text:span text:style-name="T19"> {</text:span></text:p>
      <text:p text:style-name="P34">        <text:span text:style-name="T26">let</text:span><text:span text:style-name="T19"> </text:span><text:span text:style-name="T2">codLang</text:span><text:span text:style-name="T19"> = </text:span><text:span text:style-name="T2">localStorage</text:span><text:span text:style-name="T19">.</text:span><text:span text:style-name="T10">getItem</text:span><text:span text:style-name="T19">(</text:span><text:span text:style-name="T17">'cod_lang'</text:span><text:span text:style-name="T19">);</text:span></text:p>
      <text:p text:style-name="P34">        <text:span text:style-name="T2">localStorage</text:span><text:span text:style-name="T19">.</text:span><text:span text:style-name="T10">clear</text:span><text:span text:style-name="T19">()</text:span></text:p>
      <text:p text:style-name="P35">        <text:span text:style-name="T2">codLang</text:span><text:span text:style-name="T102"> </text:span><text:span text:style-name="T21">&amp;&amp;</text:span><text:span text:style-name="T102"> </text:span><text:span text:style-name="T2">localStorage</text:span><text:span text:style-name="T19">.</text:span><text:span text:style-name="T10">setItem</text:span><text:span text:style-name="T19">(</text:span><text:span text:style-name="T17">'cod_lang'</text:span><text:span text:style-name="T19">, </text:span><text:span text:style-name="T2">codLang</text:span><text:span text:style-name="T19">)</text:span></text:p>
      <text:p text:style-name="P34">    <text:span text:style-name="T19">}</text:span></text:p>
      <text:p text:style-name="P38"/>
      <text:p text:style-name="P34">    <text:span text:style-name="T10">toResource</text:span><text:span text:style-name="T19">(</text:span><text:span text:style-name="T2">resource</text:span><text:span text:style-name="T19">, </text:span><text:span text:style-name="T2">fragment</text:span><text:span text:style-name="T19">){</text:span></text:p>
      <text:p text:style-name="P34">        <text:span text:style-name="T41">if</text:span><text:span text:style-name="T19">(</text:span><text:span text:style-name="T2">resource</text:span><text:span text:style-name="T19"> &amp;&amp; </text:span><text:span text:style-name="T26">typeof</text:span><text:span text:style-name="T19"> </text:span><text:span text:style-name="T2">resource</text:span><text:span text:style-name="T19"> != </text:span><text:span text:style-name="T17">'string'</text:span><text:span text:style-name="T19">) </text:span><text:span text:style-name="T41">throw</text:span><text:span text:style-name="T19"> </text:span><text:span text:style-name="T17">`type of argument resource is inválid: </text:span><text:span text:style-name="T26">${</text:span><text:span text:style-name="T2">resource</text:span><text:span text:style-name="T26">}</text:span><text:span text:style-name="T17">`</text:span></text:p>
      <text:p text:style-name="P34">        <text:span text:style-name="T2">resource</text:span><text:span text:style-name="T19"> = </text:span><text:span text:style-name="T36">APIBase</text:span><text:span text:style-name="T19">.</text:span><text:span text:style-name="T10">complementURL</text:span><text:span text:style-name="T19">(</text:span><text:span text:style-name="T2">resource</text:span><text:span text:style-name="T19">)</text:span></text:p>
      <text:p text:style-name="P34">        <text:span text:style-name="T41">if</text:span><text:span text:style-name="T19">(</text:span><text:span text:style-name="T2">fragment</text:span><text:span text:style-name="T19"> &amp;&amp; </text:span><text:span text:style-name="T26">typeof</text:span><text:span text:style-name="T19"> </text:span><text:span text:style-name="T2">fragment</text:span><text:span text:style-name="T19"> == </text:span><text:span text:style-name="T17">'object'</text:span><text:span text:style-name="T19">){</text:span></text:p>
      <text:p text:style-name="P34">            <text:span text:style-name="T26">let</text:span><text:span text:style-name="T19"> </text:span><text:span text:style-name="T2">subPath</text:span><text:span text:style-name="T19"> = </text:span><text:span text:style-name="T36">APIBase</text:span><text:span text:style-name="T19">.</text:span><text:span text:style-name="T10">complementURL</text:span><text:span text:style-name="T19">(</text:span><text:span text:style-name="T2">fragment</text:span><text:span text:style-name="T19">.</text:span><text:span text:style-name="T2">subPath</text:span><text:span text:style-name="T19">);</text:span></text:p>
      <text:p text:style-name="P34">            <text:span text:style-name="T2">fragment</text:span><text:span text:style-name="T19"> = {...</text:span><text:span text:style-name="T2">fragment</text:span><text:span text:style-name="T19">}</text:span></text:p>
      <text:p text:style-name="P34">            <text:span text:style-name="T26">delete</text:span><text:span text:style-name="T19"> </text:span><text:span text:style-name="T2">fragment</text:span><text:span text:style-name="T19">.</text:span><text:span text:style-name="T2">subPath</text:span></text:p>
      <text:p text:style-name="P34">            <text:span text:style-name="T2">fragment</text:span><text:span text:style-name="T19"> = </text:span><text:span text:style-name="T36">Object</text:span><text:span text:style-name="T19">.</text:span><text:span text:style-name="T10">keys</text:span><text:span text:style-name="T19">(</text:span><text:span text:style-name="T2">fragment</text:span><text:span text:style-name="T19">).</text:span><text:span text:style-name="T10">map</text:span><text:span text:style-name="T19">((</text:span><text:span text:style-name="T2">key</text:span><text:span text:style-name="T19">)</text:span><text:span text:style-name="T26">=&gt;</text:span><text:span text:style-name="T19"> </text:span><text:span text:style-name="T17">`</text:span><text:span text:style-name="T26">${</text:span><text:span text:style-name="T2">key</text:span><text:span text:style-name="T26">}</text:span><text:span text:style-name="T17">=</text:span><text:span text:style-name="T26">${</text:span><text:span text:style-name="T2">fragment</text:span><text:span text:style-name="T19">[</text:span><text:span text:style-name="T2">key</text:span><text:span text:style-name="T19">]</text:span><text:span text:style-name="T26">}</text:span><text:span text:style-name="T17">`</text:span><text:span text:style-name="T19">).</text:span><text:span text:style-name="T10">join</text:span><text:span text:style-name="T19">(</text:span><text:span text:style-name="T17">'&amp;'</text:span><text:span text:style-name="T19">)</text:span></text:p>
      <text:p text:style-name="P34">            <text:span text:style-name="T2">fragment</text:span><text:span text:style-name="T19"> = </text:span><text:span text:style-name="T2">subPath</text:span><text:span text:style-name="T19">+(</text:span><text:span text:style-name="T2">fragment</text:span><text:span text:style-name="T19">.</text:span><text:span text:style-name="T2">length</text:span><text:span text:style-name="T19">? </text:span><text:span text:style-name="T17">'?'</text:span><text:span text:style-name="T19">:</text:span><text:span text:style-name="T17">''</text:span><text:span text:style-name="T19">) + </text:span><text:span text:style-name="T2">fragment</text:span></text:p>
      <text:p text:style-name="P34">        <text:span text:style-name="T19">}</text:span><text:span text:style-name="T41">else</text:span><text:span text:style-name="T19">{</text:span></text:p>
      <text:p text:style-name="P34">            <text:span text:style-name="T2">fragment</text:span><text:span text:style-name="T19"> = </text:span><text:span text:style-name="T36">APIBase</text:span><text:span text:style-name="T19">.</text:span><text:span text:style-name="T10">complementURL</text:span><text:span text:style-name="T19">(</text:span><text:span text:style-name="T2">fragment</text:span><text:span text:style-name="T19">)</text:span></text:p>
      <text:p text:style-name="P34">        <text:span text:style-name="T19">}</text:span></text:p>
      <text:p text:style-name="P34">        <text:span text:style-name="T26">let</text:span><text:span text:style-name="T19"> </text:span><text:span text:style-name="T2">urlDest</text:span><text:span text:style-name="T19"> = </text:span><text:span text:style-name="T26">this</text:span><text:span text:style-name="T19">.</text:span><text:span text:style-name="T2">urlBase</text:span><text:span text:style-name="T19"> + </text:span><text:span text:style-name="T2">resource</text:span><text:span text:style-name="T19"> + </text:span><text:span text:style-name="T2">fragment</text:span><text:span text:style-name="T19">;</text:span></text:p>
      <text:p text:style-name="P34">        <text:span text:style-name="T41">return</text:span><text:span text:style-name="T19"> </text:span><text:span text:style-name="T26">new</text:span><text:span text:style-name="T19"> </text:span><text:span text:style-name="T36">Enderessable</text:span><text:span text:style-name="T19">({</text:span><text:span text:style-name="T2">apiBase:</text:span><text:span text:style-name="T26">this</text:span><text:span text:style-name="T19">, </text:span><text:span text:style-name="T2">urlDest</text:span><text:span text:style-name="T19">})</text:span></text:p>
      <text:p text:style-name="P34">    <text:span text:style-name="T19">}</text:span></text:p>
      <text:p text:style-name="P38"/>
      <text:p text:style-name="P34">    <text:span text:style-name="T10">toUrlBase</text:span><text:span text:style-name="T19"> = (</text:span><text:span text:style-name="T2">fragment</text:span><text:span text:style-name="T19">) </text:span><text:span text:style-name="T26">=&gt;</text:span><text:span text:style-name="T19"> </text:span><text:span text:style-name="T26">this</text:span><text:span text:style-name="T19">.</text:span><text:span text:style-name="T10">toResource</text:span><text:span text:style-name="T19">(</text:span><text:span text:style-name="T26">‘’</text:span><text:span text:style-name="T19">, </text:span><text:span text:style-name="T2">fragment</text:span><text:span text:style-name="T19">)</text:span></text:p>
      <text:p text:style-name="P38"/>
      <text:p text:style-name="P34">    <text:span text:style-name="T26">static</text:span><text:span text:style-name="T19"> </text:span><text:span text:style-name="T10">complementURL</text:span><text:span text:style-name="T19">(</text:span><text:span text:style-name="T2">urlFragment</text:span><text:span text:style-name="T19">){</text:span></text:p>
      <text:p text:style-name="P34">        <text:span text:style-name="T2">urlFragment</text:span><text:span text:style-name="T19"> = </text:span><text:span text:style-name="T2">urlFragment</text:span><text:span text:style-name="T19"> ?? </text:span><text:span text:style-name="T17">''</text:span></text:p>
      <text:p text:style-name="P34">        <text:span text:style-name="T41">return</text:span><text:span text:style-name="T19"> (</text:span><text:span text:style-name="T46">/</text:span><text:span text:style-name="T10">^</text:span><text:span text:style-name="T46">\w/</text:span><text:span text:style-name="T19">.</text:span><text:span text:style-name="T10">test</text:span><text:span text:style-name="T19">(</text:span><text:span text:style-name="T2">urlFragment</text:span><text:span text:style-name="T19">)? </text:span><text:span text:style-name="T17">'/'</text:span><text:span text:style-name="T19">:</text:span><text:span text:style-name="T17">''</text:span><text:span text:style-name="T19">) + </text:span><text:span text:style-name="T2">urlFragment</text:span></text:p>
      <text:p text:style-name="P34">    <text:span text:style-name="T19">}</text:span></text:p>
      <text:p text:style-name="P38"/>
      <text:p text:style-name="P1">}</text:p>
      <text:p text:style-name="P69"/>
      <text:p text:style-name="P72">Explicando o construtor</text:p>
      <text:p text:style-name="P72">constructor(urlBase)</text:p>
      <text:p text:style-name="P72"><text:soft-page-break/>urlBase é uma string informando a url base da API, por exemplo <text:a xlink:type="simple" xlink:href="http://localhost:8080/" text:style-name="Internet_20_link" text:visited-style-name="Visited_20_Internet_20_Link">http://localhost:8080</text:a></text:p>
      <text:p text:style-name="P72"/>
      <text:p text:style-name="P72">Explicando os métodos</text:p>
      <text:p text:style-name="P72"><text:span text:style-name="T74">onConnectionError</text:span><text:span text:style-name="T53">()</text:span>, por padrão exibe um alerta de erro quando há um erro de conexão, observando que este método pode ser sobrescrito.</text:p>
      <text:p text:style-name="P72"/>
      <text:p text:style-name="P74"><text:span text:style-name="T74">getToken</text:span>() </text:p>
      <text:p text:style-name="P74"><text:span text:style-name="T87">R</text:span>etorna o token da api</text:p>
      <text:p text:style-name="P74">Necessita que o getInfo seja implementado na classe filha</text:p>
      <text:p text:style-name="P74"/>
      <text:p text:style-name="P74"><text:span text:style-name="T74">setToken</text:span>(token)</text:p>
      <text:p text:style-name="P74"><text:span text:style-name="T87">Insere</text:span> o token no localstorage</text:p>
      <text:p text:style-name="P74">Necessita que o setInfo seja implementado na classe filha</text:p>
      <text:p text:style-name="P74"/>
      <text:p text:style-name="P74"><text:span text:style-name="T74">removeToken</text:span>()</text:p>
      <text:p text:style-name="P74"><text:span text:style-name="T87">R</text:span>emove o token da api</text:p>
      <text:p text:style-name="P74">Necessita que o removeInfo seja implementado na classe filha</text:p>
      <text:p text:style-name="P74"/>
      <text:p text:style-name="P74"><text:span text:style-name="T74">getUser</text:span>()</text:p>
      <text:p text:style-name="P74"><text:span text:style-name="T87">R</text:span>ecupera o usuário.</text:p>
      <text:p text:style-name="P74"><text:span text:style-name="T87">N</text:span>ecessita que o getInfo seja implementado na classe filha</text:p>
      <text:p text:style-name="P74"/>
      <text:p text:style-name="P74"><text:span text:style-name="T74">setUser</text:span>(user)</text:p>
      <text:p text:style-name="P75"><text:span text:style-name="T87">Insere </text:span>o usuário da API <text:span text:style-name="T87">no localStorage.</text:span></text:p>
      <text:p text:style-name="P75">Necessita que o setInfo seja implementado na classe filha.</text:p>
      <text:p text:style-name="P75"/>
      <text:p text:style-name="P75"><text:span text:style-name="T74">removeUser</text:span>()</text:p>
      <text:p text:style-name="P75"><text:span text:style-name="T87">L</text:span>impa o localStorage e mantém a linguagem caso exista.</text:p>
      <text:p text:style-name="P75"/>
      <text:p text:style-name="P75"><text:span text:style-name="T74">toResource</text:span>(resource, fragment)</text:p>
      <text:p text:style-name="P75"><text:span text:style-name="T80">resource</text:span>: indica o recurso que deseja acessar na API de destino.</text:p>
      <text:p text:style-name="P75"><text:span text:style-name="T80">fragment</text:span>: utilizado quando preferencialmente quando queremos passar parâmetros na requisição podendo conter uma extensão do recurso desejado, pode ser escrito no formato:</text:p>
      <text:p text:style-name="P75">let fragment = {</text:p>
      <text:p text:style-name="P75"><text:s text:c="4"/>subPath: “recurso_desejado”,</text:p>
      <text:p text:style-name="P75"><text:s text:c="4"/>param1: “param 1”,</text:p>
      <text:p text:style-name="P75"><text:s text:c="4"/>param2: “param2”,</text:p>
      <text:p text:style-name="P75"><text:s text:c="4"/>paramN: “paramN”</text:p>
      <text:p text:style-name="P75">}</text:p>
      <text:p text:style-name="P75"/>
      <text:p text:style-name="P75"><text:span text:style-name="T74">toUrlBase</text:span>(fragment)</text:p>
      <text:p text:style-name="P75">Indica que o recurso desejado será acessado na urlBase passada no construtor e o fragment é o mesmo abordado em toResource.</text:p>
      <text:p text:style-name="P75"/>
      <text:p text:style-name="P75"><text:span text:style-name="T74">complementURL</text:span>(urlFragment)</text:p>
      <text:p text:style-name="P75">Método interno à classe para fins de complementação da url.</text:p>
      <text:p text:style-name="P75"/>
      <text:p text:style-name="P76">=======================================================================</text:p>
      <text:p text:style-name="P80">CLASSE DE REQUISIÇÕES</text:p>
      <text:p text:style-name="P80">=======================================================================</text:p>
      <text:p text:style-name="P4"><text:span text:style-name="T25">class</text:span> <text:span text:style-name="T35">JRequest</text:span>{</text:p>
      <text:p text:style-name="P38"/>
      <text:p text:style-name="P34"><text:soft-page-break/>    <text:span text:style-name="T26">constructor</text:span><text:span text:style-name="T19">(</text:span><text:span text:style-name="T2">enderessable</text:span><text:span text:style-name="T19">, </text:span><text:span text:style-name="T2">data</text:span><text:span text:style-name="T19"> = {}, </text:span><text:span text:style-name="T2">contentType</text:span><text:span text:style-name="T19"> = </text:span><text:span text:style-name="T17">'application/json;charset=utf-8'</text:span><text:span text:style-name="T19">){</text:span></text:p>
      <text:p text:style-name="P34">        <text:span text:style-name="T26">this</text:span><text:span text:style-name="T19">.</text:span><text:span text:style-name="T10">setEnderessable</text:span><text:span text:style-name="T19">(</text:span><text:span text:style-name="T2">enderessable</text:span><text:span text:style-name="T19">)</text:span></text:p>
      <text:p text:style-name="P34">        <text:span text:style-name="T26">this</text:span><text:span text:style-name="T19">.</text:span><text:span text:style-name="T2">data</text:span><text:span text:style-name="T19"> = </text:span><text:span text:style-name="T2">data</text:span></text:p>
      <text:p text:style-name="P34">        <text:span text:style-name="T26">this</text:span><text:span text:style-name="T19">.</text:span><text:span text:style-name="T2">headers</text:span><text:span text:style-name="T19"> = []</text:span></text:p>
      <text:p text:style-name="P34">        <text:span text:style-name="T26">this</text:span><text:span text:style-name="T19">.</text:span><text:span text:style-name="T2">contentType</text:span><text:span text:style-name="T19"> = </text:span><text:span text:style-name="T2">contentType</text:span></text:p>
      <text:p text:style-name="P34">    <text:span text:style-name="T19">}</text:span></text:p>
      <text:p text:style-name="P38"/>
      <text:p text:style-name="P34">    <text:span text:style-name="T26">static</text:span><text:span text:style-name="T19"> </text:span><text:span text:style-name="T10">prepare</text:span><text:span text:style-name="T19">(</text:span><text:span text:style-name="T2">enderessable</text:span><text:span text:style-name="T19">, </text:span><text:span text:style-name="T2">data</text:span><text:span text:style-name="T19"> = {}, </text:span><text:span text:style-name="T2">contentType</text:span><text:span text:style-name="T19"> = </text:span><text:span text:style-name="T17">'application/json;charset=utf-8'</text:span><text:span text:style-name="T19">){ </text:span></text:p>
      <text:p text:style-name="P34">        <text:span text:style-name="T41">return</text:span><text:span text:style-name="T19"> </text:span><text:span text:style-name="T26">new</text:span><text:span text:style-name="T19"> </text:span><text:span text:style-name="T36">JRequest</text:span><text:span text:style-name="T19">(</text:span><text:span text:style-name="T2">enderessable</text:span><text:span text:style-name="T19">, </text:span><text:span text:style-name="T2">data</text:span><text:span text:style-name="T19">, </text:span><text:span text:style-name="T2">contentType</text:span><text:span text:style-name="T19">)</text:span></text:p>
      <text:p text:style-name="P34">    <text:span text:style-name="T19">}</text:span></text:p>
      <text:p text:style-name="P38"/>
      <text:p text:style-name="P34">    <text:span text:style-name="T26">static</text:span><text:span text:style-name="T19"> </text:span><text:span text:style-name="T10">prepareFiles</text:span><text:span text:style-name="T19">(</text:span><text:span text:style-name="T2">enderessable</text:span><text:span text:style-name="T19">, </text:span><text:span text:style-name="T2">formData</text:span><text:span text:style-name="T19">){ </text:span></text:p>
      <text:p text:style-name="P34">        <text:span text:style-name="T41">return</text:span><text:span text:style-name="T19"> </text:span><text:span text:style-name="T26">new</text:span><text:span text:style-name="T19"> </text:span><text:span text:style-name="T36">JRequest</text:span><text:span text:style-name="T19">(</text:span><text:span text:style-name="T2">enderessable</text:span><text:span text:style-name="T19">, </text:span><text:span text:style-name="T2">data</text:span><text:span text:style-name="T19">, </text:span><text:span text:style-name="T26">null</text:span><text:span text:style-name="T19">)</text:span></text:p>
      <text:p text:style-name="P34">    <text:span text:style-name="T19">}</text:span></text:p>
      <text:p text:style-name="P38"/>
      <text:p text:style-name="P34">    <text:span text:style-name="T10">send</text:span><text:span text:style-name="T19">(</text:span><text:span text:style-name="T2">method</text:span><text:span text:style-name="T19"> = </text:span><text:span text:style-name="T17">'GET'</text:span><text:span text:style-name="T19">){</text:span></text:p>
      <text:p text:style-name="P34">        <text:span text:style-name="T39">DEVELOPMENT_MODE</text:span><text:span text:style-name="T19">?.</text:span><text:span text:style-name="T10">log</text:span><text:span text:style-name="T19">?.(!(</text:span><text:span text:style-name="T17">'onsuccess'</text:span><text:span text:style-name="T19"> </text:span><text:span text:style-name="T26">in</text:span><text:span text:style-name="T19"> </text:span><text:span text:style-name="T26">this</text:span><text:span text:style-name="T19">), </text:span><text:span text:style-name="T17">'onsuccess not declared in request: '</text:span><text:span text:style-name="T19">+</text:span><text:span text:style-name="T26">this</text:span><text:span text:style-name="T19">.</text:span><text:span text:style-name="T2">url</text:span><text:span text:style-name="T19">, </text:span><text:span text:style-name="T39">DEVELOPMENT_MODE</text:span><text:span text:style-name="T19">.</text:span><text:span text:style-name="T2">WARNING</text:span><text:span text:style-name="T19">)</text:span></text:p>
      <text:p text:style-name="P34">        <text:span text:style-name="T26">this</text:span><text:span text:style-name="T19">.</text:span><text:span text:style-name="T10">_sendAjax</text:span><text:span text:style-name="T19">(</text:span><text:span text:style-name="T2">method</text:span><text:span text:style-name="T19">)</text:span></text:p>
      <text:p text:style-name="P34">        <text:span text:style-name="T41">return</text:span><text:span text:style-name="T19"> </text:span><text:span text:style-name="T26">this</text:span><text:span text:style-name="T19">  </text:span></text:p>
      <text:p text:style-name="P34">    <text:span text:style-name="T19">}</text:span></text:p>
      <text:p text:style-name="P38"/>
      <text:p text:style-name="P34">    <text:span text:style-name="T10">post</text:span><text:span text:style-name="T19"> = </text:span><text:span text:style-name="T2">_</text:span><text:span text:style-name="T19"> </text:span><text:span text:style-name="T26">=&gt;</text:span><text:span text:style-name="T19"> </text:span><text:span text:style-name="T26">this</text:span><text:span text:style-name="T19">.</text:span><text:span text:style-name="T10">send</text:span><text:span text:style-name="T19">(</text:span><text:span text:style-name="T17">'POST'</text:span><text:span text:style-name="T19">)</text:span></text:p>
      <text:p text:style-name="P34">    <text:span text:style-name="T10">get</text:span><text:span text:style-name="T19"> = </text:span><text:span text:style-name="T2">_</text:span><text:span text:style-name="T19"> </text:span><text:span text:style-name="T26">=&gt;</text:span><text:span text:style-name="T19"> </text:span><text:span text:style-name="T26">this</text:span><text:span text:style-name="T19">.</text:span><text:span text:style-name="T10">send</text:span><text:span text:style-name="T19">(</text:span><text:span text:style-name="T17">'GET'</text:span><text:span text:style-name="T19">)</text:span></text:p>
      <text:p text:style-name="P34">    <text:span text:style-name="T10">put</text:span><text:span text:style-name="T19"> = </text:span><text:span text:style-name="T2">_</text:span><text:span text:style-name="T19"> </text:span><text:span text:style-name="T26">=&gt;</text:span><text:span text:style-name="T19"> </text:span><text:span text:style-name="T26">this</text:span><text:span text:style-name="T19">.</text:span><text:span text:style-name="T10">send</text:span><text:span text:style-name="T19">(</text:span><text:span text:style-name="T17">'PUT'</text:span><text:span text:style-name="T19">)</text:span></text:p>
      <text:p text:style-name="P34">    <text:span text:style-name="T10">delete</text:span><text:span text:style-name="T19"> = </text:span><text:span text:style-name="T2">_</text:span><text:span text:style-name="T19"> </text:span><text:span text:style-name="T26">=&gt;</text:span><text:span text:style-name="T19"> </text:span><text:span text:style-name="T26">this</text:span><text:span text:style-name="T19">.</text:span><text:span text:style-name="T10">send</text:span><text:span text:style-name="T19">(</text:span><text:span text:style-name="T17">'DELETE'</text:span><text:span text:style-name="T19">)</text:span></text:p>
      <text:p text:style-name="P34">    </text:p>
      <text:p text:style-name="P34">    <text:span text:style-name="T10">addHeaders</text:span><text:span text:style-name="T19">(...</text:span><text:span text:style-name="T2">headers</text:span><text:span text:style-name="T19">){</text:span></text:p>
      <text:p text:style-name="P34">        <text:span text:style-name="T26">let</text:span><text:span text:style-name="T19"> </text:span><text:span text:style-name="T2">newHeaders</text:span><text:span text:style-name="T19"> = </text:span><text:span text:style-name="T10">arrayInSpread</text:span><text:span text:style-name="T19">(</text:span><text:span text:style-name="T2">headers</text:span><text:span text:style-name="T19">).</text:span><text:span text:style-name="T10">map</text:span><text:span text:style-name="T19">(</text:span><text:span text:style-name="T2">header</text:span><text:span text:style-name="T19"> </text:span><text:span text:style-name="T26">=&gt;</text:span><text:span text:style-name="T19"> {</text:span></text:p>
      <text:p text:style-name="P34">            <text:span text:style-name="T41">if</text:span><text:span text:style-name="T19">(</text:span><text:span text:style-name="T2">header</text:span><text:span text:style-name="T19">.</text:span><text:span text:style-name="T2">name</text:span><text:span text:style-name="T19">) </text:span><text:span text:style-name="T41">return</text:span><text:span text:style-name="T19"> </text:span><text:span text:style-name="T2">header</text:span></text:p>
      <text:p text:style-name="P34">            <text:span text:style-name="T41">return</text:span><text:span text:style-name="T19"> {</text:span><text:span text:style-name="T2">name:header</text:span><text:span text:style-name="T19">, </text:span><text:span text:style-name="T2">value:</text:span><text:span text:style-name="T17">''</text:span><text:span text:style-name="T19">}</text:span></text:p>
      <text:p text:style-name="P34">        <text:span text:style-name="T19">});</text:span></text:p>
      <text:p text:style-name="P34">        </text:p>
      <text:p text:style-name="P34">        <text:span text:style-name="T26">this</text:span><text:span text:style-name="T19">.</text:span><text:span text:style-name="T2">headers</text:span><text:span text:style-name="T19"> = </text:span><text:span text:style-name="T2">headers</text:span><text:span text:style-name="T19">.</text:span><text:span text:style-name="T10">filter</text:span><text:span text:style-name="T19">(</text:span><text:span text:style-name="T2">header</text:span><text:span text:style-name="T19"> </text:span><text:span text:style-name="T26">=&gt;</text:span><text:span text:style-name="T19"> !(</text:span><text:span text:style-name="T2">header</text:span><text:span text:style-name="T19">.</text:span><text:span text:style-name="T2">name</text:span><text:span text:style-name="T19"> </text:span><text:span text:style-name="T26">in</text:span><text:span text:style-name="T19"> </text:span><text:span text:style-name="T2">newHeaders</text:span><text:span text:style-name="T19">)).</text:span><text:span text:style-name="T10">concat</text:span><text:span text:style-name="T19">(</text:span><text:span text:style-name="T2">newHeaders</text:span><text:span text:style-name="T19">)</text:span></text:p>
      <text:p text:style-name="P34">        <text:span text:style-name="T41">return</text:span><text:span text:style-name="T19"> </text:span><text:span text:style-name="T26">this</text:span></text:p>
      <text:p text:style-name="P34">    <text:span text:style-name="T19">}</text:span></text:p>
      <text:p text:style-name="P38"/>
      <text:p text:style-name="P34">    <text:span text:style-name="T10">setEnderessable</text:span><text:span text:style-name="T19"> = </text:span><text:span text:style-name="T2">enderessable</text:span><text:span text:style-name="T19"> </text:span><text:span text:style-name="T26">=&gt;</text:span><text:span text:style-name="T19"> {</text:span></text:p>
      <text:p text:style-name="P34">        <text:span text:style-name="T26">this</text:span><text:span text:style-name="T19">.</text:span><text:span text:style-name="T2">enderessable</text:span><text:span text:style-name="T19"> = </text:span><text:span text:style-name="T26">new</text:span><text:span text:style-name="T19"> </text:span><text:span text:style-name="T36">Enderessable</text:span><text:span text:style-name="T19">(</text:span><text:span text:style-name="T2">enderessable</text:span><text:span text:style-name="T19">)</text:span></text:p>
      <text:p text:style-name="P34">        <text:span text:style-name="T26">this</text:span><text:span text:style-name="T19">.</text:span><text:span text:style-name="T2">onconnectionerror</text:span><text:span text:style-name="T19"> = </text:span><text:span text:style-name="T2">enderessable</text:span><text:span text:style-name="T19">.</text:span><text:span text:style-name="T2">onconnectionerror</text:span></text:p>
      <text:p text:style-name="P34">        <text:span text:style-name="T41">return</text:span><text:span text:style-name="T19"> </text:span><text:span text:style-name="T26">this</text:span></text:p>
      <text:p text:style-name="P34">    <text:span text:style-name="T19">}</text:span></text:p>
      <text:p text:style-name="P38"/>
      <text:p text:style-name="P34">    <text:span text:style-name="T10">setOnConnectionError</text:span><text:span text:style-name="T19">(</text:span><text:span text:style-name="T2">onConnectionError</text:span><text:span text:style-name="T19">){</text:span></text:p>
      <text:p text:style-name="P34">        <text:span text:style-name="T26">this</text:span><text:span text:style-name="T19">.</text:span><text:span text:style-name="T2">onconnectionerror</text:span><text:span text:style-name="T19"> = </text:span><text:span text:style-name="T2">onConnectionError</text:span></text:p>
      <text:p text:style-name="P34">        <text:span text:style-name="T41">return</text:span><text:span text:style-name="T19"> </text:span><text:span text:style-name="T26">this</text:span></text:p>
      <text:p text:style-name="P34">    <text:span text:style-name="T19">}</text:span></text:p>
      <text:p text:style-name="P38"/>
      <text:p text:style-name="P34">    <text:span text:style-name="T10">inSequence</text:span><text:span text:style-name="T19">(</text:span><text:span text:style-name="T2">onbefore</text:span><text:span text:style-name="T19">, </text:span><text:span text:style-name="T2">onready</text:span><text:span text:style-name="T19">, </text:span><text:span text:style-name="T2">onsuccess</text:span><text:span text:style-name="T19">, </text:span><text:span text:style-name="T2">onerror</text:span><text:span text:style-name="T19">, </text:span><text:span text:style-name="T2">onafter</text:span><text:span text:style-name="T19">){</text:span></text:p>
      <text:p text:style-name="P34"><text:soft-page-break/>        <text:span text:style-name="T26">this</text:span><text:span text:style-name="T19">.</text:span><text:span text:style-name="T2">onbefore</text:span><text:span text:style-name="T19"> = </text:span><text:span text:style-name="T2">onbefore</text:span></text:p>
      <text:p text:style-name="P34">        <text:span text:style-name="T26">this</text:span><text:span text:style-name="T19">.</text:span><text:span text:style-name="T2">onready</text:span><text:span text:style-name="T19"> = </text:span><text:span text:style-name="T2">onready</text:span></text:p>
      <text:p text:style-name="P34">        <text:span text:style-name="T41">return</text:span><text:span text:style-name="T19"> </text:span><text:span text:style-name="T26">this</text:span><text:span text:style-name="T19">.</text:span><text:span text:style-name="T10">inResponse</text:span><text:span text:style-name="T19">(</text:span><text:span text:style-name="T2">onsuccess</text:span><text:span text:style-name="T19">, </text:span><text:span text:style-name="T2">onerror</text:span><text:span text:style-name="T19">, </text:span><text:span text:style-name="T2">onafter</text:span><text:span text:style-name="T19">)</text:span></text:p>
      <text:p text:style-name="P34">    <text:span text:style-name="T19">}</text:span></text:p>
      <text:p text:style-name="P38"/>
      <text:p text:style-name="P34">    <text:span text:style-name="T10">inResponse</text:span><text:span text:style-name="T19">(</text:span><text:span text:style-name="T2">onsuccess</text:span><text:span text:style-name="T19">, </text:span><text:span text:style-name="T2">onerror</text:span><text:span text:style-name="T19">, </text:span><text:span text:style-name="T2">onafter</text:span><text:span text:style-name="T19">){</text:span></text:p>
      <text:p text:style-name="P34">        <text:span text:style-name="T26">this</text:span><text:span text:style-name="T19">.</text:span><text:span text:style-name="T2">onsuccess</text:span><text:span text:style-name="T19"> = </text:span><text:span text:style-name="T2">onsuccess</text:span></text:p>
      <text:p text:style-name="P34">        <text:span text:style-name="T26">this</text:span><text:span text:style-name="T19">.</text:span><text:span text:style-name="T2">onerror</text:span><text:span text:style-name="T19"> = </text:span><text:span text:style-name="T2">onerror</text:span></text:p>
      <text:p text:style-name="P34">        <text:span text:style-name="T26">this</text:span><text:span text:style-name="T19">.</text:span><text:span text:style-name="T2">onafter</text:span><text:span text:style-name="T19"> = </text:span><text:span text:style-name="T2">onafter</text:span></text:p>
      <text:p text:style-name="P34">        <text:span text:style-name="T41">return</text:span><text:span text:style-name="T19"> </text:span><text:span text:style-name="T26">this</text:span><text:span text:style-name="T19">;</text:span></text:p>
      <text:p text:style-name="P34">    <text:span text:style-name="T19">}</text:span></text:p>
      <text:p text:style-name="P34">    </text:p>
      <text:p text:style-name="P34">    <text:span text:style-name="T10">_onreadystatechange</text:span><text:span text:style-name="T19"> = </text:span><text:span text:style-name="T2">ajaxEvent</text:span><text:span text:style-name="T19"> </text:span><text:span text:style-name="T26">=&gt;</text:span><text:span text:style-name="T19"> {</text:span></text:p>
      <text:p text:style-name="P34">        <text:span text:style-name="T26">let</text:span><text:span text:style-name="T19"> </text:span><text:span text:style-name="T2">response</text:span><text:span text:style-name="T19"> = </text:span><text:span text:style-name="T26">this</text:span><text:span text:style-name="T19">.</text:span><text:span text:style-name="T10">_ajaxResponse</text:span><text:span text:style-name="T19">(</text:span><text:span text:style-name="T2">ajaxEvent</text:span><text:span text:style-name="T19">);</text:span></text:p>
      <text:p text:style-name="P38"/>
      <text:p text:style-name="P34">        <text:span text:style-name="T41">if</text:span><text:span text:style-name="T19">(</text:span><text:span text:style-name="T2">response</text:span><text:span text:style-name="T19">){</text:span></text:p>
      <text:p text:style-name="P34">            <text:span text:style-name="T26">let</text:span><text:span text:style-name="T19"> {</text:span><text:span text:style-name="T2">success</text:span><text:span text:style-name="T19">, </text:span><text:span text:style-name="T2">hasError</text:span><text:span text:style-name="T19">, </text:span><text:span text:style-name="T2">details</text:span><text:span text:style-name="T19">, </text:span><text:span text:style-name="T2">codeType</text:span><text:span text:style-name="T19">} = </text:span><text:span text:style-name="T2">response</text:span><text:span text:style-name="T19">;</text:span></text:p>
      <text:p text:style-name="P34">            <text:span text:style-name="T41">if</text:span><text:span text:style-name="T19">(</text:span><text:span text:style-name="T2">codeType</text:span><text:span text:style-name="T19"> == </text:span><text:span text:style-name="T45">0</text:span><text:span text:style-name="T19">) </text:span><text:span text:style-name="T26">this</text:span><text:span text:style-name="T19">.</text:span><text:span text:style-name="T10">onconnectionerror</text:span><text:span text:style-name="T19">?.(</text:span><text:span text:style-name="T2">response</text:span><text:span text:style-name="T19">)</text:span></text:p>
      <text:p text:style-name="P38"/>
      <text:p text:style-name="P34">            <text:span text:style-name="T26">this</text:span><text:span text:style-name="T19">.</text:span><text:span text:style-name="T10">onready</text:span><text:span text:style-name="T19">?.(</text:span><text:span text:style-name="T2">details</text:span><text:span text:style-name="T19">, </text:span><text:span text:style-name="T2">response</text:span><text:span text:style-name="T19">, </text:span><text:span text:style-name="T2">ajaxEvent</text:span><text:span text:style-name="T19">)</text:span></text:p>
      <text:p text:style-name="P34">            <text:span text:style-name="T41">if</text:span><text:span text:style-name="T19">(</text:span><text:span text:style-name="T2">success</text:span><text:span text:style-name="T19">) </text:span><text:span text:style-name="T26">this</text:span><text:span text:style-name="T19">.</text:span><text:span text:style-name="T10">onsuccess</text:span><text:span text:style-name="T19">?.(</text:span><text:span text:style-name="T2">details</text:span><text:span text:style-name="T19">, </text:span><text:span text:style-name="T2">response</text:span><text:span text:style-name="T19">, </text:span><text:span text:style-name="T2">ajaxEvent</text:span><text:span text:style-name="T19">)</text:span></text:p>
      <text:p text:style-name="P34">            <text:span text:style-name="T41">if</text:span><text:span text:style-name="T19">(</text:span><text:span text:style-name="T2">hasError</text:span><text:span text:style-name="T19">) </text:span><text:span text:style-name="T26">this</text:span><text:span text:style-name="T19">.</text:span><text:span text:style-name="T10">onerror</text:span><text:span text:style-name="T19">?.(</text:span><text:span text:style-name="T2">details</text:span><text:span text:style-name="T19">, </text:span><text:span text:style-name="T2">response</text:span><text:span text:style-name="T19">, </text:span><text:span text:style-name="T2">ajaxEvent</text:span><text:span text:style-name="T19">)</text:span></text:p>
      <text:p text:style-name="P34">            <text:span text:style-name="T26">this</text:span><text:span text:style-name="T19">.</text:span><text:span text:style-name="T10">onafter</text:span><text:span text:style-name="T19">?.(</text:span><text:span text:style-name="T2">details</text:span><text:span text:style-name="T19">, </text:span><text:span text:style-name="T2">response</text:span><text:span text:style-name="T19">, </text:span><text:span text:style-name="T2">ajaxEvent</text:span><text:span text:style-name="T19">)</text:span></text:p>
      <text:p text:style-name="P34">        <text:span text:style-name="T19">}</text:span></text:p>
      <text:p text:style-name="P34">    <text:span text:style-name="T19">}</text:span></text:p>
      <text:p text:style-name="P38"/>
      <text:p text:style-name="P34">    <text:span text:style-name="T10">_insertAuthorization</text:span><text:span text:style-name="T19">(</text:span><text:span text:style-name="T2">enderessable</text:span><text:span text:style-name="T19">, </text:span><text:span text:style-name="T2">ajax</text:span><text:span text:style-name="T19">){</text:span></text:p>
      <text:p text:style-name="P34">        <text:span text:style-name="T26">let</text:span><text:span text:style-name="T19"> </text:span><text:span text:style-name="T2">token</text:span><text:span text:style-name="T19"> = </text:span><text:span text:style-name="T2">enderessable</text:span><text:span text:style-name="T19">.</text:span><text:span text:style-name="T2">apiBase</text:span><text:span text:style-name="T19">?.</text:span><text:span text:style-name="T10">getToken</text:span><text:span text:style-name="T19">?.();</text:span></text:p>
      <text:p text:style-name="P34">        <text:span text:style-name="T41">if</text:span><text:span text:style-name="T19">(</text:span><text:span text:style-name="T2">token</text:span><text:span text:style-name="T19">) </text:span><text:span text:style-name="T2">ajax</text:span><text:span text:style-name="T19">.</text:span><text:span text:style-name="T10">setRequestHeader</text:span><text:span text:style-name="T19">(</text:span><text:span text:style-name="T17">'Authorization'</text:span><text:span text:style-name="T19">, </text:span><text:span text:style-name="T2">token</text:span><text:span text:style-name="T19">)</text:span></text:p>
      <text:p text:style-name="P34">    <text:span text:style-name="T19">}</text:span></text:p>
      <text:p text:style-name="P38"/>
      <text:p text:style-name="P34">    <text:span text:style-name="T10">_sendAjax</text:span><text:span text:style-name="T19">(</text:span><text:span text:style-name="T2">method</text:span><text:span text:style-name="T19">){</text:span></text:p>
      <text:p text:style-name="P34">        <text:span text:style-name="T26">let</text:span><text:span text:style-name="T19"> </text:span><text:span text:style-name="T2">ajax</text:span><text:span text:style-name="T19"> = </text:span><text:span text:style-name="T26">new</text:span><text:span text:style-name="T19"> </text:span><text:span text:style-name="T36">XMLHttpRequest</text:span><text:span text:style-name="T19">(),</text:span></text:p>
      <text:p text:style-name="P34">            <text:span text:style-name="T2">enderessable</text:span><text:span text:style-name="T19"> = </text:span><text:span text:style-name="T26">this</text:span><text:span text:style-name="T19">.</text:span><text:span text:style-name="T2">enderessable</text:span><text:span text:style-name="T19">,</text:span></text:p>
      <text:p text:style-name="P34">            <text:span text:style-name="T2">content</text:span><text:span text:style-name="T19"> = </text:span><text:span text:style-name="T26">this</text:span><text:span text:style-name="T19">.</text:span><text:span text:style-name="T2">data</text:span><text:span text:style-name="T19">;</text:span></text:p>
      <text:p text:style-name="P34">        <text:span text:style-name="T26">this</text:span><text:span text:style-name="T19">.</text:span><text:span text:style-name="T2">ajax</text:span><text:span text:style-name="T19"> = </text:span><text:span text:style-name="T2">ajax</text:span></text:p>
      <text:p text:style-name="P34">        <text:span text:style-name="T2">ajax</text:span><text:span text:style-name="T19">.</text:span><text:span text:style-name="T10">open</text:span><text:span text:style-name="T19">(</text:span><text:span text:style-name="T2">method</text:span><text:span text:style-name="T19">.</text:span><text:span text:style-name="T10">toUpperCase</text:span><text:span text:style-name="T19">(), </text:span><text:span text:style-name="T2">enderessable</text:span><text:span text:style-name="T19">.</text:span><text:span text:style-name="T2">urlDest</text:span><text:span text:style-name="T19">, </text:span><text:span text:style-name="T26">true</text:span><text:span text:style-name="T19">)</text:span></text:p>
      <text:p text:style-name="P34">        <text:span text:style-name="T26">this</text:span><text:span text:style-name="T19">.</text:span><text:span text:style-name="T10">_insertAuthorization</text:span><text:span text:style-name="T19">(</text:span><text:span text:style-name="T2">enderessable</text:span><text:span text:style-name="T19">, </text:span><text:span text:style-name="T2">ajax</text:span><text:span text:style-name="T19">)</text:span></text:p>
      <text:p text:style-name="P34">        <text:span text:style-name="T2">ajax</text:span><text:span text:style-name="T19">.</text:span><text:span text:style-name="T10">onreadystatechange</text:span><text:span text:style-name="T19"> = </text:span><text:span text:style-name="T26">this</text:span><text:span text:style-name="T19">.</text:span><text:span text:style-name="T10">_onreadystatechange</text:span></text:p>
      <text:p text:style-name="P34">        <text:span text:style-name="T41">if</text:span><text:span text:style-name="T19">(</text:span><text:span text:style-name="T26">this</text:span><text:span text:style-name="T19">.</text:span><text:span text:style-name="T2">contentType</text:span><text:span text:style-name="T19">){</text:span></text:p>
      <text:p text:style-name="P34">            <text:span text:style-name="T2">ajax</text:span><text:span text:style-name="T19">.</text:span><text:span text:style-name="T10">setRequestHeader</text:span><text:span text:style-name="T19">(</text:span><text:span text:style-name="T17">'Content-type'</text:span><text:span text:style-name="T19">, </text:span><text:span text:style-name="T26">this</text:span><text:span text:style-name="T19">.</text:span><text:span text:style-name="T2">contentType</text:span><text:span text:style-name="T19">)</text:span></text:p>
      <text:p text:style-name="P34">            <text:span text:style-name="T41">if</text:span><text:span text:style-name="T19">(</text:span><text:span text:style-name="T26">this</text:span><text:span text:style-name="T19">.</text:span><text:span text:style-name="T2">contentType</text:span><text:span text:style-name="T19">.</text:span><text:span text:style-name="T10">split</text:span><text:span text:style-name="T19">(</text:span><text:span text:style-name="T17">';'</text:span><text:span text:style-name="T19">)[</text:span><text:span text:style-name="T45">0</text:span><text:span text:style-name="T19">] == </text:span><text:span text:style-name="T17">'application/json'</text:span><text:span text:style-name="T19">) </text:span><text:span text:style-name="T2">content</text:span><text:span text:style-name="T19"> = </text:span><text:span text:style-name="T2">JSON</text:span><text:span text:style-name="T19">.</text:span><text:span text:style-name="T10">stringify</text:span><text:span text:style-name="T19">(</text:span><text:span text:style-name="T2">content</text:span><text:span text:style-name="T19">)</text:span></text:p>
      <text:p text:style-name="P34">        <text:span text:style-name="T19">}</text:span></text:p>
      <text:p text:style-name="P34">        <text:span text:style-name="T26">this</text:span><text:span text:style-name="T19">.</text:span><text:span text:style-name="T2">headers</text:span><text:span text:style-name="T19">.</text:span><text:span text:style-name="T10">forEach</text:span><text:span text:style-name="T19">(</text:span><text:span text:style-name="T2">header</text:span><text:span text:style-name="T19"> </text:span><text:span text:style-name="T26">=&gt;</text:span><text:span text:style-name="T19"> </text:span><text:span text:style-name="T2">ajax</text:span><text:span text:style-name="T19">.</text:span><text:span text:style-name="T10">setRequestHeader</text:span><text:span text:style-name="T19">(</text:span><text:span text:style-name="T2">header</text:span><text:span text:style-name="T19">.</text:span><text:span text:style-name="T2">name</text:span><text:span text:style-name="T19">, </text:span><text:span text:style-name="T2">header</text:span><text:span text:style-name="T19">.</text:span><text:span text:style-name="T2">value</text:span><text:span text:style-name="T19">))</text:span></text:p>
      <text:p text:style-name="P34">        <text:span text:style-name="T26">this</text:span><text:span text:style-name="T19">.</text:span><text:span text:style-name="T10">onbefore</text:span><text:span text:style-name="T19">?.(</text:span><text:span text:style-name="T2">ajax</text:span><text:span text:style-name="T19">)</text:span></text:p>
      <text:p text:style-name="P34">        <text:span text:style-name="T2">ajax</text:span><text:span text:style-name="T19">.</text:span><text:span text:style-name="T10">send</text:span><text:span text:style-name="T19">(</text:span><text:span text:style-name="T2">content</text:span><text:span text:style-name="T19">)</text:span></text:p>
      <text:p text:style-name="P34">    <text:span text:style-name="T19">}</text:span></text:p>
      <text:p text:style-name="P38"/>
      <text:p text:style-name="P34">    <text:span text:style-name="T10">_ajaxResponse</text:span><text:span text:style-name="T19">(</text:span><text:span text:style-name="T2">ajax</text:span><text:span text:style-name="T19">){</text:span></text:p>
      <text:p text:style-name="P38"/>
      <text:p text:style-name="P34"><text:soft-page-break/>        <text:span text:style-name="T26">let</text:span><text:span text:style-name="T19"> </text:span><text:span text:style-name="T2">resp</text:span><text:span text:style-name="T19"> = </text:span><text:span text:style-name="T2">ajax</text:span><text:span text:style-name="T19">.</text:span><text:span text:style-name="T2">currentTarget</text:span><text:span text:style-name="T19">;</text:span></text:p>
      <text:p text:style-name="P34">        <text:span text:style-name="T41">if</text:span><text:span text:style-name="T19"> (</text:span><text:span text:style-name="T2">resp</text:span><text:span text:style-name="T19">.</text:span><text:span text:style-name="T2">readyState</text:span><text:span text:style-name="T19"> == </text:span><text:span text:style-name="T45">4</text:span><text:span text:style-name="T19">) {</text:span></text:p>
      <text:p text:style-name="P38"/>
      <text:p text:style-name="P34">            <text:span text:style-name="T26">let</text:span><text:span text:style-name="T19"> {</text:span><text:span text:style-name="T2">status</text:span><text:span text:style-name="T19">, </text:span><text:span text:style-name="T2">response</text:span><text:span text:style-name="T19">, </text:span><text:span text:style-name="T2">responseText</text:span><text:span text:style-name="T19">} = </text:span><text:span text:style-name="T2">resp</text:span><text:span text:style-name="T19">,</text:span></text:p>
      <text:p text:style-name="P34">                <text:span text:style-name="T2">details</text:span><text:span text:style-name="T19"> = </text:span><text:span text:style-name="T2">response</text:span><text:span text:style-name="T19"> || </text:span><text:span text:style-name="T2">responseText</text:span><text:span text:style-name="T19">,</text:span></text:p>
      <text:p text:style-name="P34">                <text:span text:style-name="T2">codeType</text:span><text:span text:style-name="T19"> = </text:span><text:span text:style-name="T2">Math</text:span><text:span text:style-name="T19">.</text:span><text:span text:style-name="T10">floor</text:span><text:span text:style-name="T19">(</text:span><text:span text:style-name="T2">status</text:span><text:span text:style-name="T19">/</text:span><text:span text:style-name="T45">100</text:span><text:span text:style-name="T19">),</text:span></text:p>
      <text:p text:style-name="P34">                <text:span text:style-name="T2">hasError</text:span><text:span text:style-name="T19"> = </text:span><text:span text:style-name="T2">codeType</text:span><text:span text:style-name="T19"> &gt; </text:span><text:span text:style-name="T45">3</text:span><text:span text:style-name="T19">;</text:span></text:p>
      <text:p text:style-name="P38"/>
      <text:p text:style-name="P34">            <text:span text:style-name="T2">resp</text:span><text:span text:style-name="T19">.</text:span><text:span text:style-name="T2">contentType</text:span><text:span text:style-name="T19"> = </text:span><text:span text:style-name="T2">resp</text:span><text:span text:style-name="T19">.</text:span><text:span text:style-name="T10">getResponseHeader</text:span><text:span text:style-name="T19">(</text:span><text:span text:style-name="T17">'content-type'</text:span><text:span text:style-name="T19">)</text:span></text:p>
      <text:p text:style-name="P34">            <text:span text:style-name="T39">DEVELOPMENT_MODE</text:span><text:span text:style-name="T19">?.</text:span><text:span text:style-name="T10">log</text:span><text:span text:style-name="T19">?.(</text:span><text:span text:style-name="T2">hasError</text:span><text:span text:style-name="T19">, </text:span><text:span text:style-name="T17">`%cstatus: </text:span><text:span text:style-name="T26">${</text:span><text:span text:style-name="T2">status</text:span><text:span text:style-name="T26">}</text:span><text:span text:style-name="T17"> </text:span><text:span text:style-name="T26">${</text:span><text:span text:style-name="T2">resp</text:span><text:span text:style-name="T19">.</text:span><text:span text:style-name="T2">statusText</text:span><text:span text:style-name="T26">}</text:span><text:span text:style-name="T47">\n</text:span><text:span text:style-name="T26">${</text:span><text:span text:style-name="T2">details</text:span><text:span text:style-name="T26">}</text:span><text:span text:style-name="T17">`</text:span><text:span text:style-name="T19">, </text:span><text:span text:style-name="T39">DEVELOPMENT_MODE</text:span><text:span text:style-name="T19">.</text:span><text:span text:style-name="T2">ERROR</text:span><text:span text:style-name="T19">)</text:span></text:p>
      <text:p text:style-name="P34">            <text:span text:style-name="T41">try</text:span><text:span text:style-name="T19"> { </text:span><text:span text:style-name="T41">if</text:span><text:span text:style-name="T19">(</text:span><text:span text:style-name="T2">resp</text:span><text:span text:style-name="T19">.</text:span><text:span text:style-name="T2">contentType</text:span><text:span text:style-name="T19"> == </text:span><text:span text:style-name="T17">'application/json'</text:span><text:span text:style-name="T19">) </text:span><text:span text:style-name="T2">details</text:span><text:span text:style-name="T19"> = </text:span><text:span text:style-name="T2">JSON</text:span><text:span text:style-name="T19">.</text:span><text:span text:style-name="T10">parse</text:span><text:span text:style-name="T19">(</text:span><text:span text:style-name="T2">details</text:span><text:span text:style-name="T19">)} </text:span><text:span text:style-name="T41">catch</text:span><text:span text:style-name="T19"> (</text:span><text:span text:style-name="T2">e</text:span><text:span text:style-name="T19">) {</text:span><text:span text:style-name="T2">console</text:span><text:span text:style-name="T19">.</text:span><text:span text:style-name="T10">log</text:span><text:span text:style-name="T19">(</text:span><text:span text:style-name="T2">e</text:span><text:span text:style-name="T19">)}</text:span></text:p>
      <text:p text:style-name="P38"/>
      <text:p text:style-name="P34">            <text:span text:style-name="T2">resp</text:span><text:span text:style-name="T19">.</text:span><text:span text:style-name="T2">details</text:span><text:span text:style-name="T19"> = </text:span><text:span text:style-name="T2">details</text:span></text:p>
      <text:p text:style-name="P34">            <text:span text:style-name="T2">resp</text:span><text:span text:style-name="T19">.</text:span><text:span text:style-name="T2">codeType</text:span><text:span text:style-name="T19"> = </text:span><text:span text:style-name="T2">codeType</text:span></text:p>
      <text:p text:style-name="P34">            <text:span text:style-name="T2">resp</text:span><text:span text:style-name="T19">.</text:span><text:span text:style-name="T2">success</text:span><text:span text:style-name="T19"> = </text:span><text:span text:style-name="T2">codeType</text:span><text:span text:style-name="T19"> == </text:span><text:span text:style-name="T45">2</text:span></text:p>
      <text:p text:style-name="P34">            <text:span text:style-name="T2">resp</text:span><text:span text:style-name="T19">.</text:span><text:span text:style-name="T2">hasError</text:span><text:span text:style-name="T19"> = </text:span><text:span text:style-name="T2">hasError</text:span></text:p>
      <text:p text:style-name="P38"/>
      <text:p text:style-name="P34">            <text:span text:style-name="T2">resp</text:span><text:span text:style-name="T19">.</text:span><text:span text:style-name="T2">getHeader</text:span><text:span text:style-name="T19"> = </text:span><text:span text:style-name="T2">resp</text:span><text:span text:style-name="T19">.</text:span><text:span text:style-name="T2">getResponseHeader</text:span></text:p>
      <text:p text:style-name="P34">            <text:span text:style-name="T2">resp</text:span><text:span text:style-name="T19">.</text:span><text:span text:style-name="T2">getAllHeaders</text:span><text:span text:style-name="T19"> = </text:span><text:span text:style-name="T2">resp</text:span><text:span text:style-name="T19">.</text:span><text:span text:style-name="T2">getAllResponseHeaders</text:span></text:p>
      <text:p text:style-name="P34">            <text:span text:style-name="T41">return</text:span><text:span text:style-name="T19"> </text:span><text:span text:style-name="T2">resp</text:span></text:p>
      <text:p text:style-name="P34">        <text:span text:style-name="T19">}</text:span></text:p>
      <text:p text:style-name="P34">    <text:span text:style-name="T19">}</text:span></text:p>
      <text:p text:style-name="P38"/>
      <text:p text:style-name="P1">}</text:p>
      <text:p text:style-name="P4"/>
      <text:p text:style-name="P76"/>
      <text:p text:style-name="P76">Explicando o construtor</text:p>
      <text:p text:style-name="P76">constructor(enderessable, data = {}, contentType= “application/json;charset=utf-8”)</text:p>
      <text:p text:style-name="P76">O construtor foi pensado para transitar por padrão objetos do tipo json, caso necessite transitar outro tipo de objeto é necessário mudar o contentType</text:p>
      <text:p text:style-name="P76"/>
      <text:p text:style-name="P76"><text:span text:style-name="T80">enderessable</text:span>: pode ser uma string referente a url desejada ou preferencialmente o objeto do tipo APIBase</text:p>
      <text:p text:style-name="P76"/>
      <text:p text:style-name="P76"><text:span text:style-name="T80">data</text:span>: o json ou objeto a ser enviado caso exista</text:p>
      <text:p text:style-name="P76"/>
      <text:p text:style-name="P76">Explicando os métodos:</text:p>
      <text:p text:style-name="P76">static <text:span text:style-name="T74">prepare</text:span>(enderessable, data = {}, contentType= “application/json;charset=utf-8”)</text:p>
      <text:p text:style-name="P76"><text:span text:style-name="T87">R</text:span>etorna o objeto do tipo JRequest, <text:span text:style-name="T54">é uma forma alternativa ao construtor padrão.</text:span></text:p>
      <text:p text:style-name="P76"/>
      <text:p text:style-name="P79">static <text:span text:style-name="T74">prepare</text:span><text:span text:style-name="T76">Files</text:span>(enderessable, <text:span text:style-name="T108">formData</text:span>)</text:p>
      <text:p text:style-name="P79"><text:span text:style-name="T87">R</text:span>etorna o objeto do tipo JRequest, <text:span text:style-name="T54">é uma forma alternativa ao construtor padrão, </text:span><text:span text:style-name="T108">utilizada para o envio de arquivos.</text:span></text:p>
      <text:p text:style-name="P76"/>
      <text:p text:style-name="P83"><text:span text:style-name="T74">send</text:span>(method<text:span text:style-name="T88">= “GET”</text:span>)</text:p>
      <text:p text:style-name="P83"><text:span text:style-name="T87">F</text:span>az o envio da requisição <text:span text:style-name="T88">http.</text:span></text:p>
      <text:p text:style-name="P83"><text:span text:style-name="T80">method</text:span>: <text:span text:style-name="T79">opcional. P</text:span>ode ser get, put, post, delete, etc. Tem como método padrão o GET.</text:p>
      <text:p text:style-name="P83"/>
      <text:p text:style-name="P83"><text:span text:style-name="T74">get</text:span>() </text:p>
      <text:p text:style-name="P83">Faz uma requi<text:span text:style-name="T87">s</text:span>ição do tipo get.</text:p>
      <text:p text:style-name="P83"/>
      <text:p text:style-name="P83"><text:soft-page-break/><text:span text:style-name="T74">post</text:span>()</text:p>
      <text:p text:style-name="P83">Faz uma requisição do tipo post.</text:p>
      <text:p text:style-name="P83"/>
      <text:p text:style-name="P83"><text:span text:style-name="T74">put</text:span>()</text:p>
      <text:p text:style-name="P83">Faz uma requisição do tipo put.</text:p>
      <text:p text:style-name="P83"/>
      <text:p text:style-name="P83"><text:span text:style-name="T74">delete</text:span>()</text:p>
      <text:p text:style-name="P83">Faz uma requisição do tipo delete.</text:p>
      <text:p text:style-name="P83"/>
      <text:p text:style-name="P83">obs.: para outros métodos http, adicionar novos métodos à classe ou usar, preferencialmente, o send(method).</text:p>
      <text:p text:style-name="P84"/>
      <text:p text:style-name="P84"><text:span text:style-name="T74">addHeaders</text:span>(...headers)</text:p>
      <text:p text:style-name="P85"><text:span text:style-name="T87">A</text:span>dicionar <text:span text:style-name="T88">uma lista de</text:span> headers http.</text:p>
      <text:p text:style-name="P85"><text:span text:style-name="T81">headers</text:span><text:span text:style-name="T88">: lista composta de string ou </text:span>json no forma<text:span text:style-name="T72">t</text:span>o {name: “value”}.</text:p>
      <text:p text:style-name="P84"/>
      <text:p text:style-name="P84"><text:span text:style-name="T74">setEnderessable</text:span>(enderessable)</text:p>
      <text:p text:style-name="P84"><text:span text:style-name="T88">Atribui</text:span> o enderessable desejado.</text:p>
      <text:p text:style-name="P84"/>
      <text:p text:style-name="P84"><text:span text:style-name="T74">setOnConnectionError</text:span>(onConnectionError)</text:p>
      <text:p text:style-name="P84"><text:span text:style-name="T88">E</text:span>xecuta o método onConnectionError(response) quando ocorre um erro de conexão.</text:p>
      <text:p text:style-name="P155"><text:span text:style-name="T80">onConnectionError</text:span>: função de callback.</text:p>
      <text:p text:style-name="P84"/>
      <text:p text:style-name="P84"><text:span text:style-name="T74">inSequence</text:span>(onbefore, onready, onsuccess, onerror, onafter)</text:p>
      <text:p text:style-name="P84"><text:span text:style-name="T80">onbefore</text:span>(ajax): <text:span text:style-name="T90">f</text:span><text:span text:style-name="T88">unção de callback. </text:span>É executado imediatamente <text:span text:style-name="T71">antes</text:span> da requisição ser enviada.</text:p>
      <text:p text:style-name="P84"/>
      <text:p text:style-name="P84"><text:span text:style-name="T80">onready</text:span>(details, response, ajaxEvent)</text:p>
      <text:p text:style-name="P155">Função de callback. <text:span text:style-name="T89">É executado assim que a resposta da requisição chega.</text:span></text:p>
      <text:p text:style-name="P84"/>
      <text:p text:style-name="P86"><text:span text:style-name="T80">onsuccess</text:span>(details, response, ajaxEvent)</text:p>
      <text:p text:style-name="P155">Função de callback. <text:span text:style-name="T55">É executado se a resposta teve sucesso.</text:span></text:p>
      <text:p text:style-name="P86"/>
      <text:p text:style-name="P86"><text:span text:style-name="T80">onerror</text:span>(details, response, ajaxEvent)</text:p>
      <text:p text:style-name="P155">Função de callback. <text:span text:style-name="T55">É executado se a resposta teve erro.</text:span></text:p>
      <text:p text:style-name="P86"/>
      <text:p text:style-name="P86"><text:span text:style-name="T80">onafter</text:span>(details, response, ajaxEvent)</text:p>
      <text:p text:style-name="P155">Função de callback. <text:span text:style-name="T55">É executado por último após a resposta da requisição.</text:span></text:p>
      <text:p text:style-name="P86"/>
      <text:p text:style-name="P156">Obs.: ess<text:span text:style-name="T88">as funções de callback</text:span> só são executados caso sejam informad<text:span text:style-name="T88">a</text:span>s.</text:p>
      <text:p text:style-name="P86"/>
      <text:p text:style-name="P86"><text:span text:style-name="T74">inResponse</text:span>(onsucces, onerror, onafter)</text:p>
      <text:p text:style-name="P86">Esse método é uma variação do inSequence, <text:span text:style-name="T88">pois conta apenas com o onsuccess, onerror e onafter.</text:span></text:p>
      <text:p text:style-name="P86"/>
      <text:p text:style-name="P86">Os demais métodos são privados e podem ter sua implementação estudada à parte.</text:p>
      <text:p text:style-name="P172">Obs.: se a requisição não está sendo realizada verifique se o método de requisição http foi informado (get, put, post, delete ou send(method)).</text:p>
      <text:p text:style-name="P77">=======================================================================</text:p>
      <text:p text:style-name="P81">CLASSE DE <text:span text:style-name="T55">VALIDAÇÕES</text:span></text:p>
      <text:p text:style-name="P81">=======================================================================</text:p>
      <text:p text:style-name="P7"><text:span text:style-name="T25">class</text:span> <text:span text:style-name="T35">Validation</text:span>{</text:p>
      <text:p text:style-name="P34">    <text:span text:style-name="T26">constructor</text:span><text:span text:style-name="T19">(</text:span><text:span text:style-name="T2">valid</text:span><text:span text:style-name="T19">, </text:span><text:span text:style-name="T2">message</text:span><text:span text:style-name="T19">, </text:span><text:span text:style-name="T2">input</text:span><text:span text:style-name="T19">){</text:span></text:p>
      <text:p text:style-name="P34">        <text:span text:style-name="T10">overJson</text:span><text:span text:style-name="T19">({</text:span><text:span text:style-name="T2">valid</text:span><text:span text:style-name="T19">, </text:span><text:span text:style-name="T2">message</text:span><text:span text:style-name="T19">, </text:span><text:span text:style-name="T2">input</text:span><text:span text:style-name="T19">, </text:span><text:span text:style-name="T2">isValidation:</text:span><text:span text:style-name="T19"> </text:span><text:span text:style-name="T26">true</text:span><text:span text:style-name="T19">}, </text:span><text:span text:style-name="T26">this</text:span><text:span text:style-name="T19">)</text:span></text:p>
      <text:p text:style-name="P34"><text:soft-page-break/>        <text:span text:style-name="T41">if</text:span><text:span text:style-name="T19">(</text:span><text:span text:style-name="T26">typeof</text:span><text:span text:style-name="T19"> </text:span><text:span text:style-name="T26">this</text:span><text:span text:style-name="T19">.</text:span><text:span text:style-name="T2">valid</text:span><text:span text:style-name="T19"> != </text:span><text:span text:style-name="T17">'boolean'</text:span><text:span text:style-name="T19">) </text:span><text:span text:style-name="T41">throw</text:span><text:span text:style-name="T19"> </text:span><text:span text:style-name="T17">`type of valid must be a boolean or a function that returns a boolean.</text:span><text:span text:style-name="T47">\n</text:span><text:span text:style-name="T17">confirm: </text:span><text:span text:style-name="T26">${</text:span><text:span text:style-name="T10">confirm</text:span><text:span text:style-name="T26">}</text:span><text:span text:style-name="T47">\n</text:span><text:span text:style-name="T17">message: </text:span><text:span text:style-name="T26">${</text:span><text:span text:style-name="T2">message</text:span><text:span text:style-name="T26">}</text:span><text:span text:style-name="T17">`</text:span></text:p>
      <text:p text:style-name="P34">    <text:span text:style-name="T19">}</text:span></text:p>
      <text:p text:style-name="P38"/>
      <text:p text:style-name="P34">    <text:span text:style-name="T26">static</text:span><text:span text:style-name="T19"> </text:span><text:span text:style-name="T10">validate</text:span><text:span text:style-name="T19">(... </text:span><text:span text:style-name="T2">validations</text:span><text:span text:style-name="T19">){</text:span></text:p>
      <text:p text:style-name="P38"/>
      <text:p text:style-name="P34">        <text:span text:style-name="T2">validations</text:span><text:span text:style-name="T19"> = </text:span><text:span text:style-name="T2">validations</text:span><text:span text:style-name="T19">.</text:span><text:span text:style-name="T10">map</text:span><text:span text:style-name="T19">(</text:span><text:span text:style-name="T2">validation</text:span><text:span text:style-name="T19"> </text:span><text:span text:style-name="T26">=&gt;</text:span><text:span text:style-name="T19"> {</text:span></text:p>
      <text:p text:style-name="P34">            <text:span text:style-name="T41">if</text:span><text:span text:style-name="T19">(!</text:span><text:span text:style-name="T2">validation</text:span><text:span text:style-name="T19">.</text:span><text:span text:style-name="T2">isValidation</text:span><text:span text:style-name="T19">) </text:span><text:span text:style-name="T2">validation</text:span><text:span text:style-name="T19"> = </text:span><text:span text:style-name="T26">new</text:span><text:span text:style-name="T19"> </text:span><text:span text:style-name="T36">Validation</text:span><text:span text:style-name="T19">(</text:span><text:span text:style-name="T2">validation</text:span><text:span text:style-name="T19">[</text:span><text:span text:style-name="T45">0</text:span><text:span text:style-name="T19">], </text:span><text:span text:style-name="T2">validation</text:span><text:span text:style-name="T19">[</text:span><text:span text:style-name="T45">1</text:span><text:span text:style-name="T19">], </text:span><text:span text:style-name="T2">validation</text:span><text:span text:style-name="T19">[</text:span><text:span text:style-name="T45">2</text:span><text:span text:style-name="T19">])</text:span></text:p>
      <text:p text:style-name="P34">            <text:span text:style-name="T41">if</text:span><text:span text:style-name="T19">(</text:span><text:span text:style-name="T2">validation</text:span><text:span text:style-name="T19">.</text:span><text:span text:style-name="T2">input</text:span><text:span text:style-name="T19"> &amp;&amp; </text:span><text:span text:style-name="T2">validation</text:span><text:span text:style-name="T19">.</text:span><text:span text:style-name="T2">input</text:span><text:span text:style-name="T19">.</text:span><text:span text:style-name="T2">errorGroup_</text:span><text:span text:style-name="T19">){</text:span></text:p>
      <text:p text:style-name="P34">                <text:span text:style-name="T10">disapend</text:span><text:span text:style-name="T19">(</text:span><text:span text:style-name="T2">validation</text:span><text:span text:style-name="T19">.</text:span><text:span text:style-name="T2">input</text:span><text:span text:style-name="T19">.</text:span><text:span text:style-name="T2">errorGroup_</text:span><text:span text:style-name="T19">)</text:span></text:p>
      <text:p text:style-name="P34">                <text:span text:style-name="T2">validation</text:span><text:span text:style-name="T19">.</text:span><text:span text:style-name="T2">input</text:span><text:span text:style-name="T19">.</text:span><text:span text:style-name="T2">errorGroup_</text:span><text:span text:style-name="T19"> = </text:span><text:span text:style-name="T26">null</text:span></text:p>
      <text:p text:style-name="P34">            <text:span text:style-name="T19">}</text:span></text:p>
      <text:p text:style-name="P34">            <text:span text:style-name="T41">return</text:span><text:span text:style-name="T19"> </text:span><text:span text:style-name="T2">validation</text:span><text:span text:style-name="T19">;</text:span></text:p>
      <text:p text:style-name="P34">        <text:span text:style-name="T19">}).</text:span><text:span text:style-name="T10">filter</text:span><text:span text:style-name="T19">(</text:span><text:span text:style-name="T2">validation</text:span><text:span text:style-name="T19"> </text:span><text:span text:style-name="T26">=&gt;</text:span><text:span text:style-name="T19"> !</text:span><text:span text:style-name="T2">validation</text:span><text:span text:style-name="T19">.</text:span><text:span text:style-name="T2">valid</text:span><text:span text:style-name="T19">)</text:span></text:p>
      <text:p text:style-name="P34">        <text:span text:style-name="T41">return</text:span><text:span text:style-name="T19"> {</text:span><text:span text:style-name="T2">valid:</text:span><text:span text:style-name="T19"> !</text:span><text:span text:style-name="T2">validations</text:span><text:span text:style-name="T19">.</text:span><text:span text:style-name="T2">length</text:span><text:span text:style-name="T19">, </text:span><text:span text:style-name="T2">errors:</text:span><text:span text:style-name="T19"> </text:span><text:span text:style-name="T2">validations</text:span><text:span text:style-name="T19">, </text:span><text:span text:style-name="T2">first:</text:span><text:span text:style-name="T19"> </text:span><text:span text:style-name="T2">validations</text:span><text:span text:style-name="T19">[</text:span><text:span text:style-name="T45">0</text:span><text:span text:style-name="T19">]}</text:span></text:p>
      <text:p text:style-name="P34">    <text:span text:style-name="T19">}</text:span></text:p>
      <text:p text:style-name="P38"/>
      <text:p text:style-name="P34">    <text:span text:style-name="T26">static</text:span><text:span text:style-name="T19"> </text:span><text:span text:style-name="T10">appendErrors</text:span><text:span text:style-name="T19">(</text:span><text:span text:style-name="T2">validations</text:span><text:span text:style-name="T19">, </text:span><text:span text:style-name="T2">typeGroup</text:span><text:span text:style-name="T19">=</text:span><text:span text:style-name="T17">'div'</text:span><text:span text:style-name="T19">){   </text:span></text:p>
      <text:p text:style-name="P34">        <text:span text:style-name="T26">let</text:span><text:span text:style-name="T19"> </text:span><text:span text:style-name="T2">errors</text:span><text:span text:style-name="T19"> = </text:span><text:span text:style-name="T2">validations</text:span><text:span text:style-name="T19">.</text:span><text:span text:style-name="T2">errors</text:span><text:span text:style-name="T19"> || </text:span><text:span text:style-name="T2">validations</text:span><text:span text:style-name="T19">;</text:span></text:p>
      <text:p text:style-name="P34">        <text:span text:style-name="T10">asArray</text:span><text:span text:style-name="T19">(</text:span><text:span text:style-name="T2">errors</text:span><text:span text:style-name="T19">).</text:span><text:span text:style-name="T10">filter</text:span><text:span text:style-name="T19">(</text:span><text:span text:style-name="T2">validation</text:span><text:span text:style-name="T19"> </text:span><text:span text:style-name="T26">=&gt;</text:span><text:span text:style-name="T19"> </text:span><text:span text:style-name="T2">validation</text:span><text:span text:style-name="T19">.</text:span><text:span text:style-name="T2">input</text:span><text:span text:style-name="T19">)</text:span></text:p>
      <text:p text:style-name="P34">            <text:span text:style-name="T19">.</text:span><text:span text:style-name="T10">forEach</text:span><text:span text:style-name="T19">(</text:span><text:span text:style-name="T2">validation</text:span><text:span text:style-name="T19"> </text:span><text:span text:style-name="T26">=&gt;</text:span><text:span text:style-name="T19"> {</text:span></text:p>
      <text:p text:style-name="P34">                <text:span text:style-name="T26">let</text:span><text:span text:style-name="T19"> </text:span><text:span text:style-name="T2">theInput</text:span><text:span text:style-name="T19"> = </text:span><text:span text:style-name="T2">validation</text:span><text:span text:style-name="T19">.</text:span><text:span text:style-name="T2">input</text:span><text:span text:style-name="T19">;</text:span></text:p>
      <text:p text:style-name="P34">                <text:span text:style-name="T41">if</text:span><text:span text:style-name="T19">(!</text:span><text:span text:style-name="T2">theInput</text:span><text:span text:style-name="T19">.</text:span><text:span text:style-name="T2">errorGroup_</text:span><text:span text:style-name="T19">){</text:span></text:p>
      <text:p text:style-name="P34">                    <text:span text:style-name="T2">theInput</text:span><text:span text:style-name="T19">.</text:span><text:span text:style-name="T2">errorGroup_</text:span><text:span text:style-name="T19"> = </text:span><text:span text:style-name="T39">E</text:span><text:span text:style-name="T19">[</text:span><text:span text:style-name="T2">typeGroup</text:span><text:span text:style-name="T19">]()</text:span></text:p>
      <text:p text:style-name="P34">                    <text:span text:style-name="T10">addClasses</text:span><text:span text:style-name="T19">(</text:span><text:span text:style-name="T2">theInput</text:span><text:span text:style-name="T19">.</text:span><text:span text:style-name="T2">errorGroup_</text:span><text:span text:style-name="T19">, </text:span><text:span text:style-name="T17">"Validation_errorGroup"</text:span><text:span text:style-name="T19">)</text:span></text:p>
      <text:p text:style-name="P34">                    <text:span text:style-name="T10">insertAfter</text:span><text:span text:style-name="T19">(</text:span><text:span text:style-name="T2">theInput</text:span><text:span text:style-name="T19">, </text:span><text:span text:style-name="T2">theInput</text:span><text:span text:style-name="T19">.</text:span><text:span text:style-name="T2">errorGroup_</text:span><text:span text:style-name="T19">)</text:span></text:p>
      <text:p text:style-name="P34">                <text:span text:style-name="T19">}</text:span></text:p>
      <text:p text:style-name="P34">                <text:span text:style-name="T26">let</text:span><text:span text:style-name="T19"> </text:span><text:span text:style-name="T2">elementError</text:span><text:span text:style-name="T19"> = </text:span><text:span text:style-name="T39">E</text:span><text:span text:style-name="T19">.</text:span><text:span text:style-name="T10">p</text:span><text:span text:style-name="T19">().</text:span><text:span text:style-name="T10">t</text:span><text:span text:style-name="T19">(</text:span><text:span text:style-name="T2">validation</text:span><text:span text:style-name="T19">.</text:span><text:span text:style-name="T2">message</text:span><text:span text:style-name="T19">);</text:span></text:p>
      <text:p text:style-name="P34">                <text:span text:style-name="T10">addClasses</text:span><text:span text:style-name="T19">(</text:span><text:span text:style-name="T2">elementError</text:span><text:span text:style-name="T19">, </text:span><text:span text:style-name="T17">"Validation_elementError"</text:span><text:span text:style-name="T19">)</text:span></text:p>
      <text:p text:style-name="P34">                <text:span text:style-name="T2">validation</text:span><text:span text:style-name="T19">.</text:span><text:span text:style-name="T2">input</text:span><text:span text:style-name="T19">.</text:span><text:span text:style-name="T2">errorGroup_</text:span><text:span text:style-name="T19">.</text:span><text:span text:style-name="T10">a</text:span><text:span text:style-name="T19">(</text:span><text:span text:style-name="T2">elementError</text:span><text:span text:style-name="T19">)</text:span></text:p>
      <text:p text:style-name="P34">            <text:span text:style-name="T19">})</text:span></text:p>
      <text:p text:style-name="P34">    <text:span text:style-name="T19">}</text:span></text:p>
      <text:p text:style-name="P38"/>
      <text:p text:style-name="P1">}</text:p>
      <text:p text:style-name="P83"/>
      <text:p text:style-name="P86">Explicando o construtor:</text:p>
      <text:p text:style-name="P86">constructor(valid, message, input)</text:p>
      <text:p text:style-name="P86"><text:span text:style-name="T80">valid</text:span>: recebe true se válido ou false se inválido</text:p>
      <text:p text:style-name="P86"><text:span text:style-name="T80">message</text:span>: a mensagem informando o erro ocorrido</text:p>
      <text:p text:style-name="P86"><text:span text:style-name="T80">input</text:span>: opcional, indica o input que provocou o erro e ao qual pode ser apensada a message de erro.</text:p>
      <text:p text:style-name="P86"/>
      <text:p text:style-name="P86">static <text:span text:style-name="T74">validate</text:span>(… validations)</text:p>
      <text:p text:style-name="P86">realiza validações em grupo</text:p>
      <text:p text:style-name="P86"/>
      <text:p text:style-name="P86">static <text:span text:style-name="T74">appendErrors</text:span>(validations, typeGroup= “div”)</text:p>
      <text:p text:style-name="P86">faz a apensação das validations que contiverem erro ao elemento html informado no typeGroup e que será apensado ao input que motivou o erro.</text:p>
      <text:p text:style-name="P86"/>
      <text:p text:style-name="P86"/>
      <text:p text:style-name="P78">=======================================================================</text:p>
      <text:p text:style-name="P82"><text:soft-page-break/>CLASSE DE <text:span text:style-name="T56">JWTSimpleParser</text:span></text:p>
      <text:p text:style-name="P82">=======================================================================</text:p>
      <text:p text:style-name="P74"/>
      <text:p text:style-name="P8"><text:span text:style-name="T25">class</text:span> <text:span text:style-name="T35">JWTSimpleParser</text:span>{</text:p>
      <text:p text:style-name="P34">    <text:span text:style-name="T26">constructor</text:span><text:span text:style-name="T19">(</text:span><text:span text:style-name="T2">token</text:span><text:span text:style-name="T19">){</text:span></text:p>
      <text:p text:style-name="P34">        <text:span text:style-name="T26">this</text:span><text:span text:style-name="T19">.</text:span><text:span text:style-name="T2">token</text:span><text:span text:style-name="T19"> = </text:span><text:span text:style-name="T2">token</text:span><text:span text:style-name="T19">;</text:span></text:p>
      <text:p text:style-name="P34">        <text:span text:style-name="T26">this</text:span><text:span text:style-name="T19">.</text:span><text:span text:style-name="T2">_jobToken</text:span><text:span text:style-name="T19"> = </text:span><text:span text:style-name="T2">token</text:span><text:span text:style-name="T19">;</text:span></text:p>
      <text:p text:style-name="P34">        <text:span text:style-name="T26">this</text:span><text:span text:style-name="T19">.</text:span><text:span text:style-name="T10">_normalize</text:span><text:span text:style-name="T19">()</text:span></text:p>
      <text:p text:style-name="P34">        <text:span text:style-name="T26">this</text:span><text:span text:style-name="T19">.</text:span><text:span text:style-name="T10">_extractData</text:span><text:span text:style-name="T19">()</text:span></text:p>
      <text:p text:style-name="P34">    <text:span text:style-name="T19">}</text:span></text:p>
      <text:p text:style-name="P38"/>
      <text:p text:style-name="P34">    <text:span text:style-name="T10">_normalize</text:span><text:span text:style-name="T19">(){</text:span></text:p>
      <text:p text:style-name="P34">        <text:span text:style-name="T26">let</text:span><text:span text:style-name="T19"> </text:span><text:span text:style-name="T2">parts</text:span><text:span text:style-name="T19"> = </text:span><text:span text:style-name="T26">this</text:span><text:span text:style-name="T19">.</text:span><text:span text:style-name="T2">token</text:span><text:span text:style-name="T19">.</text:span><text:span text:style-name="T10">split</text:span><text:span text:style-name="T19">(</text:span><text:span text:style-name="T17">' '</text:span><text:span text:style-name="T19">);</text:span></text:p>
      <text:p text:style-name="P34">        <text:span text:style-name="T26">this</text:span><text:span text:style-name="T19">.</text:span><text:span text:style-name="T2">prefix</text:span><text:span text:style-name="T19"> = </text:span><text:span text:style-name="T17">''</text:span></text:p>
      <text:p text:style-name="P34">        <text:span text:style-name="T41">if</text:span><text:span text:style-name="T19">(</text:span><text:span text:style-name="T2">parts</text:span><text:span text:style-name="T19">.</text:span><text:span text:style-name="T2">length</text:span><text:span text:style-name="T19"> == </text:span><text:span text:style-name="T45">2</text:span><text:span text:style-name="T19">){</text:span></text:p>
      <text:p text:style-name="P34">            <text:span text:style-name="T26">this</text:span><text:span text:style-name="T19">.</text:span><text:span text:style-name="T2">prefix</text:span><text:span text:style-name="T19"> = </text:span><text:span text:style-name="T2">parts</text:span><text:span text:style-name="T19">[</text:span><text:span text:style-name="T45">0</text:span><text:span text:style-name="T19">] + </text:span><text:span text:style-name="T17">' '</text:span></text:p>
      <text:p text:style-name="P34">            <text:span text:style-name="T26">this</text:span><text:span text:style-name="T19">.</text:span><text:span text:style-name="T2">_jobToken</text:span><text:span text:style-name="T19"> = </text:span><text:span text:style-name="T2">parts</text:span><text:span text:style-name="T19">[</text:span><text:span text:style-name="T45">1</text:span><text:span text:style-name="T19">]</text:span></text:p>
      <text:p text:style-name="P34">        <text:span text:style-name="T19">}</text:span></text:p>
      <text:p text:style-name="P34">    <text:span text:style-name="T19">}</text:span></text:p>
      <text:p text:style-name="P38"/>
      <text:p text:style-name="P34">    <text:span text:style-name="T10">_extractData</text:span><text:span text:style-name="T19">(){</text:span></text:p>
      <text:p text:style-name="P34">        <text:span text:style-name="T26">let</text:span><text:span text:style-name="T19"> </text:span><text:span text:style-name="T2">jwt</text:span><text:span text:style-name="T19"> = </text:span><text:span text:style-name="T26">this</text:span><text:span text:style-name="T19">.</text:span><text:span text:style-name="T2">_jobToken</text:span><text:span text:style-name="T19">.</text:span><text:span text:style-name="T10">split</text:span><text:span text:style-name="T19">(</text:span><text:span text:style-name="T17">'.'</text:span><text:span text:style-name="T19">)</text:span></text:p>
      <text:p text:style-name="P34">        <text:span text:style-name="T26">this</text:span><text:span text:style-name="T19">.</text:span><text:span text:style-name="T2">_header</text:span><text:span text:style-name="T19"> = </text:span><text:span text:style-name="T26">this</text:span><text:span text:style-name="T19">.</text:span><text:span text:style-name="T10">_parse</text:span><text:span text:style-name="T19">(</text:span><text:span text:style-name="T2">jwt</text:span><text:span text:style-name="T19">[</text:span><text:span text:style-name="T45">0</text:span><text:span text:style-name="T19">])</text:span></text:p>
      <text:p text:style-name="P34">        <text:span text:style-name="T26">this</text:span><text:span text:style-name="T19">.</text:span><text:span text:style-name="T2">_payload</text:span><text:span text:style-name="T19"> = </text:span><text:span text:style-name="T26">this</text:span><text:span text:style-name="T19">.</text:span><text:span text:style-name="T10">_parse</text:span><text:span text:style-name="T19">(</text:span><text:span text:style-name="T2">jwt</text:span><text:span text:style-name="T19">[</text:span><text:span text:style-name="T45">1</text:span><text:span text:style-name="T19">])</text:span></text:p>
      <text:p text:style-name="P34">        <text:span text:style-name="T26">this</text:span><text:span text:style-name="T19">.</text:span><text:span text:style-name="T2">_signature</text:span><text:span text:style-name="T19"> = </text:span><text:span text:style-name="T2">jwt</text:span><text:span text:style-name="T19">[</text:span><text:span text:style-name="T45">2</text:span><text:span text:style-name="T19">]</text:span></text:p>
      <text:p text:style-name="P34">    <text:span text:style-name="T19">}</text:span></text:p>
      <text:p text:style-name="P38"/>
      <text:p text:style-name="P34">    <text:span text:style-name="T10">_parse</text:span><text:span text:style-name="T19">(</text:span><text:span text:style-name="T2">tokenPart</text:span><text:span text:style-name="T19">){</text:span></text:p>
      <text:p text:style-name="P34">        <text:span text:style-name="T41">return</text:span><text:span text:style-name="T19"> </text:span><text:span text:style-name="T2">JSON</text:span><text:span text:style-name="T19">.</text:span><text:span text:style-name="T10">parse</text:span><text:span text:style-name="T19">(</text:span><text:span text:style-name="T10">fromBase64</text:span><text:span text:style-name="T19">(</text:span><text:span text:style-name="T2">tokenPart</text:span><text:span text:style-name="T19">))</text:span></text:p>
      <text:p text:style-name="P34">    <text:span text:style-name="T19">}</text:span></text:p>
      <text:p text:style-name="P38"/>
      <text:p text:style-name="P34">    <text:span text:style-name="T10">getHeader</text:span><text:span text:style-name="T19">(</text:span><text:span text:style-name="T2">headerName</text:span><text:span text:style-name="T19">){</text:span></text:p>
      <text:p text:style-name="P34">        <text:span text:style-name="T41">return</text:span><text:span text:style-name="T19"> </text:span><text:span text:style-name="T2">headerName</text:span><text:span text:style-name="T19">? </text:span><text:span text:style-name="T26">this</text:span><text:span text:style-name="T19">.</text:span><text:span text:style-name="T2">_header</text:span><text:span text:style-name="T19">[</text:span><text:span text:style-name="T2">headerName</text:span><text:span text:style-name="T19">] : </text:span><text:span text:style-name="T26">this</text:span><text:span text:style-name="T19">.</text:span><text:span text:style-name="T2">_header</text:span></text:p>
      <text:p text:style-name="P34">    <text:span text:style-name="T19">}</text:span></text:p>
      <text:p text:style-name="P38"/>
      <text:p text:style-name="P34">    <text:span text:style-name="T10">getClaim</text:span><text:span text:style-name="T19">(</text:span><text:span text:style-name="T2">claimName</text:span><text:span text:style-name="T19">){</text:span></text:p>
      <text:p text:style-name="P34">        <text:span text:style-name="T41">return</text:span><text:span text:style-name="T19"> </text:span><text:span text:style-name="T26">this</text:span><text:span text:style-name="T19">.</text:span><text:span text:style-name="T2">_payload</text:span><text:span text:style-name="T19">[</text:span><text:span text:style-name="T2">claimName</text:span><text:span text:style-name="T19">]</text:span></text:p>
      <text:p text:style-name="P34">    <text:span text:style-name="T19">}</text:span></text:p>
      <text:p text:style-name="P38"/>
      <text:p text:style-name="P34">    <text:span text:style-name="T10">getPayload</text:span><text:span text:style-name="T19">(){</text:span></text:p>
      <text:p text:style-name="P34">        <text:span text:style-name="T41">return</text:span><text:span text:style-name="T19"> </text:span><text:span text:style-name="T26">this</text:span><text:span text:style-name="T19">.</text:span><text:span text:style-name="T2">_payload</text:span></text:p>
      <text:p text:style-name="P34">    <text:span text:style-name="T19">}</text:span></text:p>
      <text:p text:style-name="P38"/>
      <text:p text:style-name="P34">    <text:span text:style-name="T10">getToken</text:span><text:span text:style-name="T19">(){</text:span></text:p>
      <text:p text:style-name="P34">        <text:span text:style-name="T41">return</text:span><text:span text:style-name="T19"> </text:span><text:span text:style-name="T26">this</text:span><text:span text:style-name="T19">.</text:span><text:span text:style-name="T2">_token</text:span></text:p>
      <text:p text:style-name="P34">    <text:span text:style-name="T19">}</text:span></text:p>
      <text:p text:style-name="P38"/>
      <text:p text:style-name="P34">    <text:span text:style-name="T10">isExpired</text:span><text:span text:style-name="T19">(){</text:span></text:p>
      <text:p text:style-name="P34">        <text:span text:style-name="T26">let</text:span><text:span text:style-name="T19"> </text:span><text:span text:style-name="T2">now</text:span><text:span text:style-name="T19"> = </text:span><text:span text:style-name="T26">new</text:span><text:span text:style-name="T19"> </text:span><text:span text:style-name="T36">Date</text:span><text:span text:style-name="T19">(),</text:span></text:p>
      <text:p text:style-name="P34">            <text:span text:style-name="T2">len</text:span><text:span text:style-name="T19"> = (</text:span><text:span text:style-name="T2">now</text:span><text:span text:style-name="T19">.</text:span><text:span text:style-name="T10">getTime</text:span><text:span text:style-name="T19">()+</text:span><text:span text:style-name="T17">''</text:span><text:span text:style-name="T19">).</text:span><text:span text:style-name="T39">length</text:span><text:span text:style-name="T19">,</text:span></text:p>
      <text:p text:style-name="P34">            <text:span text:style-name="T2">exp</text:span><text:span text:style-name="T19"> = +(</text:span><text:span text:style-name="T26">this</text:span><text:span text:style-name="T19">.</text:span><text:span text:style-name="T2">_payload</text:span><text:span text:style-name="T19">.</text:span><text:span text:style-name="T2">exp</text:span><text:span text:style-name="T19">+</text:span><text:span text:style-name="T17">''</text:span><text:span text:style-name="T19">).</text:span><text:span text:style-name="T10">replace</text:span><text:span text:style-name="T19">(</text:span><text:span text:style-name="T17">'.'</text:span><text:span text:style-name="T19">,</text:span><text:span text:style-name="T17">''</text:span><text:span text:style-name="T19">).</text:span><text:span text:style-name="T10">padEnd</text:span><text:span text:style-name="T19">(</text:span><text:span text:style-name="T2">len</text:span><text:span text:style-name="T19">, </text:span><text:span text:style-name="T17">'0'</text:span><text:span text:style-name="T19">).</text:span><text:span text:style-name="T10">substring</text:span><text:span text:style-name="T19">(</text:span><text:span text:style-name="T45">0</text:span><text:span text:style-name="T19">, </text:span><text:span text:style-name="T45">13</text:span><text:span text:style-name="T19">);</text:span></text:p>
      <text:p text:style-name="P34"><text:soft-page-break/>        <text:span text:style-name="T41">if</text:span><text:span text:style-name="T19">(!</text:span><text:span text:style-name="T10">isNaN</text:span><text:span text:style-name="T19">(</text:span><text:span text:style-name="T2">exp</text:span><text:span text:style-name="T19">)) </text:span><text:span text:style-name="T41">return</text:span><text:span text:style-name="T19"> </text:span><text:span text:style-name="T26">new</text:span><text:span text:style-name="T19"> </text:span><text:span text:style-name="T36">Date</text:span><text:span text:style-name="T19">(</text:span><text:span text:style-name="T2">exp</text:span><text:span text:style-name="T19">) &lt; </text:span><text:span text:style-name="T2">now</text:span><text:span text:style-name="T19">;</text:span></text:p>
      <text:p text:style-name="P34">        <text:span text:style-name="T41">return</text:span><text:span text:style-name="T19"> </text:span><text:span text:style-name="T26">false</text:span></text:p>
      <text:p text:style-name="P34">    <text:span text:style-name="T19">}</text:span></text:p>
      <text:p text:style-name="P1">}</text:p>
      <text:p text:style-name="P60"/>
      <text:p text:style-name="P87">Explicando o construtor:</text:p>
      <text:p text:style-name="P87">constructor(token)</text:p>
      <text:p text:style-name="P87"><text:span text:style-name="T80">token</text:span>: o token a ser parseado</text:p>
      <text:p text:style-name="P87"/>
      <text:p text:style-name="P89">Os m<text:span text:style-name="T78">é</text:span>todos privados podem ter sua implementação estudada à parte.</text:p>
      <text:p text:style-name="P87">Os <text:span text:style-name="T57">demais </text:span>métodos são nomes expressivos e fazem aquilo pelo qual foi nomeado.</text:p>
      <text:p text:style-name="P87"/>
      <text:p text:style-name="P87"/>
      <text:p text:style-name="P57"/>
      <text:p text:style-name="P57"/>
      <text:p text:style-name="P78">=======================================================================</text:p>
      <text:p text:style-name="P82">CLASSE DE <text:span text:style-name="T56">SimpleSearch</text:span></text:p>
      <text:p text:style-name="P82">=======================================================================</text:p>
      <text:p text:style-name="P57"/>
      <text:p text:style-name="P54"/>
      <text:p text:style-name="P2"><text:span text:style-name="T25">class</text:span> <text:span text:style-name="T35">SimpleSearch</text:span>{</text:p>
      <text:p text:style-name="P34">    <text:span text:style-name="T26">constructor</text:span><text:span text:style-name="T19">(</text:span><text:span text:style-name="T2">subPath</text:span><text:span text:style-name="T19">, </text:span><text:span text:style-name="T2">value</text:span><text:span text:style-name="T19">, </text:span><text:span text:style-name="T2">page</text:span><text:span text:style-name="T19"> = </text:span><text:span text:style-name="T45">0</text:span><text:span text:style-name="T19">, </text:span><text:span text:style-name="T2">linesPerPage</text:span><text:span text:style-name="T19"> = </text:span><text:span text:style-name="T45">12</text:span><text:span text:style-name="T19">, </text:span><text:span text:style-name="T2">orderBy</text:span><text:span text:style-name="T19"> = </text:span><text:span text:style-name="T17">''</text:span><text:span text:style-name="T19">, </text:span><text:span text:style-name="T2">direction</text:span><text:span text:style-name="T19"> = </text:span><text:span text:style-name="T17">'ASC'</text:span><text:span text:style-name="T19">){</text:span></text:p>
      <text:p text:style-name="P34">        <text:span text:style-name="T10">overJson</text:span><text:span text:style-name="T19">({</text:span><text:span text:style-name="T2">subPath</text:span><text:span text:style-name="T19">, </text:span><text:span text:style-name="T2">value</text:span><text:span text:style-name="T19">, </text:span><text:span text:style-name="T2">page</text:span><text:span text:style-name="T19">, </text:span><text:span text:style-name="T2">linesPerPage</text:span><text:span text:style-name="T19">, </text:span><text:span text:style-name="T2">orderBy</text:span><text:span text:style-name="T19">, </text:span><text:span text:style-name="T2">direction</text:span><text:span text:style-name="T19">}, </text:span><text:span text:style-name="T26">this</text:span><text:span text:style-name="T19">)</text:span></text:p>
      <text:p text:style-name="P34">    <text:span text:style-name="T19">}</text:span></text:p>
      <text:p text:style-name="P1">}</text:p>
      <text:p text:style-name="P54"/>
      <text:p text:style-name="P88">Usada para realização de requisições de pesquisa, é um organizador simples</text:p>
      <text:p text:style-name="P88">Explicando o construtor</text:p>
      <text:p text:style-name="P88">constructor(subPath, value, page = 0, linesPerPage = 12, orderBy = “”, direction = ‘ASC’)</text:p>
      <text:p text:style-name="P88"><text:span text:style-name="T80">subPath</text:span>: recurso onde se dará a pesquisa na API de destino</text:p>
      <text:p text:style-name="P88"><text:span text:style-name="T80">value</text:span>: os termos a serem buscados</text:p>
      <text:p text:style-name="P88"><text:span text:style-name="T80">page</text:span>: pagina atual da paginação</text:p>
      <text:p text:style-name="P88"><text:span text:style-name="T80">linesPerPage</text:span>: linhas por página da paginação</text:p>
      <text:p text:style-name="P88"><text:span text:style-name="T80">orderBy</text:span>: propriedade pela qual deseja fazer a ordenação</text:p>
      <text:p text:style-name="P88"><text:span text:style-name="T80">direction</text:span>: direção da ordenção</text:p>
      <text:p text:style-name="P88"/>
      <text:p text:style-name="P88"/>
      <text:p text:style-name="P44"/>
      <text:p text:style-name="P78">=======================================================================</text:p>
      <text:p text:style-name="P82">CLASSE DE <text:span text:style-name="T56">JTable</text:span></text:p>
      <text:p text:style-name="P82">=======================================================================</text:p>
      <text:p text:style-name="P40"/>
      <text:p text:style-name="P33"><text:span text:style-name="T25">class</text:span> <text:span text:style-name="T35">JTable</text:span> <text:span text:style-name="T25">extends</text:span> <text:span text:style-name="T35">JView</text:span>{</text:p>
      <text:p text:style-name="P38"/>
      <text:p text:style-name="P34">    <text:span text:style-name="T26">constructor</text:span><text:span text:style-name="T19">(...</text:span><text:span text:style-name="T2">columns</text:span><text:span text:style-name="T19">){</text:span></text:p>
      <text:p text:style-name="P34">        <text:span text:style-name="T26">super</text:span><text:span text:style-name="T19">().</text:span><text:span text:style-name="T10">mount_</text:span><text:span text:style-name="T19">()</text:span></text:p>
      <text:p text:style-name="P34">        <text:span text:style-name="T26">this</text:span><text:span text:style-name="T19">.</text:span><text:span text:style-name="T10">_loadData</text:span><text:span text:style-name="T19">(</text:span><text:span text:style-name="T2">columns</text:span><text:span text:style-name="T19">)</text:span></text:p>
      <text:p text:style-name="P34">    <text:span text:style-name="T19">}</text:span></text:p>
      <text:p text:style-name="P38"/>
      <text:p text:style-name="P34">    <text:span text:style-name="T10">_init</text:span><text:span text:style-name="T19">(){</text:span></text:p>
      <text:p text:style-name="P34">        <text:span text:style-name="T39">A</text:span><text:span text:style-name="T19">.</text:span><text:span text:style-name="T10">table</text:span><text:span text:style-name="T19">(</text:span><text:span text:style-name="T17">'table'</text:span><text:span text:style-name="T19">).</text:span><text:span text:style-name="T10">a</text:span><text:span text:style-name="T19">(</text:span></text:p>
      <text:p text:style-name="P34"><text:soft-page-break/>            <text:span text:style-name="T39">A</text:span><text:span text:style-name="T19">.</text:span><text:span text:style-name="T10">thead</text:span><text:span text:style-name="T19">(</text:span><text:span text:style-name="T17">'head'</text:span><text:span text:style-name="T19">),</text:span></text:p>
      <text:p text:style-name="P34">            <text:span text:style-name="T39">A</text:span><text:span text:style-name="T19">.</text:span><text:span text:style-name="T10">tbody</text:span><text:span text:style-name="T19">(</text:span><text:span text:style-name="T17">'body'</text:span><text:span text:style-name="T19">),</text:span></text:p>
      <text:p text:style-name="P34">            <text:span text:style-name="T39">A</text:span><text:span text:style-name="T19">.</text:span><text:span text:style-name="T10">tfoot</text:span><text:span text:style-name="T19">(</text:span><text:span text:style-name="T17">'foot'</text:span><text:span text:style-name="T19">)</text:span></text:p>
      <text:p text:style-name="P34">        <text:span text:style-name="T19">)</text:span></text:p>
      <text:p text:style-name="P34">    <text:span text:style-name="T19">}</text:span></text:p>
      <text:p text:style-name="P38"/>
      <text:p text:style-name="P34">    <text:span text:style-name="T10">_loadData</text:span><text:span text:style-name="T19">(</text:span><text:span text:style-name="T2">columns</text:span><text:span text:style-name="T19">){</text:span></text:p>
      <text:p text:style-name="P34">        <text:span text:style-name="T2">columns</text:span><text:span text:style-name="T19">.</text:span><text:span text:style-name="T2">length</text:span><text:span text:style-name="T19"> &amp;&amp; </text:span><text:span text:style-name="T26">this</text:span><text:span text:style-name="T19">.</text:span><text:span text:style-name="T10">setHeadRowFromItems</text:span><text:span text:style-name="T19">(</text:span><text:span text:style-name="T10">asArray</text:span><text:span text:style-name="T19">(</text:span><text:span text:style-name="T2">columns</text:span><text:span text:style-name="T19">))</text:span></text:p>
      <text:p text:style-name="P34">    <text:span text:style-name="T19">}</text:span></text:p>
      <text:p text:style-name="P38"/>
      <text:p text:style-name="P34">    <text:span text:style-name="T10">clearBody</text:span><text:span text:style-name="T19">(){ </text:span><text:span text:style-name="T10">removeChildren</text:span><text:span text:style-name="T19">(</text:span><text:span text:style-name="T26">this</text:span><text:span text:style-name="T19">.</text:span><text:span text:style-name="T2">$body</text:span><text:span text:style-name="T19">)}</text:span></text:p>
      <text:p text:style-name="P38"/>
      <text:p text:style-name="P34">    <text:span text:style-name="T10">reloadBody</text:span><text:span text:style-name="T19">(</text:span><text:span text:style-name="T2">doOverRows</text:span><text:span text:style-name="T19">){</text:span></text:p>
      <text:p text:style-name="P34">        <text:span text:style-name="T26">let</text:span><text:span text:style-name="T19"> </text:span><text:span text:style-name="T2">rows</text:span><text:span text:style-name="T19"> = </text:span><text:span text:style-name="T26">this</text:span><text:span text:style-name="T19">.</text:span><text:span text:style-name="T10">getBodyRows</text:span><text:span text:style-name="T19">();</text:span></text:p>
      <text:p text:style-name="P34">        <text:span text:style-name="T10">doOverRows</text:span><text:span text:style-name="T19">?.(</text:span><text:span text:style-name="T2">rows</text:span><text:span text:style-name="T19">)</text:span></text:p>
      <text:p text:style-name="P34">        <text:span text:style-name="T26">this</text:span><text:span text:style-name="T19">.</text:span><text:span text:style-name="T10">clearBody</text:span><text:span text:style-name="T19">()</text:span></text:p>
      <text:p text:style-name="P34">        <text:span text:style-name="T2">rows</text:span><text:span text:style-name="T19">.</text:span><text:span text:style-name="T10">forEach</text:span><text:span text:style-name="T19">(</text:span><text:span text:style-name="T2">row</text:span><text:span text:style-name="T19"> </text:span><text:span text:style-name="T26">=&gt;</text:span><text:span text:style-name="T19"> </text:span><text:span text:style-name="T26">this</text:span><text:span text:style-name="T19">.</text:span><text:span text:style-name="T10">addBodyRow</text:span><text:span text:style-name="T19">(</text:span><text:span text:style-name="T2">row</text:span><text:span text:style-name="T19">))</text:span></text:p>
      <text:p text:style-name="P34">    <text:span text:style-name="T19">}</text:span></text:p>
      <text:p text:style-name="P38"/>
      <text:p text:style-name="P34">    <text:span text:style-name="T10">getHeadRow</text:span><text:span text:style-name="T19"> = () </text:span><text:span text:style-name="T26">=&gt;</text:span><text:span text:style-name="T19"> </text:span><text:span text:style-name="T26">this</text:span><text:span text:style-name="T19">.</text:span><text:span text:style-name="T2">$head</text:span><text:span text:style-name="T19">.</text:span><text:span text:style-name="T2">firstChild</text:span></text:p>
      <text:p text:style-name="P38"/>
      <text:p text:style-name="P34">    <text:span text:style-name="T10">getBodyRows</text:span><text:span text:style-name="T19"> = () </text:span><text:span text:style-name="T26">=&gt;</text:span><text:span text:style-name="T19"> [... </text:span><text:span text:style-name="T26">this</text:span><text:span text:style-name="T19">.</text:span><text:span text:style-name="T2">$body</text:span><text:span text:style-name="T19">.</text:span><text:span text:style-name="T2">children</text:span><text:span text:style-name="T19">]</text:span></text:p>
      <text:p text:style-name="P38"/>
      <text:p text:style-name="P34">    <text:span text:style-name="T10">getFootRow</text:span><text:span text:style-name="T19"> = () </text:span><text:span text:style-name="T26">=&gt;</text:span><text:span text:style-name="T19"> </text:span><text:span text:style-name="T26">this</text:span><text:span text:style-name="T19">.</text:span><text:span text:style-name="T2">$foot</text:span><text:span text:style-name="T19">.</text:span><text:span text:style-name="T2">firstChild</text:span></text:p>
      <text:p text:style-name="P38"/>
      <text:p text:style-name="P34">    <text:span text:style-name="T10">zebrar</text:span><text:span text:style-name="T19">(</text:span><text:span text:style-name="T2">startIndex</text:span><text:span text:style-name="T19"> = </text:span><text:span text:style-name="T45">1</text:span><text:span text:style-name="T19">, </text:span><text:span text:style-name="T2">step</text:span><text:span text:style-name="T19"> = </text:span><text:span text:style-name="T45">2</text:span><text:span text:style-name="T19">){</text:span></text:p>
      <text:p text:style-name="P34">        <text:span text:style-name="T26">this</text:span><text:span text:style-name="T19">.</text:span><text:span text:style-name="T10">getBodyRows</text:span><text:span text:style-name="T19">().</text:span><text:span text:style-name="T10">forEach</text:span><text:span text:style-name="T19">((</text:span><text:span text:style-name="T2">row</text:span><text:span text:style-name="T19">, </text:span><text:span text:style-name="T2">index</text:span><text:span text:style-name="T19">) </text:span><text:span text:style-name="T26">=&gt;</text:span><text:span text:style-name="T19"> {</text:span></text:p>
      <text:p text:style-name="P34">            <text:span text:style-name="T26">this</text:span><text:span text:style-name="T19">.</text:span><text:span text:style-name="T10">removeClasses_</text:span><text:span text:style-name="T19">(</text:span><text:span text:style-name="T2">row</text:span><text:span text:style-name="T19">, </text:span><text:span text:style-name="T17">'zebrar'</text:span><text:span text:style-name="T19">)</text:span></text:p>
      <text:p text:style-name="P34">            <text:span text:style-name="T41">if</text:span><text:span text:style-name="T19">(</text:span><text:span text:style-name="T2">index</text:span><text:span text:style-name="T19"> == </text:span><text:span text:style-name="T2">startIndex</text:span><text:span text:style-name="T19">){</text:span></text:p>
      <text:p text:style-name="P34">                <text:span text:style-name="T26">this</text:span><text:span text:style-name="T19">.</text:span><text:span text:style-name="T10">insertClasses_</text:span><text:span text:style-name="T19">(</text:span><text:span text:style-name="T2">row</text:span><text:span text:style-name="T19">, </text:span><text:span text:style-name="T17">'zebrar'</text:span><text:span text:style-name="T19">)</text:span></text:p>
      <text:p text:style-name="P34">                <text:span text:style-name="T2">startIndex</text:span><text:span text:style-name="T19"> += </text:span><text:span text:style-name="T2">step</text:span></text:p>
      <text:p text:style-name="P34">            <text:span text:style-name="T19">} </text:span></text:p>
      <text:p text:style-name="P34">        <text:span text:style-name="T19">})</text:span></text:p>
      <text:p text:style-name="P34">        <text:span text:style-name="T41">return</text:span><text:span text:style-name="T19"> </text:span><text:span text:style-name="T26">this</text:span></text:p>
      <text:p text:style-name="P34">    <text:span text:style-name="T19">}</text:span></text:p>
      <text:p text:style-name="P38"/>
      <text:p text:style-name="P34">    <text:span text:style-name="T10">setHeadRowFromItems</text:span><text:span text:style-name="T19">(</text:span><text:span text:style-name="T2">elements</text:span><text:span text:style-name="T19">, </text:span><text:span text:style-name="T2">applyItemFunction</text:span><text:span text:style-name="T19">, </text:span><text:span text:style-name="T2">applyRowFunction</text:span><text:span text:style-name="T19">){</text:span></text:p>
      <text:p text:style-name="P34">        <text:span text:style-name="T41">return</text:span><text:span text:style-name="T19"> </text:span><text:span text:style-name="T26">this</text:span><text:span text:style-name="T19">.</text:span><text:span text:style-name="T10">_createRow</text:span><text:span text:style-name="T19">(</text:span><text:span text:style-name="T2">elements</text:span><text:span text:style-name="T19">, </text:span><text:span text:style-name="T2">applyRowFunction</text:span><text:span text:style-name="T19">, </text:span><text:span text:style-name="T2">applyItemFunction</text:span><text:span text:style-name="T19">, </text:span><text:span text:style-name="T26">this</text:span><text:span text:style-name="T19">.</text:span><text:span text:style-name="T10">setHeadRow</text:span><text:span text:style-name="T19">, [</text:span><text:span text:style-name="T17">'th'</text:span><text:span text:style-name="T19">])</text:span></text:p>
      <text:p text:style-name="P34">    <text:span text:style-name="T19">}</text:span></text:p>
      <text:p text:style-name="P38"/>
      <text:p text:style-name="P34">    <text:span text:style-name="T10">setHeadRow</text:span><text:span text:style-name="T19"> = (</text:span><text:span text:style-name="T2">rowElement</text:span><text:span text:style-name="T19">, </text:span><text:span text:style-name="T2">applyRowFunction</text:span><text:span text:style-name="T19">) </text:span><text:span text:style-name="T26">=&gt;</text:span><text:span text:style-name="T19">{</text:span></text:p>
      <text:p text:style-name="P34">        <text:span text:style-name="T10">removeChildren</text:span><text:span text:style-name="T19">(</text:span><text:span text:style-name="T26">this</text:span><text:span text:style-name="T19">.</text:span><text:span text:style-name="T2">$head</text:span><text:span text:style-name="T19">)</text:span></text:p>
      <text:p text:style-name="P34">        <text:span text:style-name="T41">return</text:span><text:span text:style-name="T19"> </text:span><text:span text:style-name="T26">this</text:span><text:span text:style-name="T19">.</text:span><text:span text:style-name="T10">_addRow</text:span><text:span text:style-name="T19">(</text:span><text:span text:style-name="T2">rowElement</text:span><text:span text:style-name="T19">, </text:span><text:span text:style-name="T26">this</text:span><text:span text:style-name="T19">.</text:span><text:span text:style-name="T2">$head</text:span><text:span text:style-name="T19">, </text:span><text:span text:style-name="T2">applyRowFunction</text:span><text:span text:style-name="T19">, [</text:span><text:span text:style-name="T17">'row'</text:span><text:span text:style-name="T19">, </text:span><text:span text:style-name="T17">'head_row'</text:span><text:span text:style-name="T19">])</text:span></text:p>
      <text:p text:style-name="P34">    <text:span text:style-name="T19">}</text:span></text:p>
      <text:p text:style-name="P38"/>
      <text:p text:style-name="P34">    <text:span text:style-name="T10">addBodyRowFromItems</text:span><text:span text:style-name="T19">(</text:span><text:span text:style-name="T2">elements</text:span><text:span text:style-name="T19">, </text:span><text:span text:style-name="T2">applyItemFunction</text:span><text:span text:style-name="T19">, </text:span><text:span text:style-name="T2">applyRowFunction</text:span><text:span text:style-name="T19">){</text:span></text:p>
      <text:p text:style-name="P34">        <text:span text:style-name="T41">return</text:span><text:span text:style-name="T19"> </text:span><text:span text:style-name="T26">this</text:span><text:span text:style-name="T19">.</text:span><text:span text:style-name="T10">_createRow</text:span><text:span text:style-name="T19">(</text:span><text:span text:style-name="T2">elements</text:span><text:span text:style-name="T19">, </text:span><text:span text:style-name="T2">applyRowFunction</text:span><text:span text:style-name="T19">, </text:span><text:span text:style-name="T2">applyItemFunction</text:span><text:span text:style-name="T19">, </text:span><text:span text:style-name="T26">this</text:span><text:span text:style-name="T19">.</text:span><text:span text:style-name="T10">addBodyRow</text:span><text:span text:style-name="T19">, [</text:span><text:span text:style-name="T17">'td'</text:span><text:span text:style-name="T19">, </text:span><text:span text:style-name="T17">'body_td'</text:span><text:span text:style-name="T19">])</text:span></text:p>
      <text:p text:style-name="P34">    <text:span text:style-name="T19">}</text:span></text:p>
      <text:p text:style-name="P38"/>
      <text:p text:style-name="P34"><text:soft-page-break/>    <text:span text:style-name="T10">addBodyRow</text:span><text:span text:style-name="T19"> = (</text:span><text:span text:style-name="T2">rowElement</text:span><text:span text:style-name="T19">, </text:span><text:span text:style-name="T2">applyRowFunction</text:span><text:span text:style-name="T19">) </text:span><text:span text:style-name="T26">=&gt;</text:span><text:span text:style-name="T19"> {</text:span></text:p>
      <text:p text:style-name="P34">        <text:span text:style-name="T41">return</text:span><text:span text:style-name="T19"> </text:span><text:span text:style-name="T26">this</text:span><text:span text:style-name="T19">.</text:span><text:span text:style-name="T10">_addRow</text:span><text:span text:style-name="T19">(</text:span><text:span text:style-name="T2">rowElement</text:span><text:span text:style-name="T19">, </text:span><text:span text:style-name="T26">this</text:span><text:span text:style-name="T19">.</text:span><text:span text:style-name="T2">$body</text:span><text:span text:style-name="T19">, </text:span><text:span text:style-name="T2">applyRowFunction</text:span><text:span text:style-name="T19">, [</text:span><text:span text:style-name="T17">'row'</text:span><text:span text:style-name="T19">, </text:span><text:span text:style-name="T17">'body_row'</text:span><text:span text:style-name="T19">])</text:span></text:p>
      <text:p text:style-name="P34">    <text:span text:style-name="T19">}</text:span></text:p>
      <text:p text:style-name="P38"/>
      <text:p text:style-name="P34">    <text:span text:style-name="T10">setFootRowFromItems</text:span><text:span text:style-name="T19">(</text:span><text:span text:style-name="T2">elements</text:span><text:span text:style-name="T19">, </text:span><text:span text:style-name="T2">applyItemFunction</text:span><text:span text:style-name="T19">, </text:span><text:span text:style-name="T2">applyRowFunction</text:span><text:span text:style-name="T19">){</text:span></text:p>
      <text:p text:style-name="P34">        <text:span text:style-name="T41">return</text:span><text:span text:style-name="T19"> </text:span><text:span text:style-name="T26">this</text:span><text:span text:style-name="T19">.</text:span><text:span text:style-name="T10">_createRow</text:span><text:span text:style-name="T19">(</text:span><text:span text:style-name="T2">elements</text:span><text:span text:style-name="T19">, </text:span><text:span text:style-name="T2">applyRowFunction</text:span><text:span text:style-name="T19">, </text:span><text:span text:style-name="T2">applyItemFunction</text:span><text:span text:style-name="T19">, </text:span><text:span text:style-name="T26">this</text:span><text:span text:style-name="T19">.</text:span><text:span text:style-name="T10">setFootRow</text:span><text:span text:style-name="T19">, [</text:span><text:span text:style-name="T17">'td'</text:span><text:span text:style-name="T19">, </text:span><text:span text:style-name="T17">'foot_td'</text:span><text:span text:style-name="T19">])</text:span></text:p>
      <text:p text:style-name="P34">    <text:span text:style-name="T19">}  </text:span></text:p>
      <text:p text:style-name="P38"/>
      <text:p text:style-name="P34">    <text:span text:style-name="T10">setFootRow</text:span><text:span text:style-name="T19"> = (</text:span><text:span text:style-name="T2">rowElement</text:span><text:span text:style-name="T19">, </text:span><text:span text:style-name="T2">applyRowFunction</text:span><text:span text:style-name="T19">) </text:span><text:span text:style-name="T26">=&gt;</text:span><text:span text:style-name="T19"> {</text:span></text:p>
      <text:p text:style-name="P34">        <text:span text:style-name="T10">removeChildren</text:span><text:span text:style-name="T19">(</text:span><text:span text:style-name="T26">this</text:span><text:span text:style-name="T19">.</text:span><text:span text:style-name="T2">$foot</text:span><text:span text:style-name="T19">)</text:span></text:p>
      <text:p text:style-name="P34">        <text:span text:style-name="T41">return</text:span><text:span text:style-name="T19"> </text:span><text:span text:style-name="T26">this</text:span><text:span text:style-name="T19">.</text:span><text:span text:style-name="T10">_addRow</text:span><text:span text:style-name="T19">(</text:span><text:span text:style-name="T2">rowElement</text:span><text:span text:style-name="T19">, </text:span><text:span text:style-name="T26">this</text:span><text:span text:style-name="T19">.</text:span><text:span text:style-name="T2">$foot</text:span><text:span text:style-name="T19">, </text:span><text:span text:style-name="T2">applyRowFunction</text:span><text:span text:style-name="T19">, [</text:span><text:span text:style-name="T17">'row'</text:span><text:span text:style-name="T19">, </text:span><text:span text:style-name="T17">'foot_row'</text:span><text:span text:style-name="T19">])</text:span></text:p>
      <text:p text:style-name="P34">    <text:span text:style-name="T19">}</text:span></text:p>
      <text:p text:style-name="P38"/>
      <text:p text:style-name="P34">    <text:span text:style-name="T10">_createRow</text:span><text:span text:style-name="T19">(</text:span><text:span text:style-name="T2">elements</text:span><text:span text:style-name="T19">, </text:span><text:span text:style-name="T2">applyRowFunction</text:span><text:span text:style-name="T19">, </text:span><text:span text:style-name="T2">applyItemFunction</text:span><text:span text:style-name="T19">, </text:span><text:span text:style-name="T2">addMethod</text:span><text:span text:style-name="T19">, </text:span><text:span text:style-name="T2">clsItem</text:span><text:span text:style-name="T19">){</text:span></text:p>
      <text:p text:style-name="P34">        <text:span text:style-name="T26">let</text:span><text:span text:style-name="T19"> </text:span><text:span text:style-name="T2">tr</text:span><text:span text:style-name="T19"> = </text:span><text:span text:style-name="T39">E</text:span><text:span text:style-name="T19">.</text:span><text:span text:style-name="T10">tr</text:span><text:span text:style-name="T19">(),</text:span></text:p>
      <text:p text:style-name="P34">            <text:span text:style-name="T2">typeItem</text:span><text:span text:style-name="T19"> = </text:span><text:span text:style-name="T2">clsItem</text:span><text:span text:style-name="T19">[</text:span><text:span text:style-name="T45">0</text:span><text:span text:style-name="T19">];</text:span></text:p>
      <text:p text:style-name="P34">        <text:span text:style-name="T10">asArray</text:span><text:span text:style-name="T19">(</text:span><text:span text:style-name="T2">elements</text:span><text:span text:style-name="T19">).</text:span><text:span text:style-name="T10">forEach</text:span><text:span text:style-name="T19">(</text:span><text:span text:style-name="T2">e</text:span><text:span text:style-name="T19"> </text:span><text:span text:style-name="T26">=&gt;</text:span><text:span text:style-name="T19"> {</text:span></text:p>
      <text:p text:style-name="P34">            <text:span text:style-name="T26">let</text:span><text:span text:style-name="T19"> </text:span><text:span text:style-name="T2">action</text:span><text:span text:style-name="T19"> = </text:span><text:span text:style-name="T26">typeof</text:span><text:span text:style-name="T19"> </text:span><text:span text:style-name="T2">e</text:span><text:span text:style-name="T19"> == </text:span><text:span text:style-name="T17">'object'</text:span><text:span text:style-name="T19"> ? </text:span><text:span text:style-name="T17">'a'</text:span><text:span text:style-name="T19"> : </text:span><text:span text:style-name="T17">'t'</text:span><text:span text:style-name="T19">;</text:span></text:p>
      <text:p text:style-name="P34">            <text:span text:style-name="T41">if</text:span><text:span text:style-name="T19">(!(</text:span><text:span text:style-name="T2">e</text:span><text:span text:style-name="T19"> </text:span><text:span text:style-name="T26">instanceof</text:span><text:span text:style-name="T19"> </text:span><text:span text:style-name="T36">HTMLTableCellElement</text:span><text:span text:style-name="T19">)) </text:span><text:span text:style-name="T2">e</text:span><text:span text:style-name="T19"> = </text:span><text:span text:style-name="T39">E</text:span><text:span text:style-name="T19">[</text:span><text:span text:style-name="T2">typeItem</text:span><text:span text:style-name="T19">]()[</text:span><text:span text:style-name="T2">action</text:span><text:span text:style-name="T19">](</text:span><text:span text:style-name="T2">e</text:span><text:span text:style-name="T19">)</text:span></text:p>
      <text:p text:style-name="P34">            <text:span text:style-name="T10">applyItemFunction</text:span><text:span text:style-name="T19">?.(</text:span><text:span text:style-name="T2">e</text:span><text:span text:style-name="T19">, </text:span><text:span text:style-name="T26">this</text:span><text:span text:style-name="T19">)</text:span></text:p>
      <text:p text:style-name="P34">            <text:span text:style-name="T26">this</text:span><text:span text:style-name="T19">.</text:span><text:span text:style-name="T10">insertClasses_</text:span><text:span text:style-name="T19">(</text:span><text:span text:style-name="T2">e</text:span><text:span text:style-name="T19">, </text:span><text:span text:style-name="T2">clsItem</text:span><text:span text:style-name="T19">)</text:span></text:p>
      <text:p text:style-name="P34">            <text:span text:style-name="T2">tr</text:span><text:span text:style-name="T19">.</text:span><text:span text:style-name="T10">a</text:span><text:span text:style-name="T19">(</text:span><text:span text:style-name="T2">e</text:span><text:span text:style-name="T19">)</text:span></text:p>
      <text:p text:style-name="P34">        <text:span text:style-name="T19">})</text:span></text:p>
      <text:p text:style-name="P34">        <text:span text:style-name="T41">return</text:span><text:span text:style-name="T19"> </text:span><text:span text:style-name="T10">addMethod</text:span><text:span text:style-name="T19">(</text:span><text:span text:style-name="T2">tr</text:span><text:span text:style-name="T19">, </text:span><text:span text:style-name="T2">applyRowFunction</text:span><text:span text:style-name="T19">)</text:span></text:p>
      <text:p text:style-name="P34">    <text:span text:style-name="T19">}</text:span></text:p>
      <text:p text:style-name="P38"/>
      <text:p text:style-name="P34">    <text:span text:style-name="T10">_addRow</text:span><text:span text:style-name="T19">(</text:span><text:span text:style-name="T2">elementRow</text:span><text:span text:style-name="T19">, </text:span><text:span text:style-name="T2">elementParent</text:span><text:span text:style-name="T19">, </text:span><text:span text:style-name="T2">applyRowFunction</text:span><text:span text:style-name="T19">, </text:span><text:span text:style-name="T2">cls</text:span><text:span text:style-name="T19">){</text:span></text:p>
      <text:p text:style-name="P34">        <text:span text:style-name="T10">applyRowFunction</text:span><text:span text:style-name="T19">?.(</text:span><text:span text:style-name="T2">elementRow</text:span><text:span text:style-name="T19">, </text:span><text:span text:style-name="T26">this</text:span><text:span text:style-name="T19">)</text:span></text:p>
      <text:p text:style-name="P34">        <text:span text:style-name="T26">this</text:span><text:span text:style-name="T19">.</text:span><text:span text:style-name="T10">insertClasses_</text:span><text:span text:style-name="T19">(</text:span><text:span text:style-name="T2">elementRow</text:span><text:span text:style-name="T19">, </text:span><text:span text:style-name="T2">cls</text:span><text:span text:style-name="T19">)</text:span></text:p>
      <text:p text:style-name="P34">        <text:span text:style-name="T2">elementParent</text:span><text:span text:style-name="T19">.</text:span><text:span text:style-name="T10">a</text:span><text:span text:style-name="T19">(</text:span><text:span text:style-name="T2">elementRow</text:span><text:span text:style-name="T19">)</text:span></text:p>
      <text:p text:style-name="P34">        <text:span text:style-name="T41">return</text:span><text:span text:style-name="T19"> </text:span><text:span text:style-name="T26">this</text:span></text:p>
      <text:p text:style-name="P34">    <text:span text:style-name="T19">}</text:span></text:p>
      <text:p text:style-name="P1">}</text:p>
      <text:p text:style-name="P33"/>
      <text:p text:style-name="P1"/>
      <text:p text:style-name="P88">Cria elementos html que formam uma tabela.</text:p>
      <text:p text:style-name="P88"/>
      <text:p text:style-name="P88">Explicando o construtor:</text:p>
      <text:p text:style-name="P90">constructor(...columns)</text:p>
      <text:p text:style-name="P90"/>
      <text:p text:style-name="P91"><text:span text:style-name="T80">columns</text:span>: <text:span text:style-name="T106">nome das colunas</text:span></text:p>
      <text:p text:style-name="P91"/>
      <text:p text:style-name="P91">Explicando os métodos:</text:p>
      <text:p text:style-name="P91">Os métodos privados podem ter sua implementação estudada à parte.</text:p>
      <text:p text:style-name="P91"/>
      <text:p text:style-name="P91"><text:span text:style-name="T74">clearBody</text:span>() </text:p>
      <text:p text:style-name="P92">Remove os elementos html do elemento $body da tabela criada.</text:p>
      <text:p text:style-name="P92"/>
      <text:p text:style-name="P93"><text:span text:style-name="T74">ReloadBody</text:span>(doOverRows)</text:p>
      <text:p text:style-name="P93">Recarrega os elementos html no elemento $body da tabela.</text:p>
      <text:p text:style-name="P93"><text:soft-page-break/>doOverRows: é uma função <text:span text:style-name="T88">de callback</text:span> a ser aplicada sobre os elementos tr do body da tabale criada.</text:p>
      <text:p text:style-name="P93"/>
      <text:p text:style-name="P93"><text:span text:style-name="T74">getHeadRow</text:span>() </text:p>
      <text:p text:style-name="P93">recupera o elemento tr referente ao $head da tabela criada</text:p>
      <text:p text:style-name="P93"/>
      <text:p text:style-name="P93"><text:span text:style-name="T74">getBodyRows</text:span>()</text:p>
      <text:p text:style-name="P94">Recupera os elementos tr do elemento $body da tabela criada</text:p>
      <text:p text:style-name="P94"/>
      <text:p text:style-name="P94"><text:span text:style-name="T74">getFootRow</text:span>()</text:p>
      <text:p text:style-name="P94">Recupera o elemento tr do elemento $foot da tabela criada.</text:p>
      <text:p text:style-name="P94"/>
      <text:p text:style-name="P94"><text:span text:style-name="T74">zebrar</text:span>() </text:p>
      <text:p text:style-name="P94">Adiciona a classe JTable_zebrar aos elementos tr do elemento $body da tabela criada.</text:p>
      <text:p text:style-name="P94"/>
      <text:p text:style-name="P94"><text:span text:style-name="T74">setHeadRowFromItems</text:span>(elements, applyItemFunction, applyRowFunction)</text:p>
      <text:p text:style-name="P97">Remove o elemento tr do elemento $head da tabela criada e “Seta” uma nova tr no $head <text:span text:style-name="T63">e retorna a <text:s/>tabela.</text:span></text:p>
      <text:p text:style-name="P102"><text:span text:style-name="T80">elements</text:span>: pode ser um array de elementos html ou um array de tipos primitivos.</text:p>
      <text:p text:style-name="P97"><text:span text:style-name="T80">applyItemFunction</text:span>: aplica uma função no elemento th a ser criado <text:span text:style-name="T64">a partir de um elemento do argumento elements.</text:span></text:p>
      <text:p text:style-name="P95"><text:span text:style-name="T80">applyRowFunction</text:span>: aplica uma função no elemento tr a ser criado</text:p>
      <text:p text:style-name="P95"/>
      <text:p text:style-name="P104">setHeadRow(<text:span text:style-name="T85">rowElement, applyRowFunction</text:span>)</text:p>
      <text:p text:style-name="P100">Remove o elemento tr do elemento $head da tabela criada e “Seta” uma nova tr no $head e retorna a tabela.</text:p>
      <text:p text:style-name="P100"><text:span text:style-name="T80">rowElement</text:span>: o elemento tr a ser setado.</text:p>
      <text:p text:style-name="P100"><text:span text:style-name="T80">applyRowFunction</text:span>: a função a ser executada sobre o rowElement.</text:p>
      <text:p text:style-name="P100"/>
      <text:p text:style-name="P102"><text:span text:style-name="T74">addBodyRowFromItems</text:span>(elements, applyItemFunction, applyRowFunction)</text:p>
      <text:p text:style-name="P102">Adiciona um tr ao $body a partir dos elements informados</text:p>
      <text:p text:style-name="P102"><text:span text:style-name="T80">elements</text:span>: pode ser um array de elementos html ou um array de tipos primitivos.</text:p>
      <text:p text:style-name="P98"><text:span text:style-name="T80">applyItemFunction</text:span>: aplica uma função no elemento <text:span text:style-name="T64">td</text:span> a ser criado <text:span text:style-name="T64">a partir de um el</text:span><text:span text:style-name="T90">e</text:span><text:span text:style-name="T64">mento do argumento elements.</text:span></text:p>
      <text:p text:style-name="P96"><text:span text:style-name="T80">applyRowFunction</text:span>: aplica uma função no elemento tr a ser criado.</text:p>
      <text:p text:style-name="P102"/>
      <text:p text:style-name="P105"><text:span text:style-name="T74">addBodyRow</text:span>(rowElement, applyRowFunction)</text:p>
      <text:p text:style-name="P105">Adiciona um elemento tr ao $body da tabela.</text:p>
      <text:p text:style-name="P105"><text:span text:style-name="T80">rowElement</text:span>: tr a ser adicionada ao $body da tabela.</text:p>
      <text:p text:style-name="P105"><text:span text:style-name="T80">applyRowFunction</text:span>: função a ser aplicada sobre o rowElement.</text:p>
      <text:p text:style-name="P105"/>
      <text:p text:style-name="P105"><text:span text:style-name="T74">setFootRowFromItems</text:span>(elements, applyItemFunction, applyRowFunction)</text:p>
      <text:p text:style-name="P106">Remove o tr do $foot da tabela e adiciona um elemento tr com base no parâmetro elements</text:p>
      <text:p text:style-name="P103"><text:span text:style-name="T80">elements</text:span>: pode ser um array de elementos html ou um array de tipos primitivos.</text:p>
      <text:p text:style-name="P99"><text:span text:style-name="T80">applyItemFunction</text:span>: aplica uma função no elemento <text:span text:style-name="T64">td</text:span> a ser criado <text:span text:style-name="T64">a partir de um elmento do argumento elements.</text:span></text:p>
      <text:p text:style-name="P99"><text:span text:style-name="T80">applyRowFunction</text:span>: aplica uma função no elemento tr a ser criado.</text:p>
      <text:p text:style-name="P99"/>
      <text:p text:style-name="P106"><text:span text:style-name="T74">setFootRow</text:span>(rowElement, applyRowFunction)</text:p>
      <text:p text:style-name="P106">Remove o tr do $foot da tabela e adiciona um elemento tr com base no argumento elements.</text:p>
      <text:p text:style-name="P106"><text:span text:style-name="T80">RowElement</text:span>: elemento tr a ser adicionado</text:p>
      <text:p text:style-name="P106"><text:span text:style-name="T80">applyRowFunction</text:span>: funcão a ser aplicada sobre o argumento rowElement.</text:p>
      <text:p text:style-name="P106"/>
      <text:p text:style-name="P106"><text:soft-page-break/>Os demais métodos são privados e podem ter a sua implementação estudadas à parte.</text:p>
      <text:p text:style-name="P105"/>
      <text:p text:style-name="P105"/>
      <text:p text:style-name="P9"><text:span text:style-name="T25">function</text:span> <text:span text:style-name="T9">arrayInSpread</text:span>(<text:span text:style-name="T1">spreadItens</text:span>, <text:span text:style-name="T1">exaustive</text:span> = <text:span text:style-name="T25">true</text:span>) {</text:p>
      <text:p text:style-name="P34">    <text:span text:style-name="T41">while</text:span><text:span text:style-name="T19">(</text:span><text:span text:style-name="T2">spreadItens</text:span><text:span text:style-name="T19">.</text:span><text:span text:style-name="T2">length</text:span><text:span text:style-name="T19"> == </text:span><text:span text:style-name="T45">1</text:span><text:span text:style-name="T19"> &amp;&amp; </text:span><text:span text:style-name="T36">Array</text:span><text:span text:style-name="T19">.</text:span><text:span text:style-name="T10">isArray</text:span><text:span text:style-name="T19">(</text:span><text:span text:style-name="T2">spreadItens</text:span><text:span text:style-name="T19">[</text:span><text:span text:style-name="T45">0</text:span><text:span text:style-name="T19">])){</text:span></text:p>
      <text:p text:style-name="P34">        <text:span text:style-name="T41">if</text:span><text:span text:style-name="T19">(!</text:span><text:span text:style-name="T2">exaustive</text:span><text:span text:style-name="T19">) </text:span><text:span text:style-name="T41">return</text:span><text:span text:style-name="T19"> </text:span><text:span text:style-name="T2">spreadItens</text:span><text:span text:style-name="T19">[</text:span><text:span text:style-name="T45">0</text:span><text:span text:style-name="T19">]</text:span></text:p>
      <text:p text:style-name="P34">        <text:span text:style-name="T2">spreadItens</text:span><text:span text:style-name="T19"> = </text:span><text:span text:style-name="T2">spreadItens</text:span><text:span text:style-name="T19">[</text:span><text:span text:style-name="T45">0</text:span><text:span text:style-name="T19">]</text:span></text:p>
      <text:p text:style-name="P34">    <text:span text:style-name="T19">}</text:span></text:p>
      <text:p text:style-name="P34">    <text:span text:style-name="T41">return</text:span><text:span text:style-name="T19"> </text:span><text:span text:style-name="T2">spreadItens</text:span></text:p>
      <text:p text:style-name="P1">}</text:p>
      <text:p text:style-name="P105"/>
      <text:p text:style-name="P101">“<text:span text:style-name="T65">Desempacota” arrays no formato [[[[[item]]]]], seja, sempre recupera o index 0 dentro de um array.</text:span></text:p>
      <text:p text:style-name="P108">Se, por exemplo, for passado um array no formato [[[<text:span text:style-name="T73">A</text:span>, b]]], somente o elemento <text:span text:style-name="T70">A</text:span> será capturado.</text:p>
      <text:p text:style-name="P108">Se por exemplo for passado um array no formato [c, d, e], somente o elemento c será computado.</text:p>
      <text:p text:style-name="P108">Parametros:</text:p>
      <text:p text:style-name="P108"><text:span text:style-name="T80">spreadItens</text:span>: array a ser “desempacotado”</text:p>
      <text:p text:style-name="P108"><text:span text:style-name="T80">exaustive</text:span>: se true desempacota o array de forma recursiva, recuperando sempre o index 0 até encontrar uma elemento que não seja um array;</text:p>
      <text:p text:style-name="P108">se false, recupara o elemnto do array no index 0.</text:p>
      <text:p text:style-name="P107"/>
      <text:p text:style-name="P10"><text:span text:style-name="T25">function</text:span> <text:span text:style-name="T9">asArray</text:span>(... <text:span text:style-name="T1">objects</text:span>){ <text:span text:style-name="T40">return</text:span> <text:span text:style-name="T9">arrayInSpread</text:span>(<text:span text:style-name="T1">objects</text:span>, <text:span text:style-name="T25">false</text:span>)}</text:p>
      <text:p text:style-name="P107"/>
      <text:p text:style-name="P109">Cria um array a partir de um conjunto de objetos.</text:p>
      <text:p text:style-name="P136">Se o primeiro elemento for um array, os outros elementos serão ignorados.</text:p>
      <text:p text:style-name="P136">Se o primeiro elemento não for um array, os objetos serão combinados em um array.</text:p>
      <text:p text:style-name="P109">objects: objetos a partir do qual será criado um novo array</text:p>
      <text:p text:style-name="P109"/>
      <text:p text:style-name="P109"/>
      <text:p text:style-name="P11"><text:span text:style-name="T25">function</text:span> <text:span text:style-name="T9">overJson</text:span>(<text:span text:style-name="T1">jsonSource</text:span>, <text:span text:style-name="T1">jsonDest</text:span>, ... <text:span text:style-name="T1">keys</text:span>){</text:p>
      <text:p text:style-name="P34">    <text:span text:style-name="T2">keys</text:span><text:span text:style-name="T19"> = </text:span><text:span text:style-name="T10">arrayInSpread</text:span><text:span text:style-name="T19">(</text:span><text:span text:style-name="T2">keys</text:span><text:span text:style-name="T19">)</text:span></text:p>
      <text:p text:style-name="P34">    <text:span text:style-name="T2">keys</text:span><text:span text:style-name="T19"> = </text:span><text:span text:style-name="T2">keys</text:span><text:span text:style-name="T19">.</text:span><text:span text:style-name="T2">length</text:span><text:span text:style-name="T19"> ? </text:span><text:span text:style-name="T2">keys</text:span><text:span text:style-name="T19"> : </text:span><text:span text:style-name="T10">keysOf</text:span><text:span text:style-name="T19">(</text:span><text:span text:style-name="T2">jsonSource</text:span><text:span text:style-name="T19">)</text:span></text:p>
      <text:p text:style-name="P34">    <text:span text:style-name="T2">keys</text:span><text:span text:style-name="T19">.</text:span><text:span text:style-name="T10">forEach</text:span><text:span text:style-name="T19">(</text:span><text:span text:style-name="T2">key</text:span><text:span text:style-name="T19"> </text:span><text:span text:style-name="T26">=&gt;</text:span><text:span text:style-name="T19"> </text:span><text:span text:style-name="T2">jsonDest</text:span><text:span text:style-name="T19">[</text:span><text:span text:style-name="T2">key</text:span><text:span text:style-name="T19">] = </text:span><text:span text:style-name="T2">jsonSource</text:span><text:span text:style-name="T19">[</text:span><text:span text:style-name="T2">key</text:span><text:span text:style-name="T19">])</text:span></text:p>
      <text:p text:style-name="P34">    <text:span text:style-name="T41">return</text:span><text:span text:style-name="T19"> </text:span><text:span text:style-name="T2">jsonDest</text:span></text:p>
      <text:p text:style-name="P1">}</text:p>
      <text:p text:style-name="P109"/>
      <text:p text:style-name="P110">Copia o jsonSource para o jsonDest.</text:p>
      <text:p text:style-name="P110"><text:span text:style-name="T80">jsonSource</text:span>: json que servirá como fonte para a cópia.</text:p>
      <text:p text:style-name="P110"><text:span text:style-name="T80">jsonDest</text:span>: json destino que receberá os dados copiados</text:p>
      <text:p text:style-name="P110"><text:span text:style-name="T80">keys</text:span>: opcional, caso informado, somente as chaves informadas devem ser copiadas. Se não for informado, todo o jsonSource será copiado.</text:p>
      <text:p text:style-name="P109"/>
      <text:p text:style-name="P109"/>
      <text:p text:style-name="P11"><text:span text:style-name="T25">function</text:span> <text:span text:style-name="T9">disapend</text:span>(<text:span text:style-name="T1">element</text:span>){ </text:p>
      <text:p text:style-name="P34">    <text:span text:style-name="T2">element</text:span><text:span text:style-name="T19"> = </text:span><text:span text:style-name="T10">viewOrNode</text:span><text:span text:style-name="T19">(</text:span><text:span text:style-name="T2">element</text:span><text:span text:style-name="T19">);</text:span></text:p>
      <text:p text:style-name="P34">    <text:span text:style-name="T10">removeElements</text:span><text:span text:style-name="T19">(</text:span><text:span text:style-name="T2">element</text:span><text:span text:style-name="T19">.</text:span><text:span text:style-name="T2">parentNode</text:span><text:span text:style-name="T19">, </text:span><text:span text:style-name="T2">element</text:span><text:span text:style-name="T19">)</text:span></text:p>
      <text:p text:style-name="P1">}</text:p>
      <text:p text:style-name="P111"/>
      <text:p text:style-name="P112">Remove um elemento html ou uma view.</text:p>
      <text:p text:style-name="P112"><text:span text:style-name="T80">element</text:span>: elemento html ou view.</text:p>
      <text:p text:style-name="P112"/>
      <text:p text:style-name="P12"><text:span text:style-name="T25">function</text:span> <text:span text:style-name="T9">consume</text:span>(<text:span text:style-name="T1">evt</text:span>){ <text:span text:style-name="T1">evt</text:span>.<text:span text:style-name="T9">preventDefault</text:span>()}</text:p>
      <text:p text:style-name="P112"/>
      <text:p text:style-name="P112"><text:soft-page-break/>Interrompe o comportamento padrão de um evento.</text:p>
      <text:p text:style-name="P112"/>
      <text:p text:style-name="P112"/>
      <text:p text:style-name="P112"><text:span text:style-name="T27">const</text:span><text:span text:style-name="T58"> </text:span><text:span text:style-name="T11">toBase64</text:span><text:span text:style-name="T58"> = </text:span><text:span text:style-name="T11">btoa</text:span></text:p>
      <text:p text:style-name="P112">Converte uma string para base64.</text:p>
      <text:p text:style-name="P112"/>
      <text:p text:style-name="P12"><text:span text:style-name="T25">const</text:span> <text:span text:style-name="T9">fromBase64</text:span> = <text:span text:style-name="T9">atob</text:span></text:p>
      <text:p text:style-name="P112">Converte um base 64 para string.</text:p>
      <text:p text:style-name="P112"/>
      <text:p text:style-name="P12"><text:span text:style-name="T25">const</text:span> <text:span text:style-name="T9">idGenerator</text:span> = <text:span text:style-name="T25">function*</text:span>(<text:span text:style-name="T1">n</text:span> = <text:span text:style-name="T44">1</text:span>){<text:span text:style-name="T40">while</text:span>(<text:span text:style-name="T1">n</text:span>){<text:span text:style-name="T40">yield</text:span> <text:span text:style-name="T1">n</text:span>++}}</text:p>
      <text:p text:style-name="P112">Cria um objeto para a geração de identificadores únicos temporários.</text:p>
      <text:p text:style-name="P112"/>
      <text:p text:style-name="P12"><text:span text:style-name="T25">function</text:span> <text:span text:style-name="T9">body</text:span>() {<text:span text:style-name="T40">return</text:span> <text:span text:style-name="T1">document</text:span>.<text:span text:style-name="T1">body</text:span>}</text:p>
      <text:p text:style-name="P112">Retorna o document.body</text:p>
      <text:p text:style-name="P112"/>
      <text:p text:style-name="P12"><text:span text:style-name="T25">function</text:span> <text:span text:style-name="T9">_create</text:span>(<text:span text:style-name="T1">tagName</text:span>) {</text:p>
      <text:p text:style-name="P34">    <text:span text:style-name="T26">let</text:span><text:span text:style-name="T19"> </text:span><text:span text:style-name="T2">e</text:span><text:span text:style-name="T19"> = </text:span><text:span text:style-name="T2">document</text:span><text:span text:style-name="T19">.</text:span><text:span text:style-name="T10">createElement</text:span><text:span text:style-name="T19">(</text:span><text:span text:style-name="T2">tagName</text:span><text:span text:style-name="T19">);</text:span></text:p>
      <text:p text:style-name="P34">    <text:span text:style-name="T2">e</text:span><text:span text:style-name="T19">.</text:span><text:span text:style-name="T2">isTagChild</text:span><text:span text:style-name="T19"> = </text:span><text:span text:style-name="T26">true</text:span></text:p>
      <text:p text:style-name="P34">    <text:span text:style-name="T2">e</text:span><text:span text:style-name="T19">.</text:span><text:span text:style-name="T10">a</text:span><text:span text:style-name="T19"> = (... </text:span><text:span text:style-name="T2">elements</text:span><text:span text:style-name="T19">) </text:span><text:span text:style-name="T26">=&gt;</text:span><text:span text:style-name="T19"> </text:span><text:span text:style-name="T10">appendTo</text:span><text:span text:style-name="T19">(</text:span><text:span text:style-name="T2">e</text:span><text:span text:style-name="T19">, </text:span><text:span text:style-name="T2">elements</text:span><text:span text:style-name="T19">)</text:span></text:p>
      <text:p text:style-name="P34">    <text:span text:style-name="T2">e</text:span><text:span text:style-name="T19">.</text:span><text:span text:style-name="T10">c</text:span><text:span text:style-name="T19"> = (... </text:span><text:span text:style-name="T2">classes</text:span><text:span text:style-name="T19">) </text:span><text:span text:style-name="T26">=&gt;</text:span><text:span text:style-name="T19"> </text:span><text:span text:style-name="T10">addClasses</text:span><text:span text:style-name="T19">(</text:span><text:span text:style-name="T2">e</text:span><text:span text:style-name="T19">, </text:span><text:span text:style-name="T2">classes</text:span><text:span text:style-name="T19">)</text:span></text:p>
      <text:p text:style-name="P34">    <text:span text:style-name="T2">e</text:span><text:span text:style-name="T19">.</text:span><text:span text:style-name="T10">rmc</text:span><text:span text:style-name="T19"> = (... </text:span><text:span text:style-name="T2">classes</text:span><text:span text:style-name="T19">) </text:span><text:span text:style-name="T26">=&gt;</text:span><text:span text:style-name="T19"> </text:span><text:span text:style-name="T10">removeClasses</text:span><text:span text:style-name="T19">(</text:span><text:span text:style-name="T2">e</text:span><text:span text:style-name="T19">, </text:span><text:span text:style-name="T2">classes</text:span><text:span text:style-name="T19">)</text:span></text:p>
      <text:p text:style-name="P34">    <text:span text:style-name="T2">e</text:span><text:span text:style-name="T19">.</text:span><text:span text:style-name="T10">d</text:span><text:span text:style-name="T19"> = </text:span><text:span text:style-name="T2">disabled</text:span><text:span text:style-name="T19"> </text:span><text:span text:style-name="T26">=&gt;</text:span><text:span text:style-name="T19"> {</text:span><text:span text:style-name="T2">e</text:span><text:span text:style-name="T19">.</text:span><text:span text:style-name="T2">disabled</text:span><text:span text:style-name="T19"> = </text:span><text:span text:style-name="T2">disabled</text:span><text:span text:style-name="T19">; </text:span><text:span text:style-name="T41">return</text:span><text:span text:style-name="T19"> </text:span><text:span text:style-name="T2">e</text:span><text:span text:style-name="T19">}</text:span></text:p>
      <text:p text:style-name="P34">    <text:span text:style-name="T2">e</text:span><text:span text:style-name="T19">.</text:span><text:span text:style-name="T10">h</text:span><text:span text:style-name="T19"> = </text:span><text:span text:style-name="T2">href</text:span><text:span text:style-name="T19"> </text:span><text:span text:style-name="T26">=&gt;</text:span><text:span text:style-name="T19"> { </text:span><text:span text:style-name="T10">setAttribute</text:span><text:span text:style-name="T19">(</text:span><text:span text:style-name="T2">e</text:span><text:span text:style-name="T19">, [</text:span><text:span text:style-name="T17">'href'</text:span><text:span text:style-name="T19">, </text:span><text:span text:style-name="T2">href</text:span><text:span text:style-name="T19">]); </text:span><text:span text:style-name="T41">return</text:span><text:span text:style-name="T19"> </text:span><text:span text:style-name="T2">e</text:span><text:span text:style-name="T19">}</text:span></text:p>
      <text:p text:style-name="P34">    <text:span text:style-name="T2">e</text:span><text:span text:style-name="T19">.</text:span><text:span text:style-name="T10">p</text:span><text:span text:style-name="T19"> = (</text:span><text:span text:style-name="T2">placeHolder</text:span><text:span text:style-name="T19">, </text:span><text:span text:style-name="T2">value</text:span><text:span text:style-name="T19"> = </text:span><text:span text:style-name="T26">null</text:span><text:span text:style-name="T19">) </text:span><text:span text:style-name="T26">=&gt;</text:span><text:span text:style-name="T19"> { </text:span><text:span text:style-name="T10">setValueAndPlaceHolder</text:span><text:span text:style-name="T19">(</text:span><text:span text:style-name="T2">e</text:span><text:span text:style-name="T19">, </text:span><text:span text:style-name="T2">value</text:span><text:span text:style-name="T19">, </text:span><text:span text:style-name="T2">placeHolder</text:span><text:span text:style-name="T19">); </text:span><text:span text:style-name="T41">return</text:span><text:span text:style-name="T19"> </text:span><text:span text:style-name="T2">e</text:span><text:span text:style-name="T19">}</text:span></text:p>
      <text:p text:style-name="P34">    <text:span text:style-name="T2">e</text:span><text:span text:style-name="T19">.</text:span><text:span text:style-name="T10">r</text:span><text:span text:style-name="T19"> = () </text:span><text:span text:style-name="T26">=&gt;</text:span><text:span text:style-name="T19"> {</text:span><text:span text:style-name="T2">e</text:span><text:span text:style-name="T19">.</text:span><text:span text:style-name="T2">required</text:span><text:span text:style-name="T19"> = </text:span><text:span text:style-name="T26">true</text:span><text:span text:style-name="T19">; </text:span><text:span text:style-name="T41">return</text:span><text:span text:style-name="T19"> </text:span><text:span text:style-name="T2">e</text:span><text:span text:style-name="T19">}</text:span></text:p>
      <text:p text:style-name="P34">    <text:span text:style-name="T2">e</text:span><text:span text:style-name="T19">.</text:span><text:span text:style-name="T10">t</text:span><text:span text:style-name="T19"> = (</text:span><text:span text:style-name="T2">text</text:span><text:span text:style-name="T19">, </text:span><text:span text:style-name="T2">isLastNode</text:span><text:span text:style-name="T19">) </text:span><text:span text:style-name="T26">=&gt;</text:span><text:span text:style-name="T19"> {</text:span><text:span text:style-name="T10">setTextNode</text:span><text:span text:style-name="T19">(</text:span><text:span text:style-name="T2">e</text:span><text:span text:style-name="T19">, </text:span><text:span text:style-name="T2">text</text:span><text:span text:style-name="T19">, </text:span><text:span text:style-name="T2">isLastNode</text:span><text:span text:style-name="T19">); </text:span><text:span text:style-name="T41">return</text:span><text:span text:style-name="T19"> </text:span><text:span text:style-name="T2">e</text:span><text:span text:style-name="T19">}</text:span></text:p>
      <text:p text:style-name="P34">    <text:span text:style-name="T2">e</text:span><text:span text:style-name="T19">.</text:span><text:span text:style-name="T10">v</text:span><text:span text:style-name="T19"> = </text:span><text:span text:style-name="T2">value</text:span><text:span text:style-name="T19"> </text:span><text:span text:style-name="T26">=&gt;</text:span><text:span text:style-name="T19"> {</text:span><text:span text:style-name="T10">setValue</text:span><text:span text:style-name="T19">(</text:span><text:span text:style-name="T2">e</text:span><text:span text:style-name="T19">, </text:span><text:span text:style-name="T2">value</text:span><text:span text:style-name="T19">); </text:span><text:span text:style-name="T41">return</text:span><text:span text:style-name="T19"> </text:span><text:span text:style-name="T2">e</text:span><text:span text:style-name="T19">}</text:span></text:p>
      <text:p text:style-name="P34">    <text:span text:style-name="T2">e</text:span><text:span text:style-name="T19">.</text:span><text:span text:style-name="T10">ck</text:span><text:span text:style-name="T19"> = (</text:span><text:span text:style-name="T2">ck</text:span><text:span text:style-name="T19"> = </text:span><text:span text:style-name="T26">true</text:span><text:span text:style-name="T19">) </text:span><text:span text:style-name="T26">=&gt;</text:span><text:span text:style-name="T19"> {</text:span><text:span text:style-name="T2">e</text:span><text:span text:style-name="T19">.</text:span><text:span text:style-name="T2">checked</text:span><text:span text:style-name="T19"> = </text:span><text:span text:style-name="T2">ck</text:span><text:span text:style-name="T19">; </text:span><text:span text:style-name="T41">return</text:span><text:span text:style-name="T19"> </text:span><text:span text:style-name="T2">e</text:span><text:span text:style-name="T19">}</text:span></text:p>
      <text:p text:style-name="P34">    <text:span text:style-name="T2">e</text:span><text:span text:style-name="T19">.</text:span><text:span text:style-name="T10">otv</text:span><text:span text:style-name="T19"> = (</text:span><text:span text:style-name="T2">text</text:span><text:span text:style-name="T19">, </text:span><text:span text:style-name="T2">value</text:span><text:span text:style-name="T19">) </text:span><text:span text:style-name="T26">=&gt;</text:span><text:span text:style-name="T19"> {</text:span><text:span text:style-name="T10">setTextAndValueToOption</text:span><text:span text:style-name="T19">(</text:span><text:span text:style-name="T2">e</text:span><text:span text:style-name="T19">, </text:span><text:span text:style-name="T2">text</text:span><text:span text:style-name="T19">, </text:span><text:span text:style-name="T2">value</text:span><text:span text:style-name="T19">); </text:span><text:span text:style-name="T41">return</text:span><text:span text:style-name="T19"> </text:span><text:span text:style-name="T2">e</text:span><text:span text:style-name="T19">}</text:span></text:p>
      <text:p text:style-name="P34">    <text:span text:style-name="T2">e</text:span><text:span text:style-name="T19">.</text:span><text:span text:style-name="T10">cls</text:span><text:span text:style-name="T19"> = (</text:span><text:span text:style-name="T2">err</text:span><text:span text:style-name="T19"> = </text:span><text:span text:style-name="T17">'cls'</text:span><text:span text:style-name="T19">) </text:span><text:span text:style-name="T26">=&gt;</text:span><text:span text:style-name="T19"> { </text:span><text:span text:style-name="T41">throw</text:span><text:span text:style-name="T19"> (</text:span><text:span text:style-name="T17">`[the element was not upgraded by function aMode: [e.</text:span><text:span text:style-name="T26">${</text:span><text:span text:style-name="T2">err</text:span><text:span text:style-name="T26">}</text:span><text:span text:style-name="T17"> not avaliable]`</text:span><text:span text:style-name="T19">)}</text:span></text:p>
      <text:p text:style-name="P34">    <text:span text:style-name="T2">e</text:span><text:span text:style-name="T19">.</text:span><text:span text:style-name="T10">rmcls</text:span><text:span text:style-name="T19"> = () </text:span><text:span text:style-name="T26">=&gt;</text:span><text:span text:style-name="T19"> </text:span><text:span text:style-name="T2">e</text:span><text:span text:style-name="T19">.</text:span><text:span text:style-name="T10">cls</text:span><text:span text:style-name="T19">(</text:span><text:span text:style-name="T17">'rmcls'</text:span><text:span text:style-name="T19">)</text:span></text:p>
      <text:p text:style-name="P34">    <text:span text:style-name="T41">return</text:span><text:span text:style-name="T19"> </text:span><text:span text:style-name="T2">e</text:span></text:p>
      <text:p text:style-name="P1">}</text:p>
      <text:p text:style-name="P12"/>
      <text:p text:style-name="P112">Cria um elemento html e adiciona uma série de configurações:</text:p>
      <text:p text:style-name="P112">a) isTagChild: é um marcador que nos diz que o elemento html foi configurado como tagChild.</text:p>
      <text:p text:style-name="P112">b) a<text:span text:style-name="T66">(...elements)</text:span>: o elemento criado apensa outra view ou elemento html;</text:p>
      <text:p text:style-name="P112">c) c<text:span text:style-name="T66">(...classes)</text:span>: adicionamos um conjunto de classes no elemento criado;</text:p>
      <text:p text:style-name="P112">d) rmc<text:span text:style-name="T66">(...classes)</text:span>: removemos um conjunto de classes do elemento criado;</text:p>
      <text:p text:style-name="P112">e) d<text:span text:style-name="T66">(disabled)</text:span>: o elemento é desabilitado ou habilitado;</text:p>
      <text:p text:style-name="P112">f) h<text:span text:style-name="T66">(href)</text:span>: seta o href para um elemento html do tipo a;</text:p>
      <text:p text:style-name="P112">g) p<text:span text:style-name="T66">(placeHolder, value=null)</text:span>: seta o placeholder e o value para um elemento do tipo input;</text:p>
      <text:p text:style-name="P112">h) r<text:span text:style-name="T66">()</text:span>: elemento html é do tipo required;</text:p>
      <text:p text:style-name="P112">i) t<text:span text:style-name="T66">(text, isLastNode)</text:span>: seta um texto <text:span text:style-name="T66">ao elemento html. Se o isLastNode = false, o texto fica na primeira posição de filho do elemento criado. Se isLastNode = true, o texto fica na última posição de filho do elemento criado;</text:span></text:p>
      <text:p text:style-name="P113">j) v(value): atribui um valor a um elemento html, no geral um elemento do tipo input;</text:p>
      <text:p text:style-name="P113">k) ck(ck = true): um elemento do tipo input checkbox tem o status checked = ao argumento ck;</text:p>
      <text:p text:style-name="P113">l) otv(text, value): atribui um texto e um valor a o elemento do tipo input option;</text:p>
      <text:p text:style-name="P113">m) cls(err): vai causar um erro se invocado fora do aMode ou do A_SAVED;</text:p>
      <text:p text:style-name="P113"><text:soft-page-break/>n) rmcls(): vai causar um erro se invocado fora do aMode ou do A_SAVED.</text:p>
      <text:p text:style-name="P114">Obs.: todos as funçoes permitidas retornam o elemento html criado.</text:p>
      <text:p text:style-name="P114"/>
      <text:p text:style-name="P114"/>
      <text:p text:style-name="P12"><text:span text:style-name="T25">function</text:span> <text:span text:style-name="T9">_input</text:span>(<text:span text:style-name="T1">type</text:span>) {</text:p>
      <text:p text:style-name="P34">    <text:span text:style-name="T26">let</text:span><text:span text:style-name="T19"> </text:span><text:span text:style-name="T2">e</text:span><text:span text:style-name="T19"> = </text:span><text:span text:style-name="T10">_c</text:span><text:span text:style-name="T19">(</text:span><text:span text:style-name="T17">'input'</text:span><text:span text:style-name="T19">);</text:span></text:p>
      <text:p text:style-name="P34">    <text:span text:style-name="T10">setAttribute</text:span><text:span text:style-name="T19">(</text:span><text:span text:style-name="T2">e</text:span><text:span text:style-name="T19">, [</text:span><text:span text:style-name="T17">'type'</text:span><text:span text:style-name="T19">, </text:span><text:span text:style-name="T2">type</text:span><text:span text:style-name="T19">])</text:span></text:p>
      <text:p text:style-name="P34">    <text:span text:style-name="T41">return</text:span><text:span text:style-name="T19"> </text:span><text:span text:style-name="T2">e</text:span></text:p>
      <text:p text:style-name="P1">}</text:p>
      <text:p text:style-name="P112"/>
      <text:p text:style-name="P114">Cria um elemento do tipo input.</text:p>
      <text:p text:style-name="P112"/>
      <text:p text:style-name="P32"><text:span text:style-name="T25">const</text:span> <text:span text:style-name="T38">E</text:span> = {</text:p>
      <text:p text:style-name="P34">    <text:span text:style-name="T10">createElement</text:span><text:span text:style-name="T2">:</text:span><text:span text:style-name="T19"> </text:span><text:span text:style-name="T10">_c</text:span><text:span text:style-name="T19">,</text:span></text:p>
      <text:p text:style-name="P34">    <text:span text:style-name="T10">createInput</text:span><text:span text:style-name="T2">:</text:span><text:span text:style-name="T19"> </text:span><text:span text:style-name="T10">_i</text:span><text:span text:style-name="T19">,</text:span></text:p>
      <text:p text:style-name="P34">    <text:span text:style-name="T10">a</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a'</text:span><text:span text:style-name="T19">),</text:span></text:p>
      <text:p text:style-name="P34">    <text:span text:style-name="T10">area</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area'</text:span><text:span text:style-name="T19">),</text:span></text:p>
      <text:p text:style-name="P34">    <text:span text:style-name="T10">article</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article'</text:span><text:span text:style-name="T19">),</text:span></text:p>
      <text:p text:style-name="P34">    <text:span text:style-name="T10">aside</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aside'</text:span><text:span text:style-name="T19">),</text:span></text:p>
      <text:p text:style-name="P34">    <text:span text:style-name="T10">audio</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audio'</text:span><text:span text:style-name="T19">),</text:span></text:p>
      <text:p text:style-name="P34">    <text:span text:style-name="T10">br</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br'</text:span><text:span text:style-name="T19">),</text:span></text:p>
      <text:p text:style-name="P34">    <text:span text:style-name="T10">canvas</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canvas'</text:span><text:span text:style-name="T19">),</text:span></text:p>
      <text:p text:style-name="P34">    <text:span text:style-name="T10">col</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col'</text:span><text:span text:style-name="T19">),</text:span></text:p>
      <text:p text:style-name="P34">    <text:span text:style-name="T10">colgroup</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colgroup'</text:span><text:span text:style-name="T19">),</text:span></text:p>
      <text:p text:style-name="P34">    <text:span text:style-name="T10">color</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color'</text:span><text:span text:style-name="T19">),</text:span></text:p>
      <text:p text:style-name="P34">    <text:span text:style-name="T10">datagrid</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datagrid'</text:span><text:span text:style-name="T19">),</text:span></text:p>
      <text:p text:style-name="P34">    <text:span text:style-name="T10">datalist</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datalist'</text:span><text:span text:style-name="T19">),</text:span></text:p>
      <text:p text:style-name="P34">    <text:span text:style-name="T10">dd</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dd'</text:span><text:span text:style-name="T19">),</text:span></text:p>
      <text:p text:style-name="P34">    <text:span text:style-name="T10">dialog</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dialog'</text:span><text:span text:style-name="T19">),</text:span></text:p>
      <text:p text:style-name="P34">    <text:span text:style-name="T10">div</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div'</text:span><text:span text:style-name="T19">),</text:span></text:p>
      <text:p text:style-name="P34">    <text:span text:style-name="T10">dl</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dl'</text:span><text:span text:style-name="T19">),</text:span></text:p>
      <text:p text:style-name="P34">    <text:span text:style-name="T10">dt</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dt'</text:span><text:span text:style-name="T19">),</text:span></text:p>
      <text:p text:style-name="P34">    <text:span text:style-name="T10">embed</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embed'</text:span><text:span text:style-name="T19">),</text:span></text:p>
      <text:p text:style-name="P34">    <text:span text:style-name="T10">fieldset</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fieldset'</text:span><text:span text:style-name="T19">),</text:span></text:p>
      <text:p text:style-name="P34">    <text:span text:style-name="T10">figcaption</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figcaption'</text:span><text:span text:style-name="T19">),</text:span></text:p>
      <text:p text:style-name="P34">    <text:span text:style-name="T10">figure</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figure'</text:span><text:span text:style-name="T19">),</text:span></text:p>
      <text:p text:style-name="P34">    <text:span text:style-name="T10">footer</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footer'</text:span><text:span text:style-name="T19">),</text:span></text:p>
      <text:p text:style-name="P34">    <text:span text:style-name="T10">form</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form'</text:span><text:span text:style-name="T19">),</text:span></text:p>
      <text:p text:style-name="P34">    <text:span text:style-name="T10">frame</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frame'</text:span><text:span text:style-name="T19">),</text:span></text:p>
      <text:p text:style-name="P34">    <text:span text:style-name="T10">frameset</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frameset'</text:span><text:span text:style-name="T19">),</text:span></text:p>
      <text:p text:style-name="P34">    <text:span text:style-name="T10">h1</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h1'</text:span><text:span text:style-name="T19">),</text:span></text:p>
      <text:p text:style-name="P34">    <text:span text:style-name="T10">h2</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h2'</text:span><text:span text:style-name="T19">),</text:span></text:p>
      <text:p text:style-name="P34">    <text:span text:style-name="T10">h3</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h3'</text:span><text:span text:style-name="T19">),</text:span></text:p>
      <text:p text:style-name="P34">    <text:span text:style-name="T10">h4</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h4'</text:span><text:span text:style-name="T19">),</text:span></text:p>
      <text:p text:style-name="P34">    <text:span text:style-name="T10">h5</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h5'</text:span><text:span text:style-name="T19">),</text:span></text:p>
      <text:p text:style-name="P34">    <text:span text:style-name="T10">h6</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h6'</text:span><text:span text:style-name="T19">),</text:span></text:p>
      <text:p text:style-name="P34">    <text:span text:style-name="T10">hgroup</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hgroup'</text:span><text:span text:style-name="T19">),</text:span></text:p>
      <text:p text:style-name="P34">    <text:span text:style-name="T10">hr</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hr'</text:span><text:span text:style-name="T19">),</text:span></text:p>
      <text:p text:style-name="P34">    <text:span text:style-name="T10">iframe</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iframe'</text:span><text:span text:style-name="T19">),</text:span></text:p>
      <text:p text:style-name="P34">    <text:span text:style-name="T10">img</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img'</text:span><text:span text:style-name="T19">),</text:span></text:p>
      <text:p text:style-name="P34">    <text:span text:style-name="T10">inputButton</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button'</text:span><text:span text:style-name="T19">),</text:span></text:p>
      <text:p text:style-name="P34"><text:soft-page-break/>    <text:span text:style-name="T10">inputCheckBox</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checkbox'</text:span><text:span text:style-name="T19">),</text:span></text:p>
      <text:p text:style-name="P34">    <text:span text:style-name="T10">inputColor</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color'</text:span><text:span text:style-name="T19">),</text:span></text:p>
      <text:p text:style-name="P34">    <text:span text:style-name="T10">inputDate</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date'</text:span><text:span text:style-name="T19">),</text:span></text:p>
      <text:p text:style-name="P34">    <text:span text:style-name="T10">inputDatetimeLocal</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datetime-local'</text:span><text:span text:style-name="T19">),</text:span></text:p>
      <text:p text:style-name="P34">    <text:span text:style-name="T10">inputEmail</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email'</text:span><text:span text:style-name="T19">),</text:span></text:p>
      <text:p text:style-name="P34">    <text:span text:style-name="T10">inputFile</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file'</text:span><text:span text:style-name="T19">),</text:span></text:p>
      <text:p text:style-name="P34">    <text:span text:style-name="T10">inputHidden</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hidden'</text:span><text:span text:style-name="T19">),</text:span></text:p>
      <text:p text:style-name="P34">    <text:span text:style-name="T10">inputImage</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image'</text:span><text:span text:style-name="T19">),</text:span></text:p>
      <text:p text:style-name="P34">    <text:span text:style-name="T10">inputMeter</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meter'</text:span><text:span text:style-name="T19">),</text:span></text:p>
      <text:p text:style-name="P34">    <text:span text:style-name="T10">inputMonth</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month'</text:span><text:span text:style-name="T19">),</text:span></text:p>
      <text:p text:style-name="P34">    <text:span text:style-name="T10">inputNumber</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number'</text:span><text:span text:style-name="T19">),</text:span></text:p>
      <text:p text:style-name="P34">    <text:span text:style-name="T10">inputOption</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option'</text:span><text:span text:style-name="T19">),</text:span></text:p>
      <text:p text:style-name="P34">    <text:span text:style-name="T10">inputPassword</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password'</text:span><text:span text:style-name="T19">),</text:span></text:p>
      <text:p text:style-name="P34">    <text:span text:style-name="T10">inputProgress</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progress'</text:span><text:span text:style-name="T19">),</text:span></text:p>
      <text:p text:style-name="P34">    <text:span text:style-name="T10">inputRadio</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radio'</text:span><text:span text:style-name="T19">),</text:span></text:p>
      <text:p text:style-name="P34">    <text:span text:style-name="T10">inputRange</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range'</text:span><text:span text:style-name="T19">),</text:span></text:p>
      <text:p text:style-name="P34">    <text:span text:style-name="T10">inputReset</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reset'</text:span><text:span text:style-name="T19">),</text:span></text:p>
      <text:p text:style-name="P34">    <text:span text:style-name="T10">inputSearch</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search'</text:span><text:span text:style-name="T19">),</text:span></text:p>
      <text:p text:style-name="P34">    <text:span text:style-name="T10">inputSelect</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select'</text:span><text:span text:style-name="T19">),</text:span></text:p>
      <text:p text:style-name="P34">    <text:span text:style-name="T10">inputSubmit</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submit'</text:span><text:span text:style-name="T19">),</text:span></text:p>
      <text:p text:style-name="P34">    <text:span text:style-name="T10">inputTel</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tel'</text:span><text:span text:style-name="T19">),</text:span></text:p>
      <text:p text:style-name="P34">    <text:span text:style-name="T10">inputText</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text'</text:span><text:span text:style-name="T19">),</text:span></text:p>
      <text:p text:style-name="P34">    <text:span text:style-name="T10">inputTextarea</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extarea'</text:span><text:span text:style-name="T19">),</text:span></text:p>
      <text:p text:style-name="P34">    <text:span text:style-name="T10">inputTime</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time'</text:span><text:span text:style-name="T19">),</text:span></text:p>
      <text:p text:style-name="P34">    <text:span text:style-name="T10">inputWeek</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week'</text:span><text:span text:style-name="T19">),</text:span></text:p>
      <text:p text:style-name="P34">    <text:span text:style-name="T10">inputUrl</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url'</text:span><text:span text:style-name="T19">),</text:span></text:p>
      <text:p text:style-name="P34">    <text:span text:style-name="T10">keygen</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keygen'</text:span><text:span text:style-name="T19">),</text:span></text:p>
      <text:p text:style-name="P34">    <text:span text:style-name="T10">label</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label'</text:span><text:span text:style-name="T19">),</text:span></text:p>
      <text:p text:style-name="P34">    <text:span text:style-name="T10">legend</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legend'</text:span><text:span text:style-name="T19">),</text:span></text:p>
      <text:p text:style-name="P34">    <text:span text:style-name="T10">li</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li'</text:span><text:span text:style-name="T19">),</text:span></text:p>
      <text:p text:style-name="P34">    <text:span text:style-name="T10">map</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map'</text:span><text:span text:style-name="T19">),</text:span></text:p>
      <text:p text:style-name="P34">    <text:span text:style-name="T10">nav</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nav'</text:span><text:span text:style-name="T19">),</text:span></text:p>
      <text:p text:style-name="P34">    <text:span text:style-name="T10">object</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object'</text:span><text:span text:style-name="T19">),</text:span></text:p>
      <text:p text:style-name="P34">    <text:span text:style-name="T10">ol</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ol'</text:span><text:span text:style-name="T19">),</text:span></text:p>
      <text:p text:style-name="P34">    <text:span text:style-name="T10">optgroup</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optgroup'</text:span><text:span text:style-name="T19">),</text:span></text:p>
      <text:p text:style-name="P34">    <text:span text:style-name="T10">option</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option'</text:span><text:span text:style-name="T19">),</text:span></text:p>
      <text:p text:style-name="P34">    <text:span text:style-name="T10">p</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p'</text:span><text:span text:style-name="T19">),</text:span></text:p>
      <text:p text:style-name="P34">    <text:span text:style-name="T10">param</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param'</text:span><text:span text:style-name="T19">),</text:span></text:p>
      <text:p text:style-name="P34">    <text:span text:style-name="T10">progress</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progress'</text:span><text:span text:style-name="T19">),</text:span></text:p>
      <text:p text:style-name="P34">    <text:span text:style-name="T10">q</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q'</text:span><text:span text:style-name="T19">),</text:span></text:p>
      <text:p text:style-name="P34">    <text:span text:style-name="T10">script</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script'</text:span><text:span text:style-name="T19">),</text:span></text:p>
      <text:p text:style-name="P34">    <text:span text:style-name="T10">section</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section'</text:span><text:span text:style-name="T19">),</text:span></text:p>
      <text:p text:style-name="P34">    <text:span text:style-name="T10">select</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select'</text:span><text:span text:style-name="T19">),</text:span></text:p>
      <text:p text:style-name="P34">    <text:span text:style-name="T10">span</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span'</text:span><text:span text:style-name="T19">),</text:span></text:p>
      <text:p text:style-name="P34">    <text:span text:style-name="T10">sub</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sub'</text:span><text:span text:style-name="T19">),</text:span></text:p>
      <text:p text:style-name="P34">    <text:span text:style-name="T10">sup</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sup'</text:span><text:span text:style-name="T19">),</text:span></text:p>
      <text:p text:style-name="P34">    <text:span text:style-name="T10">table</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able'</text:span><text:span text:style-name="T19">),</text:span></text:p>
      <text:p text:style-name="P34">    <text:span text:style-name="T10">tbody</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body'</text:span><text:span text:style-name="T19">),</text:span></text:p>
      <text:p text:style-name="P34">    <text:span text:style-name="T10">td</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d'</text:span><text:span text:style-name="T19">),</text:span></text:p>
      <text:p text:style-name="P34">    <text:span text:style-name="T10">textarea</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extarea'</text:span><text:span text:style-name="T19">),</text:span></text:p>
      <text:p text:style-name="P34">    <text:span text:style-name="T10">tfoot</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foot'</text:span><text:span text:style-name="T19">),</text:span></text:p>
      <text:p text:style-name="P34"><text:soft-page-break/>    <text:span text:style-name="T10">th</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h'</text:span><text:span text:style-name="T19">),</text:span></text:p>
      <text:p text:style-name="P34">    <text:span text:style-name="T10">thead</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head'</text:span><text:span text:style-name="T19">),</text:span></text:p>
      <text:p text:style-name="P34">    <text:span text:style-name="T10">tr</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r'</text:span><text:span text:style-name="T19">),</text:span></text:p>
      <text:p text:style-name="P34">    <text:span text:style-name="T10">track</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rack'</text:span><text:span text:style-name="T19">),</text:span></text:p>
      <text:p text:style-name="P34">    <text:span text:style-name="T10">u</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u'</text:span><text:span text:style-name="T19">),</text:span></text:p>
      <text:p text:style-name="P34">    <text:span text:style-name="T10">ul</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ul'</text:span><text:span text:style-name="T19">),</text:span></text:p>
      <text:p text:style-name="P34">    <text:span text:style-name="T10">video</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video'</text:span><text:span text:style-name="T19">),</text:span></text:p>
      <text:p text:style-name="P34">    <text:span text:style-name="T10">wbr</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wbr'</text:span><text:span text:style-name="T19">)</text:span></text:p>
      <text:p text:style-name="P1">}</text:p>
      <text:p text:style-name="P32"/>
      <text:p text:style-name="P114">Contém a lista de elementos HTML que podem ser criados pelo modo E.</text:p>
      <text:p text:style-name="P114"/>
      <text:p text:style-name="P114"/>
      <text:p text:style-name="P13"><text:span text:style-name="T25">const</text:span> <text:span text:style-name="T9">aMode</text:span> = (<text:span text:style-name="T1">tag</text:span>, <text:span text:style-name="T1">varName</text:span>, <text:span text:style-name="T1">tagView</text:span>) <text:span text:style-name="T25">=&gt;</text:span> {</text:p>
      <text:p text:style-name="P34">    <text:span text:style-name="T41">if</text:span><text:span text:style-name="T19">(!</text:span><text:span text:style-name="T46">/</text:span><text:span text:style-name="T10">^</text:span><text:span text:style-name="T47">\$</text:span><text:span text:style-name="T46">/</text:span><text:span text:style-name="T19">.</text:span><text:span text:style-name="T10">test</text:span><text:span text:style-name="T19">(</text:span><text:span text:style-name="T2">varName</text:span><text:span text:style-name="T19">)) </text:span><text:span text:style-name="T2">varName</text:span><text:span text:style-name="T19"> = </text:span><text:span text:style-name="T17">'$'</text:span><text:span text:style-name="T19">+</text:span><text:span text:style-name="T2">varName</text:span><text:span text:style-name="T19">;</text:span></text:p>
      <text:p text:style-name="P34">    <text:span text:style-name="T2">tagView</text:span><text:span text:style-name="T19"> = </text:span><text:span text:style-name="T2">tagView</text:span><text:span text:style-name="T19"> || </text:span><text:span text:style-name="T2">A_MODE_SOURCE</text:span></text:p>
      <text:p text:style-name="P38"/>
      <text:p text:style-name="P34">    <text:span text:style-name="T26">let</text:span><text:span text:style-name="T19"> </text:span><text:span text:style-name="T2">e</text:span><text:span text:style-name="T19"> = </text:span><text:span text:style-name="T39">E</text:span><text:span text:style-name="T19">[</text:span><text:span text:style-name="T2">tag</text:span><text:span text:style-name="T19">]();</text:span></text:p>
      <text:p text:style-name="P34">    <text:span text:style-name="T2">e</text:span><text:span text:style-name="T19">.</text:span><text:span text:style-name="T10">cls</text:span><text:span text:style-name="T19"> = (... </text:span><text:span text:style-name="T2">clsName</text:span><text:span text:style-name="T19">) </text:span><text:span text:style-name="T26">=&gt;</text:span><text:span text:style-name="T19"> </text:span><text:span text:style-name="T10">addClasses</text:span><text:span text:style-name="T19">(</text:span><text:span text:style-name="T2">e</text:span><text:span text:style-name="T19">, </text:span><text:span text:style-name="T2">tagView</text:span><text:span text:style-name="T19">.</text:span><text:span text:style-name="T10">defClasses_</text:span><text:span text:style-name="T19">(</text:span><text:span text:style-name="T2">clsName</text:span><text:span text:style-name="T19">))</text:span></text:p>
      <text:p text:style-name="P34">    <text:span text:style-name="T2">e</text:span><text:span text:style-name="T19">.</text:span><text:span text:style-name="T10">rmcls</text:span><text:span text:style-name="T19"> = (... </text:span><text:span text:style-name="T2">clsName</text:span><text:span text:style-name="T19">) </text:span><text:span text:style-name="T26">=&gt;</text:span><text:span text:style-name="T19"> </text:span><text:span text:style-name="T10">removeClasses</text:span><text:span text:style-name="T19">(</text:span><text:span text:style-name="T2">e</text:span><text:span text:style-name="T19">, </text:span><text:span text:style-name="T2">tagView</text:span><text:span text:style-name="T19">.</text:span><text:span text:style-name="T10">defClasses_</text:span><text:span text:style-name="T19">(</text:span><text:span text:style-name="T2">clsName</text:span><text:span text:style-name="T19">))</text:span></text:p>
      <text:p text:style-name="P34">    <text:span text:style-name="T2">e</text:span><text:span text:style-name="T19">.</text:span><text:span text:style-name="T10">for</text:span><text:span text:style-name="T19"> = (</text:span><text:span text:style-name="T2">varName_</text:span><text:span text:style-name="T19">) </text:span><text:span text:style-name="T26">=&gt;</text:span><text:span text:style-name="T19"> {</text:span></text:p>
      <text:p text:style-name="P34">        <text:span text:style-name="T2">e</text:span><text:span text:style-name="T19">.</text:span><text:span text:style-name="T10">addEventListener</text:span><text:span text:style-name="T19">(</text:span><text:span text:style-name="T17">'click'</text:span><text:span text:style-name="T19">, () </text:span><text:span text:style-name="T26">=&gt;</text:span><text:span text:style-name="T19"> {</text:span></text:p>
      <text:p text:style-name="P34">            <text:span text:style-name="T26">let</text:span><text:span text:style-name="T19"> </text:span><text:span text:style-name="T2">target</text:span><text:span text:style-name="T19"> = </text:span><text:span text:style-name="T2">varName_</text:span><text:span text:style-name="T19">? </text:span><text:span text:style-name="T2">varName_</text:span><text:span text:style-name="T19"> : </text:span><text:span text:style-name="T17">'input'</text:span><text:span text:style-name="T19">+(</text:span><text:span text:style-name="T2">varName</text:span><text:span text:style-name="T19">.</text:span><text:span text:style-name="T10">split</text:span><text:span text:style-name="T19">(</text:span><text:span text:style-name="T17">'lbl'</text:span><text:span text:style-name="T19">)[</text:span><text:span text:style-name="T45">1</text:span><text:span text:style-name="T19">]);</text:span></text:p>
      <text:p text:style-name="P34">            <text:span text:style-name="T2">tagView</text:span><text:span text:style-name="T19">[</text:span><text:span text:style-name="T2">target</text:span><text:span text:style-name="T19">].</text:span><text:span text:style-name="T10">focus</text:span><text:span text:style-name="T19">()</text:span></text:p>
      <text:p text:style-name="P34">        <text:span text:style-name="T19">})</text:span></text:p>
      <text:p text:style-name="P34">        <text:span text:style-name="T41">return</text:span><text:span text:style-name="T19"> </text:span><text:span text:style-name="T2">e</text:span></text:p>
      <text:p text:style-name="P34">    <text:span text:style-name="T19">}</text:span></text:p>
      <text:p text:style-name="P34">    <text:span text:style-name="T2">tagView</text:span><text:span text:style-name="T19">[</text:span><text:span text:style-name="T2">varName</text:span><text:span text:style-name="T19">] = </text:span><text:span text:style-name="T2">e</text:span></text:p>
      <text:p text:style-name="P34">    <text:span text:style-name="T41">if</text:span><text:span text:style-name="T19">(!</text:span><text:span text:style-name="T2">tagView</text:span><text:span text:style-name="T19">.</text:span><text:span text:style-name="T2">$view</text:span><text:span text:style-name="T19">) {</text:span></text:p>
      <text:p text:style-name="P34">        <text:span text:style-name="T2">tagView</text:span><text:span text:style-name="T19">.</text:span><text:span text:style-name="T2">$view</text:span><text:span text:style-name="T19"> = </text:span><text:span text:style-name="T2">e</text:span></text:p>
      <text:p text:style-name="P34">        <text:span text:style-name="T2">e</text:span><text:span text:style-name="T19">.</text:span><text:span text:style-name="T10">cls</text:span><text:span text:style-name="T19">(</text:span><text:span text:style-name="T17">'view'</text:span><text:span text:style-name="T19">)</text:span></text:p>
      <text:p text:style-name="P34">    <text:span text:style-name="T19">}</text:span></text:p>
      <text:p text:style-name="P34">    <text:span text:style-name="T2">e</text:span><text:span text:style-name="T19">.</text:span><text:span text:style-name="T10">cls</text:span><text:span text:style-name="T19">(</text:span><text:span text:style-name="T2">varName</text:span><text:span text:style-name="T19">)</text:span></text:p>
      <text:p text:style-name="P34">    <text:span text:style-name="T41">return</text:span><text:span text:style-name="T19"> </text:span><text:span text:style-name="T2">e</text:span></text:p>
      <text:p text:style-name="P1">}</text:p>
      <text:p text:style-name="P114"/>
      <text:p text:style-name="P116">Modo A (advanced).</text:p>
      <text:p text:style-name="P119">tag: elemento html a ser criado.</text:p>
      <text:p text:style-name="P119">varName: nome da variável a ser criada, sendo acessível como $varName. O varName Também representa o nome da classe “inspecionável” a ser criada sendo acessível no CSS como nomeDaClasse_varName.</text:p>
      <text:p text:style-name="P119">tagView: view associada com o modo A ou A_SAVED.</text:p>
      <text:p text:style-name="P117">Após criar um elemento html no modo E, adiciona e habilita outras configurações:</text:p>
      <text:p text:style-name="P117">a) cls(...clsName): adiciona classes “inspecionáveis” ao elemento html;</text:p>
      <text:p text:style-name="P117">b) rmcls(...clsName): remove classes “inspecionáveis” do elemento html;</text:p>
      <text:p text:style-name="P117">c) for(varName): aplica um for elemento para um lable. Se o varName não for informado se assume que o padrão é lblVarName, aplica-se um split e o varName corresponde ao ID desejado do elemento html relacionado pelo for.</text:p>
      <text:p text:style-name="P117">Obs.: Se a View que esta invocando o modo A ou modo A_SAVED não possui um elemento com o nome $view, o primeiro elemento criado no modo A ou modo A_SAVED também será chamada de $view.</text:p>
      <text:p text:style-name="P117">Obs.: antes de retornar o elemento, é adicionada a classe de acordo como o varName informado.</text:p>
      <text:p text:style-name="P115"><text:soft-page-break/></text:p>
      <text:p text:style-name="P115"/>
      <text:p text:style-name="P14"><text:span text:style-name="T25">const</text:span> <text:span text:style-name="T9">xMode</text:span> = <text:span text:style-name="T1">tagView</text:span> <text:span text:style-name="T25">=&gt;</text:span> {</text:p>
      <text:p text:style-name="P34">    <text:span text:style-name="T26">let</text:span><text:span text:style-name="T19"> </text:span><text:span text:style-name="T2">xMode_</text:span><text:span text:style-name="T19"> = {};</text:span></text:p>
      <text:p text:style-name="P34">    <text:span text:style-name="T10">keysOf</text:span><text:span text:style-name="T19">(</text:span><text:span text:style-name="T39">E</text:span><text:span text:style-name="T19">).</text:span><text:span text:style-name="T10">forEach</text:span><text:span text:style-name="T19">(</text:span><text:span text:style-name="T2">tag</text:span><text:span text:style-name="T19"> </text:span><text:span text:style-name="T26">=&gt;</text:span><text:span text:style-name="T19"> </text:span><text:span text:style-name="T2">xMode_</text:span><text:span text:style-name="T19">[</text:span><text:span text:style-name="T2">tag</text:span><text:span text:style-name="T19">] = </text:span><text:span text:style-name="T2">varName</text:span><text:span text:style-name="T19"> </text:span><text:span text:style-name="T26">=&gt;</text:span><text:span text:style-name="T19"> </text:span><text:span text:style-name="T10">aMode</text:span><text:span text:style-name="T19">(</text:span><text:span text:style-name="T2">tag</text:span><text:span text:style-name="T19">, </text:span><text:span text:style-name="T2">varName</text:span><text:span text:style-name="T19">, </text:span><text:span text:style-name="T2">tagView</text:span><text:span text:style-name="T19">))</text:span></text:p>
      <text:p text:style-name="P38"/>
      <text:p text:style-name="P34">    <text:span text:style-name="T2">xMode_</text:span><text:span text:style-name="T19">.</text:span><text:span text:style-name="T10">jView</text:span><text:span text:style-name="T19"> = (</text:span><text:span text:style-name="T2">viewChild</text:span><text:span text:style-name="T19">, </text:span><text:span text:style-name="T2">viewParent</text:span><text:span text:style-name="T19">, </text:span><text:span text:style-name="T2">varName</text:span><text:span text:style-name="T19">) </text:span><text:span text:style-name="T26">=&gt;</text:span><text:span text:style-name="T19"> {</text:span></text:p>
      <text:p text:style-name="P34">        <text:span text:style-name="T41">if</text:span><text:span text:style-name="T19">(!</text:span><text:span text:style-name="T2">varName</text:span><text:span text:style-name="T19">){</text:span></text:p>
      <text:p text:style-name="P34">            <text:span text:style-name="T2">varName</text:span><text:span text:style-name="T19"> = </text:span><text:span text:style-name="T2">viewChild</text:span><text:span text:style-name="T19">.</text:span><text:span text:style-name="T2">constructor</text:span><text:span text:style-name="T19">.</text:span><text:span text:style-name="T2">name</text:span></text:p>
      <text:p text:style-name="P34">            <text:span text:style-name="T2">varName</text:span><text:span text:style-name="T19"> = </text:span><text:span text:style-name="T2">varName</text:span><text:span text:style-name="T19">[</text:span><text:span text:style-name="T45">0</text:span><text:span text:style-name="T19">].</text:span><text:span text:style-name="T10">toLowerCase</text:span><text:span text:style-name="T19">() + </text:span><text:span text:style-name="T2">varName</text:span><text:span text:style-name="T19">.</text:span><text:span text:style-name="T10">substring</text:span><text:span text:style-name="T19">(</text:span><text:span text:style-name="T45">1</text:span><text:span text:style-name="T19">)</text:span></text:p>
      <text:p text:style-name="P34">        <text:span text:style-name="T19">}</text:span></text:p>
      <text:p text:style-name="P34">        <text:span text:style-name="T2">viewParent</text:span><text:span text:style-name="T19">[</text:span><text:span text:style-name="T17">"$"</text:span><text:span text:style-name="T19">+</text:span><text:span text:style-name="T2">varName</text:span><text:span text:style-name="T19">] = </text:span><text:span text:style-name="T2">viewChild</text:span></text:p>
      <text:p text:style-name="P34">        <text:span text:style-name="T2">A_MODE_SOURCE</text:span><text:span text:style-name="T19"> = </text:span><text:span text:style-name="T2">viewParent</text:span></text:p>
      <text:p text:style-name="P34">        <text:span text:style-name="T41">return</text:span><text:span text:style-name="T19"> </text:span><text:span text:style-name="T2">viewChild</text:span></text:p>
      <text:p text:style-name="P34">    <text:span text:style-name="T19">}</text:span></text:p>
      <text:p text:style-name="P34">    <text:span text:style-name="T41">return</text:span><text:span text:style-name="T19"> </text:span><text:span text:style-name="T2">xMode_</text:span></text:p>
      <text:p text:style-name="P1">}</text:p>
      <text:p text:style-name="P115"/>
      <text:p text:style-name="P118">xMode(tagView)</text:p>
      <text:p text:style-name="P118">Habilita os modos A(advanced) e A_SAVED.</text:p>
      <text:p text:style-name="P120"><text:span text:style-name="T82">t</text:span><text:span text:style-name="T80">agView</text:span>: se não informada trabalha com direito de escrita variável (Advanced). Se informado trabalha com direito de escrita fixo (A_SAVED)</text:p>
      <text:p text:style-name="P118"><text:span text:style-name="T67">Obs.: </text:span>Não deve ser invocado, pois é uma configuração interna da lib TAG.</text:p>
      <text:p text:style-name="P120"/>
      <text:p text:style-name="P118"/>
      <text:p text:style-name="P15"><text:span text:style-name="T25">const</text:span> <text:span text:style-name="T38">A</text:span> = <text:span text:style-name="T9">xMode</text:span>()</text:p>
      <text:p text:style-name="P120">Modo advanced atribuído à constante A.</text:p>
      <text:p text:style-name="P120"/>
      <text:p text:style-name="P16"><text:span text:style-name="T25">const</text:span> <text:span text:style-name="T9">A_SAVED</text:span> = <text:span text:style-name="T1">tagView</text:span> <text:span text:style-name="T25">=&gt;</text:span> <text:span text:style-name="T9">xMode</text:span>(<text:span text:style-name="T1">tagView</text:span>)</text:p>
      <text:p text:style-name="P120">Modo A_SAVED, mantém o direito de escrita de acordo com a view passadas em tagView.</text:p>
      <text:p text:style-name="P120"><text:span text:style-name="T80">tagView</text:span>: a view que manterá o direito de escrita.</text:p>
      <text:p text:style-name="P114"/>
      <text:p text:style-name="P114"/>
      <text:p text:style-name="P13"><text:span text:style-name="T25">function</text:span> <text:span text:style-name="T9">removeElements</text:span>(<text:span text:style-name="T1">parent</text:span>, ... <text:span text:style-name="T1">elements</text:span>) { </text:p>
      <text:p text:style-name="P34">    <text:span text:style-name="T10">arrayInSpread</text:span><text:span text:style-name="T19">(</text:span><text:span text:style-name="T2">elements</text:span><text:span text:style-name="T19">).</text:span><text:span text:style-name="T10">forEach</text:span><text:span text:style-name="T19">(</text:span><text:span text:style-name="T2">e</text:span><text:span text:style-name="T19"> </text:span><text:span text:style-name="T26">=&gt;</text:span><text:span text:style-name="T19"> </text:span><text:span text:style-name="T10">viewOrNode</text:span><text:span text:style-name="T19">(</text:span><text:span text:style-name="T2">parent</text:span><text:span text:style-name="T19">).</text:span><text:span text:style-name="T10">removeChild</text:span><text:span text:style-name="T19">(</text:span><text:span text:style-name="T10">viewOrNode</text:span><text:span text:style-name="T19">(</text:span><text:span text:style-name="T2">e</text:span><text:span text:style-name="T19">))) </text:span></text:p>
      <text:p text:style-name="P1">}</text:p>
      <text:p text:style-name="P114"/>
      <text:p text:style-name="P120">Remove os elementos de um elemento html ou view.</text:p>
      <text:p text:style-name="P120"><text:span text:style-name="T80">parent</text:span>: elemento pai;</text:p>
      <text:p text:style-name="P120"><text:span text:style-name="T80">elements</text:span>: elementos que serão removidos do elemento pai.</text:p>
      <text:p text:style-name="P120"/>
      <text:p text:style-name="P16"><text:span text:style-name="T25">function</text:span> <text:span text:style-name="T9">setAttributes</text:span>(<text:span text:style-name="T1">node</text:span>, <text:span text:style-name="T1">matrix</text:span>) {<text:span text:style-name="T1">matrix</text:span>.<text:span text:style-name="T9">forEach</text:span>(<text:span text:style-name="T1">linha</text:span> <text:span text:style-name="T25">=&gt;</text:span> <text:span text:style-name="T1">node</text:span>.<text:span text:style-name="T9">setAttribute</text:span>(<text:span text:style-name="T1">linha</text:span>[<text:span text:style-name="T44">0</text:span>], <text:span text:style-name="T1">linha</text:span>[<text:span text:style-name="T44">1</text:span>]))}</text:p>
      <text:p text:style-name="P120"/>
      <text:p text:style-name="P120">Adiciona atributos a um elemento html.</text:p>
      <text:p text:style-name="P120">node: elemento html.</text:p>
      <text:p text:style-name="P120">matrix: matrix contendo os atributos a serem adicionados o node.</text:p>
      <text:p text:style-name="P120"/>
      <text:p text:style-name="P16"><text:span text:style-name="T25">function</text:span> <text:span text:style-name="T9">setAttributesImg</text:span>(<text:span text:style-name="T1">img</text:span>, <text:span text:style-name="T1">alt</text:span>, <text:span text:style-name="T1">src</text:span>) {<text:span text:style-name="T9">setAttributes</text:span>(<text:span text:style-name="T1">img</text:span>, [[<text:span text:style-name="T16">'alt'</text:span>, <text:span text:style-name="T1">alt</text:span>], [<text:span text:style-name="T16">'src'</text:span>, <text:span text:style-name="T1">src</text:span>]])}</text:p>
      <text:p text:style-name="P120"/>
      <text:p text:style-name="P120">Atribui atributos a um objeto do tipo img;</text:p>
      <text:p text:style-name="P120"><text:span text:style-name="T80">img</text:span>: elemento html do tipo img.</text:p>
      <text:p text:style-name="P120"><text:soft-page-break/><text:span text:style-name="T80">alt</text:span>: atributo alt do img.</text:p>
      <text:p text:style-name="P120"><text:span text:style-name="T80">src</text:span>: atributo src do img.</text:p>
      <text:p text:style-name="P120"/>
      <text:p text:style-name="P16"><text:span text:style-name="T25">function</text:span> <text:span text:style-name="T9">setAttribute</text:span>(<text:span text:style-name="T1">node</text:span>, <text:span text:style-name="T1">array</text:span>) {<text:span text:style-name="T1">node</text:span>.<text:span text:style-name="T9">setAttribute</text:span>(<text:span text:style-name="T1">a</text:span><text:span text:style-name="T8">rray</text:span>[<text:span text:style-name="T44">0</text:span>], <text:span text:style-name="T8">array</text:span>[<text:span text:style-name="T44">1</text:span>])}</text:p>
      <text:p text:style-name="P120"/>
      <text:p text:style-name="P120">Adiciona um atributo a um elemento html.</text:p>
      <text:p text:style-name="P120"><text:span text:style-name="T80">node</text:span>: elemento html.</text:p>
      <text:p text:style-name="P121"><text:span text:style-name="T80">array</text:span>: posição 0 = atributo, posição 1 = valor.</text:p>
      <text:p text:style-name="P121"/>
      <text:p text:style-name="P121"/>
      <text:p text:style-name="P121"/>
      <text:p text:style-name="P17"><text:span text:style-name="T25">function</text:span> <text:span text:style-name="T9">insertAfter</text:span>(<text:span text:style-name="T1">referenceNode</text:span>, ... <text:span text:style-name="T1">nodes</text:span>) {</text:p>
      <text:p text:style-name="P34">    <text:span text:style-name="T26">let</text:span><text:span text:style-name="T19"> </text:span><text:span text:style-name="T2">parentNode</text:span><text:span text:style-name="T19"> = </text:span><text:span text:style-name="T2">referenceNode</text:span><text:span text:style-name="T19">.</text:span><text:span text:style-name="T2">parentNode</text:span><text:span text:style-name="T19">;</text:span></text:p>
      <text:p text:style-name="P34">    <text:span text:style-name="T10">arrayInSpread</text:span><text:span text:style-name="T19">(</text:span><text:span text:style-name="T2">nodes</text:span><text:span text:style-name="T19">).</text:span><text:span text:style-name="T10">forEach</text:span><text:span text:style-name="T19">(</text:span><text:span text:style-name="T2">node</text:span><text:span text:style-name="T19"> </text:span><text:span text:style-name="T26">=&gt;</text:span><text:span text:style-name="T19"> </text:span><text:span text:style-name="T2">parentNode</text:span><text:span text:style-name="T19">.</text:span><text:span text:style-name="T10">insertBefore</text:span><text:span text:style-name="T19">(</text:span><text:span text:style-name="T10">viewOrNode</text:span><text:span text:style-name="T19">(</text:span><text:span text:style-name="T2">node</text:span><text:span text:style-name="T19">), </text:span><text:span text:style-name="T2">referenceNode</text:span><text:span text:style-name="T19">.</text:span><text:span text:style-name="T2">nextSibling</text:span><text:span text:style-name="T19">))</text:span></text:p>
      <text:p text:style-name="P1">}</text:p>
      <text:p text:style-name="P121"/>
      <text:p text:style-name="P121">Insere elementos html após o elemento html de referência (referenceNode).</text:p>
      <text:p text:style-name="P121"><text:span text:style-name="T80">referenceNode</text:span>: o nó de referência.</text:p>
      <text:p text:style-name="P121"><text:span text:style-name="T80">nodes</text:span>: os elementos html a serem adicionados.</text:p>
      <text:p text:style-name="P121"/>
      <text:p text:style-name="P17"><text:span text:style-name="T25">function</text:span> <text:span text:style-name="T9">insertBefore</text:span>(<text:span text:style-name="T1">referenceNode</text:span>, ... <text:span text:style-name="T1">nodes</text:span>) {</text:p>
      <text:p text:style-name="P34">    <text:span text:style-name="T26">let</text:span><text:span text:style-name="T19"> </text:span><text:span text:style-name="T2">parentNode</text:span><text:span text:style-name="T19"> = </text:span><text:span text:style-name="T10">viewOrNode</text:span><text:span text:style-name="T19">(</text:span><text:span text:style-name="T2">referenceNode</text:span><text:span text:style-name="T19">).</text:span><text:span text:style-name="T2">parentNode</text:span><text:span text:style-name="T19">;</text:span></text:p>
      <text:p text:style-name="P34">    <text:span text:style-name="T10">arrayInSpread</text:span><text:span text:style-name="T19">(</text:span><text:span text:style-name="T2">nodes</text:span><text:span text:style-name="T19">).</text:span><text:span text:style-name="T10">forEach</text:span><text:span text:style-name="T19">(</text:span><text:span text:style-name="T2">node</text:span><text:span text:style-name="T19"> </text:span><text:span text:style-name="T26">=&gt;</text:span><text:span text:style-name="T19"> </text:span><text:span text:style-name="T2">parentNode</text:span><text:span text:style-name="T19">.</text:span><text:span text:style-name="T10">insertBefore</text:span><text:span text:style-name="T19">(</text:span><text:span text:style-name="T10">viewOrNode</text:span><text:span text:style-name="T19">(</text:span><text:span text:style-name="T2">node</text:span><text:span text:style-name="T19">), </text:span><text:span text:style-name="T2">referenceNode</text:span><text:span text:style-name="T19">))</text:span></text:p>
      <text:p text:style-name="P1">}</text:p>
      <text:p text:style-name="P121"/>
      <text:p text:style-name="P121">Insere elementos html antes do elemento html de referência (referenceNode).</text:p>
      <text:p text:style-name="P121"><text:span text:style-name="T80">referenceNode</text:span>: o nó de referência.</text:p>
      <text:p text:style-name="P121"><text:span text:style-name="T80">nodes</text:span>: os elementos html a serem adicionados.</text:p>
      <text:p text:style-name="P91"/>
      <text:p text:style-name="P18"><text:span text:style-name="T25">function</text:span> <text:span text:style-name="T9">textNode</text:span>() {<text:span text:style-name="T40">return</text:span> <text:span text:style-name="T1">document</text:span>.<text:span text:style-name="T9">createTextNode</text:span>(<text:span text:style-name="T16">""</text:span>)}</text:p>
      <text:p text:style-name="P121">Cria um elemento do tipo textNode.</text:p>
      <text:p text:style-name="P121"/>
      <text:p text:style-name="P17"><text:span text:style-name="T25">function</text:span> <text:span text:style-name="T9">setTextNode</text:span>(<text:span text:style-name="T1">element</text:span>, <text:span text:style-name="T1">txt</text:span>, <text:span text:style-name="T1">isLastNode</text:span>) {</text:p>
      <text:p text:style-name="P34">    <text:span text:style-name="T41">if</text:span><text:span text:style-name="T19"> (!</text:span><text:span text:style-name="T2">element</text:span><text:span text:style-name="T19">.</text:span><text:span text:style-name="T2">textNode</text:span><text:span text:style-name="T19">) {</text:span></text:p>
      <text:p text:style-name="P34">        <text:span text:style-name="T2">element</text:span><text:span text:style-name="T19">.</text:span><text:span text:style-name="T2">textNode</text:span><text:span text:style-name="T19"> = </text:span><text:span text:style-name="T10">textNode</text:span><text:span text:style-name="T19">()</text:span></text:p>
      <text:p text:style-name="P34">        <text:span text:style-name="T41">if</text:span><text:span text:style-name="T19"> (!</text:span><text:span text:style-name="T2">isLastNode</text:span><text:span text:style-name="T19"> &amp;&amp; </text:span><text:span text:style-name="T2">element</text:span><text:span text:style-name="T19">.</text:span><text:span text:style-name="T2">firstChild</text:span><text:span text:style-name="T19">) {</text:span></text:p>
      <text:p text:style-name="P34">            <text:span text:style-name="T10">insertBefore</text:span><text:span text:style-name="T19">(</text:span><text:span text:style-name="T2">element</text:span><text:span text:style-name="T19">.</text:span><text:span text:style-name="T2">firstChild</text:span><text:span text:style-name="T19">, </text:span><text:span text:style-name="T2">element</text:span><text:span text:style-name="T19">.</text:span><text:span text:style-name="T2">textNode</text:span><text:span text:style-name="T19">)</text:span></text:p>
      <text:p text:style-name="P34">        <text:span text:style-name="T19">} </text:span><text:span text:style-name="T41">else</text:span><text:span text:style-name="T19"> {</text:span></text:p>
      <text:p text:style-name="P34">            <text:span text:style-name="T10">appendTo</text:span><text:span text:style-name="T19">(</text:span><text:span text:style-name="T2">element</text:span><text:span text:style-name="T19">, </text:span><text:span text:style-name="T2">element</text:span><text:span text:style-name="T19">.</text:span><text:span text:style-name="T2">textNode</text:span><text:span text:style-name="T19">)</text:span></text:p>
      <text:p text:style-name="P34">        <text:span text:style-name="T19">}</text:span></text:p>
      <text:p text:style-name="P34">    <text:span text:style-name="T19">}</text:span></text:p>
      <text:p text:style-name="P34">    <text:span text:style-name="T10">changeTextNode</text:span><text:span text:style-name="T19">(</text:span><text:span text:style-name="T2">element</text:span><text:span text:style-name="T19">.</text:span><text:span text:style-name="T2">textNode</text:span><text:span text:style-name="T19">, </text:span><text:span text:style-name="T2">txt</text:span><text:span text:style-name="T19">)</text:span></text:p>
      <text:p text:style-name="P1">}</text:p>
      <text:p text:style-name="P121"/>
      <text:p text:style-name="P121">Atribui um textNode a um elemento html como p, span, etc.</text:p>
      <text:p text:style-name="P121"><text:span text:style-name="T80">element</text:span>: elemento a ter inserido um textNode.</text:p>
      <text:p text:style-name="P121"><text:span text:style-name="T80">txt</text:span>: o texto a ser inserido.</text:p>
      <text:p text:style-name="P121"><text:span text:style-name="T83">i</text:span><text:span text:style-name="T80">sLastNode</text:span>: se true, será inserido como último filho do nó. Se False será inserido na primeira posição de filho do nó.</text:p>
      <text:p text:style-name="P121"/>
      <text:p text:style-name="P17"><text:soft-page-break/><text:span text:style-name="T25">function</text:span> <text:span text:style-name="T9">changeTextNode</text:span>(<text:span text:style-name="T1">txtNode</text:span>, <text:span text:style-name="T1">txt</text:span>) {<text:span text:style-name="T1">txtNode</text:span>.<text:span text:style-name="T1">nodeValue</text:span> = <text:span text:style-name="T1">txt</text:span>}</text:p>
      <text:p text:style-name="P121">Muda o texto de um textNode.</text:p>
      <text:p text:style-name="P122"><text:span text:style-name="T80">txtNode</text:span>: o elemento textNode a ser modificado.</text:p>
      <text:p text:style-name="P122"><text:span text:style-name="T80">txt</text:span>: o texto a ser atribuido.</text:p>
      <text:p text:style-name="P122"/>
      <text:p text:style-name="P37"><text:span text:style-name="T31">function</text:span><text:span text:style-name="T20"> </text:span><text:span text:style-name="T15">appendTo</text:span><text:span text:style-name="T20">(</text:span><text:span text:style-name="T3">parent</text:span><text:span text:style-name="T20">, ... </text:span><text:span text:style-name="T3">elements</text:span><text:span text:style-name="T20">) { </text:span><text:span text:style-name="T10">arrayInSpread</text:span><text:span text:style-name="T19">(</text:span><text:span text:style-name="T2">elements</text:span><text:span text:style-name="T19">).</text:span><text:span text:style-name="T10">forEach</text:span><text:span text:style-name="T19">(</text:span><text:span text:style-name="T2">e</text:span><text:span text:style-name="T19"> </text:span><text:span text:style-name="T26">=&gt;</text:span><text:span text:style-name="T19"> </text:span><text:span text:style-name="T10">viewOrNode</text:span><text:span text:style-name="T19">(</text:span><text:span text:style-name="T2">parent</text:span><text:span text:style-name="T19">).</text:span><text:span text:style-name="T10">appendChild</text:span><text:span text:style-name="T19">(</text:span><text:span text:style-name="T10">viewOrNode</text:span><text:span text:style-name="T19">(</text:span><text:span text:style-name="T2">e</text:span><text:span text:style-name="T19">)))</text:span></text:p>
      <text:p text:style-name="P34">    <text:span text:style-name="T41">return</text:span><text:span text:style-name="T19"> </text:span><text:span text:style-name="T2">parent</text:span></text:p>
      <text:p text:style-name="P1">}</text:p>
      <text:p text:style-name="P122"/>
      <text:p text:style-name="P122"><text:span text:style-name="T91">Apensa</text:span> um elemento ou view a outro elemento ou view.</text:p>
      <text:p text:style-name="P122"><text:span text:style-name="T80">parent</text:span>: o nó pai que irá apensar o elemento ou view.</text:p>
      <text:p text:style-name="P122"><text:span text:style-name="T80">Elements</text:span>: os elementos que serão apensados.</text:p>
      <text:p text:style-name="P122"/>
      <text:p text:style-name="P19"><text:span text:style-name="T25">function</text:span> <text:span text:style-name="T9">jsonInMatrix</text:span>(<text:span text:style-name="T1">jsonMatrix</text:span>) {</text:p>
      <text:p text:style-name="P34">    <text:span text:style-name="T26">let</text:span><text:span text:style-name="T19"> {</text:span><text:span text:style-name="T2">columns</text:span><text:span text:style-name="T19">, </text:span><text:span text:style-name="T2">rows</text:span><text:span text:style-name="T19">} = </text:span><text:span text:style-name="T2">jsonMatrix</text:span><text:span text:style-name="T19">;</text:span></text:p>
      <text:p text:style-name="P34">    </text:p>
      <text:p text:style-name="P34">    <text:span text:style-name="T41">return</text:span><text:span text:style-name="T19"> </text:span><text:span text:style-name="T2">rows</text:span><text:span text:style-name="T19">.</text:span><text:span text:style-name="T10">reduce</text:span><text:span text:style-name="T19">((</text:span><text:span text:style-name="T2">list</text:span><text:span text:style-name="T19">, </text:span><text:span text:style-name="T2">row</text:span><text:span text:style-name="T19">) </text:span><text:span text:style-name="T26">=&gt;</text:span><text:span text:style-name="T19"> {</text:span></text:p>
      <text:p text:style-name="P34">        <text:span text:style-name="T26">let</text:span><text:span text:style-name="T19"> </text:span><text:span text:style-name="T2">obj</text:span><text:span text:style-name="T19"> = {};</text:span></text:p>
      <text:p text:style-name="P34">        <text:span text:style-name="T2">columns</text:span><text:span text:style-name="T19">.</text:span><text:span text:style-name="T10">forEach</text:span><text:span text:style-name="T19">((</text:span><text:span text:style-name="T2">colName</text:span><text:span text:style-name="T19">, </text:span><text:span text:style-name="T2">colNum</text:span><text:span text:style-name="T19">) </text:span><text:span text:style-name="T26">=&gt;</text:span><text:span text:style-name="T19"> {</text:span></text:p>
      <text:p text:style-name="P34">            <text:span text:style-name="T26">let</text:span><text:span text:style-name="T19"> </text:span><text:span text:style-name="T2">value</text:span><text:span text:style-name="T19"> = </text:span><text:span text:style-name="T2">row</text:span><text:span text:style-name="T19">[</text:span><text:span text:style-name="T2">colNum</text:span><text:span text:style-name="T19">];</text:span></text:p>
      <text:p text:style-name="P34">            <text:span text:style-name="T2">obj</text:span><text:span text:style-name="T19">[</text:span><text:span text:style-name="T2">colName</text:span><text:span text:style-name="T19">] = </text:span><text:span text:style-name="T2">value</text:span><text:span text:style-name="T19">?.</text:span><text:span text:style-name="T2">columns</text:span><text:span text:style-name="T19">? </text:span><text:span text:style-name="T10">jsonInMatrix</text:span><text:span text:style-name="T19">(</text:span><text:span text:style-name="T2">value</text:span><text:span text:style-name="T19">) : </text:span><text:span text:style-name="T2">value</text:span><text:span text:style-name="T19">;</text:span></text:p>
      <text:p text:style-name="P34">        <text:span text:style-name="T19">})</text:span></text:p>
      <text:p text:style-name="P34">        <text:span text:style-name="T41">return</text:span><text:span text:style-name="T19"> </text:span><text:span text:style-name="T2">list</text:span><text:span text:style-name="T19">.</text:span><text:span text:style-name="T10">concat</text:span><text:span text:style-name="T19">(</text:span><text:span text:style-name="T2">obj</text:span><text:span text:style-name="T19">)</text:span></text:p>
      <text:p text:style-name="P34">    <text:span text:style-name="T19">}, []);</text:span></text:p>
      <text:p text:style-name="P1">}</text:p>
      <text:p text:style-name="P122"/>
      <text:p text:style-name="P122">Trabalha com uma response no formato:</text:p>
      <text:p text:style-name="P122"><text:s text:c="4"/>data = {</text:p>
      <text:p text:style-name="P122"><text:tab/>columns:[col1, col2, …, colN],</text:p>
      <text:p text:style-name="P122"><text:tab/>rows:[</text:p>
      <text:p text:style-name="P122"><text:tab/><text:tab/>row1,</text:p>
      <text:p text:style-name="P122"><text:tab/><text:tab/>row2,</text:p>
      <text:p text:style-name="P122"><text:tab/><text:tab/>…,</text:p>
      <text:p text:style-name="P122"><text:tab/><text:tab/>rowN</text:p>
      <text:p text:style-name="P122"><text:tab/>]</text:p>
      <text:p text:style-name="P122">}</text:p>
      <text:p text:style-name="P122"/>
      <text:p text:style-name="P122">Basicamente ele converte uma tabela em um json onde as chaves são representadas pelos nomes das colunas e os valores estão distribuídos em cada row.</text:p>
      <text:p text:style-name="P122"/>
      <text:p text:style-name="P19"><text:span text:style-name="T25">function</text:span> <text:span text:style-name="T9">jsonAsMatrix</text:span>(<text:span text:style-name="T1">json</text:span>) {</text:p>
      <text:p text:style-name="P34">    <text:span text:style-name="T2">json</text:span><text:span text:style-name="T19"> = </text:span><text:span text:style-name="T2">JSON</text:span><text:span text:style-name="T19">.</text:span><text:span text:style-name="T10">parse</text:span><text:span text:style-name="T19">(</text:span><text:span text:style-name="T2">JSON</text:span><text:span text:style-name="T19">.</text:span><text:span text:style-name="T10">stringify</text:span><text:span text:style-name="T19">(</text:span><text:span text:style-name="T2">json</text:span><text:span text:style-name="T19">));</text:span></text:p>
      <text:p text:style-name="P34">    <text:span text:style-name="T26">let</text:span><text:span text:style-name="T19"> </text:span><text:span text:style-name="T2">columns</text:span><text:span text:style-name="T19"> = [], </text:span></text:p>
      <text:p text:style-name="P34">        <text:span text:style-name="T2">rows</text:span><text:span text:style-name="T19"> = [];</text:span></text:p>
      <text:p text:style-name="P34">    <text:span text:style-name="T41">if</text:span><text:span text:style-name="T19">(</text:span><text:span text:style-name="T36">Array</text:span><text:span text:style-name="T19">.</text:span><text:span text:style-name="T10">isArray</text:span><text:span text:style-name="T19">(</text:span><text:span text:style-name="T2">json</text:span><text:span text:style-name="T19">) &amp;&amp; </text:span><text:span text:style-name="T2">json</text:span><text:span text:style-name="T19">.</text:span><text:span text:style-name="T2">length</text:span><text:span text:style-name="T19">){</text:span></text:p>
      <text:p text:style-name="P34">        <text:span text:style-name="T26">let</text:span><text:span text:style-name="T19"> </text:span><text:span text:style-name="T2">isObject</text:span><text:span text:style-name="T19"> = </text:span><text:span text:style-name="T26">false</text:span><text:span text:style-name="T19">;</text:span></text:p>
      <text:p text:style-name="P34">        <text:span text:style-name="T41">for</text:span><text:span text:style-name="T19">(</text:span><text:span text:style-name="T26">let</text:span><text:span text:style-name="T19"> </text:span><text:span text:style-name="T2">value</text:span><text:span text:style-name="T19"> </text:span><text:span text:style-name="T26">of</text:span><text:span text:style-name="T19"> </text:span><text:span text:style-name="T2">json</text:span><text:span text:style-name="T19">){</text:span></text:p>
      <text:p text:style-name="P34">            <text:span text:style-name="T41">if</text:span><text:span text:style-name="T19">(</text:span><text:span text:style-name="T2">value</text:span><text:span text:style-name="T19"> != </text:span><text:span text:style-name="T26">null</text:span><text:span text:style-name="T19"> &amp;&amp; </text:span><text:span text:style-name="T2">value</text:span><text:span text:style-name="T19"> != </text:span><text:span text:style-name="T26">undefined</text:span><text:span text:style-name="T19">){</text:span></text:p>
      <text:p text:style-name="P34">                <text:span text:style-name="T2">isObject</text:span><text:span text:style-name="T19"> = </text:span><text:span text:style-name="T26">typeof</text:span><text:span text:style-name="T19"> </text:span><text:span text:style-name="T2">value</text:span><text:span text:style-name="T19"> == </text:span><text:span text:style-name="T17">'object'</text:span></text:p>
      <text:p text:style-name="P34">                <text:span text:style-name="T41">break</text:span></text:p>
      <text:p text:style-name="P34">            <text:span text:style-name="T19">}</text:span></text:p>
      <text:p text:style-name="P34"><text:soft-page-break/>        <text:span text:style-name="T19">}</text:span></text:p>
      <text:p text:style-name="P34">        <text:span text:style-name="T41">if</text:span><text:span text:style-name="T19">(</text:span><text:span text:style-name="T2">isObject</text:span><text:span text:style-name="T19">){</text:span></text:p>
      <text:p text:style-name="P34">            <text:span text:style-name="T2">json</text:span><text:span text:style-name="T19">.</text:span><text:span text:style-name="T10">forEach</text:span><text:span text:style-name="T19">(</text:span><text:span text:style-name="T2">obj</text:span><text:span text:style-name="T19"> </text:span><text:span text:style-name="T26">=&gt;</text:span><text:span text:style-name="T19"> {</text:span></text:p>
      <text:p text:style-name="P34">                <text:span text:style-name="T26">let</text:span><text:span text:style-name="T19"> </text:span><text:span text:style-name="T2">row</text:span><text:span text:style-name="T19"> = [];</text:span></text:p>
      <text:p text:style-name="P34">                <text:span text:style-name="T36">Object</text:span><text:span text:style-name="T19">.</text:span><text:span text:style-name="T10">keys</text:span><text:span text:style-name="T19">(</text:span><text:span text:style-name="T2">obj</text:span><text:span text:style-name="T19">).</text:span><text:span text:style-name="T10">forEach</text:span><text:span text:style-name="T19">(</text:span><text:span text:style-name="T2">colName</text:span><text:span text:style-name="T19"> </text:span><text:span text:style-name="T26">=&gt;</text:span><text:span text:style-name="T19"> {</text:span></text:p>
      <text:p text:style-name="P34">                    <text:span text:style-name="T26">let</text:span><text:span text:style-name="T19"> </text:span><text:span text:style-name="T2">val</text:span><text:span text:style-name="T19"> = </text:span><text:span text:style-name="T2">obj</text:span><text:span text:style-name="T19">[</text:span><text:span text:style-name="T2">colName</text:span><text:span text:style-name="T19">];</text:span></text:p>
      <text:p text:style-name="P34">                    <text:span text:style-name="T19">!</text:span><text:span text:style-name="T2">columns</text:span><text:span text:style-name="T19">.</text:span><text:span text:style-name="T10">includes</text:span><text:span text:style-name="T19">(</text:span><text:span text:style-name="T2">colName</text:span><text:span text:style-name="T19">) &amp;&amp; </text:span><text:span text:style-name="T2">columns</text:span><text:span text:style-name="T19">.</text:span><text:span text:style-name="T10">push</text:span><text:span text:style-name="T19">(</text:span><text:span text:style-name="T2">colName</text:span><text:span text:style-name="T19">)</text:span></text:p>
      <text:p text:style-name="P34">                    <text:span text:style-name="T2">row</text:span><text:span text:style-name="T19">[</text:span><text:span text:style-name="T2">columns</text:span><text:span text:style-name="T19">.</text:span><text:span text:style-name="T10">indexOf</text:span><text:span text:style-name="T19">(</text:span><text:span text:style-name="T2">colName</text:span><text:span text:style-name="T19">)] = </text:span><text:span text:style-name="T26">typeof</text:span><text:span text:style-name="T19"> </text:span><text:span text:style-name="T2">val</text:span><text:span text:style-name="T19"> != </text:span><text:span text:style-name="T17">'object'</text:span><text:span text:style-name="T19"> || !</text:span><text:span text:style-name="T2">val</text:span><text:span text:style-name="T19"> ? </text:span><text:span text:style-name="T2">val</text:span><text:span text:style-name="T19"> : </text:span><text:span text:style-name="T10">jsonAsMatrix</text:span><text:span text:style-name="T19">(</text:span><text:span text:style-name="T2">val</text:span><text:span text:style-name="T19">);</text:span></text:p>
      <text:p text:style-name="P34">                <text:span text:style-name="T19">})</text:span></text:p>
      <text:p text:style-name="P34">                <text:span text:style-name="T2">rows</text:span><text:span text:style-name="T19">.</text:span><text:span text:style-name="T10">push</text:span><text:span text:style-name="T19">(</text:span><text:span text:style-name="T2">row</text:span><text:span text:style-name="T19">)</text:span></text:p>
      <text:p text:style-name="P34">            <text:span text:style-name="T19">})</text:span></text:p>
      <text:p text:style-name="P34">        <text:span text:style-name="T19">}</text:span><text:span text:style-name="T41">else</text:span><text:span text:style-name="T19">{</text:span></text:p>
      <text:p text:style-name="P34">            <text:span text:style-name="T2">rows</text:span><text:span text:style-name="T19"> = </text:span><text:span text:style-name="T36">Array</text:span><text:span text:style-name="T19">.</text:span><text:span text:style-name="T10">from</text:span><text:span text:style-name="T19">(</text:span><text:span text:style-name="T2">json</text:span><text:span text:style-name="T19">);</text:span></text:p>
      <text:p text:style-name="P34">        <text:span text:style-name="T19">}</text:span></text:p>
      <text:p text:style-name="P34">    <text:span text:style-name="T19">}</text:span><text:span text:style-name="T41">else</text:span><text:span text:style-name="T19">{</text:span></text:p>
      <text:p text:style-name="P34">        <text:span text:style-name="T2">columns</text:span><text:span text:style-name="T19"> = </text:span><text:span text:style-name="T36">Object</text:span><text:span text:style-name="T19">.</text:span><text:span text:style-name="T10">keys</text:span><text:span text:style-name="T19">(</text:span><text:span text:style-name="T2">json</text:span><text:span text:style-name="T19">);</text:span></text:p>
      <text:p text:style-name="P34">        <text:span text:style-name="T2">columns</text:span><text:span text:style-name="T19">.</text:span><text:span text:style-name="T10">forEach</text:span><text:span text:style-name="T19">(</text:span><text:span text:style-name="T2">colName</text:span><text:span text:style-name="T19"> </text:span><text:span text:style-name="T26">=&gt;</text:span><text:span text:style-name="T19"> {</text:span></text:p>
      <text:p text:style-name="P34">            <text:span text:style-name="T26">let</text:span><text:span text:style-name="T19"> </text:span><text:span text:style-name="T2">value</text:span><text:span text:style-name="T19"> = </text:span><text:span text:style-name="T2">json</text:span><text:span text:style-name="T19">[</text:span><text:span text:style-name="T2">colName</text:span><text:span text:style-name="T19">];</text:span></text:p>
      <text:p text:style-name="P34">            <text:span text:style-name="T2">rows</text:span><text:span text:style-name="T19">.</text:span><text:span text:style-name="T10">push</text:span><text:span text:style-name="T19">(!</text:span><text:span text:style-name="T2">value</text:span><text:span text:style-name="T19"> || </text:span><text:span text:style-name="T26">typeof</text:span><text:span text:style-name="T19"> </text:span><text:span text:style-name="T2">value</text:span><text:span text:style-name="T19"> != </text:span><text:span text:style-name="T17">'object'</text:span><text:span text:style-name="T19"> ? </text:span><text:span text:style-name="T2">value</text:span><text:span text:style-name="T19"> : </text:span><text:span text:style-name="T10">jsonAsMatrix</text:span><text:span text:style-name="T19">(</text:span><text:span text:style-name="T2">value</text:span><text:span text:style-name="T19">))</text:span></text:p>
      <text:p text:style-name="P34">        <text:span text:style-name="T19">})</text:span></text:p>
      <text:p text:style-name="P34">    <text:span text:style-name="T19">}</text:span></text:p>
      <text:p text:style-name="P34">    <text:span text:style-name="T41">return</text:span><text:span text:style-name="T19"> {</text:span><text:span text:style-name="T2">columns</text:span><text:span text:style-name="T19">, </text:span><text:span text:style-name="T2">rows</text:span><text:span text:style-name="T19">};</text:span></text:p>
      <text:p text:style-name="P1">}</text:p>
      <text:p text:style-name="P122"/>
      <text:p text:style-name="P122">Transforma um json em uma tabela (matriz) onde as colunas representam as chaves e as linhas os valores.</text:p>
      <text:p text:style-name="P122"/>
      <text:p text:style-name="P19"><text:span text:style-name="T25">function</text:span> <text:span text:style-name="T9">ajaxSendFile</text:span>(<text:span text:style-name="T1">url</text:span>, <text:span text:style-name="T1">file</text:span>) {</text:p>
      <text:p text:style-name="P34">    <text:span text:style-name="T26">let</text:span><text:span text:style-name="T19"> </text:span><text:span text:style-name="T2">ajax</text:span><text:span text:style-name="T19"> = </text:span><text:span text:style-name="T26">new</text:span><text:span text:style-name="T19"> </text:span><text:span text:style-name="T36">XMLHttpRequest</text:span><text:span text:style-name="T19">();</text:span></text:p>
      <text:p text:style-name="P34">    <text:span text:style-name="T2">ajax</text:span><text:span text:style-name="T19">.</text:span><text:span text:style-name="T10">open</text:span><text:span text:style-name="T19">(</text:span><text:span text:style-name="T17">'POST'</text:span><text:span text:style-name="T19">, </text:span><text:span text:style-name="T2">url</text:span><text:span text:style-name="T19">, </text:span><text:span text:style-name="T26">true</text:span><text:span text:style-name="T19">)</text:span></text:p>
      <text:p text:style-name="P34">    <text:span text:style-name="T2">ajax</text:span><text:span text:style-name="T19">.</text:span><text:span text:style-name="T10">setRequestHeader</text:span><text:span text:style-name="T19">(</text:span><text:span text:style-name="T17">'Content-type'</text:span><text:span text:style-name="T19">, </text:span><text:span text:style-name="T17">'multipart/form-data'</text:span><text:span text:style-name="T19">)</text:span></text:p>
      <text:p text:style-name="P34">    <text:span text:style-name="T2">ajax</text:span><text:span text:style-name="T19">.</text:span><text:span text:style-name="T10">send</text:span><text:span text:style-name="T19">(</text:span><text:span text:style-name="T2">file</text:span><text:span text:style-name="T19">)</text:span></text:p>
      <text:p text:style-name="P34">    <text:span text:style-name="T41">return</text:span><text:span text:style-name="T19"> </text:span><text:span text:style-name="T2">ajax</text:span></text:p>
      <text:p text:style-name="P1">}</text:p>
      <text:p text:style-name="P122"/>
      <text:p text:style-name="P122">Em revisão.</text:p>
      <text:p text:style-name="P122"/>
      <text:p text:style-name="P31"><text:span text:style-name="T25">function</text:span> <text:span text:style-name="T9">ajaxSendFiles</text:span>(<text:span text:style-name="T1">url</text:span>, <text:span text:style-name="T1">keys</text:span>, <text:span text:style-name="T1">files</text:span>) {</text:p>
      <text:p text:style-name="P34">    <text:span text:style-name="T26">let</text:span><text:span text:style-name="T19"> </text:span><text:span text:style-name="T2">formData</text:span><text:span text:style-name="T19"> = </text:span><text:span text:style-name="T26">new</text:span><text:span text:style-name="T19"> </text:span><text:span text:style-name="T36">FormData</text:span><text:span text:style-name="T19">();</text:span></text:p>
      <text:p text:style-name="P34">    </text:p>
      <text:p text:style-name="P34">    <text:span text:style-name="T41">if</text:span><text:span text:style-name="T19"> (!</text:span><text:span text:style-name="T2">files</text:span><text:span text:style-name="T19">.</text:span><text:span text:style-name="T2">length</text:span><text:span text:style-name="T19">) </text:span><text:span text:style-name="T41">return</text:span></text:p>
      <text:p text:style-name="P34">    </text:p>
      <text:p text:style-name="P34">    <text:span text:style-name="T2">files</text:span><text:span text:style-name="T19">.</text:span><text:span text:style-name="T10">forEach</text:span><text:span text:style-name="T19">((</text:span><text:span text:style-name="T2">file</text:span><text:span text:style-name="T19">, </text:span><text:span text:style-name="T2">index</text:span><text:span text:style-name="T19">) </text:span><text:span text:style-name="T26">=&gt;</text:span><text:span text:style-name="T19"> {</text:span></text:p>
      <text:p text:style-name="P34">        <text:span text:style-name="T41">if</text:span><text:span text:style-name="T19">(!</text:span><text:span text:style-name="T2">file</text:span><text:span text:style-name="T19">.</text:span><text:span text:style-name="T2">name</text:span><text:span text:style-name="T19">){</text:span></text:p>
      <text:p text:style-name="P34">            <text:span text:style-name="T10">alert</text:span><text:span text:style-name="T19">(</text:span><text:span text:style-name="T17">`Some document is not file at index [</text:span><text:span text:style-name="T26">${</text:span><text:span text:style-name="T2">index</text:span><text:span text:style-name="T26">}</text:span><text:span text:style-name="T17">]`</text:span><text:span text:style-name="T19">)</text:span></text:p>
      <text:p text:style-name="P34">            <text:span text:style-name="T41">return</text:span></text:p>
      <text:p text:style-name="P34">        <text:span text:style-name="T19">}</text:span></text:p>
      <text:p text:style-name="P34">        <text:span text:style-name="T41">if</text:span><text:span text:style-name="T19">(!</text:span><text:span text:style-name="T2">keys</text:span><text:span text:style-name="T19">[</text:span><text:span text:style-name="T2">index</text:span><text:span text:style-name="T19">]){</text:span></text:p>
      <text:p text:style-name="P34">            <text:span text:style-name="T10">alert</text:span><text:span text:style-name="T19">(</text:span><text:span text:style-name="T17">`File reference key not found for </text:span><text:span text:style-name="T26">${</text:span><text:span text:style-name="T2">file</text:span><text:span text:style-name="T19">.</text:span><text:span text:style-name="T2">name</text:span><text:span text:style-name="T26">}</text:span><text:span text:style-name="T17">`</text:span><text:span text:style-name="T19">)</text:span></text:p>
      <text:p text:style-name="P34">            <text:span text:style-name="T41">return</text:span></text:p>
      <text:p text:style-name="P34">        <text:span text:style-name="T19">}</text:span></text:p>
      <text:p text:style-name="P34"><text:soft-page-break/>        <text:span text:style-name="T2">formData</text:span><text:span text:style-name="T19">.</text:span><text:span text:style-name="T10">append</text:span><text:span text:style-name="T19">(</text:span><text:span text:style-name="T2">keys</text:span><text:span text:style-name="T19">[</text:span><text:span text:style-name="T2">index</text:span><text:span text:style-name="T19">], </text:span><text:span text:style-name="T2">file</text:span><text:span text:style-name="T19">)</text:span></text:p>
      <text:p text:style-name="P34">    <text:span text:style-name="T19">})</text:span></text:p>
      <text:p text:style-name="P38"/>
      <text:p text:style-name="P34">    <text:span text:style-name="T26">let</text:span><text:span text:style-name="T19"> </text:span><text:span text:style-name="T2">ajax</text:span><text:span text:style-name="T19"> = </text:span><text:span text:style-name="T26">new</text:span><text:span text:style-name="T19"> </text:span><text:span text:style-name="T36">XMLHttpRequest</text:span><text:span text:style-name="T19">();</text:span></text:p>
      <text:p text:style-name="P34">    <text:span text:style-name="T2">ajax</text:span><text:span text:style-name="T19">.</text:span><text:span text:style-name="T10">open</text:span><text:span text:style-name="T19">(</text:span><text:span text:style-name="T17">'POST'</text:span><text:span text:style-name="T19">, </text:span><text:span text:style-name="T2">url</text:span><text:span text:style-name="T19">)</text:span></text:p>
      <text:p text:style-name="P34">    <text:span text:style-name="T2">ajax</text:span><text:span text:style-name="T19">.</text:span><text:span text:style-name="T10">send</text:span><text:span text:style-name="T19">(</text:span><text:span text:style-name="T2">formData</text:span><text:span text:style-name="T19">)</text:span></text:p>
      <text:p text:style-name="P34">    <text:span text:style-name="T41">return</text:span><text:span text:style-name="T19"> </text:span><text:span text:style-name="T2">ajax</text:span></text:p>
      <text:p text:style-name="P1">}</text:p>
      <text:p text:style-name="P31"/>
      <text:p text:style-name="P31"/>
      <text:p text:style-name="P122"/>
      <text:p text:style-name="P122">Em revisão.</text:p>
      <text:p text:style-name="P122"/>
      <text:p text:style-name="P19"><text:span text:style-name="T25">function</text:span> <text:span text:style-name="T9">hide</text:span>(<text:span text:style-name="T1">element</text:span>) {<text:span text:style-name="T9">viewOrNode</text:span>(<text:span text:style-name="T1">element</text:span>).<text:span text:style-name="T1">style</text:span>.<text:span text:style-name="T1">display</text:span> = <text:span text:style-name="T16">'none'</text:span>}</text:p>
      <text:p text:style-name="P122"/>
      <text:p text:style-name="P123">Altera o atributo display de um elemento html para none, “escondendo” assim o elemento html.</text:p>
      <text:p text:style-name="P123"/>
      <text:p text:style-name="P20"><text:span text:style-name="T25">function</text:span> <text:span text:style-name="T9">show</text:span>(<text:span text:style-name="T1">element</text:span>, <text:span text:style-name="T1">typeDisplay</text:span>) {</text:p>
      <text:p text:style-name="P20"><text:span text:style-name="T9"><text:s text:c="4"/>viewOrNode</text:span>(<text:span text:style-name="T1">element</text:span>).<text:span text:style-name="T1">style</text:span>.<text:span text:style-name="T1">display</text:span> = <text:span text:style-name="T1">typeDisplay</text:span> || <text:span text:style-name="T16">''</text:span></text:p>
      <text:p text:style-name="P20">}</text:p>
      <text:p text:style-name="P123"/>
      <text:p text:style-name="P123">Altera o diplay de um elemento html para o typeDisplay informado ou ‘’ caso o typeDisplay não seja informado.</text:p>
      <text:p text:style-name="P123"/>
      <text:p text:style-name="P20"><text:span text:style-name="T25">function</text:span> <text:span text:style-name="T9">redirect</text:span>(<text:span text:style-name="T1">namePage</text:span>, <text:span text:style-name="T1">extension</text:span> = <text:span text:style-name="T16">'html'</text:span>) {</text:p>
      <text:p text:style-name="P34">    <text:span text:style-name="T26">let</text:span><text:span text:style-name="T19"> </text:span><text:span text:style-name="T2">parts</text:span><text:span text:style-name="T19"> = </text:span><text:span text:style-name="T2">namePage</text:span><text:span text:style-name="T19">.</text:span><text:span text:style-name="T10">split</text:span><text:span text:style-name="T19">(</text:span><text:span text:style-name="T17">'.'</text:span><text:span text:style-name="T19">).</text:span><text:span text:style-name="T2">length</text:span><text:span text:style-name="T19">;</text:span></text:p>
      <text:p text:style-name="P34">    <text:span text:style-name="T41">if</text:span><text:span text:style-name="T19">(</text:span><text:span text:style-name="T2">parts</text:span><text:span text:style-name="T19"> == </text:span><text:span text:style-name="T45">1</text:span><text:span text:style-name="T19">) </text:span><text:span text:style-name="T2">namePage</text:span><text:span text:style-name="T19"> = </text:span><text:span text:style-name="T17">`</text:span><text:span text:style-name="T26">${</text:span><text:span text:style-name="T2">namePage</text:span><text:span text:style-name="T26">}</text:span><text:span text:style-name="T17">.</text:span><text:span text:style-name="T26">${</text:span><text:span text:style-name="T2">extension</text:span><text:span text:style-name="T26">}</text:span><text:span text:style-name="T17">`</text:span></text:p>
      <text:p text:style-name="P34">    <text:span text:style-name="T2">window</text:span><text:span text:style-name="T19">.</text:span><text:span text:style-name="T2">location</text:span><text:span text:style-name="T19"> = </text:span><text:span text:style-name="T2">namePage</text:span></text:p>
      <text:p text:style-name="P1">}</text:p>
      <text:p text:style-name="P123"/>
      <text:p text:style-name="P123">Faz o redirecionamento para uma página com a extensão informada.</text:p>
      <text:p text:style-name="P123"><text:span text:style-name="T80">namePage</text:span>: a página para a qual será feito o redirecionamento.</text:p>
      <text:p text:style-name="P123"><text:span text:style-name="T80">extension</text:span>: a extensão da página, por padrão é html</text:p>
      <text:p text:style-name="P123"/>
      <text:p text:style-name="P20"><text:span text:style-name="T25">function</text:span> <text:span text:style-name="T9">removeChildren</text:span>(<text:span text:style-name="T1">node</text:span>){</text:p>
      <text:p text:style-name="P34">    <text:span text:style-name="T2">node</text:span><text:span text:style-name="T19"> = </text:span><text:span text:style-name="T10">viewOrNode</text:span><text:span text:style-name="T19">(</text:span><text:span text:style-name="T2">node</text:span><text:span text:style-name="T19">);</text:span></text:p>
      <text:p text:style-name="P34">    <text:span text:style-name="T19">[... </text:span><text:span text:style-name="T2">node</text:span><text:span text:style-name="T19">.</text:span><text:span text:style-name="T2">children</text:span><text:span text:style-name="T19">].</text:span><text:span text:style-name="T10">forEach</text:span><text:span text:style-name="T19">(</text:span><text:span text:style-name="T2">e</text:span><text:span text:style-name="T19"> </text:span><text:span text:style-name="T26">=&gt;</text:span><text:span text:style-name="T19"> </text:span><text:span text:style-name="T2">node</text:span><text:span text:style-name="T19">.</text:span><text:span text:style-name="T10">removeChild</text:span><text:span text:style-name="T19">(</text:span><text:span text:style-name="T2">e</text:span><text:span text:style-name="T19">))</text:span></text:p>
      <text:p text:style-name="P1">}</text:p>
      <text:p text:style-name="P123"/>
      <text:p text:style-name="P124">Remove os elementos filhos de um elemento html.</text:p>
      <text:p text:style-name="P124"><text:span text:style-name="T80">node</text:span>: o elemento html que terá os nós filhos removidos.</text:p>
      <text:p text:style-name="P124"/>
      <text:p text:style-name="P21"><text:span text:style-name="T25">function</text:span> <text:span text:style-name="T9">viewOrNode</text:span>(<text:span text:style-name="T1">node</text:span>){<text:span text:style-name="T40">return</text:span> <text:span text:style-name="T1">node?<text:tab/></text:span>.<text:span text:style-name="T1">$view</text:span> || <text:span text:style-name="T1">node</text:span>}</text:p>
      <text:p text:style-name="P124"/>
      <text:p text:style-name="P124">Retorna o elemento html correspondente a $view ou o próprio node deve ser um elemento html.</text:p>
      <text:p text:style-name="P124"/>
      <text:p text:style-name="P21"><text:span text:style-name="T25">function</text:span> <text:span text:style-name="T9">setPlaceHolder</text:span>(<text:span text:style-name="T1">element</text:span>, <text:span text:style-name="T1">text</text:span>) {<text:span text:style-name="T1">element</text:span>.<text:span text:style-name="T1">placeholder</text:span> = <text:span text:style-name="T1">text</text:span>}</text:p>
      <text:p text:style-name="P125">Atribui um place holder a um elemento do tipo input.</text:p>
      <text:p text:style-name="P125"><text:span text:style-name="T80">element</text:span>: o elemento html do tipo input.</text:p>
      <text:p text:style-name="P125"><text:span text:style-name="T80">text</text:span>: o texto do place holder.</text:p>
      <text:p text:style-name="P125"/>
      <text:p text:style-name="P22"><text:span text:style-name="T25">function</text:span> <text:span text:style-name="T9">setValue</text:span>(<text:span text:style-name="T1">element</text:span>, <text:span text:style-name="T1">eValue</text:span>) {<text:span text:style-name="T1">element</text:span>.<text:span text:style-name="T1">value</text:span> = <text:span text:style-name="T1">eValue</text:span>}</text:p>
      <text:p text:style-name="P125">Atribui um value a um elemento html do tipo input.</text:p>
      <text:p text:style-name="P125"><text:soft-page-break/><text:span text:style-name="T80">element</text:span>: o elemento html do tipo input.</text:p>
      <text:p text:style-name="P125"><text:span text:style-name="T80">eValue</text:span>: o valor a ser atribuido.</text:p>
      <text:p text:style-name="P125"/>
      <text:p text:style-name="P22"><text:span text:style-name="T25">function</text:span> <text:span text:style-name="T9">clickShow</text:span>(<text:span text:style-name="T1">elementClick</text:span>, <text:span text:style-name="T1">elementTarget</text:span>, <text:span text:style-name="T1">typeDisplay</text:span>, <text:span text:style-name="T1">doFocus</text:span>) {</text:p>
      <text:p text:style-name="P34">    <text:span text:style-name="T26">let</text:span><text:span text:style-name="T19"> </text:span><text:span text:style-name="T2">e</text:span><text:span text:style-name="T19"> = </text:span><text:span text:style-name="T10">viewOrNode</text:span><text:span text:style-name="T19">(</text:span><text:span text:style-name="T2">elementTarget</text:span><text:span text:style-name="T19">);</text:span></text:p>
      <text:p text:style-name="P34">    <text:span text:style-name="T10">hide</text:span><text:span text:style-name="T19">(</text:span><text:span text:style-name="T2">e</text:span><text:span text:style-name="T19">)</text:span></text:p>
      <text:p text:style-name="P34">    <text:span text:style-name="T2">e</text:span><text:span text:style-name="T19">.</text:span><text:span text:style-name="T10">tagIsVisible</text:span><text:span text:style-name="T19"> = () </text:span><text:span text:style-name="T26">=&gt;</text:span><text:span text:style-name="T19"> !</text:span><text:span text:style-name="T2">e</text:span><text:span text:style-name="T19">.</text:span><text:span text:style-name="T2">tagVisible</text:span></text:p>
      <text:p text:style-name="P38"/>
      <text:p text:style-name="P34">    <text:span text:style-name="T2">e</text:span><text:span text:style-name="T19">.</text:span><text:span text:style-name="T10">tagToogle</text:span><text:span text:style-name="T19"> = () </text:span><text:span text:style-name="T26">=&gt;</text:span><text:span text:style-name="T19"> {</text:span></text:p>
      <text:p text:style-name="P34">        <text:span text:style-name="T2">e</text:span><text:span text:style-name="T19">.</text:span><text:span text:style-name="T2">tagVisible</text:span><text:span text:style-name="T19"> ? </text:span><text:span text:style-name="T10">hide</text:span><text:span text:style-name="T19">(</text:span><text:span text:style-name="T2">e</text:span><text:span text:style-name="T19">) : </text:span><text:span text:style-name="T10">show</text:span><text:span text:style-name="T19">(</text:span><text:span text:style-name="T2">e</text:span><text:span text:style-name="T19">, </text:span><text:span text:style-name="T2">typeDisplay</text:span><text:span text:style-name="T19">)</text:span></text:p>
      <text:p text:style-name="P34">        <text:span text:style-name="T2">e</text:span><text:span text:style-name="T19">.</text:span><text:span text:style-name="T2">tagVisible</text:span><text:span text:style-name="T19"> = !</text:span><text:span text:style-name="T2">e</text:span><text:span text:style-name="T19">.</text:span><text:span text:style-name="T2">tagVisible</text:span></text:p>
      <text:p text:style-name="P34">        <text:span text:style-name="T2">doFocus</text:span><text:span text:style-name="T19"> &amp;&amp; </text:span><text:span text:style-name="T2">e</text:span><text:span text:style-name="T19">.</text:span><text:span text:style-name="T2">tagVisible</text:span><text:span text:style-name="T19"> &amp;&amp; </text:span><text:span text:style-name="T2">e</text:span><text:span text:style-name="T19">.</text:span><text:span text:style-name="T10">focus</text:span><text:span text:style-name="T19">()</text:span></text:p>
      <text:p text:style-name="P34">    <text:span text:style-name="T19">}</text:span></text:p>
      <text:p text:style-name="P34">    <text:span text:style-name="T10">viewOrNode</text:span><text:span text:style-name="T19">(</text:span><text:span text:style-name="T2">elementClick</text:span><text:span text:style-name="T19">).</text:span><text:span text:style-name="T10">addEventListener</text:span><text:span text:style-name="T19">(</text:span><text:span text:style-name="T17">'click'</text:span><text:span text:style-name="T19">, </text:span><text:span text:style-name="T2">e</text:span><text:span text:style-name="T19">.</text:span><text:span text:style-name="T2">tagToogle</text:span><text:span text:style-name="T19">)</text:span></text:p>
      <text:p text:style-name="P1">}</text:p>
      <text:p text:style-name="P125"/>
      <text:p text:style-name="P125">Ao clicar em um elemento, exibe ou oculta outro elemento.</text:p>
      <text:p text:style-name="P125"><text:span text:style-name="T80">elementClick</text:span>: o elemento a ser clicado.</text:p>
      <text:p text:style-name="P125"><text:span text:style-name="T80">elementTarget</text:span>: o elemento a ser exibido ou não.</text:p>
      <text:p text:style-name="P125"><text:span text:style-name="T80">typeDisplay</text:span>: o tipo de diplay a ser aplicado ao elementTarget.</text:p>
      <text:p text:style-name="P125"><text:span text:style-name="T80">doFocus</text:span>: opcional. Se true, o elementTarget solicita o focus(), por padrão é false.</text:p>
      <text:p text:style-name="P125"/>
      <text:p text:style-name="P22"><text:span text:style-name="T25">function</text:span> <text:span text:style-name="T9">closeConcurrentElement</text:span>(<text:span text:style-name="T1">controller</text:span>, <text:span text:style-name="T1">nodeNameToStore</text:span>, <text:span text:style-name="T1">currentElement</text:span>) {</text:p>
      <text:p text:style-name="P34">    </text:p>
      <text:p text:style-name="P34">    <text:span text:style-name="T26">let</text:span><text:span text:style-name="T19"> </text:span><text:span text:style-name="T2">eTarget</text:span><text:span text:style-name="T19"> = </text:span><text:span text:style-name="T2">controller</text:span><text:span text:style-name="T19">[</text:span><text:span text:style-name="T2">nodeNameToStore</text:span><text:span text:style-name="T19">];</text:span></text:p>
      <text:p text:style-name="P34">    <text:span text:style-name="T41">if</text:span><text:span text:style-name="T19">(</text:span><text:span text:style-name="T2">eTarget</text:span><text:span text:style-name="T19">) </text:span><text:span text:style-name="T2">eTarget</text:span><text:span text:style-name="T19"> = </text:span><text:span text:style-name="T10">viewOrNode</text:span><text:span text:style-name="T19">(</text:span><text:span text:style-name="T2">eTarget</text:span><text:span text:style-name="T19">);</text:span></text:p>
      <text:p text:style-name="P34">    <text:span text:style-name="T2">currentElement</text:span><text:span text:style-name="T19"> = </text:span><text:span text:style-name="T10">viewOrNode</text:span><text:span text:style-name="T19">(</text:span><text:span text:style-name="T2">currentElement</text:span><text:span text:style-name="T19">)</text:span></text:p>
      <text:p text:style-name="P34">    <text:span text:style-name="T41">if</text:span><text:span text:style-name="T19"> (</text:span><text:span text:style-name="T2">eTarget</text:span><text:span text:style-name="T19"> &amp;&amp; </text:span><text:span text:style-name="T2">eTarget</text:span><text:span text:style-name="T19"> !== </text:span><text:span text:style-name="T2">currentElement</text:span><text:span text:style-name="T19"> &amp;&amp; !</text:span><text:span text:style-name="T2">eTarget</text:span><text:span text:style-name="T19">.</text:span><text:span text:style-name="T10">tagIsVisible</text:span><text:span text:style-name="T19">()) </text:span><text:span text:style-name="T2">eTarget</text:span><text:span text:style-name="T19">.</text:span><text:span text:style-name="T10">tagToogle</text:span><text:span text:style-name="T19">()</text:span></text:p>
      <text:p text:style-name="P34">    <text:span text:style-name="T2">controller</text:span><text:span text:style-name="T19">[</text:span><text:span text:style-name="T2">nodeNameToStore</text:span><text:span text:style-name="T19">] = </text:span><text:span text:style-name="T2">currentElement</text:span></text:p>
      <text:p text:style-name="P1">}</text:p>
      <text:p text:style-name="P125"/>
      <text:p text:style-name="P125">Este método é utilizado em conjunto com o clickShow. Basicamente ele fecha todos os elementos que <text:span text:style-name="T68">concorrentes de exibição que </text:span>estiverem abertos, <text:span text:style-name="T68">ou seja,</text:span> e quando um <text:span text:style-name="T68">elemento </text:span>é exibido o outro que estiver aberto deve ser fechado.</text:p>
      <text:p text:style-name="P125"/>
      <text:p text:style-name="P24"><text:span text:style-name="T25">function</text:span> <text:span text:style-name="T9">manageEClasses</text:span>(<text:span text:style-name="T1">element</text:span>, <text:span text:style-name="T1">action</text:span>, ... <text:span text:style-name="T1">classes</text:span>) {</text:p>
      <text:p text:style-name="P34">    <text:span text:style-name="T2">element</text:span><text:span text:style-name="T19"> = </text:span><text:span text:style-name="T10">viewOrNode</text:span><text:span text:style-name="T19">(</text:span><text:span text:style-name="T2">element</text:span><text:span text:style-name="T19">)</text:span></text:p>
      <text:p text:style-name="P34">    <text:span text:style-name="T2">element</text:span><text:span text:style-name="T19"> &amp;&amp; </text:span><text:span text:style-name="T2">element</text:span><text:span text:style-name="T19">.</text:span><text:span text:style-name="T2">classList</text:span><text:span text:style-name="T19">[</text:span><text:span text:style-name="T2">action</text:span><text:span text:style-name="T19">](... </text:span><text:span text:style-name="T10">arrayInSpread</text:span><text:span text:style-name="T19">(</text:span><text:span text:style-name="T2">classes</text:span><text:span text:style-name="T19">))</text:span></text:p>
      <text:p text:style-name="P34">    <text:span text:style-name="T41">return</text:span><text:span text:style-name="T19"> </text:span><text:span text:style-name="T2">element</text:span></text:p>
      <text:p text:style-name="P1">}</text:p>
      <text:p text:style-name="P24"/>
      <text:p text:style-name="P126">Gerenciar classes do elemento.</text:p>
      <text:p text:style-name="P126">É um método de “configuração” da biblioteca TAG, não deve ser utilizado.</text:p>
      <text:p text:style-name="P126"/>
      <text:p text:style-name="P25"><text:span text:style-name="T25">function</text:span> <text:span text:style-name="T9">addClasses</text:span>(<text:span text:style-name="T1">element</text:span>, <text:span text:style-name="T1">classes</text:span>) {</text:p>
      <text:p text:style-name="P25"><text:span text:style-name="T40"><text:s text:c="4"/>return</text:span> <text:span text:style-name="T9">manageEClasses</text:span>(<text:span text:style-name="T1">element</text:span>, <text:span text:style-name="T16">'add'</text:span>, <text:span text:style-name="T1">classes</text:span>)</text:p>
      <text:p text:style-name="P25">}</text:p>
      <text:p text:style-name="P126"/>
      <text:p text:style-name="P126">Adiciona classes a um elemento html.</text:p>
      <text:p text:style-name="P126"><text:span text:style-name="T80">element</text:span>: o elemento ao qual serão adicionadas as classes.</text:p>
      <text:p text:style-name="P126"><text:span text:style-name="T80">classes</text:span>: as classes que se deseja adicionar.</text:p>
      <text:p text:style-name="P126"><text:soft-page-break/></text:p>
      <text:p text:style-name="P25"><text:span text:style-name="T25">function</text:span> <text:span text:style-name="T9">removeClasses</text:span>(<text:span text:style-name="T1">element</text:span>, <text:span text:style-name="T1">classes</text:span>) {</text:p>
      <text:p text:style-name="P25"><text:span text:style-name="T40"><text:s text:c="4"/>return</text:span> <text:span text:style-name="T9">manageEClasses</text:span>(<text:span text:style-name="T1">element</text:span>, <text:span text:style-name="T16">'remove'</text:span>, <text:span text:style-name="T1">classes</text:span>)</text:p>
      <text:p text:style-name="P25">}</text:p>
      <text:p text:style-name="P126"/>
      <text:p text:style-name="P126">Remove classes de um elemento html.</text:p>
      <text:p text:style-name="P126"><text:span text:style-name="T80">element</text:span>: o elemento do qual serão removidas as classes.</text:p>
      <text:p text:style-name="P126"><text:span text:style-name="T80">classes</text:span>: as classes a serem removidas.</text:p>
      <text:p text:style-name="P126"/>
      <text:p text:style-name="P25"><text:span text:style-name="T25">function</text:span> <text:span text:style-name="T9">labelFor</text:span>(<text:span text:style-name="T1">label</text:span>, <text:span text:style-name="T1">elementTarget</text:span>) {</text:p>
      <text:p text:style-name="P25"><text:span text:style-name="T1"><text:s text:c="4"/>label</text:span>.<text:span text:style-name="T9">addEventListener</text:span>(<text:span text:style-name="T16">'click'</text:span>, <text:span text:style-name="T1">_</text:span> <text:span text:style-name="T25">=&gt;</text:span> <text:span text:style-name="T1">elementTarget</text:span>.<text:span text:style-name="T9">focus</text:span>())</text:p>
      <text:p text:style-name="P25">}</text:p>
      <text:p text:style-name="P126"/>
      <text:p text:style-name="P126">Quando um elemento html for clicado, outro recebe focus.</text:p>
      <text:p text:style-name="P126"><text:span text:style-name="T80">label</text:span>: o elemento html a ser clicado.</text:p>
      <text:p text:style-name="P126"><text:span text:style-name="T80">elementTarget</text:span>: o elemento a receber o focus.</text:p>
      <text:p text:style-name="P126"/>
      <text:p text:style-name="P25"><text:span text:style-name="T25">function</text:span> <text:span text:style-name="T9">keysOf</text:span>(<text:span text:style-name="T1">obj</text:span>) {<text:span text:style-name="T40">return</text:span> <text:span text:style-name="T35">Object</text:span>.<text:span text:style-name="T9">keys</text:span>(<text:span text:style-name="T1">obj</text:span>)}</text:p>
      <text:p text:style-name="P127">Retorna as chaves de um objeto.</text:p>
      <text:p text:style-name="P127"><text:span text:style-name="T80">obj</text:span>: o objeto do qual retornaremos as chaves.</text:p>
      <text:p text:style-name="P127"/>
      <text:p text:style-name="P26"><text:span text:style-name="T25">function</text:span> <text:span text:style-name="T9">valuesOf</text:span>(<text:span text:style-name="T1">obj</text:span>) {<text:span text:style-name="T40">return</text:span> <text:span text:style-name="T35">Object</text:span>.<text:span text:style-name="T9">values</text:span>(<text:span text:style-name="T1">obj</text:span>)}</text:p>
      <text:p text:style-name="P127">Retorna os valores de um objeto.</text:p>
      <text:p text:style-name="P127"><text:span text:style-name="T80">obj</text:span>: o objeto do qual retornaremos os valores.</text:p>
      <text:p text:style-name="P127"/>
      <text:p text:style-name="P26"><text:span text:style-name="T25">function</text:span> <text:span text:style-name="T9">docSelect</text:span>(){<text:span text:style-name="T40">return</text:span> <text:span text:style-name="T1">document</text:span>.<text:span text:style-name="T9">getSelection</text:span>()}</text:p>
      <text:p text:style-name="P127">Retorna a seleção de um documento.</text:p>
      <text:p text:style-name="P125"/>
      <text:p text:style-name="P23"><text:span text:style-name="T25">function</text:span> <text:span text:style-name="T9">selector</text:span>(<text:span text:style-name="T1">query</text:span>, <text:span text:style-name="T1">element</text:span>) {</text:p>
      <text:p text:style-name="P23"><text:span text:style-name="T40"><text:s text:c="4"/>return</text:span> (<text:span text:style-name="T9">viewOrNode</text:span>(<text:span text:style-name="T1">element</text:span>) || <text:span text:style-name="T1">document</text:span>).<text:span text:style-name="T9">querySelector</text:span>(<text:span text:style-name="T1">query</text:span>)</text:p>
      <text:p text:style-name="P23">}</text:p>
      <text:p text:style-name="P125"/>
      <text:p text:style-name="P128">Seleciona o primeiro elemento html que satisfaça a query informada.</text:p>
      <text:p text:style-name="P128"><text:span text:style-name="T80">query</text:span>: entrada contendo as opções desejadas.</text:p>
      <text:p text:style-name="P128"><text:span text:style-name="T80">element</text:span>: opcional. Se informado, a query se dará sobre o elemento html informado, ou sobre o elemento html correspondente ao $view. Se não iformado, a busca se dará sobre o document.</text:p>
      <text:p text:style-name="P128"/>
      <text:p text:style-name="P27"><text:span text:style-name="T25">function</text:span> <text:span text:style-name="T9">selectorAll</text:span>(<text:span text:style-name="T1">query</text:span>, <text:span text:style-name="T1">element</text:span>) {</text:p>
      <text:p text:style-name="P27"><text:span text:style-name="T40"><text:s text:c="4"/>return</text:span> (<text:span text:style-name="T9">viewOrNode</text:span>(<text:span text:style-name="T1">element</text:span>) || <text:span text:style-name="T1">document</text:span>).<text:span text:style-name="T9">querySelectorAll</text:span>(<text:span text:style-name="T1">query</text:span>)</text:p>
      <text:p text:style-name="P27">}</text:p>
      <text:p text:style-name="P128"/>
      <text:p text:style-name="P128">Seleciona todos os elementos html que satisfaçam a query informada.</text:p>
      <text:p text:style-name="P128"><text:span text:style-name="T80">query</text:span>: entrada contendo as opções desejadas.</text:p>
      <text:p text:style-name="P128"><text:span text:style-name="T80">element</text:span>: opcional. Se informado, a query se dará sobre o elemento html informado, ou sobre o elemento html correspondente ao $view. Se não iformado, a busca se dará sobre o document.</text:p>
      <text:p text:style-name="P128"/>
      <text:p text:style-name="P27"><text:span text:style-name="T25">function</text:span> <text:span text:style-name="T9">readImgAsDataURL</text:span>(<text:span text:style-name="T1">imgFile</text:span>, <text:span text:style-name="T1">onload</text:span>) {</text:p>
      <text:p text:style-name="P34">    <text:span text:style-name="T26">let</text:span><text:span text:style-name="T19"> </text:span><text:span text:style-name="T2">reader</text:span><text:span text:style-name="T19"> = </text:span><text:span text:style-name="T26">new</text:span><text:span text:style-name="T19"> </text:span><text:span text:style-name="T36">FileReader</text:span><text:span text:style-name="T19">();</text:span></text:p>
      <text:p text:style-name="P34">    <text:span text:style-name="T2">reader</text:span><text:span text:style-name="T19">.</text:span><text:span text:style-name="T10">onload</text:span><text:span text:style-name="T19"> = </text:span><text:span text:style-name="T2">onload</text:span></text:p>
      <text:p text:style-name="P34">    <text:span text:style-name="T2">reader</text:span><text:span text:style-name="T19">.</text:span><text:span text:style-name="T10">readAsDataURL</text:span><text:span text:style-name="T19">(</text:span><text:span text:style-name="T2">imgFile</text:span><text:span text:style-name="T19">)</text:span></text:p>
      <text:p text:style-name="P1">}</text:p>
      <text:p text:style-name="P128"/>
      <text:p text:style-name="P128">Lê uma imagem como data url.</text:p>
      <text:p text:style-name="P128"><text:span text:style-name="T80">imgFile</text:span>: arquivo de imagem a ser lido.</text:p>
      <text:p text:style-name="P128"><text:soft-page-break/><text:span text:style-name="T80">onLoad</text:span>: função a ser aplicada quando a imagem for carregada.</text:p>
      <text:p text:style-name="P128"/>
      <text:p text:style-name="P27"><text:span text:style-name="T25">function</text:span> <text:span text:style-name="T9">imgPreview</text:span>(<text:span text:style-name="T1">inputFileImage</text:span>, <text:span text:style-name="T1">imgPrev</text:span>, <text:span text:style-name="T1">hideImgPreview</text:span>, <text:span text:style-name="T1">typeDisplay</text:span> = <text:span text:style-name="T16">''</text:span>) {</text:p>
      <text:p text:style-name="P34">    <text:span text:style-name="T2">inputFileImage</text:span><text:span text:style-name="T19">.</text:span><text:span text:style-name="T10">onchange</text:span><text:span text:style-name="T19"> = () </text:span><text:span text:style-name="T26">=&gt;</text:span><text:span text:style-name="T19"> {</text:span></text:p>
      <text:p text:style-name="P34">        <text:span text:style-name="T26">let</text:span><text:span text:style-name="T19"> </text:span><text:span text:style-name="T2">img</text:span><text:span text:style-name="T19"> = </text:span><text:span text:style-name="T2">inputFileImage</text:span><text:span text:style-name="T19">.</text:span><text:span text:style-name="T2">files</text:span><text:span text:style-name="T19">[</text:span><text:span text:style-name="T45">0</text:span><text:span text:style-name="T19">];</text:span></text:p>
      <text:p text:style-name="P34">        <text:span text:style-name="T2">hideImgPreview</text:span><text:span text:style-name="T19"> &amp;&amp; </text:span><text:span text:style-name="T10">hide</text:span><text:span text:style-name="T19">(</text:span><text:span text:style-name="T2">imgPrev</text:span><text:span text:style-name="T19">)</text:span></text:p>
      <text:p text:style-name="P34">        <text:span text:style-name="T2">img</text:span><text:span text:style-name="T19"> &amp;&amp; </text:span><text:span text:style-name="T10">readImgAsDataURL</text:span><text:span text:style-name="T19">(</text:span><text:span text:style-name="T2">img</text:span><text:span text:style-name="T19">, </text:span><text:span text:style-name="T2">e</text:span><text:span text:style-name="T19"> </text:span><text:span text:style-name="T26">=&gt;</text:span><text:span text:style-name="T19"> {</text:span></text:p>
      <text:p text:style-name="P34">            <text:span text:style-name="T2">imgPrev</text:span><text:span text:style-name="T19">.</text:span><text:span text:style-name="T2">src</text:span><text:span text:style-name="T19"> = </text:span><text:span text:style-name="T2">e</text:span><text:span text:style-name="T19">.</text:span><text:span text:style-name="T2">target</text:span><text:span text:style-name="T19">.</text:span><text:span text:style-name="T2">result</text:span></text:p>
      <text:p text:style-name="P34">            <text:span text:style-name="T10">show</text:span><text:span text:style-name="T19">(</text:span><text:span text:style-name="T2">imgPrev</text:span><text:span text:style-name="T19">, </text:span><text:span text:style-name="T2">typeDisplay</text:span><text:span text:style-name="T19">)</text:span></text:p>
      <text:p text:style-name="P34">        <text:span text:style-name="T19">})</text:span></text:p>
      <text:p text:style-name="P34">    <text:span text:style-name="T19">}</text:span></text:p>
      <text:p text:style-name="P1">}</text:p>
      <text:p text:style-name="P129"/>
      <text:p text:style-name="P130">Gera uma visualização prévia da imagem a ser carregada.</text:p>
      <text:p text:style-name="P130"><text:span text:style-name="T80">inputFileImage</text:span>: input do tipo file image.</text:p>
      <text:p text:style-name="P130"><text:span text:style-name="T80">imgPreview</text:span>: elemento html do tipo img.</text:p>
      <text:p text:style-name="P130"><text:span text:style-name="T80">hideImgPreview</text:span>: Se true, esconde o elemento html imgPreview antes do carregamento.</text:p>
      <text:p text:style-name="P130"><text:span text:style-name="T80">typeDisplay</text:span>: tipo de exibição a ser aplicado ao elemento imgPreview.</text:p>
      <text:p text:style-name="P130"/>
      <text:p text:style-name="P28"><text:span text:style-name="T25">function</text:span> <text:span text:style-name="T9">adjustTextAreas</text:span>(...<text:span text:style-name="T1">textareas</text:span>){</text:p>
      <text:p text:style-name="P34">    <text:span text:style-name="T10">arrayInSpread</text:span><text:span text:style-name="T19">(</text:span><text:span text:style-name="T2">textareas</text:span><text:span text:style-name="T19">).</text:span><text:span text:style-name="T10">forEach</text:span><text:span text:style-name="T19">(</text:span><text:span text:style-name="T2">$input</text:span><text:span text:style-name="T19"> </text:span><text:span text:style-name="T26">=&gt;</text:span><text:span text:style-name="T19"> {</text:span></text:p>
      <text:p text:style-name="P34">        <text:span text:style-name="T2">$input</text:span><text:span text:style-name="T19">.</text:span><text:span text:style-name="T2">rows</text:span><text:span text:style-name="T19"> = </text:span><text:span text:style-name="T45">2</text:span><text:span text:style-name="T19">;</text:span></text:p>
      <text:p text:style-name="P34">        <text:span text:style-name="T41">while</text:span><text:span text:style-name="T19">(</text:span><text:span text:style-name="T2">$input</text:span><text:span text:style-name="T19">.</text:span><text:span text:style-name="T2">scrollHeight</text:span><text:span text:style-name="T19"> &gt; </text:span><text:span text:style-name="T2">$input</text:span><text:span text:style-name="T19">.</text:span><text:span text:style-name="T2">offsetHeight</text:span><text:span text:style-name="T19">) {</text:span></text:p>
      <text:p text:style-name="P34">            <text:span text:style-name="T2">$input</text:span><text:span text:style-name="T19">.</text:span><text:span text:style-name="T2">rows</text:span><text:span text:style-name="T19"> += </text:span><text:span text:style-name="T45">1</text:span><text:span text:style-name="T19">;</text:span></text:p>
      <text:p text:style-name="P34">        <text:span text:style-name="T19">}</text:span></text:p>
      <text:p text:style-name="P34">    <text:span text:style-name="T19">})</text:span></text:p>
      <text:p text:style-name="P1">}</text:p>
      <text:p text:style-name="P130">Em revisão.</text:p>
      <text:p text:style-name="P130"/>
      <text:p text:style-name="P28"><text:span text:style-name="T25">function</text:span> <text:span text:style-name="T9">nextBoolean</text:span>() {<text:span text:style-name="T40">return</text:span> <text:span text:style-name="T1">Math</text:span>.<text:span text:style-name="T9">random</text:span>() &lt; <text:span text:style-name="T44">.5</text:span>}</text:p>
      <text:p text:style-name="P130">Retorna um booleano.</text:p>
      <text:p text:style-name="P130"/>
      <text:p text:style-name="P28"><text:span text:style-name="T25">function</text:span> <text:span text:style-name="T9">setTextAndValueToOption</text:span>(<text:span text:style-name="T1">option</text:span>, <text:span text:style-name="T1">text</text:span>, <text:span text:style-name="T1">value</text:span>) {</text:p>
      <text:p text:style-name="P34">    <text:span text:style-name="T2">option</text:span><text:span text:style-name="T19">.</text:span><text:span text:style-name="T2">textContent</text:span><text:span text:style-name="T19"> = </text:span><text:span text:style-name="T2">text</text:span></text:p>
      <text:p text:style-name="P34">    <text:span text:style-name="T2">option</text:span><text:span text:style-name="T19">.</text:span><text:span text:style-name="T2">value</text:span><text:span text:style-name="T19"> = </text:span><text:span text:style-name="T2">value</text:span><text:span text:style-name="T19"> ?? </text:span><text:span text:style-name="T26">null</text:span></text:p>
      <text:p text:style-name="P1">}</text:p>
      <text:p text:style-name="P130"/>
      <text:p text:style-name="P130">Adiciona um texto e um valor para um input do tipo option.</text:p>
      <text:p text:style-name="P130"><text:span text:style-name="T80">option</text:span>: o input do tipo option.</text:p>
      <text:p text:style-name="P130"><text:span text:style-name="T80">text</text:span>: o texto a ser exibido.</text:p>
      <text:p text:style-name="P130"><text:span text:style-name="T80">value</text:span>: o valor a ser carregado.</text:p>
      <text:p text:style-name="P130"/>
      <text:p text:style-name="P28"><text:span text:style-name="T25">function</text:span> <text:span text:style-name="T9">reload</text:span>(<text:span text:style-name="T1">consultServer</text:span>) {<text:span text:style-name="T1">window</text:span>.<text:span text:style-name="T1">location</text:span>.<text:span text:style-name="T9">reload</text:span>(<text:span text:style-name="T1">consultServer</text:span>)}</text:p>
      <text:p text:style-name="P130">Recarrega a página.</text:p>
      <text:p text:style-name="P130"><text:span text:style-name="T80">consultServer</text:span>: consultar o servidor para fins de carregamento da página.</text:p>
      <text:p text:style-name="P131">=======================================================================</text:p>
      <text:p text:style-name="P131">=======================================================================</text:p>
      <text:p text:style-name="P130"/>
      <text:p text:style-name="P28"><text:span text:style-name="T25">function</text:span> <text:span text:style-name="T9">toast</text:span>(<text:span text:style-name="T1">message</text:span>, <text:span text:style-name="T1">toastDuration</text:span> = <text:span text:style-name="T44">7</text:span>, <text:span text:style-name="T1">elementFocus</text:span>, <text:span text:style-name="T1">cssToast</text:span>) {</text:p>
      <text:p text:style-name="P34">    <text:span text:style-name="T26">let</text:span><text:span text:style-name="T19"> </text:span><text:span text:style-name="T2">bd</text:span><text:span text:style-name="T19"> = </text:span><text:span text:style-name="T10">body</text:span><text:span text:style-name="T19">();</text:span></text:p>
      <text:p text:style-name="P34">    <text:span text:style-name="T41">if</text:span><text:span text:style-name="T19"> (</text:span><text:span text:style-name="T2">bd</text:span><text:span text:style-name="T19">.</text:span><text:span text:style-name="T2">toast</text:span><text:span text:style-name="T19">) {</text:span></text:p>
      <text:p text:style-name="P34">        <text:span text:style-name="T10">removeElements</text:span><text:span text:style-name="T19">(</text:span><text:span text:style-name="T2">bd</text:span><text:span text:style-name="T19">, </text:span><text:span text:style-name="T2">bd</text:span><text:span text:style-name="T19">.</text:span><text:span text:style-name="T2">toast</text:span><text:span text:style-name="T19">)</text:span></text:p>
      <text:p text:style-name="P34"><text:soft-page-break/>        <text:span text:style-name="T10">clearTimeout</text:span><text:span text:style-name="T19">(</text:span><text:span text:style-name="T2">bd</text:span><text:span text:style-name="T19">.</text:span><text:span text:style-name="T2">timeout</text:span><text:span text:style-name="T19">)</text:span></text:p>
      <text:p text:style-name="P34">        <text:span text:style-name="T2">bd</text:span><text:span text:style-name="T19">.</text:span><text:span text:style-name="T2">toast</text:span><text:span text:style-name="T19"> = </text:span><text:span text:style-name="T26">null</text:span></text:p>
      <text:p text:style-name="P34">    <text:span text:style-name="T19">}</text:span></text:p>
      <text:p text:style-name="P34">    <text:span text:style-name="T26">let</text:span><text:span text:style-name="T19"> </text:span><text:span text:style-name="T2">e</text:span><text:span text:style-name="T19"> = </text:span><text:span text:style-name="T39">E</text:span><text:span text:style-name="T19">.</text:span><text:span text:style-name="T10">p</text:span><text:span text:style-name="T19">();</text:span></text:p>
      <text:p text:style-name="P34">    <text:span text:style-name="T10">setTextNode</text:span><text:span text:style-name="T19">(</text:span><text:span text:style-name="T2">e</text:span><text:span text:style-name="T19">, </text:span><text:span text:style-name="T2">message</text:span><text:span text:style-name="T19">)</text:span></text:p>
      <text:p text:style-name="P34">    <text:span text:style-name="T2">bd</text:span><text:span text:style-name="T19">.</text:span><text:span text:style-name="T2">toast</text:span><text:span text:style-name="T19"> = </text:span><text:span text:style-name="T2">e</text:span></text:p>
      <text:p text:style-name="P34">    <text:span text:style-name="T10">addClasses</text:span><text:span text:style-name="T19">(</text:span><text:span text:style-name="T2">e</text:span><text:span text:style-name="T19">, [</text:span><text:span text:style-name="T17">"cssToast"</text:span><text:span text:style-name="T19">,</text:span><text:span text:style-name="T17">"toastfadeIn"</text:span><text:span text:style-name="T19">, </text:span><text:span text:style-name="T2">cssToast</text:span><text:span text:style-name="T19">])</text:span></text:p>
      <text:p text:style-name="P34">    <text:span text:style-name="T10">appendTo</text:span><text:span text:style-name="T19">(</text:span><text:span text:style-name="T2">bd</text:span><text:span text:style-name="T19">, </text:span><text:span text:style-name="T2">bd</text:span><text:span text:style-name="T19">.</text:span><text:span text:style-name="T2">toast</text:span><text:span text:style-name="T19">)</text:span></text:p>
      <text:p text:style-name="P34">    <text:span text:style-name="T2">elementFocus</text:span><text:span text:style-name="T19"> &amp;&amp; </text:span><text:span text:style-name="T2">elementFocus</text:span><text:span text:style-name="T19">.</text:span><text:span text:style-name="T10">focus</text:span><text:span text:style-name="T19">()</text:span></text:p>
      <text:p text:style-name="P38"/>
      <text:p text:style-name="P34">    <text:span text:style-name="T2">bd</text:span><text:span text:style-name="T19">.</text:span><text:span text:style-name="T2">timeout</text:span><text:span text:style-name="T19"> = </text:span><text:span text:style-name="T10">setTimeout</text:span><text:span text:style-name="T19">(() </text:span><text:span text:style-name="T26">=&gt;</text:span><text:span text:style-name="T19"> {</text:span></text:p>
      <text:p text:style-name="P34">        <text:span text:style-name="T10">addClasses</text:span><text:span text:style-name="T19">(</text:span><text:span text:style-name="T2">bd</text:span><text:span text:style-name="T19">.</text:span><text:span text:style-name="T2">toast</text:span><text:span text:style-name="T19">, </text:span><text:span text:style-name="T17">"toastfadeOut"</text:span><text:span text:style-name="T19">)</text:span></text:p>
      <text:p text:style-name="P34">        <text:span text:style-name="T10">removeElements</text:span><text:span text:style-name="T19">(</text:span><text:span text:style-name="T2">bd</text:span><text:span text:style-name="T19">, </text:span><text:span text:style-name="T2">bd</text:span><text:span text:style-name="T19">.</text:span><text:span text:style-name="T2">toast</text:span><text:span text:style-name="T19">)</text:span></text:p>
      <text:p text:style-name="P34">        <text:span text:style-name="T2">bd</text:span><text:span text:style-name="T19">.</text:span><text:span text:style-name="T2">toast</text:span><text:span text:style-name="T19"> = </text:span><text:span text:style-name="T26">null</text:span></text:p>
      <text:p text:style-name="P34">    <text:span text:style-name="T19">}, </text:span><text:span text:style-name="T2">toastDuration</text:span><text:span text:style-name="T19"> * </text:span><text:span text:style-name="T45">1000</text:span><text:span text:style-name="T19">)</text:span></text:p>
      <text:p text:style-name="P1">}</text:p>
      <text:p text:style-name="P130"/>
      <text:p text:style-name="P132">Necessita informar o estilo CSS.</text:p>
      <text:p text:style-name="P131">Exibe uma mensagem no formato toast.</text:p>
      <text:p text:style-name="P131"><text:span text:style-name="T80">message</text:span>: a mensagem a ser exibida.</text:p>
      <text:p text:style-name="P131"><text:span text:style-name="T80">toastDuration</text:span>: a duração de exibição da mensagem.</text:p>
      <text:p text:style-name="P131"><text:span text:style-name="T80">elementFocus</text:span>: opcional. Um input que receberá o focus.</text:p>
      <text:p text:style-name="P131"><text:span text:style-name="T80">cssToast</text:span>: opcional. Um estilo CSS a ser aplicado no toast.</text:p>
      <text:p text:style-name="P131"/>
      <text:p text:style-name="P132">==============================================================================================================================================</text:p>
      <text:p text:style-name="P132"/>
      <text:p text:style-name="P29"><text:span text:style-name="T25">function</text:span> <text:span text:style-name="T9">isSamePage</text:span>(<text:span text:style-name="T1">pageName</text:span>) {</text:p>
      <text:p text:style-name="P34">    <text:span text:style-name="T26">let</text:span><text:span text:style-name="T19"> </text:span><text:span text:style-name="T2">page</text:span><text:span text:style-name="T19"> = </text:span><text:span text:style-name="T2">window</text:span><text:span text:style-name="T19">.</text:span><text:span text:style-name="T2">location</text:span><text:span text:style-name="T19">.</text:span><text:span text:style-name="T2">href</text:span><text:span text:style-name="T19">.</text:span><text:span text:style-name="T10">split</text:span><text:span text:style-name="T19">(</text:span><text:span text:style-name="T17">'/'</text:span><text:span text:style-name="T19">).</text:span><text:span text:style-name="T10">slice</text:span><text:span text:style-name="T19">(-</text:span><text:span text:style-name="T45">1</text:span><text:span text:style-name="T19">)[</text:span><text:span text:style-name="T45">0</text:span><text:span text:style-name="T19">];</text:span></text:p>
      <text:p text:style-name="P34">    <text:span text:style-name="T41">return</text:span><text:span text:style-name="T19"> </text:span><text:span text:style-name="T2">pageName</text:span><text:span text:style-name="T19">.</text:span><text:span text:style-name="T10">toLowerCase</text:span><text:span text:style-name="T19">() === </text:span><text:span text:style-name="T2">page</text:span><text:span text:style-name="T19">.</text:span><text:span text:style-name="T10">toLowerCase</text:span><text:span text:style-name="T19">()</text:span></text:p>
      <text:p text:style-name="P1">}</text:p>
      <text:p text:style-name="P132"/>
      <text:p text:style-name="P132">Tenta verificar se estamos na mesma página.</text:p>
      <text:p text:style-name="P132">pageName: a página atual em que nos encontramos durante a navegação.</text:p>
      <text:p text:style-name="P132"/>
      <text:p text:style-name="P132">==============================================================================================================================================</text:p>
      <text:p text:style-name="P132"/>
      <text:p text:style-name="P29"><text:span text:style-name="T25">function</text:span> <text:span text:style-name="T9">transitoryClass</text:span>(<text:span text:style-name="T1">element</text:span>, <text:span text:style-name="T1">duration</text:span>, <text:span text:style-name="T1">classes</text:span>) {</text:p>
      <text:p text:style-name="P34">    <text:span text:style-name="T10">addClasses</text:span><text:span text:style-name="T19">(</text:span><text:span text:style-name="T2">element</text:span><text:span text:style-name="T19">, </text:span><text:span text:style-name="T2">classes</text:span><text:span text:style-name="T19">)</text:span></text:p>
      <text:p text:style-name="P34">    <text:span text:style-name="T10">setTimeout</text:span><text:span text:style-name="T19">(() </text:span><text:span text:style-name="T26">=&gt;</text:span><text:span text:style-name="T19"> </text:span><text:span text:style-name="T10">removeClasses</text:span><text:span text:style-name="T19">(</text:span><text:span text:style-name="T2">element</text:span><text:span text:style-name="T19">, </text:span><text:span text:style-name="T2">classes</text:span><text:span text:style-name="T19">), </text:span><text:span text:style-name="T2">duration</text:span><text:span text:style-name="T19"> * </text:span><text:span text:style-name="T45">1000</text:span><text:span text:style-name="T19">)</text:span></text:p>
      <text:p text:style-name="P1">}</text:p>
      <text:p text:style-name="P132"/>
      <text:p text:style-name="P132">Necessita informar o estilo CSS.</text:p>
      <text:p text:style-name="P132">Aplica um estilo CSS temporário a um elemento html.</text:p>
      <text:p text:style-name="P132"><text:span text:style-name="T80">element</text:span>: o elemento html no qual o estilo será aplicado.</text:p>
      <text:p text:style-name="P132"><text:span text:style-name="T80">duration</text:span>: a duração da aplicação do estilho CSS.</text:p>
      <text:p text:style-name="P132"><text:span text:style-name="T80">classes</text:span>: as classes do estilo CSS a serem aplicadas.</text:p>
      <text:p text:style-name="P132">==============================================================================================================================================</text:p>
      <text:p text:style-name="P132"/>
      <text:p text:style-name="P29"><text:soft-page-break/><text:span text:style-name="T25">function</text:span> <text:span text:style-name="T9">transitorySuccess</text:span>(<text:span text:style-name="T1">response</text:span>, <text:span text:style-name="T1">elementInput</text:span>, <text:span text:style-name="T1">doFocus</text:span>, <text:span text:style-name="T1">duration</text:span> = <text:span text:style-name="T44">5</text:span>, <text:span text:style-name="T1">cssSuccess</text:span> = <text:span text:style-name="T16">'fontColorBlue'</text:span>, <text:span text:style-name="T1">cssError</text:span>=<text:span text:style-name="T16">'fontColorRed'</text:span>) {</text:p>
      <text:p text:style-name="P34">    <text:span text:style-name="T41">if</text:span><text:span text:style-name="T19"> (</text:span><text:span text:style-name="T2">response</text:span><text:span text:style-name="T19">.</text:span><text:span text:style-name="T2">success</text:span><text:span text:style-name="T19">) {</text:span></text:p>
      <text:p text:style-name="P34">        <text:span text:style-name="T10">transitoryClass</text:span><text:span text:style-name="T19">(</text:span><text:span text:style-name="T2">elementInput</text:span><text:span text:style-name="T19">, </text:span><text:span text:style-name="T2">duration</text:span><text:span text:style-name="T19">, </text:span><text:span text:style-name="T2">cssSuccess</text:span><text:span text:style-name="T19">)</text:span></text:p>
      <text:p text:style-name="P34">        <text:span text:style-name="T10">removeClasses</text:span><text:span text:style-name="T19">(</text:span><text:span text:style-name="T2">elementInput</text:span><text:span text:style-name="T19">, </text:span><text:span text:style-name="T2">cssError</text:span><text:span text:style-name="T19">)</text:span></text:p>
      <text:p text:style-name="P34">        <text:span text:style-name="T41">return</text:span></text:p>
      <text:p text:style-name="P34">    <text:span text:style-name="T19">}</text:span></text:p>
      <text:p text:style-name="P34">    <text:span text:style-name="T10">removeClasses</text:span><text:span text:style-name="T19">(</text:span><text:span text:style-name="T2">elementInput</text:span><text:span text:style-name="T19">, </text:span><text:span text:style-name="T2">cssSuccess</text:span><text:span text:style-name="T19">)</text:span></text:p>
      <text:p text:style-name="P34">    <text:span text:style-name="T10">addClasses</text:span><text:span text:style-name="T19">(</text:span><text:span text:style-name="T2">elementInput</text:span><text:span text:style-name="T19">, </text:span><text:span text:style-name="T2">cssError</text:span><text:span text:style-name="T19">)</text:span></text:p>
      <text:p text:style-name="P34">    <text:span text:style-name="T2">doFocus</text:span><text:span text:style-name="T19"> &amp;&amp; </text:span><text:span text:style-name="T2">elementInput</text:span><text:span text:style-name="T19">.</text:span><text:span text:style-name="T10">focus</text:span><text:span text:style-name="T19">()</text:span></text:p>
      <text:p text:style-name="P1">}</text:p>
      <text:p text:style-name="P132"/>
      <text:p text:style-name="P132">Necessita informar o estilo CSS.</text:p>
      <text:p text:style-name="P132">Aplica um estilo css transitório de acordo com o status da requisição.</text:p>
      <text:p text:style-name="P132">response: a resposta da requisição.</text:p>
      <text:p text:style-name="P132"><text:span text:style-name="T80">elementInput</text:span>: input que motivou a requisição.</text:p>
      <text:p text:style-name="P132"><text:span text:style-name="T80">doFocus</text:span>: o elementInput solicitará o focus se a requisição tiver um erro.</text:p>
      <text:p text:style-name="P132"><text:span text:style-name="T80">duration</text:span>: a duração da aplicação do estilo CSS.</text:p>
      <text:p text:style-name="P132"><text:span text:style-name="T80">cssSuccess</text:span>: classe css a ser aplicada em caso de uma resposta com sucesso.</text:p>
      <text:p text:style-name="P132"><text:span text:style-name="T80">cssError</text:span>: classe css a ser aplicda em caso de uma resposta com erro.</text:p>
      <text:p text:style-name="P132"/>
      <text:p text:style-name="P132">==============================================================================================================================================</text:p>
      <text:p text:style-name="P132"/>
      <text:p text:style-name="P29"><text:span text:style-name="T25">function</text:span> <text:span text:style-name="T9">multiSort</text:span>(<text:span text:style-name="T1">array</text:span>, ... <text:span text:style-name="T1">ordenations</text:span>){</text:p>
      <text:p text:style-name="P34">    <text:span text:style-name="T2">ordenations</text:span><text:span text:style-name="T19"> = </text:span><text:span text:style-name="T2">ordenations</text:span><text:span text:style-name="T19">.</text:span><text:span text:style-name="T10">map</text:span><text:span text:style-name="T19">((</text:span><text:span text:style-name="T2">item</text:span><text:span text:style-name="T19">, </text:span><text:span text:style-name="T2">index</text:span><text:span text:style-name="T19">) </text:span><text:span text:style-name="T26">=&gt;</text:span><text:span text:style-name="T19"> {</text:span></text:p>
      <text:p text:style-name="P34">        <text:span text:style-name="T41">if</text:span><text:span text:style-name="T19">(!</text:span><text:span text:style-name="T2">item</text:span><text:span text:style-name="T19"> || </text:span><text:span text:style-name="T26">typeof</text:span><text:span text:style-name="T19"> </text:span><text:span text:style-name="T2">item</text:span><text:span text:style-name="T19"> == </text:span><text:span text:style-name="T17">'boolean'</text:span><text:span text:style-name="T19">) </text:span><text:span text:style-name="T41">return</text:span><text:span text:style-name="T19"> </text:span><text:span text:style-name="T26">false</text:span></text:p>
      <text:p text:style-name="P34">        <text:span text:style-name="T26">let</text:span><text:span text:style-name="T19"> </text:span><text:span text:style-name="T2">reverse</text:span><text:span text:style-name="T19"> = </text:span><text:span text:style-name="T2">ordenations</text:span><text:span text:style-name="T19">[</text:span><text:span text:style-name="T2">index</text:span><text:span text:style-name="T19">+</text:span><text:span text:style-name="T45">1</text:span><text:span text:style-name="T19">];</text:span></text:p>
      <text:p text:style-name="P34">        <text:span text:style-name="T2">reverse</text:span><text:span text:style-name="T19"> = </text:span><text:span text:style-name="T26">typeof</text:span><text:span text:style-name="T19"> </text:span><text:span text:style-name="T2">reverse</text:span><text:span text:style-name="T19"> == </text:span><text:span text:style-name="T17">'boolean'</text:span><text:span text:style-name="T19"> ? </text:span><text:span text:style-name="T2">reverse</text:span><text:span text:style-name="T19"> : </text:span><text:span text:style-name="T26">false</text:span><text:span text:style-name="T19">;</text:span></text:p>
      <text:p text:style-name="P34">        <text:span text:style-name="T41">if</text:span><text:span text:style-name="T19">(</text:span><text:span text:style-name="T26">typeof</text:span><text:span text:style-name="T19"> </text:span><text:span text:style-name="T2">item</text:span><text:span text:style-name="T19"> == </text:span><text:span text:style-name="T17">'string'</text:span><text:span text:style-name="T19">) </text:span><text:span text:style-name="T41">return</text:span><text:span text:style-name="T19"> {</text:span><text:span text:style-name="T2">key:</text:span><text:span text:style-name="T19"> </text:span><text:span text:style-name="T2">item</text:span><text:span text:style-name="T19">, </text:span><text:span text:style-name="T2">reverse</text:span><text:span text:style-name="T19">}</text:span></text:p>
      <text:p text:style-name="P34">        <text:span text:style-name="T41">return</text:span><text:span text:style-name="T19"> </text:span><text:span text:style-name="T2">item</text:span></text:p>
      <text:p text:style-name="P34">    <text:span text:style-name="T19">}).</text:span><text:span text:style-name="T10">filter</text:span><text:span text:style-name="T19">(</text:span><text:span text:style-name="T2">ordenation</text:span><text:span text:style-name="T19"> </text:span><text:span text:style-name="T26">=&gt;</text:span><text:span text:style-name="T19"> </text:span><text:span text:style-name="T2">ordenation</text:span><text:span text:style-name="T19">)</text:span></text:p>
      <text:p text:style-name="P38"/>
      <text:p text:style-name="P34">    <text:span text:style-name="T2">ordenations</text:span><text:span text:style-name="T19">.</text:span><text:span text:style-name="T10">reverse</text:span><text:span text:style-name="T19">().</text:span><text:span text:style-name="T10">forEach</text:span><text:span text:style-name="T19">(</text:span><text:span text:style-name="T2">ordenation</text:span><text:span text:style-name="T19"> </text:span><text:span text:style-name="T26">=&gt;</text:span><text:span text:style-name="T19"> {</text:span></text:p>
      <text:p text:style-name="P34">        <text:span text:style-name="T26">let</text:span><text:span text:style-name="T19"> </text:span><text:span text:style-name="T2">key</text:span><text:span text:style-name="T19"> = </text:span><text:span text:style-name="T2">ordenation</text:span><text:span text:style-name="T19">.</text:span><text:span text:style-name="T2">key</text:span><text:span text:style-name="T19">,</text:span></text:p>
      <text:p text:style-name="P34">            <text:span text:style-name="T2">reverse</text:span><text:span text:style-name="T19"> = </text:span><text:span text:style-name="T2">ordenation</text:span><text:span text:style-name="T19">.</text:span><text:span text:style-name="T2">reverse</text:span><text:span text:style-name="T19"> ? -</text:span><text:span text:style-name="T45">1</text:span><text:span text:style-name="T19"> : </text:span><text:span text:style-name="T45">1</text:span><text:span text:style-name="T19">;</text:span></text:p>
      <text:p text:style-name="P34">        <text:span text:style-name="T2">array</text:span><text:span text:style-name="T19">.</text:span><text:span text:style-name="T10">sort</text:span><text:span text:style-name="T19">((</text:span><text:span text:style-name="T2">prev</text:span><text:span text:style-name="T19">, </text:span><text:span text:style-name="T2">next</text:span><text:span text:style-name="T19">) </text:span><text:span text:style-name="T26">=&gt;</text:span><text:span text:style-name="T19">{</text:span></text:p>
      <text:p text:style-name="P34">            <text:span text:style-name="T41">if</text:span><text:span text:style-name="T19">(</text:span><text:span text:style-name="T2">prev</text:span><text:span text:style-name="T19">[</text:span><text:span text:style-name="T2">key</text:span><text:span text:style-name="T19">] == </text:span><text:span text:style-name="T2">next</text:span><text:span text:style-name="T19">[</text:span><text:span text:style-name="T2">key</text:span><text:span text:style-name="T19">]) </text:span><text:span text:style-name="T41">return</text:span><text:span text:style-name="T19"> </text:span><text:span text:style-name="T45">0</text:span></text:p>
      <text:p text:style-name="P34">            <text:span text:style-name="T41">return</text:span><text:span text:style-name="T19"> </text:span><text:span text:style-name="T2">prev</text:span><text:span text:style-name="T19">[</text:span><text:span text:style-name="T2">key</text:span><text:span text:style-name="T19">] &gt; </text:span><text:span text:style-name="T2">next</text:span><text:span text:style-name="T19">[</text:span><text:span text:style-name="T2">key</text:span><text:span text:style-name="T19">] ? </text:span><text:span text:style-name="T45">1</text:span><text:span text:style-name="T19"> * </text:span><text:span text:style-name="T2">reverse</text:span><text:span text:style-name="T19"> : -</text:span><text:span text:style-name="T45">1</text:span><text:span text:style-name="T19"> * </text:span><text:span text:style-name="T2">reverse</text:span></text:p>
      <text:p text:style-name="P34">        <text:span text:style-name="T19">})</text:span></text:p>
      <text:p text:style-name="P34">    <text:span text:style-name="T19">})</text:span></text:p>
      <text:p text:style-name="P1">}</text:p>
      <text:p text:style-name="P132"/>
      <text:p text:style-name="P133">Realiza a ordenação multipla em uma lista de objetos.</text:p>
      <text:p text:style-name="P133">Por exemplo, o objeto pessoa, contendo as chaves nome, idade e cidade pode ser ordenado por idade, depois por nome, depois por cidade.</text:p>
      <text:p text:style-name="P133">Em cada uma das ordenações o sentido da ordenação pode ser informado como true ou false.</text:p>
      <text:p text:style-name="P133">Se o sentido for true, a ordenação será reversa (descendente).</text:p>
      <text:p text:style-name="P133">Se o sentido for false, a ordenação será direta (ascendente).</text:p>
      <text:p text:style-name="P133">Exemplo de ordenação:</text:p>
      <text:p text:style-name="P134">multiSort(lista, {key:'idade', reverse: true}, 'nome', true, cidade)</text:p>
      <text:p text:style-name="P133">Como observado há três formas de indicar a ordenação:</text:p>
      <text:p text:style-name="P133"><text:soft-page-break/>a) com um JSON contendo as chaves key e reverse; e</text:p>
      <text:p text:style-name="P133">b) a chave seguida de true ou false;</text:p>
      <text:p text:style-name="P133">c) a chave sem ser seguida true ou false, presume-se que o reverse = false.</text:p>
      <text:p text:style-name="P133">==============================================================================================================================================</text:p>
      <text:p text:style-name="P133"/>
      <text:p text:style-name="P30"><text:span text:style-name="T25">function</text:span> <text:span text:style-name="T9">urlParams</text:span>(){</text:p>
      <text:p text:style-name="P34">    <text:span text:style-name="T26">let</text:span><text:span text:style-name="T19"> </text:span><text:span text:style-name="T2">href</text:span><text:span text:style-name="T19"> = </text:span><text:span text:style-name="T2">window</text:span><text:span text:style-name="T19">.</text:span><text:span text:style-name="T2">location</text:span><text:span text:style-name="T19">.</text:span><text:span text:style-name="T2">href</text:span><text:span text:style-name="T19">,</text:span></text:p>
      <text:p text:style-name="P34">        <text:span text:style-name="T2">indexToken</text:span><text:span text:style-name="T19"> = </text:span><text:span text:style-name="T2">href</text:span><text:span text:style-name="T19">.</text:span><text:span text:style-name="T10">indexOf</text:span><text:span text:style-name="T19">(</text:span><text:span text:style-name="T17">'?'</text:span><text:span text:style-name="T19">);</text:span></text:p>
      <text:p text:style-name="P34">    <text:span text:style-name="T41">if</text:span><text:span text:style-name="T19">(</text:span><text:span text:style-name="T2">indexToken</text:span><text:span text:style-name="T19"> &lt; </text:span><text:span text:style-name="T45">0</text:span><text:span text:style-name="T19">) </text:span><text:span text:style-name="T41">return</text:span><text:span text:style-name="T19"> {}</text:span></text:p>
      <text:p text:style-name="P38"/>
      <text:p text:style-name="P34">    <text:span text:style-name="T41">return</text:span><text:span text:style-name="T19"> </text:span><text:span text:style-name="T2">href</text:span><text:span text:style-name="T19">.</text:span><text:span text:style-name="T10">substring</text:span><text:span text:style-name="T19">(</text:span><text:span text:style-name="T2">indexToken</text:span><text:span text:style-name="T19">+</text:span><text:span text:style-name="T45">1</text:span><text:span text:style-name="T19">).</text:span><text:span text:style-name="T10">split</text:span><text:span text:style-name="T19">(</text:span><text:span text:style-name="T17">'&amp;'</text:span><text:span text:style-name="T19">)</text:span></text:p>
      <text:p text:style-name="P34">        <text:span text:style-name="T19">.</text:span><text:span text:style-name="T10">reduce</text:span><text:span text:style-name="T19">((</text:span><text:span text:style-name="T2">accumulator</text:span><text:span text:style-name="T19">, </text:span><text:span text:style-name="T2">arg</text:span><text:span text:style-name="T19">) </text:span><text:span text:style-name="T26">=&gt;</text:span><text:span text:style-name="T19"> {</text:span></text:p>
      <text:p text:style-name="P34">            <text:span text:style-name="T26">let</text:span><text:span text:style-name="T19"> </text:span><text:span text:style-name="T2">tokenIndex</text:span><text:span text:style-name="T19"> = </text:span><text:span text:style-name="T2">arg</text:span><text:span text:style-name="T19">.</text:span><text:span text:style-name="T10">indexOf</text:span><text:span text:style-name="T19">(</text:span><text:span text:style-name="T17">'='</text:span><text:span text:style-name="T19">); </text:span></text:p>
      <text:p text:style-name="P34">            <text:span text:style-name="T2">accumulator</text:span><text:span text:style-name="T19">[</text:span><text:span text:style-name="T2">arg</text:span><text:span text:style-name="T19">.</text:span><text:span text:style-name="T10">substring</text:span><text:span text:style-name="T19">(</text:span><text:span text:style-name="T45">0</text:span><text:span text:style-name="T19">, </text:span><text:span text:style-name="T2">tokenIndex</text:span><text:span text:style-name="T19">)]=</text:span><text:span text:style-name="T2">arg</text:span><text:span text:style-name="T19">.</text:span><text:span text:style-name="T10">substring</text:span><text:span text:style-name="T19">(</text:span><text:span text:style-name="T2">tokenIndex</text:span><text:span text:style-name="T19">+</text:span><text:span text:style-name="T45">1</text:span><text:span text:style-name="T19">);</text:span></text:p>
      <text:p text:style-name="P34">            <text:span text:style-name="T41">return</text:span><text:span text:style-name="T19"> </text:span><text:span text:style-name="T2">accumulator</text:span></text:p>
      <text:p text:style-name="P34">        <text:span text:style-name="T19">},{});</text:span></text:p>
      <text:p text:style-name="P1">}</text:p>
      <text:p text:style-name="P1"/>
      <text:p text:style-name="P133">Recupera os parâmetros da url.</text:p>
      <text:p text:style-name="P133">Por exemplo, estando na página <text:a xlink:type="simple" xlink:href="http://localhost/pedido?quantidade=5&amp;parcelas=10" text:style-name="Internet_20_link" text:visited-style-name="Visited_20_Internet_20_Link">http://localhost/pedido?quantidade=5&amp;parcelas=10</text:a> irá retornar um JSON no formato {pedido:5, parcelas:10}</text:p>
      <text:p text:style-name="P133"/>
      <text:p text:style-name="P141">======================================================================== <text:s text:c="59"/>OUTRAS INFORMAÇÕES <text:s text:c="49"/>=</text:p>
      <text:p text:style-name="P141">=======================================================================</text:p>
      <text:p text:style-name="P145"/>
      <text:p text:style-name="P145">DOS INPUTS</text:p>
      <text:p text:style-name="P145"/>
      <text:p text:style-name="P142">No kalida, semanticamente, para fins de nomeação, consideramos apenas dois tipos de input.</text:p>
      <text:p text:style-name="P143">a) input, para requisições de criação de entidades e recuperação de informações; e</text:p>
      <text:p text:style-name="P143">b) inputUpdate, para requisições de atualização e deleção de entidades.</text:p>
      <text:p text:style-name="P143">Esses dois tipos de input são avaliados quando ocorre a invocação da instrução view.viewValues_(fromUpdate, … addVarKeys).</text:p>
      <text:p text:style-name="P143">Se fromUpdate = true, a view irá extrair um json onde as chaves serão os nomes dos inputs do tipo update e os valores serão os valores dos respectivos inputs updates.</text:p>
      <text:p text:style-name="P143">Se fromUpdate = false, a view irá extrair um json onde as chaves serão os nomes dos inputs do tipo <text:s/>e os valores serão os valores dos respectivos inputs.</text:p>
      <text:p text:style-name="P143">Essa extração ocorre de acordo com o nome da variável, que começará com input + complemento ou inputUpdate + complemento, ou seja, a avaliação para fins de extração é feita em cima do nome da variável.</text:p>
      <text:p text:style-name="P143"/>
      <text:p text:style-name="P146">DA COLISÃO DE NOMES</text:p>
      <text:p text:style-name="P146"/>
      <text:p text:style-name="P146">Ressalvamos que quando houver resposta do servidor, deve ser evitado variáveis que comecem ou terminem com _, para evitar problema de sobrescrita por colisão de nomes como por exemplo o _init e o addSourceKeys quando estiver trabalhando com views.</text:p>
      <text:p text:style-name="P146"/>
      <text:p text:style-name="P170">DA NOMECLATURA</text:p>
      <text:p text:style-name="P170"/>
      <text:p text:style-name="P170">Os elementos html de entrada de dados dever ser nomeados com o prefixo input ou inputUpdate, de acordo com o tipo de ação a ser realizada com os dados a serem obtidos do input. Isso é importante <text:soft-page-break/>pois por esta regra é possível recuperar os dados dos inputs por meio da view com a instrução viewValues_(fromUpdate, … addVarKEys).</text:p>
      <text:p text:style-name="P170">Em relação às views, quando um tipo de view é informado <text:span text:style-name="T105">muitas vezes na mesma página</text:span>, esta view deve ser nomeada com o prefixo ViewRow.</text:p>
      <text:p text:style-name="P170">As demais views são nomeadas com o prefixo View.</text:p>
      <text:p text:style-name="P171">Por convenção, quando for necessário declarar uma variável por meio da instrução A.jView(viewChild, viewParent, varName) a variável (varName) deve ser informada com o prefixo view.</text:p>
      <text:p text:style-name="P144"/>
      <text:p text:style-name="P145"/>
      <text:p text:style-name="P174">DAS ABREVIAÇÕES</text:p>
      <text:p text:style-name="P174"/>
      <text:p text:style-name="P175">Quando você cria elementos html utilizando a constante E ou A, ou A_SAVED os elementos html recebem as seguintes funções de extensão.</text:p>
      <text:p text:style-name="P175">a) a <text:span text:style-name="T111">{</text:span><text:span text:style-name="T110">appendTo}</text:span>, para apensar elementos html: <text:span text:style-name="T4">e</text:span><text:span text:style-name="T58">.</text:span><text:span text:style-name="T11">a</text:span><text:span text:style-name="T58"> = (... </text:span><text:span text:style-name="T4">elements</text:span><text:span text:style-name="T58">) </text:span><text:span text:style-name="T27">=&gt;</text:span><text:span text:style-name="T58"> </text:span><text:span text:style-name="T11">appendTo</text:span><text:span text:style-name="T58">(</text:span><text:span text:style-name="T4">e</text:span><text:span text:style-name="T58">, </text:span><text:span text:style-name="T4">elements</text:span><text:span text:style-name="T58">);</text:span></text:p>
      <text:p text:style-name="P175">b) c <text:span text:style-name="T110">{addClasses}</text:span>, para adicionar classes não inspecionáveis ao elemento html: <text:span text:style-name="T4">e</text:span><text:span text:style-name="T58">.</text:span><text:span text:style-name="T11">c</text:span><text:span text:style-name="T58"> = (... </text:span><text:span text:style-name="T4">classes</text:span><text:span text:style-name="T58">) </text:span><text:span text:style-name="T27">=&gt;</text:span><text:span text:style-name="T58"> </text:span><text:span text:style-name="T11">addClasses</text:span><text:span text:style-name="T58">(</text:span><text:span text:style-name="T4">e</text:span><text:span text:style-name="T58">, </text:span><text:span text:style-name="T4">classes</text:span><text:span text:style-name="T58">);</text:span></text:p>
      <text:p text:style-name="P175">c) rmc <text:span text:style-name="T110">{removeClasses}</text:span>, para remover classes não inspecionáveis ao elemento html: <text:span text:style-name="T4">e</text:span><text:span text:style-name="T58">.</text:span><text:span text:style-name="T11">rmc</text:span><text:span text:style-name="T58"> = (... </text:span><text:span text:style-name="T4">classes</text:span><text:span text:style-name="T58">) </text:span><text:span text:style-name="T27">=&gt;</text:span><text:span text:style-name="T58"> </text:span><text:span text:style-name="T11">removeClasses</text:span><text:span text:style-name="T58">(</text:span><text:span text:style-name="T4">e</text:span><text:span text:style-name="T58">, </text:span><text:span text:style-name="T4">classes</text:span><text:span text:style-name="T58">);</text:span></text:p>
      <text:p text:style-name="P175">d) d <text:span text:style-name="T110">{disable}</text:span>, para desabilitar um elemento html: <text:span text:style-name="T4">e</text:span><text:span text:style-name="T58">.</text:span><text:span text:style-name="T11">d</text:span><text:span text:style-name="T58"> = </text:span><text:span text:style-name="T4">disabled</text:span><text:span text:style-name="T58"> </text:span><text:span text:style-name="T27">=&gt;</text:span><text:span text:style-name="T58"> {</text:span><text:span text:style-name="T4">e</text:span><text:span text:style-name="T58">.</text:span><text:span text:style-name="T4">disabled</text:span><text:span text:style-name="T58"> = </text:span><text:span text:style-name="T4">disabled</text:span><text:span text:style-name="T58">; </text:span><text:span text:style-name="T42">return</text:span><text:span text:style-name="T58"> </text:span><text:span text:style-name="T4">e</text:span><text:span text:style-name="T58">};</text:span></text:p>
      <text:p text:style-name="P175">e) h <text:span text:style-name="T110">{href}</text:span>, para adicionar o atributo href ao elemento html do tipo &lt;a&gt;: <text:span text:style-name="T4">e</text:span><text:span text:style-name="T58">.</text:span><text:span text:style-name="T11">h</text:span><text:span text:style-name="T58"> = </text:span><text:span text:style-name="T4">href</text:span><text:span text:style-name="T58"> </text:span><text:span text:style-name="T27">=&gt;</text:span><text:span text:style-name="T58"> { </text:span><text:span text:style-name="T11">setAttribute</text:span><text:span text:style-name="T58">(</text:span><text:span text:style-name="T4">e</text:span><text:span text:style-name="T58">, [</text:span><text:span text:style-name="T18">'href'</text:span><text:span text:style-name="T58">, </text:span><text:span text:style-name="T4">href</text:span><text:span text:style-name="T58">]); </text:span><text:span text:style-name="T42">return</text:span><text:span text:style-name="T58"> </text:span><text:span text:style-name="T4">e</text:span><text:span text:style-name="T58">};</text:span></text:p>
      <text:p text:style-name="P176">f) <text:span text:style-name="T109">p </text:span><text:span text:style-name="T110">{placeholder and value}</text:span><text:span text:style-name="T109">, para adicionar um placeholder e um valor a um input html: </text:span><text:span text:style-name="T5">e</text:span><text:span text:style-name="T59">.</text:span><text:span text:style-name="T12">p</text:span><text:span text:style-name="T59"> = (</text:span><text:span text:style-name="T5">placeHolder</text:span><text:span text:style-name="T59">, </text:span><text:span text:style-name="T5">value</text:span><text:span text:style-name="T59"> = </text:span><text:span text:style-name="T28">null</text:span><text:span text:style-name="T59">) </text:span><text:span text:style-name="T28">=&gt;</text:span><text:span text:style-name="T59"> { </text:span><text:span text:style-name="T12">setValueAndPlaceHolder</text:span><text:span text:style-name="T59">(</text:span><text:span text:style-name="T5">e</text:span><text:span text:style-name="T59">, </text:span><text:span text:style-name="T5">value</text:span><text:span text:style-name="T59">, </text:span><text:span text:style-name="T5">placeHolder</text:span><text:span text:style-name="T59">); </text:span><text:span text:style-name="T43">return</text:span><text:span text:style-name="T59"> </text:span><text:span text:style-name="T5">e</text:span><text:span text:style-name="T59">};</text:span></text:p>
      <text:p text:style-name="P177">g) r <text:span text:style-name="T110">{required}</text:span>, para tornar um input required: <text:span text:style-name="T4">e</text:span><text:span text:style-name="T58">.</text:span><text:span text:style-name="T11">r</text:span><text:span text:style-name="T58"> = () </text:span><text:span text:style-name="T27">=&gt;</text:span><text:span text:style-name="T58"> {</text:span><text:span text:style-name="T4">e</text:span><text:span text:style-name="T58">.</text:span><text:span text:style-name="T4">required</text:span><text:span text:style-name="T58"> = </text:span><text:span text:style-name="T27">true</text:span><text:span text:style-name="T58">; </text:span><text:span text:style-name="T42">return</text:span><text:span text:style-name="T58"> </text:span><text:span text:style-name="T4">e</text:span><text:span text:style-name="T58">};</text:span></text:p>
      <text:p text:style-name="P177">h) t <text:span text:style-name="T110">{text node}</text:span>, para adicionar um textNode a um elemento html, podendo ser apensado como último filho do no pai se isLastNode for true: <text:span text:style-name="T4">e</text:span><text:span text:style-name="T58">.</text:span><text:span text:style-name="T11">t</text:span><text:span text:style-name="T58"> = (</text:span><text:span text:style-name="T4">text</text:span><text:span text:style-name="T58">, </text:span><text:span text:style-name="T4">isLastNode</text:span><text:span text:style-name="T58">) </text:span><text:span text:style-name="T27">=&gt;</text:span><text:span text:style-name="T58"> {</text:span><text:span text:style-name="T11">setTextNode</text:span><text:span text:style-name="T58">(</text:span><text:span text:style-name="T4">e</text:span><text:span text:style-name="T58">, </text:span><text:span text:style-name="T4">text</text:span><text:span text:style-name="T58">, </text:span><text:span text:style-name="T4">isLastNode</text:span><text:span text:style-name="T58">); </text:span><text:span text:style-name="T42">return</text:span><text:span text:style-name="T58"> </text:span><text:span text:style-name="T4">e</text:span><text:span text:style-name="T58">};</text:span></text:p>
      <text:p text:style-name="P177">i) v <text:span text:style-name="T110">{value}</text:span>, para adicionar um valor a um input html: <text:span text:style-name="T4">e</text:span><text:span text:style-name="T58">.</text:span><text:span text:style-name="T11">v</text:span><text:span text:style-name="T58"> = </text:span><text:span text:style-name="T4">value</text:span><text:span text:style-name="T58"> </text:span><text:span text:style-name="T27">=&gt;</text:span><text:span text:style-name="T58"> {</text:span><text:span text:style-name="T11">setValue</text:span><text:span text:style-name="T58">(</text:span><text:span text:style-name="T4">e</text:span><text:span text:style-name="T58">, </text:span><text:span text:style-name="T4">value</text:span><text:span text:style-name="T58">); </text:span><text:span text:style-name="T42">return</text:span><text:span text:style-name="T58"> </text:span><text:span text:style-name="T4">e</text:span><text:span text:style-name="T58">};</text:span></text:p>
      <text:p text:style-name="P177">j) ck <text:span text:style-name="T110">{checked}</text:span>, para tornar um input checked: <text:span text:style-name="T4">e</text:span><text:span text:style-name="T58">.</text:span><text:span text:style-name="T11">ck</text:span><text:span text:style-name="T58"> = (</text:span><text:span text:style-name="T4">ck</text:span><text:span text:style-name="T58"> = </text:span><text:span text:style-name="T27">true</text:span><text:span text:style-name="T58">) </text:span><text:span text:style-name="T27">=&gt;</text:span><text:span text:style-name="T58"> {</text:span><text:span text:style-name="T4">e</text:span><text:span text:style-name="T58">.</text:span><text:span text:style-name="T4">checked</text:span><text:span text:style-name="T58"> = </text:span><text:span text:style-name="T4">ck</text:span><text:span text:style-name="T58">; </text:span><text:span text:style-name="T42">return</text:span><text:span text:style-name="T58"> </text:span><text:span text:style-name="T4">e</text:span><text:span text:style-name="T58">};</text:span><text:span text:style-name="T110"> e</text:span></text:p>
      <text:p text:style-name="P178">k) otv <text:span text:style-name="T110">{option text and value}</text:span>, para adicionar um texto e um valor a um input do tipo option: <text:span text:style-name="T4">e</text:span><text:span text:style-name="T58">.</text:span><text:span text:style-name="T11">otv</text:span><text:span text:style-name="T58"> = (</text:span><text:span text:style-name="T4">text</text:span><text:span text:style-name="T58">, </text:span><text:span text:style-name="T4">value</text:span><text:span text:style-name="T58">) </text:span><text:span text:style-name="T27">=&gt;</text:span><text:span text:style-name="T58"> {</text:span><text:span text:style-name="T11">setTextAndValueToOption</text:span><text:span text:style-name="T58">(</text:span><text:span text:style-name="T4">e</text:span><text:span text:style-name="T58">, </text:span><text:span text:style-name="T4">text</text:span><text:span text:style-name="T58">, </text:span><text:span text:style-name="T4">value</text:span><text:span text:style-name="T58">); </text:span><text:span text:style-name="T42">return</text:span><text:span text:style-name="T58"> </text:span><text:span text:style-name="T4">e</text:span><text:span text:style-name="T58">}.</text:span></text:p>
      <text:p text:style-name="P177"/>
      <text:p text:style-name="P176">Quando você cria elementos html utilizando <text:span text:style-name="T109">a constante</text:span> A ou A_SAVED os elementos html recebem as seguintes funções de extensão, <text:span text:style-name="T109">além das disponibilizadas no modo E:</text:span></text:p>
      <text:p text:style-name="P177">a) cls <text:span text:style-name="T110">{classes}</text:span>, para adicionar classes inspecionáveis ao elemento html: <text:span text:style-name="T6">e</text:span><text:span text:style-name="T60">.</text:span><text:span text:style-name="T13">cls</text:span><text:span text:style-name="T60"> = (... </text:span><text:span text:style-name="T6">clsName</text:span><text:span text:style-name="T60">) </text:span><text:span text:style-name="T29">=&gt;</text:span><text:span text:style-name="T60"> </text:span><text:span text:style-name="T13">addClasses</text:span><text:span text:style-name="T60">(</text:span><text:span text:style-name="T6">e</text:span><text:span text:style-name="T60">, </text:span><text:span text:style-name="T6">tagView</text:span><text:span text:style-name="T60">.</text:span><text:span text:style-name="T13">defClasses_</text:span><text:span text:style-name="T60">(</text:span><text:span text:style-name="T6">clsName</text:span><text:span text:style-name="T60">));</text:span></text:p>
      <text:p text:style-name="P178">b) rmcls <text:span text:style-name="T110">{remove classes}</text:span>, para remover classes inspecionáveis do elemento html: <text:span text:style-name="T4">e</text:span><text:span text:style-name="T58">.</text:span><text:span text:style-name="T11">rmcls</text:span><text:span text:style-name="T58"> = (... </text:span><text:span text:style-name="T4">clsName</text:span><text:span text:style-name="T58">) </text:span><text:span text:style-name="T27">=&gt;</text:span><text:span text:style-name="T58"> </text:span><text:span text:style-name="T11">removeClasses</text:span><text:span text:style-name="T58">(</text:span><text:span text:style-name="T4">e</text:span><text:span text:style-name="T58">, </text:span><text:span text:style-name="T4">tagView</text:span><text:span text:style-name="T58">.</text:span><text:span text:style-name="T11">defClasses_</text:span><text:span text:style-name="T58">(</text:span><text:span text:style-name="T4">clsName</text:span><text:span text:style-name="T58">));</text:span><text:span text:style-name="T110"> e</text:span></text:p>
      <text:p text:style-name="P154"><text:span text:style-name="T110">c) for {for}, para requisição de foco: </text:span><text:span text:style-name="T7">e</text:span><text:span text:style-name="T61">.</text:span><text:span text:style-name="T14">for</text:span><text:span text:style-name="T61"> = (</text:span><text:span text:style-name="T7">varName_</text:span><text:span text:style-name="T61">) </text:span><text:span text:style-name="T30">=&gt;</text:span><text:span text:style-name="T61"> {</text:span></text:p>
      <text:p text:style-name="P36">        <text:span text:style-name="T2">e</text:span><text:span text:style-name="T19">.</text:span><text:span text:style-name="T10">addEventListener</text:span><text:span text:style-name="T19">(</text:span><text:span text:style-name="T17">'click'</text:span><text:span text:style-name="T19">, () </text:span><text:span text:style-name="T26">=&gt;</text:span><text:span text:style-name="T19"> {</text:span></text:p>
      <text:p text:style-name="P36">            <text:span text:style-name="T26">let</text:span><text:span text:style-name="T19"> </text:span><text:span text:style-name="T2">target</text:span><text:span text:style-name="T19"> = </text:span><text:span text:style-name="T2">varName_</text:span><text:span text:style-name="T19">? </text:span><text:span text:style-name="T2">varName_</text:span><text:span text:style-name="T19"> : </text:span><text:span text:style-name="T17">'input'</text:span><text:span text:style-name="T19">+(</text:span><text:span text:style-name="T2">varName</text:span><text:span text:style-name="T19">.</text:span><text:span text:style-name="T10">split</text:span><text:span text:style-name="T19">(</text:span><text:span text:style-name="T17">'lbl'</text:span><text:span text:style-name="T19">)[</text:span><text:span text:style-name="T45">1</text:span><text:span text:style-name="T19">]);</text:span></text:p>
      <text:p text:style-name="P36">            <text:span text:style-name="T2">tagView</text:span><text:span text:style-name="T19">[</text:span><text:span text:style-name="T2">target</text:span><text:span text:style-name="T19">].</text:span><text:span text:style-name="T10">focus</text:span><text:span text:style-name="T19">()</text:span></text:p>
      <text:p text:style-name="P36">        <text:span text:style-name="T19">})</text:span></text:p>
      <text:p text:style-name="P36">        <text:span text:style-name="T41">return</text:span><text:span text:style-name="T19"> </text:span><text:span text:style-name="T2">e</text:span></text:p>
      <text:p text:style-name="P154"><text:span text:style-name="T62">    </text:span><text:span text:style-name="T58">}</text:span></text:p>
      <text:p text:style-name="P179"><text:s/></text:p>
      <text:p text:style-name="P176"/>
      <text:p text:style-name="P176"/>
      <text:p text:style-name="P176"/>
      <text:p text:style-name="P181"><text:soft-page-break/><text:s/><text:span text:style-name="T112">MANIPULAÇÃO DE URL</text:span></text:p>
      <text:p text:style-name="P181"/>
      <text:p text:style-name="P182">Exemplos de criação de url por inferência, depois de devidamente configurada <text:span text:style-name="T115">no arquivo APIs.js.</text:span></text:p>
      <text:p text:style-name="P182"/>
      <text:p text:style-name="P182">API_KALIDA.toResource() </text:p>
      <text:p text:style-name="P182"><text:tab/>gera <text:a xlink:type="simple" xlink:href="https://kalida.com/" text:style-name="Internet_20_link" text:visited-style-name="Visited_20_Internet_20_Link"><text:span text:style-name="T77">https://</text:span></text:a><text:a xlink:type="simple" xlink:href="https://kalida.com/" text:style-name="Internet_20_link" text:visited-style-name="Visited_20_Internet_20_Link"><text:span text:style-name="T74">kalida.com</text:span></text:a></text:p>
      <text:p text:style-name="P182"/>
      <text:p text:style-name="P182">API_KALIDA.toUsers()</text:p>
      <text:p text:style-name="P184"><text:tab/>gera <text:a xlink:type="simple" xlink:href="https://kalida.com/users" text:style-name="Internet_20_link" text:visited-style-name="Visited_20_Internet_20_Link"><text:span text:style-name="T77">https://</text:span></text:a><text:a xlink:type="simple" xlink:href="https://kalida.com/users" text:style-name="Internet_20_link" text:visited-style-name="Visited_20_Internet_20_Link"><text:span text:style-name="T74">kalida.com/users</text:span></text:a></text:p>
      <text:p text:style-name="P184"/>
      <text:p text:style-name="P182">API_KALIDA.toUsers(7)</text:p>
      <text:p text:style-name="P184"><text:tab/>gera <text:a xlink:type="simple" xlink:href="https://kalida.com/users/7" text:style-name="Internet_20_link" text:visited-style-name="Visited_20_Internet_20_Link"><text:span text:style-name="T77">https://</text:span></text:a><text:a xlink:type="simple" xlink:href="https://kalida.com/users/7" text:style-name="Internet_20_link" text:visited-style-name="Visited_20_Internet_20_Link"><text:span text:style-name="T74">kalida.com/users/7</text:span></text:a></text:p>
      <text:p text:style-name="P184"/>
      <text:p text:style-name="P182">API_KALIDA.toUsers("fever/"+37)</text:p>
      <text:p text:style-name="P184"><text:tab/>gera <text:a xlink:type="simple" xlink:href="https://kalida.com/users/fever/37" text:style-name="Internet_20_link" text:visited-style-name="Visited_20_Internet_20_Link"><text:span text:style-name="T77">https://</text:span></text:a><text:a xlink:type="simple" xlink:href="https://kalida.com/users/fever/37" text:style-name="Internet_20_link" text:visited-style-name="Visited_20_Internet_20_Link"><text:span text:style-name="T74">kalida.com/users/fever/37</text:span></text:a></text:p>
      <text:p text:style-name="P184"/>
      <text:p text:style-name="P182">API_KALIDA.toUsers("fever/"+37+"/hospital")</text:p>
      <text:p text:style-name="P184"><text:tab/>gera <text:a xlink:type="simple" xlink:href="https://kalida.com/users/fever/37/hospital" text:style-name="Internet_20_link" text:visited-style-name="Visited_20_Internet_20_Link"><text:span text:style-name="T77">https://</text:span></text:a><text:a xlink:type="simple" xlink:href="https://kalida.com/users/fever/37/hospital" text:style-name="Internet_20_link" text:visited-style-name="Visited_20_Internet_20_Link"><text:span text:style-name="T74">kalida.com/users/fever/37/hospital</text:span></text:a></text:p>
      <text:p text:style-name="P184"/>
      <text:p text:style-name="P182">API_KALIDA.toUsers({city:'Aracaju'})</text:p>
      <text:p text:style-name="P184"><text:tab/>gera <text:a xlink:type="simple" xlink:href="https://kalida.com/users?city=Aracaju" text:style-name="Internet_20_link" text:visited-style-name="Visited_20_Internet_20_Link"><text:span text:style-name="T77">https://</text:span></text:a><text:a xlink:type="simple" xlink:href="https://kalida.com/users?city=Aracaju" text:style-name="Internet_20_link" text:visited-style-name="Visited_20_Internet_20_Link"><text:span text:style-name="T74">kalida.com/users?city=Aracaju</text:span></text:a></text:p>
      <text:p text:style-name="P184"/>
      <text:p text:style-name="P182">API_KALIDA.toUsers({city:'Aracaju', state:'Sergipe'})</text:p>
      <text:p text:style-name="P184"><text:tab/>gera <text:a xlink:type="simple" xlink:href="https://kalida.com/users?city=Aracaju&amp;state=Sergipe" text:style-name="Internet_20_link" text:visited-style-name="Visited_20_Internet_20_Link"><text:span text:style-name="T77">https://</text:span></text:a><text:a xlink:type="simple" xlink:href="https://kalida.com/users?city=Aracaju&amp;state=Sergipe" text:style-name="Internet_20_link" text:visited-style-name="Visited_20_Internet_20_Link"><text:span text:style-name="T74">kalida.com/users?city=Aracaju&amp;state</text:span></text:a><text:a xlink:type="simple" xlink:href="https://kalida.com/users?city=Aracaju&amp;state=Sergipe" text:style-name="Internet_20_link" text:visited-style-name="Visited_20_Internet_20_Link"><text:span text:style-name="T77">=</text:span></text:a><text:a xlink:type="simple" xlink:href="https://kalida.com/users?city=Aracaju&amp;state=Sergipe" text:style-name="Internet_20_link" text:visited-style-name="Visited_20_Internet_20_Link"><text:span text:style-name="T74">Sergipe</text:span></text:a></text:p>
      <text:p text:style-name="P184"/>
      <text:p text:style-name="P182">--</text:p>
      <text:p text:style-name="P182">let fragment = {</text:p>
      <text:p text:style-name="P182"><text:s text:c="4"/>subPath: 'fever/'+38+'/hospital', --o subpath é opcional,</text:p>
      <text:p text:style-name="P182"><text:s text:c="4"/>name:"Central",</text:p>
      <text:p text:style-name="P182"><text:s text:c="4"/>city:"Aracaju"</text:p>
      <text:p text:style-name="P182">}</text:p>
      <text:p text:style-name="P182">API_KALIDA.toUsers(fragment)</text:p>
      <text:p text:style-name="P184"><text:tab/>gera <text:a xlink:type="simple" xlink:href="https://kalida.com/users/fever/38/hospital?name=Central&amp;city=Aracaju" text:style-name="Internet_20_link" text:visited-style-name="Visited_20_Internet_20_Link"><text:span text:style-name="T77">https://</text:span></text:a><text:a xlink:type="simple" xlink:href="https://kalida.com/users/fever/38/hospital?name=Central&amp;city=Aracaju" text:style-name="Internet_20_link" text:visited-style-name="Visited_20_Internet_20_Link"><text:span text:style-name="T74">kalida.com/users/fever/38/hospital?name=Central&amp;city=Aracaju</text:span></text:a></text:p>
      <text:p text:style-name="P184"/>
      <text:p text:style-name="P182">--</text:p>
      <text:p text:style-name="P182">let fragment = {</text:p>
      <text:p text:style-name="P182"><text:s text:c="4"/>name:"Atalaia",</text:p>
      <text:p text:style-name="P182"><text:s text:c="4"/>city:"Aracaju"</text:p>
      <text:p text:style-name="P182">}</text:p>
      <text:p text:style-name="P182">API_KALIDA.toPraia(fragment)</text:p>
      <text:p text:style-name="P184"><text:tab/>gera <text:span text:style-name="T77">https://</text:span><text:span text:style-name="T74">kalida.com/praia?name=Atalaia&amp;city=Aracaju</text:span></text:p>
      <text:p text:style-name="P182"/>
      <text:p text:style-name="P182"/>
      <text:p text:style-name="P182">Há outras formas de combinação, mas estas são básicas.</text:p>
      <text:p text:style-name="P180"/>
      <text:p text:style-name="P18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q"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566cm" fo:margin-right="1.48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8T12:47:52.255000000</meta:creation-date>
    <dc:date>2022-11-20T22:39:18.514000000</dc:date>
    <meta:editing-duration>PT16H59M38S</meta:editing-duration>
    <meta:editing-cycles>29</meta:editing-cycles>
    <meta:generator>LibreOffice/7.3.4.2$Windows_X86_64 LibreOffice_project/728fec16bd5f605073805c3c9e7c4212a0120dc5</meta:generator>
    <meta:document-statistic meta:table-count="0" meta:image-count="0" meta:object-count="0" meta:page-count="40" meta:paragraph-count="1499" meta:word-count="8791" meta:character-count="71956" meta:non-whitespace-character-count="58655"/>
  </office:meta>
</office:document-meta>
</file>